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2228in" svg:y="120.4264in">
            <draw:object draw:notify-on-update-of-ranges="Sheet1.C3:Sheet1.C675 Sheet1.D3:Sheet1.D67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6075in" svg:y="0.4055in">
            <draw:object draw:notify-on-update-of-ranges="Sheet1.C2:Sheet1.C675 Sheet1.I2:Sheet1.I67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<text:s/>Processing_Time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LoopClosures 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formula="of:=[.$G$3]-[.D2]" office:value-type="float" office:value="261.533" calcext:value-type="float">
            <text:p>261.533</text:p>
          </table:table-cell>
          <table:table-cell table:formula="of:=ABS(100*[.H2]/[.$G$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598" calcext:value-type="float">
            <text:p>33.598</text:p>
          </table:table-cell>
          <table:table-cell office:value-type="float" office:value="0.457003" calcext:value-type="float">
            <text:p>0.457003</text:p>
          </table:table-cell>
          <table:table-cell office:value-type="float" office:value="13.135" calcext:value-type="float">
            <text:p>13.1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75]" office:value-type="float" office:value="261.533" calcext:value-type="float">
            <text:p>261.533</text:p>
          </table:table-cell>
          <table:table-cell table:formula="of:=[.$G$3]-[.D3]" office:value-type="float" office:value="248.398" calcext:value-type="float">
            <text:p>248.398</text:p>
          </table:table-cell>
          <table:table-cell table:formula="of:=ABS(100*[.H3]/[.$G$3])" office:value-type="float" office:value="94.9776892399812" calcext:value-type="float">
            <text:p>94.977689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664" calcext:value-type="float">
            <text:p>28.664</text:p>
          </table:table-cell>
          <table:table-cell office:value-type="float" office:value="0.670603" calcext:value-type="float">
            <text:p>0.670603</text:p>
          </table:table-cell>
          <table:table-cell office:value-type="float" office:value="14.51" calcext:value-type="float">
            <text:p>14.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]" office:value-type="float" office:value="247.023" calcext:value-type="float">
            <text:p>247.023</text:p>
          </table:table-cell>
          <table:table-cell table:formula="of:=ABS(100*[.H4]/[.$G$3])" office:value-type="float" office:value="94.4519429670443" calcext:value-type="float">
            <text:p>94.451942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505" calcext:value-type="float">
            <text:p>29.505</text:p>
          </table:table-cell>
          <table:table-cell office:value-type="float" office:value="0.916824" calcext:value-type="float">
            <text:p>0.916824</text:p>
          </table:table-cell>
          <table:table-cell office:value-type="float" office:value="14.4275" calcext:value-type="float">
            <text:p>14.4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]" office:value-type="float" office:value="247.1055" calcext:value-type="float">
            <text:p>247.1055</text:p>
          </table:table-cell>
          <table:table-cell table:formula="of:=ABS(100*[.H5]/[.$G$3])" office:value-type="float" office:value="94.4834877434205" calcext:value-type="float">
            <text:p>94.48348774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538" calcext:value-type="float">
            <text:p>30.538</text:p>
          </table:table-cell>
          <table:table-cell office:value-type="float" office:value="1.16305" calcext:value-type="float">
            <text:p>1.16305</text:p>
          </table:table-cell>
          <table:table-cell office:value-type="float" office:value="14.2725" calcext:value-type="float">
            <text:p>14.2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]" office:value-type="float" office:value="247.2605" calcext:value-type="float">
            <text:p>247.2605</text:p>
          </table:table-cell>
          <table:table-cell table:formula="of:=ABS(100*[.H6]/[.$G$3])" office:value-type="float" office:value="94.5427536869152" calcext:value-type="float">
            <text:p>94.54275368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084" calcext:value-type="float">
            <text:p>30.084</text:p>
          </table:table-cell>
          <table:table-cell office:value-type="float" office:value="1.44255" calcext:value-type="float">
            <text:p>1.44255</text:p>
          </table:table-cell>
          <table:table-cell office:value-type="float" office:value="15.39" calcext:value-type="float">
            <text:p>15.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]" office:value-type="float" office:value="246.143" calcext:value-type="float">
            <text:p>246.143</text:p>
          </table:table-cell>
          <table:table-cell table:formula="of:=ABS(100*[.H7]/[.$G$3])" office:value-type="float" office:value="94.1154653523647" calcext:value-type="float">
            <text:p>94.11546535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047" calcext:value-type="float">
            <text:p>31.047</text:p>
          </table:table-cell>
          <table:table-cell office:value-type="float" office:value="1.69995" calcext:value-type="float">
            <text:p>1.69995</text:p>
          </table:table-cell>
          <table:table-cell office:value-type="float" office:value="15.385" calcext:value-type="float">
            <text:p>15.3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]" office:value-type="float" office:value="246.148" calcext:value-type="float">
            <text:p>246.148</text:p>
          </table:table-cell>
          <table:table-cell table:formula="of:=ABS(100*[.H8]/[.$G$3])" office:value-type="float" office:value="94.1173771569936" calcext:value-type="float">
            <text:p>94.117377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662" calcext:value-type="float">
            <text:p>32.662</text:p>
          </table:table-cell>
          <table:table-cell office:value-type="float" office:value="1.94385" calcext:value-type="float">
            <text:p>1.94385</text:p>
          </table:table-cell>
          <table:table-cell office:value-type="float" office:value="15.3825" calcext:value-type="float">
            <text:p>15.38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G$3]-[.D9]" office:value-type="float" office:value="246.1505" calcext:value-type="float">
            <text:p>246.1505</text:p>
          </table:table-cell>
          <table:table-cell table:formula="of:=ABS(100*[.H9]/[.$G$3])" office:value-type="float" office:value="94.118333059308" calcext:value-type="float">
            <text:p>94.11833305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737" calcext:value-type="float">
            <text:p>33.737</text:p>
          </table:table-cell>
          <table:table-cell office:value-type="float" office:value="2.16817" calcext:value-type="float">
            <text:p>2.16817</text:p>
          </table:table-cell>
          <table:table-cell office:value-type="float" office:value="15.365" calcext:value-type="float">
            <text:p>15.3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]" office:value-type="float" office:value="246.168" calcext:value-type="float">
            <text:p>246.168</text:p>
          </table:table-cell>
          <table:table-cell table:formula="of:=ABS(100*[.H10]/[.$G$3])" office:value-type="float" office:value="94.125024375509" calcext:value-type="float">
            <text:p>94.12502437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.534" calcext:value-type="float">
            <text:p>31.534</text:p>
          </table:table-cell>
          <table:table-cell office:value-type="float" office:value="2.41817" calcext:value-type="float">
            <text:p>2.41817</text:p>
          </table:table-cell>
          <table:table-cell office:value-type="float" office:value="15.365" calcext:value-type="float">
            <text:p>15.3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1]" office:value-type="float" office:value="246.168" calcext:value-type="float">
            <text:p>246.168</text:p>
          </table:table-cell>
          <table:table-cell table:formula="of:=ABS(100*[.H11]/[.$G$3])" office:value-type="float" office:value="94.125024375509" calcext:value-type="float">
            <text:p>94.12502437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.242" calcext:value-type="float">
            <text:p>30.242</text:p>
          </table:table-cell>
          <table:table-cell office:value-type="float" office:value="2.66817" calcext:value-type="float">
            <text:p>2.66817</text:p>
          </table:table-cell>
          <table:table-cell office:value-type="float" office:value="15.3625" calcext:value-type="float">
            <text:p>15.36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2]" office:value-type="float" office:value="246.1705" calcext:value-type="float">
            <text:p>246.1705</text:p>
          </table:table-cell>
          <table:table-cell table:formula="of:=ABS(100*[.H12]/[.$G$3])" office:value-type="float" office:value="94.1259802778234" calcext:value-type="float">
            <text:p>94.1259802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.196" calcext:value-type="float">
            <text:p>32.196</text:p>
          </table:table-cell>
          <table:table-cell office:value-type="float" office:value="2.91817" calcext:value-type="float">
            <text:p>2.91817</text:p>
          </table:table-cell>
          <table:table-cell office:value-type="float" office:value="15.3625" calcext:value-type="float">
            <text:p>15.36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3]" office:value-type="float" office:value="246.1705" calcext:value-type="float">
            <text:p>246.1705</text:p>
          </table:table-cell>
          <table:table-cell table:formula="of:=ABS(100*[.H13]/[.$G$3])" office:value-type="float" office:value="94.1259802778234" calcext:value-type="float">
            <text:p>94.1259802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717" calcext:value-type="float">
            <text:p>34.717</text:p>
          </table:table-cell>
          <table:table-cell office:value-type="float" office:value="3.16817" calcext:value-type="float">
            <text:p>3.16817</text:p>
          </table:table-cell>
          <table:table-cell office:value-type="float" office:value="15.3625" calcext:value-type="float">
            <text:p>15.36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4]" office:value-type="float" office:value="246.1705" calcext:value-type="float">
            <text:p>246.1705</text:p>
          </table:table-cell>
          <table:table-cell table:formula="of:=ABS(100*[.H14]/[.$G$3])" office:value-type="float" office:value="94.1259802778234" calcext:value-type="float">
            <text:p>94.12598027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.486" calcext:value-type="float">
            <text:p>32.486</text:p>
          </table:table-cell>
          <table:table-cell office:value-type="float" office:value="3.41817" calcext:value-type="float">
            <text:p>3.41817</text:p>
          </table:table-cell>
          <table:table-cell office:value-type="float" office:value="15.36" calcext:value-type="float">
            <text:p>15.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5]" office:value-type="float" office:value="246.173" calcext:value-type="float">
            <text:p>246.173</text:p>
          </table:table-cell>
          <table:table-cell table:formula="of:=ABS(100*[.H15]/[.$G$3])" office:value-type="float" office:value="94.1269361801379" calcext:value-type="float">
            <text:p>94.12693618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.413" calcext:value-type="float">
            <text:p>34.413</text:p>
          </table:table-cell>
          <table:table-cell office:value-type="float" office:value="3.71817" calcext:value-type="float">
            <text:p>3.71817</text:p>
          </table:table-cell>
          <table:table-cell office:value-type="float" office:value="15.8225" calcext:value-type="float">
            <text:p>15.82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6]" office:value-type="float" office:value="245.7105" calcext:value-type="float">
            <text:p>245.7105</text:p>
          </table:table-cell>
          <table:table-cell table:formula="of:=ABS(100*[.H16]/[.$G$3])" office:value-type="float" office:value="93.9500942519682" calcext:value-type="float">
            <text:p>93.9500942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.627" calcext:value-type="float">
            <text:p>32.627</text:p>
          </table:table-cell>
          <table:table-cell office:value-type="float" office:value="3.99317" calcext:value-type="float">
            <text:p>3.99317</text:p>
          </table:table-cell>
          <table:table-cell office:value-type="float" office:value="16.645" calcext:value-type="float">
            <text:p>16.6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7]" office:value-type="float" office:value="244.888" calcext:value-type="float">
            <text:p>244.888</text:p>
          </table:table-cell>
          <table:table-cell table:formula="of:=ABS(100*[.H17]/[.$G$3])" office:value-type="float" office:value="93.6356023905205" calcext:value-type="float">
            <text:p>93.63560239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321" calcext:value-type="float">
            <text:p>35.321</text:p>
          </table:table-cell>
          <table:table-cell office:value-type="float" office:value="4.24317" calcext:value-type="float">
            <text:p>4.24317</text:p>
          </table:table-cell>
          <table:table-cell office:value-type="float" office:value="16.9" calcext:value-type="float">
            <text:p>16.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8]" office:value-type="float" office:value="244.633" calcext:value-type="float">
            <text:p>244.633</text:p>
          </table:table-cell>
          <table:table-cell table:formula="of:=ABS(100*[.H18]/[.$G$3])" office:value-type="float" office:value="93.5381003544486" calcext:value-type="float">
            <text:p>93.53810035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.561" calcext:value-type="float">
            <text:p>36.561</text:p>
          </table:table-cell>
          <table:table-cell office:value-type="float" office:value="4.44317" calcext:value-type="float">
            <text:p>4.44317</text:p>
          </table:table-cell>
          <table:table-cell office:value-type="float" office:value="16.8275" calcext:value-type="float">
            <text:p>16.82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9]" office:value-type="float" office:value="244.7055" calcext:value-type="float">
            <text:p>244.7055</text:p>
          </table:table-cell>
          <table:table-cell table:formula="of:=ABS(100*[.H19]/[.$G$3])" office:value-type="float" office:value="93.5658215215671" calcext:value-type="float">
            <text:p>93.56582152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.326" calcext:value-type="float">
            <text:p>44.326</text:p>
          </table:table-cell>
          <table:table-cell office:value-type="float" office:value="4.78321" calcext:value-type="float">
            <text:p>4.78321</text:p>
          </table:table-cell>
          <table:table-cell office:value-type="float" office:value="17.5725" calcext:value-type="float">
            <text:p>17.57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20]" office:value-type="float" office:value="243.9605" calcext:value-type="float">
            <text:p>243.9605</text:p>
          </table:table-cell>
          <table:table-cell table:formula="of:=ABS(100*[.H20]/[.$G$3])" office:value-type="float" office:value="93.2809626318667" calcext:value-type="float">
            <text:p>93.28096263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.943" calcext:value-type="float">
            <text:p>39.943</text:p>
          </table:table-cell>
          <table:table-cell office:value-type="float" office:value="5.06272" calcext:value-type="float">
            <text:p>5.06272</text:p>
          </table:table-cell>
          <table:table-cell office:value-type="float" office:value="18.285" calcext:value-type="float">
            <text:p>18.2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21]" office:value-type="float" office:value="243.248" calcext:value-type="float">
            <text:p>243.248</text:p>
          </table:table-cell>
          <table:table-cell table:formula="of:=ABS(100*[.H21]/[.$G$3])" office:value-type="float" office:value="93.008530472254" calcext:value-type="float">
            <text:p>93.0085304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.045" calcext:value-type="float">
            <text:p>38.045</text:p>
          </table:table-cell>
          <table:table-cell office:value-type="float" office:value="5.41272" calcext:value-type="float">
            <text:p>5.41272</text:p>
          </table:table-cell>
          <table:table-cell office:value-type="float" office:value="19.1125" calcext:value-type="float">
            <text:p>19.1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22]" office:value-type="float" office:value="242.4205" calcext:value-type="float">
            <text:p>242.4205</text:p>
          </table:table-cell>
          <table:table-cell table:formula="of:=ABS(100*[.H22]/[.$G$3])" office:value-type="float" office:value="92.6921268061774" calcext:value-type="float">
            <text:p>92.69212680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.484" calcext:value-type="float">
            <text:p>38.484</text:p>
          </table:table-cell>
          <table:table-cell office:value-type="float" office:value="5.71272" calcext:value-type="float">
            <text:p>5.71272</text:p>
          </table:table-cell>
          <table:table-cell office:value-type="float" office:value="19.8525" calcext:value-type="float">
            <text:p>19.85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23]" office:value-type="float" office:value="241.6805" calcext:value-type="float">
            <text:p>241.6805</text:p>
          </table:table-cell>
          <table:table-cell table:formula="of:=ABS(100*[.H23]/[.$G$3])" office:value-type="float" office:value="92.4091797211059" calcext:value-type="float">
            <text:p>92.40917972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.558" calcext:value-type="float">
            <text:p>44.558</text:p>
          </table:table-cell>
          <table:table-cell office:value-type="float" office:value="6.06272" calcext:value-type="float">
            <text:p>6.06272</text:p>
          </table:table-cell>
          <table:table-cell office:value-type="float" office:value="20.7225" calcext:value-type="float">
            <text:p>20.72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24]" office:value-type="float" office:value="240.8105" calcext:value-type="float">
            <text:p>240.8105</text:p>
          </table:table-cell>
          <table:table-cell table:formula="of:=ABS(100*[.H24]/[.$G$3])" office:value-type="float" office:value="92.0765257156841" calcext:value-type="float">
            <text:p>92.07652571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.404" calcext:value-type="float">
            <text:p>44.404</text:p>
          </table:table-cell>
          <table:table-cell office:value-type="float" office:value="6.33772" calcext:value-type="float">
            <text:p>6.33772</text:p>
          </table:table-cell>
          <table:table-cell office:value-type="float" office:value="29.1075" calcext:value-type="float">
            <text:p>29.10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25]" office:value-type="float" office:value="232.4255" calcext:value-type="float">
            <text:p>232.4255</text:p>
          </table:table-cell>
          <table:table-cell table:formula="of:=ABS(100*[.H25]/[.$G$3])" office:value-type="float" office:value="88.8704293530835" calcext:value-type="float">
            <text:p>88.87042935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.129" calcext:value-type="float">
            <text:p>41.129</text:p>
          </table:table-cell>
          <table:table-cell office:value-type="float" office:value="6.71272" calcext:value-type="float">
            <text:p>6.71272</text:p>
          </table:table-cell>
          <table:table-cell office:value-type="float" office:value="33.7075" calcext:value-type="float">
            <text:p>33.70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26]" office:value-type="float" office:value="227.8255" calcext:value-type="float">
            <text:p>227.8255</text:p>
          </table:table-cell>
          <table:table-cell table:formula="of:=ABS(100*[.H26]/[.$G$3])" office:value-type="float" office:value="87.1115690945311" calcext:value-type="float">
            <text:p>87.11156909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.592" calcext:value-type="float">
            <text:p>46.592</text:p>
          </table:table-cell>
          <table:table-cell office:value-type="float" office:value="7.06361" calcext:value-type="float">
            <text:p>7.06361</text:p>
          </table:table-cell>
          <table:table-cell office:value-type="float" office:value="35.8675" calcext:value-type="float">
            <text:p>35.86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27]" office:value-type="float" office:value="225.6655" calcext:value-type="float">
            <text:p>225.6655</text:p>
          </table:table-cell>
          <table:table-cell table:formula="of:=ABS(100*[.H27]/[.$G$3])" office:value-type="float" office:value="86.285669494863" calcext:value-type="float">
            <text:p>86.28566949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.253" calcext:value-type="float">
            <text:p>50.253</text:p>
          </table:table-cell>
          <table:table-cell office:value-type="float" office:value="7.36361" calcext:value-type="float">
            <text:p>7.36361</text:p>
          </table:table-cell>
          <table:table-cell office:value-type="float" office:value="38.095" calcext:value-type="float">
            <text:p>38.0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28]" office:value-type="float" office:value="223.438" calcext:value-type="float">
            <text:p>223.438</text:p>
          </table:table-cell>
          <table:table-cell table:formula="of:=ABS(100*[.H28]/[.$G$3])" office:value-type="float" office:value="85.4339605327052" calcext:value-type="float">
            <text:p>85.43396053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.054" calcext:value-type="float">
            <text:p>52.054</text:p>
          </table:table-cell>
          <table:table-cell office:value-type="float" office:value="7.67984" calcext:value-type="float">
            <text:p>7.67984</text:p>
          </table:table-cell>
          <table:table-cell office:value-type="float" office:value="39.8375" calcext:value-type="float">
            <text:p>39.83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29]" office:value-type="float" office:value="221.6955" calcext:value-type="float">
            <text:p>221.6955</text:p>
          </table:table-cell>
          <table:table-cell table:formula="of:=ABS(100*[.H29]/[.$G$3])" office:value-type="float" office:value="84.7676966195471" calcext:value-type="float">
            <text:p>84.76769661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865" calcext:value-type="float">
            <text:p>49.865</text:p>
          </table:table-cell>
          <table:table-cell office:value-type="float" office:value="7.95935" calcext:value-type="float">
            <text:p>7.95935</text:p>
          </table:table-cell>
          <table:table-cell office:value-type="float" office:value="41.335" calcext:value-type="float">
            <text:p>41.3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30]" office:value-type="float" office:value="220.198" calcext:value-type="float">
            <text:p>220.198</text:p>
          </table:table-cell>
          <table:table-cell table:formula="of:=ABS(100*[.H30]/[.$G$3])" office:value-type="float" office:value="84.1951111332031" calcext:value-type="float">
            <text:p>84.19511113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.29" calcext:value-type="float">
            <text:p>55.29</text:p>
          </table:table-cell>
          <table:table-cell office:value-type="float" office:value="8.23435" calcext:value-type="float">
            <text:p>8.23435</text:p>
          </table:table-cell>
          <table:table-cell office:value-type="float" office:value="52.19" calcext:value-type="float">
            <text:p>52.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31]" office:value-type="float" office:value="209.343" calcext:value-type="float">
            <text:p>209.343</text:p>
          </table:table-cell>
          <table:table-cell table:formula="of:=ABS(100*[.H31]/[.$G$3])" office:value-type="float" office:value="80.0445832839451" calcext:value-type="float">
            <text:p>80.04458328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.427" calcext:value-type="float">
            <text:p>51.427</text:p>
          </table:table-cell>
          <table:table-cell office:value-type="float" office:value="8.50935" calcext:value-type="float">
            <text:p>8.50935</text:p>
          </table:table-cell>
          <table:table-cell office:value-type="float" office:value="56.065" calcext:value-type="float">
            <text:p>56.0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32]" office:value-type="float" office:value="205.468" calcext:value-type="float">
            <text:p>205.468</text:p>
          </table:table-cell>
          <table:table-cell table:formula="of:=ABS(100*[.H32]/[.$G$3])" office:value-type="float" office:value="78.5629346965775" calcext:value-type="float">
            <text:p>78.56293469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.66" calcext:value-type="float">
            <text:p>48.66</text:p>
          </table:table-cell>
          <table:table-cell office:value-type="float" office:value="8.80935" calcext:value-type="float">
            <text:p>8.80935</text:p>
          </table:table-cell>
          <table:table-cell office:value-type="float" office:value="58.895" calcext:value-type="float">
            <text:p>58.8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33]" office:value-type="float" office:value="202.638" calcext:value-type="float">
            <text:p>202.638</text:p>
          </table:table-cell>
          <table:table-cell table:formula="of:=ABS(100*[.H33]/[.$G$3])" office:value-type="float" office:value="77.480853276642" calcext:value-type="float">
            <text:p>77.48085327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.813" calcext:value-type="float">
            <text:p>52.813</text:p>
          </table:table-cell>
          <table:table-cell office:value-type="float" office:value="9.05935" calcext:value-type="float">
            <text:p>9.05935</text:p>
          </table:table-cell>
          <table:table-cell office:value-type="float" office:value="60.525" calcext:value-type="float">
            <text:p>60.5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34]" office:value-type="float" office:value="201.008" calcext:value-type="float">
            <text:p>201.008</text:p>
          </table:table-cell>
          <table:table-cell table:formula="of:=ABS(100*[.H34]/[.$G$3])" office:value-type="float" office:value="76.8576049676331" calcext:value-type="float">
            <text:p>76.85760496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.54" calcext:value-type="float">
            <text:p>57.54</text:p>
          </table:table-cell>
          <table:table-cell office:value-type="float" office:value="9.36142" calcext:value-type="float">
            <text:p>9.36142</text:p>
          </table:table-cell>
          <table:table-cell office:value-type="float" office:value="61.665" calcext:value-type="float">
            <text:p>61.6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35]" office:value-type="float" office:value="199.868" calcext:value-type="float">
            <text:p>199.868</text:p>
          </table:table-cell>
          <table:table-cell table:formula="of:=ABS(100*[.H35]/[.$G$3])" office:value-type="float" office:value="76.4217135122528" calcext:value-type="float">
            <text:p>76.42171351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2.331" calcext:value-type="float">
            <text:p>62.331</text:p>
          </table:table-cell>
          <table:table-cell office:value-type="float" office:value="9.61142" calcext:value-type="float">
            <text:p>9.61142</text:p>
          </table:table-cell>
          <table:table-cell office:value-type="float" office:value="62.7725" calcext:value-type="float">
            <text:p>62.77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36]" office:value-type="float" office:value="198.7605" calcext:value-type="float">
            <text:p>198.7605</text:p>
          </table:table-cell>
          <table:table-cell table:formula="of:=ABS(100*[.H36]/[.$G$3])" office:value-type="float" office:value="75.99824878696" calcext:value-type="float">
            <text:p>75.9982487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.446" calcext:value-type="float">
            <text:p>55.446</text:p>
          </table:table-cell>
          <table:table-cell office:value-type="float" office:value="9.91142" calcext:value-type="float">
            <text:p>9.91142</text:p>
          </table:table-cell>
          <table:table-cell office:value-type="float" office:value="63.46" calcext:value-type="float">
            <text:p>63.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37]" office:value-type="float" office:value="198.073" calcext:value-type="float">
            <text:p>198.073</text:p>
          </table:table-cell>
          <table:table-cell table:formula="of:=ABS(100*[.H37]/[.$G$3])" office:value-type="float" office:value="75.7353756504915" calcext:value-type="float">
            <text:p>75.73537565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.293" calcext:value-type="float">
            <text:p>54.293</text:p>
          </table:table-cell>
          <table:table-cell office:value-type="float" office:value="10.1614" calcext:value-type="float">
            <text:p>10.1614</text:p>
          </table:table-cell>
          <table:table-cell office:value-type="float" office:value="63.31" calcext:value-type="float">
            <text:p>63.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38]" office:value-type="float" office:value="198.223" calcext:value-type="float">
            <text:p>198.223</text:p>
          </table:table-cell>
          <table:table-cell table:formula="of:=ABS(100*[.H38]/[.$G$3])" office:value-type="float" office:value="75.7927297893574" calcext:value-type="float">
            <text:p>75.79272978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19" calcext:value-type="float">
            <text:p>54.19</text:p>
          </table:table-cell>
          <table:table-cell office:value-type="float" office:value="10.4114" calcext:value-type="float">
            <text:p>10.4114</text:p>
          </table:table-cell>
          <table:table-cell office:value-type="float" office:value="63.315" calcext:value-type="float">
            <text:p>63.3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39]" office:value-type="float" office:value="198.218" calcext:value-type="float">
            <text:p>198.218</text:p>
          </table:table-cell>
          <table:table-cell table:formula="of:=ABS(100*[.H39]/[.$G$3])" office:value-type="float" office:value="75.7908179847285" calcext:value-type="float">
            <text:p>75.79081798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.066" calcext:value-type="float">
            <text:p>52.066</text:p>
          </table:table-cell>
          <table:table-cell office:value-type="float" office:value="10.6614" calcext:value-type="float">
            <text:p>10.6614</text:p>
          </table:table-cell>
          <table:table-cell office:value-type="float" office:value="63.31" calcext:value-type="float">
            <text:p>63.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0]" office:value-type="float" office:value="198.223" calcext:value-type="float">
            <text:p>198.223</text:p>
          </table:table-cell>
          <table:table-cell table:formula="of:=ABS(100*[.H40]/[.$G$3])" office:value-type="float" office:value="75.7927297893574" calcext:value-type="float">
            <text:p>75.79272978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826" calcext:value-type="float">
            <text:p>55.826</text:p>
          </table:table-cell>
          <table:table-cell office:value-type="float" office:value="10.9272" calcext:value-type="float">
            <text:p>10.9272</text:p>
          </table:table-cell>
          <table:table-cell office:value-type="float" office:value="63.2925" calcext:value-type="float">
            <text:p>63.29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1]" office:value-type="float" office:value="198.2405" calcext:value-type="float">
            <text:p>198.2405</text:p>
          </table:table-cell>
          <table:table-cell table:formula="of:=ABS(100*[.H41]/[.$G$3])" office:value-type="float" office:value="75.7994211055584" calcext:value-type="float">
            <text:p>75.79942110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.154" calcext:value-type="float">
            <text:p>53.154</text:p>
          </table:table-cell>
          <table:table-cell office:value-type="float" office:value="11.1734" calcext:value-type="float">
            <text:p>11.1734</text:p>
          </table:table-cell>
          <table:table-cell office:value-type="float" office:value="63.305" calcext:value-type="float">
            <text:p>63.3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2]" office:value-type="float" office:value="198.228" calcext:value-type="float">
            <text:p>198.228</text:p>
          </table:table-cell>
          <table:table-cell table:formula="of:=ABS(100*[.H42]/[.$G$3])" office:value-type="float" office:value="75.7946415939862" calcext:value-type="float">
            <text:p>75.7946415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.406" calcext:value-type="float">
            <text:p>52.406</text:p>
          </table:table-cell>
          <table:table-cell office:value-type="float" office:value="11.3411" calcext:value-type="float">
            <text:p>11.3411</text:p>
          </table:table-cell>
          <table:table-cell office:value-type="float" office:value="63.3025" calcext:value-type="float">
            <text:p>63.30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3]" office:value-type="float" office:value="198.2305" calcext:value-type="float">
            <text:p>198.2305</text:p>
          </table:table-cell>
          <table:table-cell table:formula="of:=ABS(100*[.H43]/[.$G$3])" office:value-type="float" office:value="75.7955974963006" calcext:value-type="float">
            <text:p>75.79559749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.847" calcext:value-type="float">
            <text:p>59.847</text:p>
          </table:table-cell>
          <table:table-cell office:value-type="float" office:value="11.6907" calcext:value-type="float">
            <text:p>11.6907</text:p>
          </table:table-cell>
          <table:table-cell office:value-type="float" office:value="63.7525" calcext:value-type="float">
            <text:p>63.75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44]" office:value-type="float" office:value="197.7805" calcext:value-type="float">
            <text:p>197.7805</text:p>
          </table:table-cell>
          <table:table-cell table:formula="of:=ABS(100*[.H44]/[.$G$3])" office:value-type="float" office:value="75.6235350797031" calcext:value-type="float">
            <text:p>75.62353507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.127" calcext:value-type="float">
            <text:p>55.127</text:p>
          </table:table-cell>
          <table:table-cell office:value-type="float" office:value="11.941" calcext:value-type="float">
            <text:p>11.941</text:p>
          </table:table-cell>
          <table:table-cell office:value-type="float" office:value="63.75" calcext:value-type="float">
            <text:p>63.7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45]" office:value-type="float" office:value="197.783" calcext:value-type="float">
            <text:p>197.783</text:p>
          </table:table-cell>
          <table:table-cell table:formula="of:=ABS(100*[.H45]/[.$G$3])" office:value-type="float" office:value="75.6244909820176" calcext:value-type="float">
            <text:p>75.6244909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.578" calcext:value-type="float">
            <text:p>55.578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63.73" calcext:value-type="float">
            <text:p>63.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46]" office:value-type="float" office:value="197.803" calcext:value-type="float">
            <text:p>197.803</text:p>
          </table:table-cell>
          <table:table-cell table:formula="of:=ABS(100*[.H46]/[.$G$3])" office:value-type="float" office:value="75.632138200533" calcext:value-type="float">
            <text:p>75.63213820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.326" calcext:value-type="float">
            <text:p>55.326</text:p>
          </table:table-cell>
          <table:table-cell office:value-type="float" office:value="12.5236" calcext:value-type="float">
            <text:p>12.5236</text:p>
          </table:table-cell>
          <table:table-cell office:value-type="float" office:value="63.73" calcext:value-type="float">
            <text:p>63.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47]" office:value-type="float" office:value="197.803" calcext:value-type="float">
            <text:p>197.803</text:p>
          </table:table-cell>
          <table:table-cell table:formula="of:=ABS(100*[.H47]/[.$G$3])" office:value-type="float" office:value="75.632138200533" calcext:value-type="float">
            <text:p>75.63213820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5.45" calcext:value-type="float">
            <text:p>85.45</text:p>
          </table:table-cell>
          <table:table-cell office:value-type="float" office:value="12.7986" calcext:value-type="float">
            <text:p>12.7986</text:p>
          </table:table-cell>
          <table:table-cell office:value-type="float" office:value="63.715" calcext:value-type="float">
            <text:p>63.7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48]" office:value-type="float" office:value="197.818" calcext:value-type="float">
            <text:p>197.818</text:p>
          </table:table-cell>
          <table:table-cell table:formula="of:=ABS(100*[.H48]/[.$G$3])" office:value-type="float" office:value="75.6378736144196" calcext:value-type="float">
            <text:p>75.63787361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.811" calcext:value-type="float">
            <text:p>58.811</text:p>
          </table:table-cell>
          <table:table-cell office:value-type="float" office:value="12.9586" calcext:value-type="float">
            <text:p>12.9586</text:p>
          </table:table-cell>
          <table:table-cell office:value-type="float" office:value="63.73" calcext:value-type="float">
            <text:p>63.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49]" office:value-type="float" office:value="197.803" calcext:value-type="float">
            <text:p>197.803</text:p>
          </table:table-cell>
          <table:table-cell table:formula="of:=ABS(100*[.H49]/[.$G$3])" office:value-type="float" office:value="75.632138200533" calcext:value-type="float">
            <text:p>75.63213820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.455" calcext:value-type="float">
            <text:p>62.455</text:p>
          </table:table-cell>
          <table:table-cell office:value-type="float" office:value="13.2788" calcext:value-type="float">
            <text:p>13.2788</text:p>
          </table:table-cell>
          <table:table-cell office:value-type="float" office:value="63.73" calcext:value-type="float">
            <text:p>63.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50]" office:value-type="float" office:value="197.803" calcext:value-type="float">
            <text:p>197.803</text:p>
          </table:table-cell>
          <table:table-cell table:formula="of:=ABS(100*[.H50]/[.$G$3])" office:value-type="float" office:value="75.632138200533" calcext:value-type="float">
            <text:p>75.63213820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6.671" calcext:value-type="float">
            <text:p>66.671</text:p>
          </table:table-cell>
          <table:table-cell office:value-type="float" office:value="13.595" calcext:value-type="float">
            <text:p>13.595</text:p>
          </table:table-cell>
          <table:table-cell office:value-type="float" office:value="63.73" calcext:value-type="float">
            <text:p>63.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51]" office:value-type="float" office:value="197.803" calcext:value-type="float">
            <text:p>197.803</text:p>
          </table:table-cell>
          <table:table-cell table:formula="of:=ABS(100*[.H51]/[.$G$3])" office:value-type="float" office:value="75.632138200533" calcext:value-type="float">
            <text:p>75.6321382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.164" calcext:value-type="float">
            <text:p>54.164</text:p>
          </table:table-cell>
          <table:table-cell office:value-type="float" office:value="13.85" calcext:value-type="float">
            <text:p>13.85</text:p>
          </table:table-cell>
          <table:table-cell office:value-type="float" office:value="63.73" calcext:value-type="float">
            <text:p>63.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52]" office:value-type="float" office:value="197.803" calcext:value-type="float">
            <text:p>197.803</text:p>
          </table:table-cell>
          <table:table-cell table:formula="of:=ABS(100*[.H52]/[.$G$3])" office:value-type="float" office:value="75.632138200533" calcext:value-type="float">
            <text:p>75.63213820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.266" calcext:value-type="float">
            <text:p>53.266</text:p>
          </table:table-cell>
          <table:table-cell office:value-type="float" office:value="14.1426" calcext:value-type="float">
            <text:p>14.1426</text:p>
          </table:table-cell>
          <table:table-cell office:value-type="float" office:value="63.73" calcext:value-type="float">
            <text:p>63.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53]" office:value-type="float" office:value="197.803" calcext:value-type="float">
            <text:p>197.803</text:p>
          </table:table-cell>
          <table:table-cell table:formula="of:=ABS(100*[.H53]/[.$G$3])" office:value-type="float" office:value="75.632138200533" calcext:value-type="float">
            <text:p>75.63213820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8.75" calcext:value-type="float">
            <text:p>78.75</text:p>
          </table:table-cell>
          <table:table-cell office:value-type="float" office:value="14.3676" calcext:value-type="float">
            <text:p>14.3676</text:p>
          </table:table-cell>
          <table:table-cell office:value-type="float" office:value="63.7275" calcext:value-type="float">
            <text:p>63.72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54]" office:value-type="float" office:value="197.8055" calcext:value-type="float">
            <text:p>197.8055</text:p>
          </table:table-cell>
          <table:table-cell table:formula="of:=ABS(100*[.H54]/[.$G$3])" office:value-type="float" office:value="75.6330941028475" calcext:value-type="float">
            <text:p>75.63309410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8.428" calcext:value-type="float">
            <text:p>68.428</text:p>
          </table:table-cell>
          <table:table-cell office:value-type="float" office:value="14.5738" calcext:value-type="float">
            <text:p>14.5738</text:p>
          </table:table-cell>
          <table:table-cell office:value-type="float" office:value="64.4225" calcext:value-type="float">
            <text:p>64.42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55]" office:value-type="float" office:value="197.1105" calcext:value-type="float">
            <text:p>197.1105</text:p>
          </table:table-cell>
          <table:table-cell table:formula="of:=ABS(100*[.H55]/[.$G$3])" office:value-type="float" office:value="75.3673532594357" calcext:value-type="float">
            <text:p>75.36735325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.129" calcext:value-type="float">
            <text:p>52.129</text:p>
          </table:table-cell>
          <table:table-cell office:value-type="float" office:value="14.8939" calcext:value-type="float">
            <text:p>14.8939</text:p>
          </table:table-cell>
          <table:table-cell office:value-type="float" office:value="65.14" calcext:value-type="float">
            <text:p>65.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56]" office:value-type="float" office:value="196.393" calcext:value-type="float">
            <text:p>196.393</text:p>
          </table:table-cell>
          <table:table-cell table:formula="of:=ABS(100*[.H56]/[.$G$3])" office:value-type="float" office:value="75.0930092951941" calcext:value-type="float">
            <text:p>75.09300929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.114" calcext:value-type="float">
            <text:p>56.114</text:p>
          </table:table-cell>
          <table:table-cell office:value-type="float" office:value="15.2697" calcext:value-type="float">
            <text:p>15.2697</text:p>
          </table:table-cell>
          <table:table-cell office:value-type="float" office:value="65.72" calcext:value-type="float">
            <text:p>65.7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57]" office:value-type="float" office:value="195.813" calcext:value-type="float">
            <text:p>195.813</text:p>
          </table:table-cell>
          <table:table-cell table:formula="of:=ABS(100*[.H57]/[.$G$3])" office:value-type="float" office:value="74.8712399582462" calcext:value-type="float">
            <text:p>74.87123995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.704" calcext:value-type="float">
            <text:p>55.704</text:p>
          </table:table-cell>
          <table:table-cell office:value-type="float" office:value="15.5197" calcext:value-type="float">
            <text:p>15.5197</text:p>
          </table:table-cell>
          <table:table-cell office:value-type="float" office:value="66.3225" calcext:value-type="float">
            <text:p>66.32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58]" office:value-type="float" office:value="195.2105" calcext:value-type="float">
            <text:p>195.2105</text:p>
          </table:table-cell>
          <table:table-cell table:formula="of:=ABS(100*[.H58]/[.$G$3])" office:value-type="float" office:value="74.6408675004684" calcext:value-type="float">
            <text:p>74.64086750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795" calcext:value-type="float">
            <text:p>57.795</text:p>
          </table:table-cell>
          <table:table-cell office:value-type="float" office:value="15.836" calcext:value-type="float">
            <text:p>15.836</text:p>
          </table:table-cell>
          <table:table-cell office:value-type="float" office:value="66.695" calcext:value-type="float">
            <text:p>66.6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59]" office:value-type="float" office:value="194.838" calcext:value-type="float">
            <text:p>194.838</text:p>
          </table:table-cell>
          <table:table-cell table:formula="of:=ABS(100*[.H59]/[.$G$3])" office:value-type="float" office:value="74.4984380556182" calcext:value-type="float">
            <text:p>74.49843805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.734" calcext:value-type="float">
            <text:p>57.734</text:p>
          </table:table-cell>
          <table:table-cell office:value-type="float" office:value="16.1401" calcext:value-type="float">
            <text:p>16.1401</text:p>
          </table:table-cell>
          <table:table-cell office:value-type="float" office:value="66.69" calcext:value-type="float">
            <text:p>66.6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60]" office:value-type="float" office:value="194.843" calcext:value-type="float">
            <text:p>194.843</text:p>
          </table:table-cell>
          <table:table-cell table:formula="of:=ABS(100*[.H60]/[.$G$3])" office:value-type="float" office:value="74.5003498602471" calcext:value-type="float">
            <text:p>74.50034986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.291" calcext:value-type="float">
            <text:p>65.291</text:p>
          </table:table-cell>
          <table:table-cell office:value-type="float" office:value="16.4901" calcext:value-type="float">
            <text:p>16.4901</text:p>
          </table:table-cell>
          <table:table-cell office:value-type="float" office:value="67.1725" calcext:value-type="float">
            <text:p>67.17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61]" office:value-type="float" office:value="194.3605" calcext:value-type="float">
            <text:p>194.3605</text:p>
          </table:table-cell>
          <table:table-cell table:formula="of:=ABS(100*[.H61]/[.$G$3])" office:value-type="float" office:value="74.315860713562" calcext:value-type="float">
            <text:p>74.31586071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.865" calcext:value-type="float">
            <text:p>60.865</text:p>
          </table:table-cell>
          <table:table-cell office:value-type="float" office:value="16.6901" calcext:value-type="float">
            <text:p>16.6901</text:p>
          </table:table-cell>
          <table:table-cell office:value-type="float" office:value="67.1575" calcext:value-type="float">
            <text:p>67.15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62]" office:value-type="float" office:value="194.3755" calcext:value-type="float">
            <text:p>194.3755</text:p>
          </table:table-cell>
          <table:table-cell table:formula="of:=ABS(100*[.H62]/[.$G$3])" office:value-type="float" office:value="74.3215961274485" calcext:value-type="float">
            <text:p>74.32159612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.978" calcext:value-type="float">
            <text:p>67.978</text:p>
          </table:table-cell>
          <table:table-cell office:value-type="float" office:value="16.9901" calcext:value-type="float">
            <text:p>16.9901</text:p>
          </table:table-cell>
          <table:table-cell office:value-type="float" office:value="67.57" calcext:value-type="float">
            <text:p>67.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63]" office:value-type="float" office:value="193.963" calcext:value-type="float">
            <text:p>193.963</text:p>
          </table:table-cell>
          <table:table-cell table:formula="of:=ABS(100*[.H63]/[.$G$3])" office:value-type="float" office:value="74.1638722455675" calcext:value-type="float">
            <text:p>74.16387224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.326" calcext:value-type="float">
            <text:p>60.326</text:p>
          </table:table-cell>
          <table:table-cell office:value-type="float" office:value="17.2901" calcext:value-type="float">
            <text:p>17.2901</text:p>
          </table:table-cell>
          <table:table-cell office:value-type="float" office:value="67.5575" calcext:value-type="float">
            <text:p>67.55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64]" office:value-type="float" office:value="193.9755" calcext:value-type="float">
            <text:p>193.9755</text:p>
          </table:table-cell>
          <table:table-cell table:formula="of:=ABS(100*[.H64]/[.$G$3])" office:value-type="float" office:value="74.1686517571396" calcext:value-type="float">
            <text:p>74.16865175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.001" calcext:value-type="float">
            <text:p>68.001</text:p>
          </table:table-cell>
          <table:table-cell office:value-type="float" office:value="17.4963" calcext:value-type="float">
            <text:p>17.4963</text:p>
          </table:table-cell>
          <table:table-cell office:value-type="float" office:value="68.0075" calcext:value-type="float">
            <text:p>68.00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65]" office:value-type="float" office:value="193.5255" calcext:value-type="float">
            <text:p>193.5255</text:p>
          </table:table-cell>
          <table:table-cell table:formula="of:=ABS(100*[.H65]/[.$G$3])" office:value-type="float" office:value="73.9965893405421" calcext:value-type="float">
            <text:p>73.99658934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.777" calcext:value-type="float">
            <text:p>65.777</text:p>
          </table:table-cell>
          <table:table-cell office:value-type="float" office:value="17.7463" calcext:value-type="float">
            <text:p>17.7463</text:p>
          </table:table-cell>
          <table:table-cell office:value-type="float" office:value="68.0025" calcext:value-type="float">
            <text:p>68.00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66]" office:value-type="float" office:value="193.5305" calcext:value-type="float">
            <text:p>193.5305</text:p>
          </table:table-cell>
          <table:table-cell table:formula="of:=ABS(100*[.H66]/[.$G$3])" office:value-type="float" office:value="73.998501145171" calcext:value-type="float">
            <text:p>73.99850114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2.163" calcext:value-type="float">
            <text:p>82.163</text:p>
          </table:table-cell>
          <table:table-cell office:value-type="float" office:value="17.9463" calcext:value-type="float">
            <text:p>17.946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67]" office:value-type="float" office:value="193.533" calcext:value-type="float">
            <text:p>193.533</text:p>
          </table:table-cell>
          <table:table-cell table:formula="of:=ABS(100*[.H67]/[.$G$3])" office:value-type="float" office:value="73.9994570474854" calcext:value-type="float">
            <text:p>73.99945704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.261" calcext:value-type="float">
            <text:p>56.261</text:p>
          </table:table-cell>
          <table:table-cell office:value-type="float" office:value="18.3279" calcext:value-type="float">
            <text:p>18.3279</text:p>
          </table:table-cell>
          <table:table-cell office:value-type="float" office:value="69.0325" calcext:value-type="float">
            <text:p>69.03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68]" office:value-type="float" office:value="192.5005" calcext:value-type="float">
            <text:p>192.5005</text:p>
          </table:table-cell>
          <table:table-cell table:formula="of:=ABS(100*[.H68]/[.$G$3])" office:value-type="float" office:value="73.6046693916255" calcext:value-type="float">
            <text:p>73.60466939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.323" calcext:value-type="float">
            <text:p>61.323</text:p>
          </table:table-cell>
          <table:table-cell office:value-type="float" office:value="18.632" calcext:value-type="float">
            <text:p>18.632</text:p>
          </table:table-cell>
          <table:table-cell office:value-type="float" office:value="69.03" calcext:value-type="float">
            <text:p>69.0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69]" office:value-type="float" office:value="192.503" calcext:value-type="float">
            <text:p>192.503</text:p>
          </table:table-cell>
          <table:table-cell table:formula="of:=ABS(100*[.H69]/[.$G$3])" office:value-type="float" office:value="73.60562529394" calcext:value-type="float">
            <text:p>73.60562529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.019" calcext:value-type="float">
            <text:p>66.019</text:p>
          </table:table-cell>
          <table:table-cell office:value-type="float" office:value="18.882" calcext:value-type="float">
            <text:p>18.882</text:p>
          </table:table-cell>
          <table:table-cell office:value-type="float" office:value="69.0275" calcext:value-type="float">
            <text:p>69.02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70]" office:value-type="float" office:value="192.5055" calcext:value-type="float">
            <text:p>192.5055</text:p>
          </table:table-cell>
          <table:table-cell table:formula="of:=ABS(100*[.H70]/[.$G$3])" office:value-type="float" office:value="73.6065811962544" calcext:value-type="float">
            <text:p>73.60658119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8.473" calcext:value-type="float">
            <text:p>58.473</text:p>
          </table:table-cell>
          <table:table-cell office:value-type="float" office:value="19.207" calcext:value-type="float">
            <text:p>19.207</text:p>
          </table:table-cell>
          <table:table-cell office:value-type="float" office:value="72.83" calcext:value-type="float">
            <text:p>72.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71]" office:value-type="float" office:value="188.703" calcext:value-type="float">
            <text:p>188.703</text:p>
          </table:table-cell>
          <table:table-cell table:formula="of:=ABS(100*[.H71]/[.$G$3])" office:value-type="float" office:value="72.1526537760053" calcext:value-type="float">
            <text:p>72.1526537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.185" calcext:value-type="float">
            <text:p>57.185</text:p>
          </table:table-cell>
          <table:table-cell office:value-type="float" office:value="19.482" calcext:value-type="float">
            <text:p>19.482</text:p>
          </table:table-cell>
          <table:table-cell office:value-type="float" office:value="72.8275" calcext:value-type="float">
            <text:p>72.82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72]" office:value-type="float" office:value="188.7055" calcext:value-type="float">
            <text:p>188.7055</text:p>
          </table:table-cell>
          <table:table-cell table:formula="of:=ABS(100*[.H72]/[.$G$3])" office:value-type="float" office:value="72.1536096783198" calcext:value-type="float">
            <text:p>72.15360967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.282" calcext:value-type="float">
            <text:p>65.282</text:p>
          </table:table-cell>
          <table:table-cell office:value-type="float" office:value="19.782" calcext:value-type="float">
            <text:p>19.782</text:p>
          </table:table-cell>
          <table:table-cell office:value-type="float" office:value="73.3475" calcext:value-type="float">
            <text:p>73.34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73]" office:value-type="float" office:value="188.1855" calcext:value-type="float">
            <text:p>188.1855</text:p>
          </table:table-cell>
          <table:table-cell table:formula="of:=ABS(100*[.H73]/[.$G$3])" office:value-type="float" office:value="71.9547819969182" calcext:value-type="float">
            <text:p>71.95478199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9.449" calcext:value-type="float">
            <text:p>59.449</text:p>
          </table:table-cell>
          <table:table-cell office:value-type="float" office:value="19.9956" calcext:value-type="float">
            <text:p>19.9956</text:p>
          </table:table-cell>
          <table:table-cell office:value-type="float" office:value="73.3475" calcext:value-type="float">
            <text:p>73.34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74]" office:value-type="float" office:value="188.1855" calcext:value-type="float">
            <text:p>188.1855</text:p>
          </table:table-cell>
          <table:table-cell table:formula="of:=ABS(100*[.H74]/[.$G$3])" office:value-type="float" office:value="71.9547819969182" calcext:value-type="float">
            <text:p>71.95478199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1.807" calcext:value-type="float">
            <text:p>61.807</text:p>
          </table:table-cell>
          <table:table-cell office:value-type="float" office:value="20.2456" calcext:value-type="float">
            <text:p>20.2456</text:p>
          </table:table-cell>
          <table:table-cell office:value-type="float" office:value="76.295" calcext:value-type="float">
            <text:p>76.2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75]" office:value-type="float" office:value="185.238" calcext:value-type="float">
            <text:p>185.238</text:p>
          </table:table-cell>
          <table:table-cell table:formula="of:=ABS(100*[.H75]/[.$G$3])" office:value-type="float" office:value="70.8277731682044" calcext:value-type="float">
            <text:p>70.82777316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.98" calcext:value-type="float">
            <text:p>64.98</text:p>
          </table:table-cell>
          <table:table-cell office:value-type="float" office:value="20.4956" calcext:value-type="float">
            <text:p>20.4956</text:p>
          </table:table-cell>
          <table:table-cell office:value-type="float" office:value="77.285" calcext:value-type="float">
            <text:p>77.2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76]" office:value-type="float" office:value="184.248" calcext:value-type="float">
            <text:p>184.248</text:p>
          </table:table-cell>
          <table:table-cell table:formula="of:=ABS(100*[.H76]/[.$G$3])" office:value-type="float" office:value="70.4492358516899" calcext:value-type="float">
            <text:p>70.44923585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.57" calcext:value-type="float">
            <text:p>70.57</text:p>
          </table:table-cell>
          <table:table-cell office:value-type="float" office:value="20.7456" calcext:value-type="float">
            <text:p>20.7456</text:p>
          </table:table-cell>
          <table:table-cell office:value-type="float" office:value="77.6" calcext:value-type="float">
            <text:p>77.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77]" office:value-type="float" office:value="183.933" calcext:value-type="float">
            <text:p>183.933</text:p>
          </table:table-cell>
          <table:table-cell table:formula="of:=ABS(100*[.H77]/[.$G$3])" office:value-type="float" office:value="70.3287921600716" calcext:value-type="float">
            <text:p>70.32879216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.255" calcext:value-type="float">
            <text:p>66.255</text:p>
          </table:table-cell>
          <table:table-cell office:value-type="float" office:value="21.0456" calcext:value-type="float">
            <text:p>21.0456</text:p>
          </table:table-cell>
          <table:table-cell office:value-type="float" office:value="77.82" calcext:value-type="float">
            <text:p>77.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78]" office:value-type="float" office:value="183.713" calcext:value-type="float">
            <text:p>183.713</text:p>
          </table:table-cell>
          <table:table-cell table:formula="of:=ABS(100*[.H78]/[.$G$3])" office:value-type="float" office:value="70.2446727564017" calcext:value-type="float">
            <text:p>70.24467275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.482" calcext:value-type="float">
            <text:p>63.482</text:p>
          </table:table-cell>
          <table:table-cell office:value-type="float" office:value="21.2956" calcext:value-type="float">
            <text:p>21.2956</text:p>
          </table:table-cell>
          <table:table-cell office:value-type="float" office:value="78.9125" calcext:value-type="float">
            <text:p>78.91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79]" office:value-type="float" office:value="182.6205" calcext:value-type="float">
            <text:p>182.6205</text:p>
          </table:table-cell>
          <table:table-cell table:formula="of:=ABS(100*[.H79]/[.$G$3])" office:value-type="float" office:value="69.8269434449955" calcext:value-type="float">
            <text:p>69.8269434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5.697" calcext:value-type="float">
            <text:p>65.697</text:p>
          </table:table-cell>
          <table:table-cell office:value-type="float" office:value="21.6206" calcext:value-type="float">
            <text:p>21.6206</text:p>
          </table:table-cell>
          <table:table-cell office:value-type="float" office:value="79.1075" calcext:value-type="float">
            <text:p>79.10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80]" office:value-type="float" office:value="182.4255" calcext:value-type="float">
            <text:p>182.4255</text:p>
          </table:table-cell>
          <table:table-cell table:formula="of:=ABS(100*[.H80]/[.$G$3])" office:value-type="float" office:value="69.7523830644699" calcext:value-type="float">
            <text:p>69.75238306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.031" calcext:value-type="float">
            <text:p>64.031</text:p>
          </table:table-cell>
          <table:table-cell office:value-type="float" office:value="21.9715" calcext:value-type="float">
            <text:p>21.9715</text:p>
          </table:table-cell>
          <table:table-cell office:value-type="float" office:value="79.9575" calcext:value-type="float">
            <text:p>79.95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81]" office:value-type="float" office:value="181.5755" calcext:value-type="float">
            <text:p>181.5755</text:p>
          </table:table-cell>
          <table:table-cell table:formula="of:=ABS(100*[.H81]/[.$G$3])" office:value-type="float" office:value="69.4273762775635" calcext:value-type="float">
            <text:p>69.42737627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.554" calcext:value-type="float">
            <text:p>64.554</text:p>
          </table:table-cell>
          <table:table-cell office:value-type="float" office:value="22.1951" calcext:value-type="float">
            <text:p>22.1951</text:p>
          </table:table-cell>
          <table:table-cell office:value-type="float" office:value="80.065" calcext:value-type="float">
            <text:p>80.0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82]" office:value-type="float" office:value="181.468" calcext:value-type="float">
            <text:p>181.468</text:p>
          </table:table-cell>
          <table:table-cell table:formula="of:=ABS(100*[.H82]/[.$G$3])" office:value-type="float" office:value="69.3862724780429" calcext:value-type="float">
            <text:p>69.3862724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.429" calcext:value-type="float">
            <text:p>78.429</text:p>
          </table:table-cell>
          <table:table-cell office:value-type="float" office:value="22.4451" calcext:value-type="float">
            <text:p>22.4451</text:p>
          </table:table-cell>
          <table:table-cell office:value-type="float" office:value="80.2175" calcext:value-type="float">
            <text:p>80.21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83]" office:value-type="float" office:value="181.3155" calcext:value-type="float">
            <text:p>181.3155</text:p>
          </table:table-cell>
          <table:table-cell table:formula="of:=ABS(100*[.H83]/[.$G$3])" office:value-type="float" office:value="69.3279624368627" calcext:value-type="float">
            <text:p>69.32796243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.507" calcext:value-type="float">
            <text:p>76.507</text:p>
          </table:table-cell>
          <table:table-cell office:value-type="float" office:value="22.6451" calcext:value-type="float">
            <text:p>22.6451</text:p>
          </table:table-cell>
          <table:table-cell office:value-type="float" office:value="80.2025" calcext:value-type="float">
            <text:p>80.20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84]" office:value-type="float" office:value="181.3305" calcext:value-type="float">
            <text:p>181.3305</text:p>
          </table:table-cell>
          <table:table-cell table:formula="of:=ABS(100*[.H84]/[.$G$3])" office:value-type="float" office:value="69.3336978507493" calcext:value-type="float">
            <text:p>69.33369785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8.045" calcext:value-type="float">
            <text:p>68.045</text:p>
          </table:table-cell>
          <table:table-cell office:value-type="float" office:value="22.9633" calcext:value-type="float">
            <text:p>22.9633</text:p>
          </table:table-cell>
          <table:table-cell office:value-type="float" office:value="81.5825" calcext:value-type="float">
            <text:p>81.58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85]" office:value-type="float" office:value="179.9505" calcext:value-type="float">
            <text:p>179.9505</text:p>
          </table:table-cell>
          <table:table-cell table:formula="of:=ABS(100*[.H85]/[.$G$3])" office:value-type="float" office:value="68.8060397731835" calcext:value-type="float">
            <text:p>68.80603977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6.413" calcext:value-type="float">
            <text:p>66.413</text:p>
          </table:table-cell>
          <table:table-cell office:value-type="float" office:value="23.2795" calcext:value-type="float">
            <text:p>23.2795</text:p>
          </table:table-cell>
          <table:table-cell office:value-type="float" office:value="81.87" calcext:value-type="float">
            <text:p>81.8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86]" office:value-type="float" office:value="179.663" calcext:value-type="float">
            <text:p>179.663</text:p>
          </table:table-cell>
          <table:table-cell table:formula="of:=ABS(100*[.H86]/[.$G$3])" office:value-type="float" office:value="68.696111007024" calcext:value-type="float">
            <text:p>68.6961110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.133" calcext:value-type="float">
            <text:p>67.133</text:p>
          </table:table-cell>
          <table:table-cell office:value-type="float" office:value="23.5295" calcext:value-type="float">
            <text:p>23.5295</text:p>
          </table:table-cell>
          <table:table-cell office:value-type="float" office:value="81.6425" calcext:value-type="float">
            <text:p>81.64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87]" office:value-type="float" office:value="179.8905" calcext:value-type="float">
            <text:p>179.8905</text:p>
          </table:table-cell>
          <table:table-cell table:formula="of:=ABS(100*[.H87]/[.$G$3])" office:value-type="float" office:value="68.7830981176372" calcext:value-type="float">
            <text:p>68.78309811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.28" calcext:value-type="float">
            <text:p>94.28</text:p>
          </table:table-cell>
          <table:table-cell office:value-type="float" office:value="23.8795" calcext:value-type="float">
            <text:p>23.8795</text:p>
          </table:table-cell>
          <table:table-cell office:value-type="float" office:value="82.58" calcext:value-type="float">
            <text:p>82.5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88]" office:value-type="float" office:value="178.953" calcext:value-type="float">
            <text:p>178.953</text:p>
          </table:table-cell>
          <table:table-cell table:formula="of:=ABS(100*[.H88]/[.$G$3])" office:value-type="float" office:value="68.4246347497257" calcext:value-type="float">
            <text:p>68.424634749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5.307" calcext:value-type="float">
            <text:p>75.307</text:p>
          </table:table-cell>
          <table:table-cell office:value-type="float" office:value="24.1795" calcext:value-type="float">
            <text:p>24.1795</text:p>
          </table:table-cell>
          <table:table-cell office:value-type="float" office:value="82.1675" calcext:value-type="float">
            <text:p>82.16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89]" office:value-type="float" office:value="179.3655" calcext:value-type="float">
            <text:p>179.3655</text:p>
          </table:table-cell>
          <table:table-cell table:formula="of:=ABS(100*[.H89]/[.$G$3])" office:value-type="float" office:value="68.5823586316067" calcext:value-type="float">
            <text:p>68.58235863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5.09" calcext:value-type="float">
            <text:p>95.09</text:p>
          </table:table-cell>
          <table:table-cell office:value-type="float" office:value="24.4295" calcext:value-type="float">
            <text:p>24.4295</text:p>
          </table:table-cell>
          <table:table-cell office:value-type="float" office:value="82.3975" calcext:value-type="float">
            <text:p>82.39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90]" office:value-type="float" office:value="179.1355" calcext:value-type="float">
            <text:p>179.1355</text:p>
          </table:table-cell>
          <table:table-cell table:formula="of:=ABS(100*[.H90]/[.$G$3])" office:value-type="float" office:value="68.4944156186791" calcext:value-type="float">
            <text:p>68.49441561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8.756" calcext:value-type="float">
            <text:p>68.756</text:p>
          </table:table-cell>
          <table:table-cell office:value-type="float" office:value="24.6795" calcext:value-type="float">
            <text:p>24.6795</text:p>
          </table:table-cell>
          <table:table-cell office:value-type="float" office:value="83.5125" calcext:value-type="float">
            <text:p>83.51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91]" office:value-type="float" office:value="178.0205" calcext:value-type="float">
            <text:p>178.0205</text:p>
          </table:table-cell>
          <table:table-cell table:formula="of:=ABS(100*[.H91]/[.$G$3])" office:value-type="float" office:value="68.068083186443" calcext:value-type="float">
            <text:p>68.06808318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233" calcext:value-type="float">
            <text:p>70.233</text:p>
          </table:table-cell>
          <table:table-cell office:value-type="float" office:value="25.0295" calcext:value-type="float">
            <text:p>25.0295</text:p>
          </table:table-cell>
          <table:table-cell office:value-type="float" office:value="83.3175" calcext:value-type="float">
            <text:p>83.31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92]" office:value-type="float" office:value="178.2155" calcext:value-type="float">
            <text:p>178.2155</text:p>
          </table:table-cell>
          <table:table-cell table:formula="of:=ABS(100*[.H92]/[.$G$3])" office:value-type="float" office:value="68.1426435669686" calcext:value-type="float">
            <text:p>68.1426435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.087" calcext:value-type="float">
            <text:p>75.087</text:p>
          </table:table-cell>
          <table:table-cell office:value-type="float" office:value="25.2795" calcext:value-type="float">
            <text:p>25.2795</text:p>
          </table:table-cell>
          <table:table-cell office:value-type="float" office:value="83.4725" calcext:value-type="float">
            <text:p>83.47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93]" office:value-type="float" office:value="178.0605" calcext:value-type="float">
            <text:p>178.0605</text:p>
          </table:table-cell>
          <table:table-cell table:formula="of:=ABS(100*[.H93]/[.$G$3])" office:value-type="float" office:value="68.0833776234739" calcext:value-type="float">
            <text:p>68.08337762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6.471" calcext:value-type="float">
            <text:p>66.471</text:p>
          </table:table-cell>
          <table:table-cell office:value-type="float" office:value="25.5888" calcext:value-type="float">
            <text:p>25.5888</text:p>
          </table:table-cell>
          <table:table-cell office:value-type="float" office:value="83.465" calcext:value-type="float">
            <text:p>83.4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94]" office:value-type="float" office:value="178.068" calcext:value-type="float">
            <text:p>178.068</text:p>
          </table:table-cell>
          <table:table-cell table:formula="of:=ABS(100*[.H94]/[.$G$3])" office:value-type="float" office:value="68.0862453304172" calcext:value-type="float">
            <text:p>68.08624533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.243" calcext:value-type="float">
            <text:p>76.243</text:p>
          </table:table-cell>
          <table:table-cell office:value-type="float" office:value="25.8498" calcext:value-type="float">
            <text:p>25.8498</text:p>
          </table:table-cell>
          <table:table-cell office:value-type="float" office:value="83.8275" calcext:value-type="float">
            <text:p>83.82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95]" office:value-type="float" office:value="177.7055" calcext:value-type="float">
            <text:p>177.7055</text:p>
          </table:table-cell>
          <table:table-cell table:formula="of:=ABS(100*[.H95]/[.$G$3])" office:value-type="float" office:value="67.9476394948248" calcext:value-type="float">
            <text:p>67.94763949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.687" calcext:value-type="float">
            <text:p>65.687</text:p>
          </table:table-cell>
          <table:table-cell office:value-type="float" office:value="26.1998" calcext:value-type="float">
            <text:p>26.1998</text:p>
          </table:table-cell>
          <table:table-cell office:value-type="float" office:value="83.83" calcext:value-type="float">
            <text:p>83.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96]" office:value-type="float" office:value="177.703" calcext:value-type="float">
            <text:p>177.703</text:p>
          </table:table-cell>
          <table:table-cell table:formula="of:=ABS(100*[.H96]/[.$G$3])" office:value-type="float" office:value="67.9466835925103" calcext:value-type="float">
            <text:p>67.94668359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4.102" calcext:value-type="float">
            <text:p>64.102</text:p>
          </table:table-cell>
          <table:table-cell office:value-type="float" office:value="26.5498" calcext:value-type="float">
            <text:p>26.5498</text:p>
          </table:table-cell>
          <table:table-cell office:value-type="float" office:value="83.82" calcext:value-type="float">
            <text:p>83.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97]" office:value-type="float" office:value="177.713" calcext:value-type="float">
            <text:p>177.713</text:p>
          </table:table-cell>
          <table:table-cell table:formula="of:=ABS(100*[.H97]/[.$G$3])" office:value-type="float" office:value="67.9505072017681" calcext:value-type="float">
            <text:p>67.9505072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.422" calcext:value-type="float">
            <text:p>76.422</text:p>
          </table:table-cell>
          <table:table-cell office:value-type="float" office:value="26.8498" calcext:value-type="float">
            <text:p>26.8498</text:p>
          </table:table-cell>
          <table:table-cell office:value-type="float" office:value="83.8275" calcext:value-type="float">
            <text:p>83.82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98]" office:value-type="float" office:value="177.7055" calcext:value-type="float">
            <text:p>177.7055</text:p>
          </table:table-cell>
          <table:table-cell table:formula="of:=ABS(100*[.H98]/[.$G$3])" office:value-type="float" office:value="67.9476394948248" calcext:value-type="float">
            <text:p>67.94763949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.434" calcext:value-type="float">
            <text:p>99.434</text:p>
          </table:table-cell>
          <table:table-cell office:value-type="float" office:value="27.0513" calcext:value-type="float">
            <text:p>27.0513</text:p>
          </table:table-cell>
          <table:table-cell office:value-type="float" office:value="83.815" calcext:value-type="float">
            <text:p>83.8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99]" office:value-type="float" office:value="177.718" calcext:value-type="float">
            <text:p>177.718</text:p>
          </table:table-cell>
          <table:table-cell table:formula="of:=ABS(100*[.H99]/[.$G$3])" office:value-type="float" office:value="67.9524190063969" calcext:value-type="float">
            <text:p>67.95241900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4.13" calcext:value-type="float">
            <text:p>64.13</text:p>
          </table:table-cell>
          <table:table-cell office:value-type="float" office:value="27.3342" calcext:value-type="float">
            <text:p>27.3342</text:p>
          </table:table-cell>
          <table:table-cell office:value-type="float" office:value="84.235" calcext:value-type="float">
            <text:p>84.2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00]" office:value-type="float" office:value="177.298" calcext:value-type="float">
            <text:p>177.298</text:p>
          </table:table-cell>
          <table:table-cell table:formula="of:=ABS(100*[.H100]/[.$G$3])" office:value-type="float" office:value="67.7918274175725" calcext:value-type="float">
            <text:p>67.79182741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4.198" calcext:value-type="float">
            <text:p>64.198</text:p>
          </table:table-cell>
          <table:table-cell office:value-type="float" office:value="27.6921" calcext:value-type="float">
            <text:p>27.6921</text:p>
          </table:table-cell>
          <table:table-cell office:value-type="float" office:value="84.21" calcext:value-type="float">
            <text:p>84.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01]" office:value-type="float" office:value="177.323" calcext:value-type="float">
            <text:p>177.323</text:p>
          </table:table-cell>
          <table:table-cell table:formula="of:=ABS(100*[.H101]/[.$G$3])" office:value-type="float" office:value="67.8013864407169" calcext:value-type="float">
            <text:p>67.80138644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.22" calcext:value-type="float">
            <text:p>98.22</text:p>
          </table:table-cell>
          <table:table-cell office:value-type="float" office:value="28.0421" calcext:value-type="float">
            <text:p>28.0421</text:p>
          </table:table-cell>
          <table:table-cell office:value-type="float" office:value="84.21" calcext:value-type="float">
            <text:p>84.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02]" office:value-type="float" office:value="177.323" calcext:value-type="float">
            <text:p>177.323</text:p>
          </table:table-cell>
          <table:table-cell table:formula="of:=ABS(100*[.H102]/[.$G$3])" office:value-type="float" office:value="67.8013864407169" calcext:value-type="float">
            <text:p>67.80138644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.538" calcext:value-type="float">
            <text:p>64.538</text:p>
          </table:table-cell>
          <table:table-cell office:value-type="float" office:value="28.4421" calcext:value-type="float">
            <text:p>28.4421</text:p>
          </table:table-cell>
          <table:table-cell office:value-type="float" office:value="84.21" calcext:value-type="float">
            <text:p>84.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03]" office:value-type="float" office:value="177.323" calcext:value-type="float">
            <text:p>177.323</text:p>
          </table:table-cell>
          <table:table-cell table:formula="of:=ABS(100*[.H103]/[.$G$3])" office:value-type="float" office:value="67.8013864407169" calcext:value-type="float">
            <text:p>67.80138644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3.111" calcext:value-type="float">
            <text:p>93.111</text:p>
          </table:table-cell>
          <table:table-cell office:value-type="float" office:value="28.6921" calcext:value-type="float">
            <text:p>28.6921</text:p>
          </table:table-cell>
          <table:table-cell office:value-type="float" office:value="84.21" calcext:value-type="float">
            <text:p>84.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04]" office:value-type="float" office:value="177.323" calcext:value-type="float">
            <text:p>177.323</text:p>
          </table:table-cell>
          <table:table-cell table:formula="of:=ABS(100*[.H104]/[.$G$3])" office:value-type="float" office:value="67.8013864407169" calcext:value-type="float">
            <text:p>67.80138644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7.026" calcext:value-type="float">
            <text:p>67.026</text:p>
          </table:table-cell>
          <table:table-cell office:value-type="float" office:value="29.0421" calcext:value-type="float">
            <text:p>29.0421</text:p>
          </table:table-cell>
          <table:table-cell office:value-type="float" office:value="84.21" calcext:value-type="float">
            <text:p>84.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05]" office:value-type="float" office:value="177.323" calcext:value-type="float">
            <text:p>177.323</text:p>
          </table:table-cell>
          <table:table-cell table:formula="of:=ABS(100*[.H105]/[.$G$3])" office:value-type="float" office:value="67.8013864407169" calcext:value-type="float">
            <text:p>67.80138644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6.449" calcext:value-type="float">
            <text:p>66.449</text:p>
          </table:table-cell>
          <table:table-cell office:value-type="float" office:value="29.2557" calcext:value-type="float">
            <text:p>29.2557</text:p>
          </table:table-cell>
          <table:table-cell office:value-type="float" office:value="84.015" calcext:value-type="float">
            <text:p>84.0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06]" office:value-type="float" office:value="177.518" calcext:value-type="float">
            <text:p>177.518</text:p>
          </table:table-cell>
          <table:table-cell table:formula="of:=ABS(100*[.H106]/[.$G$3])" office:value-type="float" office:value="67.8759468212425" calcext:value-type="float">
            <text:p>67.87594682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9.036" calcext:value-type="float">
            <text:p>69.036</text:p>
          </table:table-cell>
          <table:table-cell office:value-type="float" office:value="29.6197" calcext:value-type="float">
            <text:p>29.6197</text:p>
          </table:table-cell>
          <table:table-cell office:value-type="float" office:value="83.96" calcext:value-type="float">
            <text:p>83.9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07]" office:value-type="float" office:value="177.573" calcext:value-type="float">
            <text:p>177.573</text:p>
          </table:table-cell>
          <table:table-cell table:formula="of:=ABS(100*[.H107]/[.$G$3])" office:value-type="float" office:value="67.8969766721599" calcext:value-type="float">
            <text:p>67.89697667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8.495" calcext:value-type="float">
            <text:p>68.495</text:p>
          </table:table-cell>
          <table:table-cell office:value-type="float" office:value="29.936" calcext:value-type="float">
            <text:p>29.936</text:p>
          </table:table-cell>
          <table:table-cell office:value-type="float" office:value="83.96" calcext:value-type="float">
            <text:p>83.9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08]" office:value-type="float" office:value="177.573" calcext:value-type="float">
            <text:p>177.573</text:p>
          </table:table-cell>
          <table:table-cell table:formula="of:=ABS(100*[.H108]/[.$G$3])" office:value-type="float" office:value="67.8969766721599" calcext:value-type="float">
            <text:p>67.89697667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0.059" calcext:value-type="float">
            <text:p>70.059</text:p>
          </table:table-cell>
          <table:table-cell office:value-type="float" office:value="30.2064" calcext:value-type="float">
            <text:p>30.2064</text:p>
          </table:table-cell>
          <table:table-cell office:value-type="float" office:value="83.96" calcext:value-type="float">
            <text:p>83.9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09]" office:value-type="float" office:value="177.573" calcext:value-type="float">
            <text:p>177.573</text:p>
          </table:table-cell>
          <table:table-cell table:formula="of:=ABS(100*[.H109]/[.$G$3])" office:value-type="float" office:value="67.8969766721599" calcext:value-type="float">
            <text:p>67.89697667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.895" calcext:value-type="float">
            <text:p>72.895</text:p>
          </table:table-cell>
          <table:table-cell office:value-type="float" office:value="30.5196" calcext:value-type="float">
            <text:p>30.5196</text:p>
          </table:table-cell>
          <table:table-cell office:value-type="float" office:value="83.96" calcext:value-type="float">
            <text:p>83.9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0]" office:value-type="float" office:value="177.573" calcext:value-type="float">
            <text:p>177.573</text:p>
          </table:table-cell>
          <table:table-cell table:formula="of:=ABS(100*[.H110]/[.$G$3])" office:value-type="float" office:value="67.8969766721599" calcext:value-type="float">
            <text:p>67.89697667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9.914" calcext:value-type="float">
            <text:p>69.914</text:p>
          </table:table-cell>
          <table:table-cell office:value-type="float" office:value="30.7501" calcext:value-type="float">
            <text:p>30.7501</text:p>
          </table:table-cell>
          <table:table-cell office:value-type="float" office:value="83.96" calcext:value-type="float">
            <text:p>83.9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1]" office:value-type="float" office:value="177.573" calcext:value-type="float">
            <text:p>177.573</text:p>
          </table:table-cell>
          <table:table-cell table:formula="of:=ABS(100*[.H111]/[.$G$3])" office:value-type="float" office:value="67.8969766721599" calcext:value-type="float">
            <text:p>67.89697667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.322" calcext:value-type="float">
            <text:p>68.322</text:p>
          </table:table-cell>
          <table:table-cell office:value-type="float" office:value="30.986" calcext:value-type="float">
            <text:p>30.986</text:p>
          </table:table-cell>
          <table:table-cell office:value-type="float" office:value="83.96" calcext:value-type="float">
            <text:p>83.9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2]" office:value-type="float" office:value="177.573" calcext:value-type="float">
            <text:p>177.573</text:p>
          </table:table-cell>
          <table:table-cell table:formula="of:=ABS(100*[.H112]/[.$G$3])" office:value-type="float" office:value="67.8969766721599" calcext:value-type="float">
            <text:p>67.89697667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5.268" calcext:value-type="float">
            <text:p>75.268</text:p>
          </table:table-cell>
          <table:table-cell office:value-type="float" office:value="30.986" calcext:value-type="float">
            <text:p>30.986</text:p>
          </table:table-cell>
          <table:table-cell office:value-type="float" office:value="83.96" calcext:value-type="float">
            <text:p>83.9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3]" office:value-type="float" office:value="177.573" calcext:value-type="float">
            <text:p>177.573</text:p>
          </table:table-cell>
          <table:table-cell table:formula="of:=ABS(100*[.H113]/[.$G$3])" office:value-type="float" office:value="67.8969766721599" calcext:value-type="float">
            <text:p>67.89697667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3.165" calcext:value-type="float">
            <text:p>73.165</text:p>
          </table:table-cell>
          <table:table-cell office:value-type="float" office:value="31.5128" calcext:value-type="float">
            <text:p>31.5128</text:p>
          </table:table-cell>
          <table:table-cell office:value-type="float" office:value="83.96" calcext:value-type="float">
            <text:p>83.9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4]" office:value-type="float" office:value="177.573" calcext:value-type="float">
            <text:p>177.573</text:p>
          </table:table-cell>
          <table:table-cell table:formula="of:=ABS(100*[.H114]/[.$G$3])" office:value-type="float" office:value="67.8969766721599" calcext:value-type="float">
            <text:p>67.89697667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9.291" calcext:value-type="float">
            <text:p>69.291</text:p>
          </table:table-cell>
          <table:table-cell office:value-type="float" office:value="31.9103" calcext:value-type="float">
            <text:p>31.9103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15]" office:value-type="float" office:value="177.5605" calcext:value-type="float">
            <text:p>177.5605</text:p>
          </table:table-cell>
          <table:table-cell table:formula="of:=ABS(100*[.H115]/[.$G$3])" office:value-type="float" office:value="67.8921971605878" calcext:value-type="float">
            <text:p>67.89219716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5.646" calcext:value-type="float">
            <text:p>75.646</text:p>
          </table:table-cell>
          <table:table-cell office:value-type="float" office:value="32.1239" calcext:value-type="float">
            <text:p>32.1239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16]" office:value-type="float" office:value="177.5605" calcext:value-type="float">
            <text:p>177.5605</text:p>
          </table:table-cell>
          <table:table-cell table:formula="of:=ABS(100*[.H116]/[.$G$3])" office:value-type="float" office:value="67.8921971605878" calcext:value-type="float">
            <text:p>67.89219716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4.418" calcext:value-type="float">
            <text:p>74.418</text:p>
          </table:table-cell>
          <table:table-cell office:value-type="float" office:value="32.4421" calcext:value-type="float">
            <text:p>32.4421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17]" office:value-type="float" office:value="177.5605" calcext:value-type="float">
            <text:p>177.5605</text:p>
          </table:table-cell>
          <table:table-cell table:formula="of:=ABS(100*[.H117]/[.$G$3])" office:value-type="float" office:value="67.8921971605878" calcext:value-type="float">
            <text:p>67.89219716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.346" calcext:value-type="float">
            <text:p>103.346</text:p>
          </table:table-cell>
          <table:table-cell office:value-type="float" office:value="32.4421" calcext:value-type="float">
            <text:p>32.4421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18]" office:value-type="float" office:value="177.5605" calcext:value-type="float">
            <text:p>177.5605</text:p>
          </table:table-cell>
          <table:table-cell table:formula="of:=ABS(100*[.H118]/[.$G$3])" office:value-type="float" office:value="67.8921971605878" calcext:value-type="float">
            <text:p>67.89219716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1.043" calcext:value-type="float">
            <text:p>81.043</text:p>
          </table:table-cell>
          <table:table-cell office:value-type="float" office:value="32.9645" calcext:value-type="float">
            <text:p>32.9645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19]" office:value-type="float" office:value="177.5605" calcext:value-type="float">
            <text:p>177.5605</text:p>
          </table:table-cell>
          <table:table-cell table:formula="of:=ABS(100*[.H119]/[.$G$3])" office:value-type="float" office:value="67.8921971605878" calcext:value-type="float">
            <text:p>67.89219716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4.023" calcext:value-type="float">
            <text:p>64.023</text:p>
          </table:table-cell>
          <table:table-cell office:value-type="float" office:value="33.3008" calcext:value-type="float">
            <text:p>33.3008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20]" office:value-type="float" office:value="177.5605" calcext:value-type="float">
            <text:p>177.5605</text:p>
          </table:table-cell>
          <table:table-cell table:formula="of:=ABS(100*[.H120]/[.$G$3])" office:value-type="float" office:value="67.8921971605878" calcext:value-type="float">
            <text:p>67.892197160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9.981" calcext:value-type="float">
            <text:p>79.981</text:p>
          </table:table-cell>
          <table:table-cell office:value-type="float" office:value="33.4508" calcext:value-type="float">
            <text:p>33.4508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21]" office:value-type="float" office:value="177.5605" calcext:value-type="float">
            <text:p>177.5605</text:p>
          </table:table-cell>
          <table:table-cell table:formula="of:=ABS(100*[.H121]/[.$G$3])" office:value-type="float" office:value="67.8921971605878" calcext:value-type="float">
            <text:p>67.89219716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.11" calcext:value-type="float">
            <text:p>64.11</text:p>
          </table:table-cell>
          <table:table-cell office:value-type="float" office:value="33.6813" calcext:value-type="float">
            <text:p>33.6813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22]" office:value-type="float" office:value="177.5605" calcext:value-type="float">
            <text:p>177.5605</text:p>
          </table:table-cell>
          <table:table-cell table:formula="of:=ABS(100*[.H122]/[.$G$3])" office:value-type="float" office:value="67.8921971605878" calcext:value-type="float">
            <text:p>67.892197160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7.695" calcext:value-type="float">
            <text:p>67.695</text:p>
          </table:table-cell>
          <table:table-cell office:value-type="float" office:value="33.9118" calcext:value-type="float">
            <text:p>33.9118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23]" office:value-type="float" office:value="177.5605" calcext:value-type="float">
            <text:p>177.5605</text:p>
          </table:table-cell>
          <table:table-cell table:formula="of:=ABS(100*[.H123]/[.$G$3])" office:value-type="float" office:value="67.8921971605878" calcext:value-type="float">
            <text:p>67.89219716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1.878" calcext:value-type="float">
            <text:p>71.878</text:p>
          </table:table-cell>
          <table:table-cell office:value-type="float" office:value="34.2378" calcext:value-type="float">
            <text:p>34.2378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24]" office:value-type="float" office:value="177.5605" calcext:value-type="float">
            <text:p>177.5605</text:p>
          </table:table-cell>
          <table:table-cell table:formula="of:=ABS(100*[.H124]/[.$G$3])" office:value-type="float" office:value="67.8921971605878" calcext:value-type="float">
            <text:p>67.89219716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6.45" calcext:value-type="float">
            <text:p>76.45</text:p>
          </table:table-cell>
          <table:table-cell office:value-type="float" office:value="34.4988" calcext:value-type="float">
            <text:p>34.4988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25]" office:value-type="float" office:value="177.5605" calcext:value-type="float">
            <text:p>177.5605</text:p>
          </table:table-cell>
          <table:table-cell table:formula="of:=ABS(100*[.H125]/[.$G$3])" office:value-type="float" office:value="67.8921971605878" calcext:value-type="float">
            <text:p>67.892197160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8.194" calcext:value-type="float">
            <text:p>68.194</text:p>
          </table:table-cell>
          <table:table-cell office:value-type="float" office:value="34.7988" calcext:value-type="float">
            <text:p>34.7988</text:p>
          </table:table-cell>
          <table:table-cell office:value-type="float" office:value="83.975" calcext:value-type="float">
            <text:p>83.97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26]" office:value-type="float" office:value="177.558" calcext:value-type="float">
            <text:p>177.558</text:p>
          </table:table-cell>
          <table:table-cell table:formula="of:=ABS(100*[.H126]/[.$G$3])" office:value-type="float" office:value="67.8912412582733" calcext:value-type="float">
            <text:p>67.891241258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5.896" calcext:value-type="float">
            <text:p>65.896</text:p>
          </table:table-cell>
          <table:table-cell office:value-type="float" office:value="35.0988" calcext:value-type="float">
            <text:p>35.0988</text:p>
          </table:table-cell>
          <table:table-cell office:value-type="float" office:value="83.975" calcext:value-type="float">
            <text:p>83.97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27]" office:value-type="float" office:value="177.558" calcext:value-type="float">
            <text:p>177.558</text:p>
          </table:table-cell>
          <table:table-cell table:formula="of:=ABS(100*[.H127]/[.$G$3])" office:value-type="float" office:value="67.8912412582733" calcext:value-type="float">
            <text:p>67.89124125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5.092" calcext:value-type="float">
            <text:p>75.092</text:p>
          </table:table-cell>
          <table:table-cell office:value-type="float" office:value="35.4567" calcext:value-type="float">
            <text:p>35.4567</text:p>
          </table:table-cell>
          <table:table-cell office:value-type="float" office:value="83.975" calcext:value-type="float">
            <text:p>83.97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28]" office:value-type="float" office:value="177.558" calcext:value-type="float">
            <text:p>177.558</text:p>
          </table:table-cell>
          <table:table-cell table:formula="of:=ABS(100*[.H128]/[.$G$3])" office:value-type="float" office:value="67.8912412582733" calcext:value-type="float">
            <text:p>67.89124125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9.924" calcext:value-type="float">
            <text:p>69.924</text:p>
          </table:table-cell>
          <table:table-cell office:value-type="float" office:value="35.6703" calcext:value-type="float">
            <text:p>35.6703</text:p>
          </table:table-cell>
          <table:table-cell office:value-type="float" office:value="83.975" calcext:value-type="float">
            <text:p>83.97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29]" office:value-type="float" office:value="177.558" calcext:value-type="float">
            <text:p>177.558</text:p>
          </table:table-cell>
          <table:table-cell table:formula="of:=ABS(100*[.H129]/[.$G$3])" office:value-type="float" office:value="67.8912412582733" calcext:value-type="float">
            <text:p>67.89124125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5.406" calcext:value-type="float">
            <text:p>75.406</text:p>
          </table:table-cell>
          <table:table-cell office:value-type="float" office:value="35.9796" calcext:value-type="float">
            <text:p>35.9796</text:p>
          </table:table-cell>
          <table:table-cell office:value-type="float" office:value="83.975" calcext:value-type="float">
            <text:p>83.97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30]" office:value-type="float" office:value="177.558" calcext:value-type="float">
            <text:p>177.558</text:p>
          </table:table-cell>
          <table:table-cell table:formula="of:=ABS(100*[.H130]/[.$G$3])" office:value-type="float" office:value="67.8912412582733" calcext:value-type="float">
            <text:p>67.891241258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5.826" calcext:value-type="float">
            <text:p>65.826</text:p>
          </table:table-cell>
          <table:table-cell office:value-type="float" office:value="36.1932" calcext:value-type="float">
            <text:p>36.1932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131]" office:value-type="float" office:value="177.5605" calcext:value-type="float">
            <text:p>177.5605</text:p>
          </table:table-cell>
          <table:table-cell table:formula="of:=ABS(100*[.H131]/[.$G$3])" office:value-type="float" office:value="67.8921971605878" calcext:value-type="float">
            <text:p>67.89219716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.056" calcext:value-type="float">
            <text:p>63.056</text:p>
          </table:table-cell>
          <table:table-cell office:value-type="float" office:value="36.467" calcext:value-type="float">
            <text:p>36.467</text:p>
          </table:table-cell>
          <table:table-cell office:value-type="float" office:value="84.325" calcext:value-type="float">
            <text:p>84.32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32]" office:value-type="float" office:value="177.208" calcext:value-type="float">
            <text:p>177.208</text:p>
          </table:table-cell>
          <table:table-cell table:formula="of:=ABS(100*[.H132]/[.$G$3])" office:value-type="float" office:value="67.7574149342531" calcext:value-type="float">
            <text:p>67.75741493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8.154" calcext:value-type="float">
            <text:p>68.154</text:p>
          </table:table-cell>
          <table:table-cell office:value-type="float" office:value="36.842" calcext:value-type="float">
            <text:p>36.842</text:p>
          </table:table-cell>
          <table:table-cell office:value-type="float" office:value="84.15" calcext:value-type="float">
            <text:p>84.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33]" office:value-type="float" office:value="177.383" calcext:value-type="float">
            <text:p>177.383</text:p>
          </table:table-cell>
          <table:table-cell table:formula="of:=ABS(100*[.H133]/[.$G$3])" office:value-type="float" office:value="67.8243280962632" calcext:value-type="float">
            <text:p>67.82432809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4.111" calcext:value-type="float">
            <text:p>74.111</text:p>
          </table:table-cell>
          <table:table-cell office:value-type="float" office:value="37.1431" calcext:value-type="float">
            <text:p>37.1431</text:p>
          </table:table-cell>
          <table:table-cell office:value-type="float" office:value="83.985" calcext:value-type="float">
            <text:p>83.98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34]" office:value-type="float" office:value="177.548" calcext:value-type="float">
            <text:p>177.548</text:p>
          </table:table-cell>
          <table:table-cell table:formula="of:=ABS(100*[.H134]/[.$G$3])" office:value-type="float" office:value="67.8874176490156" calcext:value-type="float">
            <text:p>67.88741764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3.978" calcext:value-type="float">
            <text:p>73.978</text:p>
          </table:table-cell>
          <table:table-cell office:value-type="float" office:value="37.4966" calcext:value-type="float">
            <text:p>37.4966</text:p>
          </table:table-cell>
          <table:table-cell office:value-type="float" office:value="83.67" calcext:value-type="float">
            <text:p>83.6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35]" office:value-type="float" office:value="177.863" calcext:value-type="float">
            <text:p>177.863</text:p>
          </table:table-cell>
          <table:table-cell table:formula="of:=ABS(100*[.H135]/[.$G$3])" office:value-type="float" office:value="68.0078613406339" calcext:value-type="float">
            <text:p>68.00786134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9.001" calcext:value-type="float">
            <text:p>69.001</text:p>
          </table:table-cell>
          <table:table-cell office:value-type="float" office:value="37.7516" calcext:value-type="float">
            <text:p>37.7516</text:p>
          </table:table-cell>
          <table:table-cell office:value-type="float" office:value="84.2375" calcext:value-type="float">
            <text:p>84.237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36]" office:value-type="float" office:value="177.2955" calcext:value-type="float">
            <text:p>177.2955</text:p>
          </table:table-cell>
          <table:table-cell table:formula="of:=ABS(100*[.H136]/[.$G$3])" office:value-type="float" office:value="67.7908715152581" calcext:value-type="float">
            <text:p>67.790871515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7.673" calcext:value-type="float">
            <text:p>67.673</text:p>
          </table:table-cell>
          <table:table-cell office:value-type="float" office:value="38.0311" calcext:value-type="float">
            <text:p>38.0311</text:p>
          </table:table-cell>
          <table:table-cell office:value-type="float" office:value="84.085" calcext:value-type="float">
            <text:p>84.08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37]" office:value-type="float" office:value="177.448" calcext:value-type="float">
            <text:p>177.448</text:p>
          </table:table-cell>
          <table:table-cell table:formula="of:=ABS(100*[.H137]/[.$G$3])" office:value-type="float" office:value="67.8491815564384" calcext:value-type="float">
            <text:p>67.84918155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8.503" calcext:value-type="float">
            <text:p>68.503</text:p>
          </table:table-cell>
          <table:table-cell office:value-type="float" office:value="38.3473" calcext:value-type="float">
            <text:p>38.3473</text:p>
          </table:table-cell>
          <table:table-cell office:value-type="float" office:value="84.2025" calcext:value-type="float">
            <text:p>84.202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38]" office:value-type="float" office:value="177.3305" calcext:value-type="float">
            <text:p>177.3305</text:p>
          </table:table-cell>
          <table:table-cell table:formula="of:=ABS(100*[.H138]/[.$G$3])" office:value-type="float" office:value="67.8042541476601" calcext:value-type="float">
            <text:p>67.80425414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4.571" calcext:value-type="float">
            <text:p>74.571</text:p>
          </table:table-cell>
          <table:table-cell office:value-type="float" office:value="38.5723" calcext:value-type="float">
            <text:p>38.5723</text:p>
          </table:table-cell>
          <table:table-cell office:value-type="float" office:value="83.965" calcext:value-type="float">
            <text:p>83.96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39]" office:value-type="float" office:value="177.568" calcext:value-type="float">
            <text:p>177.568</text:p>
          </table:table-cell>
          <table:table-cell table:formula="of:=ABS(100*[.H139]/[.$G$3])" office:value-type="float" office:value="67.8950648675311" calcext:value-type="float">
            <text:p>67.895064867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.133" calcext:value-type="float">
            <text:p>70.133</text:p>
          </table:table-cell>
          <table:table-cell office:value-type="float" office:value="38.9223" calcext:value-type="float">
            <text:p>38.9223</text:p>
          </table:table-cell>
          <table:table-cell office:value-type="float" office:value="84.5525" calcext:value-type="float">
            <text:p>84.552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40]" office:value-type="float" office:value="176.9805" calcext:value-type="float">
            <text:p>176.9805</text:p>
          </table:table-cell>
          <table:table-cell table:formula="of:=ABS(100*[.H140]/[.$G$3])" office:value-type="float" office:value="67.6704278236398" calcext:value-type="float">
            <text:p>67.67042782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0.274" calcext:value-type="float">
            <text:p>90.274</text:p>
          </table:table-cell>
          <table:table-cell office:value-type="float" office:value="39.1723" calcext:value-type="float">
            <text:p>39.1723</text:p>
          </table:table-cell>
          <table:table-cell office:value-type="float" office:value="84.885" calcext:value-type="float">
            <text:p>84.88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41]" office:value-type="float" office:value="176.648" calcext:value-type="float">
            <text:p>176.648</text:p>
          </table:table-cell>
          <table:table-cell table:formula="of:=ABS(100*[.H141]/[.$G$3])" office:value-type="float" office:value="67.5432928158206" calcext:value-type="float">
            <text:p>67.54329281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7.273" calcext:value-type="float">
            <text:p>77.273</text:p>
          </table:table-cell>
          <table:table-cell office:value-type="float" office:value="39.4723" calcext:value-type="float">
            <text:p>39.4723</text:p>
          </table:table-cell>
          <table:table-cell office:value-type="float" office:value="91.2225" calcext:value-type="float">
            <text:p>91.222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42]" office:value-type="float" office:value="170.3105" calcext:value-type="float">
            <text:p>170.3105</text:p>
          </table:table-cell>
          <table:table-cell table:formula="of:=ABS(100*[.H142]/[.$G$3])" office:value-type="float" office:value="65.1200804487388" calcext:value-type="float">
            <text:p>65.12008044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4.792" calcext:value-type="float">
            <text:p>74.792</text:p>
          </table:table-cell>
          <table:table-cell office:value-type="float" office:value="39.7723" calcext:value-type="float">
            <text:p>39.7723</text:p>
          </table:table-cell>
          <table:table-cell office:value-type="float" office:value="94.07" calcext:value-type="float">
            <text:p>94.0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43]" office:value-type="float" office:value="167.463" calcext:value-type="float">
            <text:p>167.463</text:p>
          </table:table-cell>
          <table:table-cell table:formula="of:=ABS(100*[.H143]/[.$G$3])" office:value-type="float" office:value="64.0313077126022" calcext:value-type="float">
            <text:p>64.03130771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4.522" calcext:value-type="float">
            <text:p>114.522</text:p>
          </table:table-cell>
          <table:table-cell office:value-type="float" office:value="39.7723" calcext:value-type="float">
            <text:p>39.7723</text:p>
          </table:table-cell>
          <table:table-cell office:value-type="float" office:value="96.095" calcext:value-type="float">
            <text:p>96.09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44]" office:value-type="float" office:value="165.438" calcext:value-type="float">
            <text:p>165.438</text:p>
          </table:table-cell>
          <table:table-cell table:formula="of:=ABS(100*[.H144]/[.$G$3])" office:value-type="float" office:value="63.2570268379134" calcext:value-type="float">
            <text:p>63.25702683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2.304" calcext:value-type="float">
            <text:p>72.304</text:p>
          </table:table-cell>
          <table:table-cell office:value-type="float" office:value="40.3973" calcext:value-type="float">
            <text:p>40.3973</text:p>
          </table:table-cell>
          <table:table-cell office:value-type="float" office:value="99.575" calcext:value-type="float">
            <text:p>99.57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45]" office:value-type="float" office:value="161.958" calcext:value-type="float">
            <text:p>161.958</text:p>
          </table:table-cell>
          <table:table-cell table:formula="of:=ABS(100*[.H145]/[.$G$3])" office:value-type="float" office:value="61.9264108162259" calcext:value-type="float">
            <text:p>61.92641081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7.178" calcext:value-type="float">
            <text:p>77.178</text:p>
          </table:table-cell>
          <table:table-cell office:value-type="float" office:value="40.6973" calcext:value-type="float">
            <text:p>40.6973</text:p>
          </table:table-cell>
          <table:table-cell office:value-type="float" office:value="99.53" calcext:value-type="float">
            <text:p>99.5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46]" office:value-type="float" office:value="162.003" calcext:value-type="float">
            <text:p>162.003</text:p>
          </table:table-cell>
          <table:table-cell table:formula="of:=ABS(100*[.H146]/[.$G$3])" office:value-type="float" office:value="61.9436170578856" calcext:value-type="float">
            <text:p>61.943617057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6.012" calcext:value-type="float">
            <text:p>76.012</text:p>
          </table:table-cell>
          <table:table-cell office:value-type="float" office:value="40.9973" calcext:value-type="float">
            <text:p>40.9973</text:p>
          </table:table-cell>
          <table:table-cell office:value-type="float" office:value="100.138" calcext:value-type="float">
            <text:p>100.13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47]" office:value-type="float" office:value="161.395" calcext:value-type="float">
            <text:p>161.395</text:p>
          </table:table-cell>
          <table:table-cell table:formula="of:=ABS(100*[.H147]/[.$G$3])" office:value-type="float" office:value="61.7111416150161" calcext:value-type="float">
            <text:p>61.7111416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4.942" calcext:value-type="float">
            <text:p>84.942</text:p>
          </table:table-cell>
          <table:table-cell office:value-type="float" office:value="41.2473" calcext:value-type="float">
            <text:p>41.2473</text:p>
          </table:table-cell>
          <table:table-cell office:value-type="float" office:value="99.82" calcext:value-type="float">
            <text:p>99.8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48]" office:value-type="float" office:value="161.713" calcext:value-type="float">
            <text:p>161.713</text:p>
          </table:table-cell>
          <table:table-cell table:formula="of:=ABS(100*[.H148]/[.$G$3])" office:value-type="float" office:value="61.8327323894117" calcext:value-type="float">
            <text:p>61.832732389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.807" calcext:value-type="float">
            <text:p>83.807</text:p>
          </table:table-cell>
          <table:table-cell office:value-type="float" office:value="41.4973" calcext:value-type="float">
            <text:p>41.4973</text:p>
          </table:table-cell>
          <table:table-cell office:value-type="float" office:value="101.393" calcext:value-type="float">
            <text:p>101.39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49]" office:value-type="float" office:value="160.14" calcext:value-type="float">
            <text:p>160.14</text:p>
          </table:table-cell>
          <table:table-cell table:formula="of:=ABS(100*[.H149]/[.$G$3])" office:value-type="float" office:value="61.2312786531719" calcext:value-type="float">
            <text:p>61.23127865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3.078" calcext:value-type="float">
            <text:p>73.078</text:p>
          </table:table-cell>
          <table:table-cell office:value-type="float" office:value="41.7973" calcext:value-type="float">
            <text:p>41.7973</text:p>
          </table:table-cell>
          <table:table-cell office:value-type="float" office:value="100.528" calcext:value-type="float">
            <text:p>100.5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50]" office:value-type="float" office:value="161.005" calcext:value-type="float">
            <text:p>161.005</text:p>
          </table:table-cell>
          <table:table-cell table:formula="of:=ABS(100*[.H150]/[.$G$3])" office:value-type="float" office:value="61.5620208539649" calcext:value-type="float">
            <text:p>61.5620208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6.42" calcext:value-type="float">
            <text:p>76.42</text:p>
          </table:table-cell>
          <table:table-cell office:value-type="float" office:value="42.0486" calcext:value-type="float">
            <text:p>42.0486</text:p>
          </table:table-cell>
          <table:table-cell office:value-type="float" office:value="101.038" calcext:value-type="float">
            <text:p>101.03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51]" office:value-type="float" office:value="160.495" calcext:value-type="float">
            <text:p>160.495</text:p>
          </table:table-cell>
          <table:table-cell table:formula="of:=ABS(100*[.H151]/[.$G$3])" office:value-type="float" office:value="61.367016781821" calcext:value-type="float">
            <text:p>61.36701678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.868" calcext:value-type="float">
            <text:p>75.868</text:p>
          </table:table-cell>
          <table:table-cell office:value-type="float" office:value="42.3401" calcext:value-type="float">
            <text:p>42.3401</text:p>
          </table:table-cell>
          <table:table-cell office:value-type="float" office:value="100.66" calcext:value-type="float">
            <text:p>100.6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52]" office:value-type="float" office:value="160.873" calcext:value-type="float">
            <text:p>160.873</text:p>
          </table:table-cell>
          <table:table-cell table:formula="of:=ABS(100*[.H152]/[.$G$3])" office:value-type="float" office:value="61.511549211763" calcext:value-type="float">
            <text:p>61.51154921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4.151" calcext:value-type="float">
            <text:p>84.151</text:p>
          </table:table-cell>
          <table:table-cell office:value-type="float" office:value="42.6442" calcext:value-type="float">
            <text:p>42.6442</text:p>
          </table:table-cell>
          <table:table-cell office:value-type="float" office:value="100.693" calcext:value-type="float">
            <text:p>100.69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53]" office:value-type="float" office:value="160.84" calcext:value-type="float">
            <text:p>160.84</text:p>
          </table:table-cell>
          <table:table-cell table:formula="of:=ABS(100*[.H153]/[.$G$3])" office:value-type="float" office:value="61.4989313012125" calcext:value-type="float">
            <text:p>61.49893130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1.812" calcext:value-type="float">
            <text:p>131.812</text:p>
          </table:table-cell>
          <table:table-cell office:value-type="float" office:value="42.6442" calcext:value-type="float">
            <text:p>42.6442</text:p>
          </table:table-cell>
          <table:table-cell office:value-type="float" office:value="100.693" calcext:value-type="float">
            <text:p>100.69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54]" office:value-type="float" office:value="160.84" calcext:value-type="float">
            <text:p>160.84</text:p>
          </table:table-cell>
          <table:table-cell table:formula="of:=ABS(100*[.H154]/[.$G$3])" office:value-type="float" office:value="61.4989313012125" calcext:value-type="float">
            <text:p>61.49893130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5.907" calcext:value-type="float">
            <text:p>85.907</text:p>
          </table:table-cell>
          <table:table-cell office:value-type="float" office:value="43.0898" calcext:value-type="float">
            <text:p>43.0898</text:p>
          </table:table-cell>
          <table:table-cell office:value-type="float" office:value="101.23" calcext:value-type="float">
            <text:p>101.2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55]" office:value-type="float" office:value="160.303" calcext:value-type="float">
            <text:p>160.303</text:p>
          </table:table-cell>
          <table:table-cell table:formula="of:=ABS(100*[.H155]/[.$G$3])" office:value-type="float" office:value="61.2936034840728" calcext:value-type="float">
            <text:p>61.293603484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3.459" calcext:value-type="float">
            <text:p>83.459</text:p>
          </table:table-cell>
          <table:table-cell office:value-type="float" office:value="43.3602" calcext:value-type="float">
            <text:p>43.3602</text:p>
          </table:table-cell>
          <table:table-cell office:value-type="float" office:value="101.745" calcext:value-type="float">
            <text:p>101.74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56]" office:value-type="float" office:value="159.788" calcext:value-type="float">
            <text:p>159.788</text:p>
          </table:table-cell>
          <table:table-cell table:formula="of:=ABS(100*[.H156]/[.$G$3])" office:value-type="float" office:value="61.0966876073" calcext:value-type="float">
            <text:p>61.096687607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6.72" calcext:value-type="float">
            <text:p>76.72</text:p>
          </table:table-cell>
          <table:table-cell office:value-type="float" office:value="43.6518" calcext:value-type="float">
            <text:p>43.6518</text:p>
          </table:table-cell>
          <table:table-cell office:value-type="float" office:value="102.445" calcext:value-type="float">
            <text:p>102.44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57]" office:value-type="float" office:value="159.088" calcext:value-type="float">
            <text:p>159.088</text:p>
          </table:table-cell>
          <table:table-cell table:formula="of:=ABS(100*[.H157]/[.$G$3])" office:value-type="float" office:value="60.8290349592595" calcext:value-type="float">
            <text:p>60.829034959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8.189" calcext:value-type="float">
            <text:p>78.189</text:p>
          </table:table-cell>
          <table:table-cell office:value-type="float" office:value="43.9569" calcext:value-type="float">
            <text:p>43.9569</text:p>
          </table:table-cell>
          <table:table-cell office:value-type="float" office:value="102.955" calcext:value-type="float">
            <text:p>102.95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58]" office:value-type="float" office:value="158.578" calcext:value-type="float">
            <text:p>158.578</text:p>
          </table:table-cell>
          <table:table-cell table:formula="of:=ABS(100*[.H158]/[.$G$3])" office:value-type="float" office:value="60.6340308871156" calcext:value-type="float">
            <text:p>60.63403088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6.828" calcext:value-type="float">
            <text:p>76.828</text:p>
          </table:table-cell>
          <table:table-cell office:value-type="float" office:value="44.1473" calcext:value-type="float">
            <text:p>44.1473</text:p>
          </table:table-cell>
          <table:table-cell office:value-type="float" office:value="102.955" calcext:value-type="float">
            <text:p>102.95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59]" office:value-type="float" office:value="158.578" calcext:value-type="float">
            <text:p>158.578</text:p>
          </table:table-cell>
          <table:table-cell table:formula="of:=ABS(100*[.H159]/[.$G$3])" office:value-type="float" office:value="60.6340308871156" calcext:value-type="float">
            <text:p>60.634030887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5.663" calcext:value-type="float">
            <text:p>85.663</text:p>
          </table:table-cell>
          <table:table-cell office:value-type="float" office:value="44.4166" calcext:value-type="float">
            <text:p>44.4166</text:p>
          </table:table-cell>
          <table:table-cell office:value-type="float" office:value="103.46" calcext:value-type="float">
            <text:p>103.4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60]" office:value-type="float" office:value="158.073" calcext:value-type="float">
            <text:p>158.073</text:p>
          </table:table-cell>
          <table:table-cell table:formula="of:=ABS(100*[.H160]/[.$G$3])" office:value-type="float" office:value="60.4409386196006" calcext:value-type="float">
            <text:p>60.44093861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1.369" calcext:value-type="float">
            <text:p>81.369</text:p>
          </table:table-cell>
          <table:table-cell office:value-type="float" office:value="44.932" calcext:value-type="float">
            <text:p>44.932</text:p>
          </table:table-cell>
          <table:table-cell office:value-type="float" office:value="104.905" calcext:value-type="float">
            <text:p>104.90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61]" office:value-type="float" office:value="156.628" calcext:value-type="float">
            <text:p>156.628</text:p>
          </table:table-cell>
          <table:table-cell table:formula="of:=ABS(100*[.H161]/[.$G$3])" office:value-type="float" office:value="59.8884270818597" calcext:value-type="float">
            <text:p>59.88842708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8.627" calcext:value-type="float">
            <text:p>78.627</text:p>
          </table:table-cell>
          <table:table-cell office:value-type="float" office:value="45.3327" calcext:value-type="float">
            <text:p>45.3327</text:p>
          </table:table-cell>
          <table:table-cell office:value-type="float" office:value="104.903" calcext:value-type="float">
            <text:p>104.90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62]" office:value-type="float" office:value="156.63" calcext:value-type="float">
            <text:p>156.63</text:p>
          </table:table-cell>
          <table:table-cell table:formula="of:=ABS(100*[.H162]/[.$G$3])" office:value-type="float" office:value="59.8891918037112" calcext:value-type="float">
            <text:p>59.889191803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3.151" calcext:value-type="float">
            <text:p>83.151</text:p>
          </table:table-cell>
          <table:table-cell office:value-type="float" office:value="45.6327" calcext:value-type="float">
            <text:p>45.6327</text:p>
          </table:table-cell>
          <table:table-cell office:value-type="float" office:value="105.453" calcext:value-type="float">
            <text:p>105.45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63]" office:value-type="float" office:value="156.08" calcext:value-type="float">
            <text:p>156.08</text:p>
          </table:table-cell>
          <table:table-cell table:formula="of:=ABS(100*[.H163]/[.$G$3])" office:value-type="float" office:value="59.6788932945365" calcext:value-type="float">
            <text:p>59.67889329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7.021" calcext:value-type="float">
            <text:p>77.021</text:p>
          </table:table-cell>
          <table:table-cell office:value-type="float" office:value="45.9509" calcext:value-type="float">
            <text:p>45.9509</text:p>
          </table:table-cell>
          <table:table-cell office:value-type="float" office:value="105.45" calcext:value-type="float">
            <text:p>105.4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64]" office:value-type="float" office:value="156.083" calcext:value-type="float">
            <text:p>156.083</text:p>
          </table:table-cell>
          <table:table-cell table:formula="of:=ABS(100*[.H164]/[.$G$3])" office:value-type="float" office:value="59.6800403773138" calcext:value-type="float">
            <text:p>59.680040377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6.844" calcext:value-type="float">
            <text:p>126.844</text:p>
          </table:table-cell>
          <table:table-cell office:value-type="float" office:value="46.2642" calcext:value-type="float">
            <text:p>46.2642</text:p>
          </table:table-cell>
          <table:table-cell office:value-type="float" office:value="106.658" calcext:value-type="float">
            <text:p>106.65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65]" office:value-type="float" office:value="154.875" calcext:value-type="float">
            <text:p>154.875</text:p>
          </table:table-cell>
          <table:table-cell table:formula="of:=ABS(100*[.H165]/[.$G$3])" office:value-type="float" office:value="59.2181483789808" calcext:value-type="float">
            <text:p>59.21814837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4.277" calcext:value-type="float">
            <text:p>84.277</text:p>
          </table:table-cell>
          <table:table-cell office:value-type="float" office:value="46.4947" calcext:value-type="float">
            <text:p>46.4947</text:p>
          </table:table-cell>
          <table:table-cell office:value-type="float" office:value="106.65" calcext:value-type="float">
            <text:p>106.6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66]" office:value-type="float" office:value="154.883" calcext:value-type="float">
            <text:p>154.883</text:p>
          </table:table-cell>
          <table:table-cell table:formula="of:=ABS(100*[.H166]/[.$G$3])" office:value-type="float" office:value="59.221207266387" calcext:value-type="float">
            <text:p>59.22120726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0.183" calcext:value-type="float">
            <text:p>80.183</text:p>
          </table:table-cell>
          <table:table-cell office:value-type="float" office:value="46.8301" calcext:value-type="float">
            <text:p>46.8301</text:p>
          </table:table-cell>
          <table:table-cell office:value-type="float" office:value="107.86" calcext:value-type="float">
            <text:p>107.8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67]" office:value-type="float" office:value="153.673" calcext:value-type="float">
            <text:p>153.673</text:p>
          </table:table-cell>
          <table:table-cell table:formula="of:=ABS(100*[.H167]/[.$G$3])" office:value-type="float" office:value="58.7585505462026" calcext:value-type="float">
            <text:p>58.758550546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7.958" calcext:value-type="float">
            <text:p>87.958</text:p>
          </table:table-cell>
          <table:table-cell office:value-type="float" office:value="47.085" calcext:value-type="float">
            <text:p>47.085</text:p>
          </table:table-cell>
          <table:table-cell office:value-type="float" office:value="113.813" calcext:value-type="float">
            <text:p>113.8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68]" office:value-type="float" office:value="147.72" calcext:value-type="float">
            <text:p>147.72</text:p>
          </table:table-cell>
          <table:table-cell table:formula="of:=ABS(100*[.H168]/[.$G$3])" office:value-type="float" office:value="56.4823559550803" calcext:value-type="float">
            <text:p>56.482355955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8.427" calcext:value-type="float">
            <text:p>98.427</text:p>
          </table:table-cell>
          <table:table-cell office:value-type="float" office:value="47.3461" calcext:value-type="float">
            <text:p>47.3461</text:p>
          </table:table-cell>
          <table:table-cell office:value-type="float" office:value="115.443" calcext:value-type="float">
            <text:p>115.44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69]" office:value-type="float" office:value="146.09" calcext:value-type="float">
            <text:p>146.09</text:p>
          </table:table-cell>
          <table:table-cell table:formula="of:=ABS(100*[.H169]/[.$G$3])" office:value-type="float" office:value="55.8591076460714" calcext:value-type="float">
            <text:p>55.859107646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8.349" calcext:value-type="float">
            <text:p>78.349</text:p>
          </table:table-cell>
          <table:table-cell office:value-type="float" office:value="47.5461" calcext:value-type="float">
            <text:p>47.5461</text:p>
          </table:table-cell>
          <table:table-cell office:value-type="float" office:value="115.86" calcext:value-type="float">
            <text:p>115.8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70]" office:value-type="float" office:value="145.673" calcext:value-type="float">
            <text:p>145.673</text:p>
          </table:table-cell>
          <table:table-cell table:formula="of:=ABS(100*[.H170]/[.$G$3])" office:value-type="float" office:value="55.6996631400244" calcext:value-type="float">
            <text:p>55.6996631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4.195" calcext:value-type="float">
            <text:p>84.195</text:p>
          </table:table-cell>
          <table:table-cell office:value-type="float" office:value="47.8969" calcext:value-type="float">
            <text:p>47.8969</text:p>
          </table:table-cell>
          <table:table-cell office:value-type="float" office:value="117.408" calcext:value-type="float">
            <text:p>117.40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71]" office:value-type="float" office:value="144.125" calcext:value-type="float">
            <text:p>144.125</text:p>
          </table:table-cell>
          <table:table-cell table:formula="of:=ABS(100*[.H171]/[.$G$3])" office:value-type="float" office:value="55.1077684269289" calcext:value-type="float">
            <text:p>55.10776842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0.481" calcext:value-type="float">
            <text:p>80.481</text:p>
          </table:table-cell>
          <table:table-cell office:value-type="float" office:value="48.2333" calcext:value-type="float">
            <text:p>48.2333</text:p>
          </table:table-cell>
          <table:table-cell office:value-type="float" office:value="118.425" calcext:value-type="float">
            <text:p>118.42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72]" office:value-type="float" office:value="143.108" calcext:value-type="float">
            <text:p>143.108</text:p>
          </table:table-cell>
          <table:table-cell table:formula="of:=ABS(100*[.H172]/[.$G$3])" office:value-type="float" office:value="54.7189073654185" calcext:value-type="float">
            <text:p>54.718907365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2.852" calcext:value-type="float">
            <text:p>82.852</text:p>
          </table:table-cell>
          <table:table-cell office:value-type="float" office:value="48.4907" calcext:value-type="float">
            <text:p>48.4907</text:p>
          </table:table-cell>
          <table:table-cell office:value-type="float" office:value="119.405" calcext:value-type="float">
            <text:p>119.40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73]" office:value-type="float" office:value="142.128" calcext:value-type="float">
            <text:p>142.128</text:p>
          </table:table-cell>
          <table:table-cell table:formula="of:=ABS(100*[.H173]/[.$G$3])" office:value-type="float" office:value="54.3441936581617" calcext:value-type="float">
            <text:p>54.344193658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9.878" calcext:value-type="float">
            <text:p>79.878</text:p>
          </table:table-cell>
          <table:table-cell office:value-type="float" office:value="48.7907" calcext:value-type="float">
            <text:p>48.7907</text:p>
          </table:table-cell>
          <table:table-cell office:value-type="float" office:value="120.503" calcext:value-type="float">
            <text:p>120.50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74]" office:value-type="float" office:value="141.03" calcext:value-type="float">
            <text:p>141.03</text:p>
          </table:table-cell>
          <table:table-cell table:formula="of:=ABS(100*[.H174]/[.$G$3])" office:value-type="float" office:value="53.9243613616637" calcext:value-type="float">
            <text:p>53.92436136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1.665" calcext:value-type="float">
            <text:p>81.665</text:p>
          </table:table-cell>
          <table:table-cell office:value-type="float" office:value="49.1039" calcext:value-type="float">
            <text:p>49.1039</text:p>
          </table:table-cell>
          <table:table-cell office:value-type="float" office:value="121.148" calcext:value-type="float">
            <text:p>121.14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75]" office:value-type="float" office:value="140.385" calcext:value-type="float">
            <text:p>140.385</text:p>
          </table:table-cell>
          <table:table-cell table:formula="of:=ABS(100*[.H175]/[.$G$3])" office:value-type="float" office:value="53.6777385645406" calcext:value-type="float">
            <text:p>53.67773856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2.998" calcext:value-type="float">
            <text:p>82.998</text:p>
          </table:table-cell>
          <table:table-cell office:value-type="float" office:value="49.659" calcext:value-type="float">
            <text:p>49.659</text:p>
          </table:table-cell>
          <table:table-cell office:value-type="float" office:value="123.63" calcext:value-type="float">
            <text:p>123.6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76]" office:value-type="float" office:value="137.903" calcext:value-type="float">
            <text:p>137.903</text:p>
          </table:table-cell>
          <table:table-cell table:formula="of:=ABS(100*[.H176]/[.$G$3])" office:value-type="float" office:value="52.7287187467738" calcext:value-type="float">
            <text:p>52.72871874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7.794" calcext:value-type="float">
            <text:p>87.794</text:p>
          </table:table-cell>
          <table:table-cell office:value-type="float" office:value="49.8111" calcext:value-type="float">
            <text:p>49.8111</text:p>
          </table:table-cell>
          <table:table-cell office:value-type="float" office:value="124.263" calcext:value-type="float">
            <text:p>124.26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77]" office:value-type="float" office:value="137.27" calcext:value-type="float">
            <text:p>137.27</text:p>
          </table:table-cell>
          <table:table-cell table:formula="of:=ABS(100*[.H177]/[.$G$3])" office:value-type="float" office:value="52.48668428076" calcext:value-type="float">
            <text:p>52.48668428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2.92" calcext:value-type="float">
            <text:p>82.92</text:p>
          </table:table-cell>
          <table:table-cell office:value-type="float" office:value="50.1203" calcext:value-type="float">
            <text:p>50.1203</text:p>
          </table:table-cell>
          <table:table-cell office:value-type="float" office:value="124.595" calcext:value-type="float">
            <text:p>124.59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78]" office:value-type="float" office:value="136.938" calcext:value-type="float">
            <text:p>136.938</text:p>
          </table:table-cell>
          <table:table-cell table:formula="of:=ABS(100*[.H178]/[.$G$3])" office:value-type="float" office:value="52.3597404534036" calcext:value-type="float">
            <text:p>52.359740453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2.135" calcext:value-type="float">
            <text:p>102.135</text:p>
          </table:table-cell>
          <table:table-cell office:value-type="float" office:value="50.3665" calcext:value-type="float">
            <text:p>50.3665</text:p>
          </table:table-cell>
          <table:table-cell office:value-type="float" office:value="129.47" calcext:value-type="float">
            <text:p>129.4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79]" office:value-type="float" office:value="132.063" calcext:value-type="float">
            <text:p>132.063</text:p>
          </table:table-cell>
          <table:table-cell table:formula="of:=ABS(100*[.H179]/[.$G$3])" office:value-type="float" office:value="50.4957309402638" calcext:value-type="float">
            <text:p>50.495730940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5.607" calcext:value-type="float">
            <text:p>85.607</text:p>
          </table:table-cell>
          <table:table-cell office:value-type="float" office:value="50.6165" calcext:value-type="float">
            <text:p>50.6165</text:p>
          </table:table-cell>
          <table:table-cell office:value-type="float" office:value="132.198" calcext:value-type="float">
            <text:p>132.19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80]" office:value-type="float" office:value="129.335" calcext:value-type="float">
            <text:p>129.335</text:p>
          </table:table-cell>
          <table:table-cell table:formula="of:=ABS(100*[.H180]/[.$G$3])" office:value-type="float" office:value="49.452650334757" calcext:value-type="float">
            <text:p>49.45265033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1.539" calcext:value-type="float">
            <text:p>141.539</text:p>
          </table:table-cell>
          <table:table-cell office:value-type="float" office:value="50.9186" calcext:value-type="float">
            <text:p>50.9186</text:p>
          </table:table-cell>
          <table:table-cell office:value-type="float" office:value="132.71" calcext:value-type="float">
            <text:p>132.7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81]" office:value-type="float" office:value="128.823" calcext:value-type="float">
            <text:p>128.823</text:p>
          </table:table-cell>
          <table:table-cell table:formula="of:=ABS(100*[.H181]/[.$G$3])" office:value-type="float" office:value="49.2568815407616" calcext:value-type="float">
            <text:p>49.25688154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687" calcext:value-type="float">
            <text:p>90.687</text:p>
          </table:table-cell>
          <table:table-cell office:value-type="float" office:value="51.2037" calcext:value-type="float">
            <text:p>51.2037</text:p>
          </table:table-cell>
          <table:table-cell office:value-type="float" office:value="132.043" calcext:value-type="float">
            <text:p>132.04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82]" office:value-type="float" office:value="129.49" calcext:value-type="float">
            <text:p>129.49</text:p>
          </table:table-cell>
          <table:table-cell table:formula="of:=ABS(100*[.H182]/[.$G$3])" office:value-type="float" office:value="49.5119162782517" calcext:value-type="float">
            <text:p>49.51191627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2.834" calcext:value-type="float">
            <text:p>92.834</text:p>
          </table:table-cell>
          <table:table-cell office:value-type="float" office:value="51.5047" calcext:value-type="float">
            <text:p>51.5047</text:p>
          </table:table-cell>
          <table:table-cell office:value-type="float" office:value="132.045" calcext:value-type="float">
            <text:p>132.04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83]" office:value-type="float" office:value="129.488" calcext:value-type="float">
            <text:p>129.488</text:p>
          </table:table-cell>
          <table:table-cell table:formula="of:=ABS(100*[.H183]/[.$G$3])" office:value-type="float" office:value="49.5111515564002" calcext:value-type="float">
            <text:p>49.511151556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1.273" calcext:value-type="float">
            <text:p>91.273</text:p>
          </table:table-cell>
          <table:table-cell office:value-type="float" office:value="51.6547" calcext:value-type="float">
            <text:p>51.6547</text:p>
          </table:table-cell>
          <table:table-cell office:value-type="float" office:value="132.818" calcext:value-type="float">
            <text:p>132.8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84]" office:value-type="float" office:value="128.715" calcext:value-type="float">
            <text:p>128.715</text:p>
          </table:table-cell>
          <table:table-cell table:formula="of:=ABS(100*[.H184]/[.$G$3])" office:value-type="float" office:value="49.2155865607782" calcext:value-type="float">
            <text:p>49.21558656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8.826" calcext:value-type="float">
            <text:p>88.826</text:p>
          </table:table-cell>
          <table:table-cell office:value-type="float" office:value="52.1047" calcext:value-type="float">
            <text:p>52.1047</text:p>
          </table:table-cell>
          <table:table-cell office:value-type="float" office:value="132.818" calcext:value-type="float">
            <text:p>132.8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85]" office:value-type="float" office:value="128.715" calcext:value-type="float">
            <text:p>128.715</text:p>
          </table:table-cell>
          <table:table-cell table:formula="of:=ABS(100*[.H185]/[.$G$3])" office:value-type="float" office:value="49.2155865607782" calcext:value-type="float">
            <text:p>49.21558656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2.804" calcext:value-type="float">
            <text:p>92.804</text:p>
          </table:table-cell>
          <table:table-cell office:value-type="float" office:value="52.3047" calcext:value-type="float">
            <text:p>52.3047</text:p>
          </table:table-cell>
          <table:table-cell office:value-type="float" office:value="132.818" calcext:value-type="float">
            <text:p>132.8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86]" office:value-type="float" office:value="128.715" calcext:value-type="float">
            <text:p>128.715</text:p>
          </table:table-cell>
          <table:table-cell table:formula="of:=ABS(100*[.H186]/[.$G$3])" office:value-type="float" office:value="49.2155865607782" calcext:value-type="float">
            <text:p>49.21558656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8.516" calcext:value-type="float">
            <text:p>88.516</text:p>
          </table:table-cell>
          <table:table-cell office:value-type="float" office:value="52.6047" calcext:value-type="float">
            <text:p>52.6047</text:p>
          </table:table-cell>
          <table:table-cell office:value-type="float" office:value="136.81" calcext:value-type="float">
            <text:p>136.8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87]" office:value-type="float" office:value="124.723" calcext:value-type="float">
            <text:p>124.723</text:p>
          </table:table-cell>
          <table:table-cell table:formula="of:=ABS(100*[.H187]/[.$G$3])" office:value-type="float" office:value="47.6892017450953" calcext:value-type="float">
            <text:p>47.68920174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0.005" calcext:value-type="float">
            <text:p>90.005</text:p>
          </table:table-cell>
          <table:table-cell office:value-type="float" office:value="52.9139" calcext:value-type="float">
            <text:p>52.9139</text:p>
          </table:table-cell>
          <table:table-cell office:value-type="float" office:value="139.275" calcext:value-type="float">
            <text:p>139.27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88]" office:value-type="float" office:value="122.258" calcext:value-type="float">
            <text:p>122.258</text:p>
          </table:table-cell>
          <table:table-cell table:formula="of:=ABS(100*[.H188]/[.$G$3])" office:value-type="float" office:value="46.7466820630666" calcext:value-type="float">
            <text:p>46.74668206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7.381" calcext:value-type="float">
            <text:p>87.381</text:p>
          </table:table-cell>
          <table:table-cell office:value-type="float" office:value="53.1275" calcext:value-type="float">
            <text:p>53.1275</text:p>
          </table:table-cell>
          <table:table-cell office:value-type="float" office:value="139.263" calcext:value-type="float">
            <text:p>139.26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89]" office:value-type="float" office:value="122.27" calcext:value-type="float">
            <text:p>122.27</text:p>
          </table:table-cell>
          <table:table-cell table:formula="of:=ABS(100*[.H189]/[.$G$3])" office:value-type="float" office:value="46.7512703941759" calcext:value-type="float">
            <text:p>46.75127039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6.213" calcext:value-type="float">
            <text:p>86.213</text:p>
          </table:table-cell>
          <table:table-cell office:value-type="float" office:value="53.3775" calcext:value-type="float">
            <text:p>53.3775</text:p>
          </table:table-cell>
          <table:table-cell office:value-type="float" office:value="139.635" calcext:value-type="float">
            <text:p>139.63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90]" office:value-type="float" office:value="121.898" calcext:value-type="float">
            <text:p>121.898</text:p>
          </table:table-cell>
          <table:table-cell table:formula="of:=ABS(100*[.H190]/[.$G$3])" office:value-type="float" office:value="46.6090321297886" calcext:value-type="float">
            <text:p>46.60903212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2.185" calcext:value-type="float">
            <text:p>92.185</text:p>
          </table:table-cell>
          <table:table-cell office:value-type="float" office:value="53.6275" calcext:value-type="float">
            <text:p>53.6275</text:p>
          </table:table-cell>
          <table:table-cell office:value-type="float" office:value="140.52" calcext:value-type="float">
            <text:p>140.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91]" office:value-type="float" office:value="121.013" calcext:value-type="float">
            <text:p>121.013</text:p>
          </table:table-cell>
          <table:table-cell table:formula="of:=ABS(100*[.H191]/[.$G$3])" office:value-type="float" office:value="46.2706427104801" calcext:value-type="float">
            <text:p>46.27064271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.555" calcext:value-type="float">
            <text:p>91.555</text:p>
          </table:table-cell>
          <table:table-cell office:value-type="float" office:value="53.9438" calcext:value-type="float">
            <text:p>53.9438</text:p>
          </table:table-cell>
          <table:table-cell office:value-type="float" office:value="140.523" calcext:value-type="float">
            <text:p>140.52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92]" office:value-type="float" office:value="121.01" calcext:value-type="float">
            <text:p>121.01</text:p>
          </table:table-cell>
          <table:table-cell table:formula="of:=ABS(100*[.H192]/[.$G$3])" office:value-type="float" office:value="46.2694956277028" calcext:value-type="float">
            <text:p>46.269495627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5.48" calcext:value-type="float">
            <text:p>95.48</text:p>
          </table:table-cell>
          <table:table-cell office:value-type="float" office:value="54.3507" calcext:value-type="float">
            <text:p>54.3507</text:p>
          </table:table-cell>
          <table:table-cell office:value-type="float" office:value="140.513" calcext:value-type="float">
            <text:p>140.5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93]" office:value-type="float" office:value="121.02" calcext:value-type="float">
            <text:p>121.02</text:p>
          </table:table-cell>
          <table:table-cell table:formula="of:=ABS(100*[.H193]/[.$G$3])" office:value-type="float" office:value="46.2733192369605" calcext:value-type="float">
            <text:p>46.2733192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1.181" calcext:value-type="float">
            <text:p>91.181</text:p>
          </table:table-cell>
          <table:table-cell office:value-type="float" office:value="54.6118" calcext:value-type="float">
            <text:p>54.6118</text:p>
          </table:table-cell>
          <table:table-cell office:value-type="float" office:value="140.515" calcext:value-type="float">
            <text:p>140.5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94]" office:value-type="float" office:value="121.018" calcext:value-type="float">
            <text:p>121.018</text:p>
          </table:table-cell>
          <table:table-cell table:formula="of:=ABS(100*[.H194]/[.$G$3])" office:value-type="float" office:value="46.272554515109" calcext:value-type="float">
            <text:p>46.27255451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4.099" calcext:value-type="float">
            <text:p>104.099</text:p>
          </table:table-cell>
          <table:table-cell office:value-type="float" office:value="54.858" calcext:value-type="float">
            <text:p>54.858</text:p>
          </table:table-cell>
          <table:table-cell office:value-type="float" office:value="140.515" calcext:value-type="float">
            <text:p>140.5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95]" office:value-type="float" office:value="121.018" calcext:value-type="float">
            <text:p>121.018</text:p>
          </table:table-cell>
          <table:table-cell table:formula="of:=ABS(100*[.H195]/[.$G$3])" office:value-type="float" office:value="46.272554515109" calcext:value-type="float">
            <text:p>46.27255451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0.18" calcext:value-type="float">
            <text:p>90.18</text:p>
          </table:table-cell>
          <table:table-cell office:value-type="float" office:value="55.208" calcext:value-type="float">
            <text:p>55.208</text:p>
          </table:table-cell>
          <table:table-cell office:value-type="float" office:value="140.515" calcext:value-type="float">
            <text:p>140.5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96]" office:value-type="float" office:value="121.018" calcext:value-type="float">
            <text:p>121.018</text:p>
          </table:table-cell>
          <table:table-cell table:formula="of:=ABS(100*[.H196]/[.$G$3])" office:value-type="float" office:value="46.272554515109" calcext:value-type="float">
            <text:p>46.272554515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1.19" calcext:value-type="float">
            <text:p>91.19</text:p>
          </table:table-cell>
          <table:table-cell office:value-type="float" office:value="55.508" calcext:value-type="float">
            <text:p>55.508</text:p>
          </table:table-cell>
          <table:table-cell office:value-type="float" office:value="140.525" calcext:value-type="float">
            <text:p>140.52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97]" office:value-type="float" office:value="121.008" calcext:value-type="float">
            <text:p>121.008</text:p>
          </table:table-cell>
          <table:table-cell table:formula="of:=ABS(100*[.H197]/[.$G$3])" office:value-type="float" office:value="46.2687309058513" calcext:value-type="float">
            <text:p>46.26873090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0.874" calcext:value-type="float">
            <text:p>90.874</text:p>
          </table:table-cell>
          <table:table-cell office:value-type="float" office:value="55.833" calcext:value-type="float">
            <text:p>55.833</text:p>
          </table:table-cell>
          <table:table-cell office:value-type="float" office:value="140.515" calcext:value-type="float">
            <text:p>140.5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98]" office:value-type="float" office:value="121.018" calcext:value-type="float">
            <text:p>121.018</text:p>
          </table:table-cell>
          <table:table-cell table:formula="of:=ABS(100*[.H198]/[.$G$3])" office:value-type="float" office:value="46.272554515109" calcext:value-type="float">
            <text:p>46.27255451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7.089" calcext:value-type="float">
            <text:p>87.089</text:p>
          </table:table-cell>
          <table:table-cell office:value-type="float" office:value="56.083" calcext:value-type="float">
            <text:p>56.083</text:p>
          </table:table-cell>
          <table:table-cell office:value-type="float" office:value="140.515" calcext:value-type="float">
            <text:p>140.5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99]" office:value-type="float" office:value="121.018" calcext:value-type="float">
            <text:p>121.018</text:p>
          </table:table-cell>
          <table:table-cell table:formula="of:=ABS(100*[.H199]/[.$G$3])" office:value-type="float" office:value="46.272554515109" calcext:value-type="float">
            <text:p>46.27255451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2.574" calcext:value-type="float">
            <text:p>92.574</text:p>
          </table:table-cell>
          <table:table-cell office:value-type="float" office:value="56.4383" calcext:value-type="float">
            <text:p>56.4383</text:p>
          </table:table-cell>
          <table:table-cell office:value-type="float" office:value="140.518" calcext:value-type="float">
            <text:p>140.5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00]" office:value-type="float" office:value="121.015" calcext:value-type="float">
            <text:p>121.015</text:p>
          </table:table-cell>
          <table:table-cell table:formula="of:=ABS(100*[.H200]/[.$G$3])" office:value-type="float" office:value="46.2714074323317" calcext:value-type="float">
            <text:p>46.27140743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7.411" calcext:value-type="float">
            <text:p>87.411</text:p>
          </table:table-cell>
          <table:table-cell office:value-type="float" office:value="56.6203" calcext:value-type="float">
            <text:p>56.6203</text:p>
          </table:table-cell>
          <table:table-cell office:value-type="float" office:value="140.518" calcext:value-type="float">
            <text:p>140.5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01]" office:value-type="float" office:value="121.015" calcext:value-type="float">
            <text:p>121.015</text:p>
          </table:table-cell>
          <table:table-cell table:formula="of:=ABS(100*[.H201]/[.$G$3])" office:value-type="float" office:value="46.2714074323317" calcext:value-type="float">
            <text:p>46.27140743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.584" calcext:value-type="float">
            <text:p>96.584</text:p>
          </table:table-cell>
          <table:table-cell office:value-type="float" office:value="56.6203" calcext:value-type="float">
            <text:p>56.6203</text:p>
          </table:table-cell>
          <table:table-cell office:value-type="float" office:value="140.518" calcext:value-type="float">
            <text:p>140.5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02]" office:value-type="float" office:value="121.015" calcext:value-type="float">
            <text:p>121.015</text:p>
          </table:table-cell>
          <table:table-cell table:formula="of:=ABS(100*[.H202]/[.$G$3])" office:value-type="float" office:value="46.2714074323317" calcext:value-type="float">
            <text:p>46.271407432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8.703" calcext:value-type="float">
            <text:p>98.703</text:p>
          </table:table-cell>
          <table:table-cell office:value-type="float" office:value="57.1185" calcext:value-type="float">
            <text:p>57.1185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03]" office:value-type="float" office:value="121.005" calcext:value-type="float">
            <text:p>121.005</text:p>
          </table:table-cell>
          <table:table-cell table:formula="of:=ABS(100*[.H203]/[.$G$3])" office:value-type="float" office:value="46.267583823074" calcext:value-type="float">
            <text:p>46.26758382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.743" calcext:value-type="float">
            <text:p>100.743</text:p>
          </table:table-cell>
          <table:table-cell office:value-type="float" office:value="57.3448" calcext:value-type="float">
            <text:p>57.3448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04]" office:value-type="float" office:value="121.005" calcext:value-type="float">
            <text:p>121.005</text:p>
          </table:table-cell>
          <table:table-cell table:formula="of:=ABS(100*[.H204]/[.$G$3])" office:value-type="float" office:value="46.267583823074" calcext:value-type="float">
            <text:p>46.267583823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3.747" calcext:value-type="float">
            <text:p>83.747</text:p>
          </table:table-cell>
          <table:table-cell office:value-type="float" office:value="57.5464" calcext:value-type="float">
            <text:p>57.5464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05]" office:value-type="float" office:value="121.005" calcext:value-type="float">
            <text:p>121.005</text:p>
          </table:table-cell>
          <table:table-cell table:formula="of:=ABS(100*[.H205]/[.$G$3])" office:value-type="float" office:value="46.267583823074" calcext:value-type="float">
            <text:p>46.267583823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8.058" calcext:value-type="float">
            <text:p>138.058</text:p>
          </table:table-cell>
          <table:table-cell office:value-type="float" office:value="57.8214" calcext:value-type="float">
            <text:p>57.8214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$G$3]-[.D206]" office:value-type="float" office:value="121.005" calcext:value-type="float">
            <text:p>121.005</text:p>
          </table:table-cell>
          <table:table-cell table:formula="of:=ABS(100*[.H206]/[.$G$3])" office:value-type="float" office:value="46.267583823074" calcext:value-type="float">
            <text:p>46.267583823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5.68" calcext:value-type="float">
            <text:p>85.68</text:p>
          </table:table-cell>
          <table:table-cell office:value-type="float" office:value="58.1284" calcext:value-type="float">
            <text:p>58.1284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$G$3]-[.D207]" office:value-type="float" office:value="121.005" calcext:value-type="float">
            <text:p>121.005</text:p>
          </table:table-cell>
          <table:table-cell table:formula="of:=ABS(100*[.H207]/[.$G$3])" office:value-type="float" office:value="46.267583823074" calcext:value-type="float">
            <text:p>46.267583823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4.678" calcext:value-type="float">
            <text:p>104.678</text:p>
          </table:table-cell>
          <table:table-cell office:value-type="float" office:value="58.4863" calcext:value-type="float">
            <text:p>58.4863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$G$3]-[.D208]" office:value-type="float" office:value="121.005" calcext:value-type="float">
            <text:p>121.005</text:p>
          </table:table-cell>
          <table:table-cell table:formula="of:=ABS(100*[.H208]/[.$G$3])" office:value-type="float" office:value="46.267583823074" calcext:value-type="float">
            <text:p>46.267583823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7.71" calcext:value-type="float">
            <text:p>87.71</text:p>
          </table:table-cell>
          <table:table-cell office:value-type="float" office:value="58.7222" calcext:value-type="float">
            <text:p>58.7222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$G$3]-[.D209]" office:value-type="float" office:value="121.005" calcext:value-type="float">
            <text:p>121.005</text:p>
          </table:table-cell>
          <table:table-cell table:formula="of:=ABS(100*[.H209]/[.$G$3])" office:value-type="float" office:value="46.267583823074" calcext:value-type="float">
            <text:p>46.267583823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0.867" calcext:value-type="float">
            <text:p>90.867</text:p>
          </table:table-cell>
          <table:table-cell office:value-type="float" office:value="59.0585" calcext:value-type="float">
            <text:p>59.0585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$G$3]-[.D210]" office:value-type="float" office:value="121.005" calcext:value-type="float">
            <text:p>121.005</text:p>
          </table:table-cell>
          <table:table-cell table:formula="of:=ABS(100*[.H210]/[.$G$3])" office:value-type="float" office:value="46.267583823074" calcext:value-type="float">
            <text:p>46.267583823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8.569" calcext:value-type="float">
            <text:p>108.569</text:p>
          </table:table-cell>
          <table:table-cell office:value-type="float" office:value="59.2422" calcext:value-type="float">
            <text:p>59.2422</text:p>
          </table:table-cell>
          <table:table-cell office:value-type="float" office:value="140.653" calcext:value-type="float">
            <text:p>140.65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211]" office:value-type="float" office:value="120.88" calcext:value-type="float">
            <text:p>120.88</text:p>
          </table:table-cell>
          <table:table-cell table:formula="of:=ABS(100*[.H211]/[.$G$3])" office:value-type="float" office:value="46.2197887073524" calcext:value-type="float">
            <text:p>46.219788707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0.215" calcext:value-type="float">
            <text:p>90.215</text:p>
          </table:table-cell>
          <table:table-cell office:value-type="float" office:value="59.4688" calcext:value-type="float">
            <text:p>59.4688</text:p>
          </table:table-cell>
          <table:table-cell office:value-type="float" office:value="140.448" calcext:value-type="float">
            <text:p>140.44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$G$3]-[.D212]" office:value-type="float" office:value="121.085" calcext:value-type="float">
            <text:p>121.085</text:p>
          </table:table-cell>
          <table:table-cell table:formula="of:=ABS(100*[.H212]/[.$G$3])" office:value-type="float" office:value="46.2981726971357" calcext:value-type="float">
            <text:p>46.298172697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9.643" calcext:value-type="float">
            <text:p>89.643</text:p>
          </table:table-cell>
          <table:table-cell office:value-type="float" office:value="59.7299" calcext:value-type="float">
            <text:p>59.7299</text:p>
          </table:table-cell>
          <table:table-cell office:value-type="float" office:value="140.44" calcext:value-type="float">
            <text:p>140.4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$G$3]-[.D213]" office:value-type="float" office:value="121.093" calcext:value-type="float">
            <text:p>121.093</text:p>
          </table:table-cell>
          <table:table-cell table:formula="of:=ABS(100*[.H213]/[.$G$3])" office:value-type="float" office:value="46.3012315845419" calcext:value-type="float">
            <text:p>46.301231584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3.646" calcext:value-type="float">
            <text:p>83.646</text:p>
          </table:table-cell>
          <table:table-cell office:value-type="float" office:value="59.9848" calcext:value-type="float">
            <text:p>59.9848</text:p>
          </table:table-cell>
          <table:table-cell office:value-type="float" office:value="140.323" calcext:value-type="float">
            <text:p>140.32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$G$3]-[.D214]" office:value-type="float" office:value="121.21" calcext:value-type="float">
            <text:p>121.21</text:p>
          </table:table-cell>
          <table:table-cell table:formula="of:=ABS(100*[.H214]/[.$G$3])" office:value-type="float" office:value="46.3459678128573" calcext:value-type="float">
            <text:p>46.345967812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.636" calcext:value-type="float">
            <text:p>105.636</text:p>
          </table:table-cell>
          <table:table-cell office:value-type="float" office:value="60.2606" calcext:value-type="float">
            <text:p>60.2606</text:p>
          </table:table-cell>
          <table:table-cell office:value-type="float" office:value="140.333" calcext:value-type="float">
            <text:p>140.33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215]" office:value-type="float" office:value="121.2" calcext:value-type="float">
            <text:p>121.2</text:p>
          </table:table-cell>
          <table:table-cell table:formula="of:=ABS(100*[.H215]/[.$G$3])" office:value-type="float" office:value="46.3421442035996" calcext:value-type="float">
            <text:p>46.342144203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9.787" calcext:value-type="float">
            <text:p>109.787</text:p>
          </table:table-cell>
          <table:table-cell office:value-type="float" office:value="60.5606" calcext:value-type="float">
            <text:p>60.5606</text:p>
          </table:table-cell>
          <table:table-cell office:value-type="float" office:value="140.333" calcext:value-type="float">
            <text:p>140.33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216]" office:value-type="float" office:value="121.2" calcext:value-type="float">
            <text:p>121.2</text:p>
          </table:table-cell>
          <table:table-cell table:formula="of:=ABS(100*[.H216]/[.$G$3])" office:value-type="float" office:value="46.3421442035996" calcext:value-type="float">
            <text:p>46.34214420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4.762" calcext:value-type="float">
            <text:p>94.762</text:p>
          </table:table-cell>
          <table:table-cell office:value-type="float" office:value="61.0106" calcext:value-type="float">
            <text:p>61.0106</text:p>
          </table:table-cell>
          <table:table-cell office:value-type="float" office:value="140.333" calcext:value-type="float">
            <text:p>140.33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217]" office:value-type="float" office:value="121.2" calcext:value-type="float">
            <text:p>121.2</text:p>
          </table:table-cell>
          <table:table-cell table:formula="of:=ABS(100*[.H217]/[.$G$3])" office:value-type="float" office:value="46.3421442035996" calcext:value-type="float">
            <text:p>46.342144203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6.048" calcext:value-type="float">
            <text:p>116.048</text:p>
          </table:table-cell>
          <table:table-cell office:value-type="float" office:value="61.253" calcext:value-type="float">
            <text:p>61.253</text:p>
          </table:table-cell>
          <table:table-cell office:value-type="float" office:value="140.243" calcext:value-type="float">
            <text:p>140.2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8]" office:value-type="float" office:value="121.29" calcext:value-type="float">
            <text:p>121.29</text:p>
          </table:table-cell>
          <table:table-cell table:formula="of:=ABS(100*[.H218]/[.$G$3])" office:value-type="float" office:value="46.3765566869191" calcext:value-type="float">
            <text:p>46.376556686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9.083" calcext:value-type="float">
            <text:p>139.083</text:p>
          </table:table-cell>
          <table:table-cell office:value-type="float" office:value="61.503" calcext:value-type="float">
            <text:p>61.503</text:p>
          </table:table-cell>
          <table:table-cell office:value-type="float" office:value="140.24" calcext:value-type="float">
            <text:p>140.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9]" office:value-type="float" office:value="121.293" calcext:value-type="float">
            <text:p>121.293</text:p>
          </table:table-cell>
          <table:table-cell table:formula="of:=ABS(100*[.H219]/[.$G$3])" office:value-type="float" office:value="46.3777037696964" calcext:value-type="float">
            <text:p>46.377703769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5.719" calcext:value-type="float">
            <text:p>85.719</text:p>
          </table:table-cell>
          <table:table-cell office:value-type="float" office:value="61.753" calcext:value-type="float">
            <text:p>61.753</text:p>
          </table:table-cell>
          <table:table-cell office:value-type="float" office:value="140.238" calcext:value-type="float">
            <text:p>140.23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20]" office:value-type="float" office:value="121.295" calcext:value-type="float">
            <text:p>121.295</text:p>
          </table:table-cell>
          <table:table-cell table:formula="of:=ABS(100*[.H220]/[.$G$3])" office:value-type="float" office:value="46.3784684915479" calcext:value-type="float">
            <text:p>46.37846849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0.508" calcext:value-type="float">
            <text:p>90.508</text:p>
          </table:table-cell>
          <table:table-cell office:value-type="float" office:value="62.0789" calcext:value-type="float">
            <text:p>62.0789</text:p>
          </table:table-cell>
          <table:table-cell office:value-type="float" office:value="140.99" calcext:value-type="float">
            <text:p>140.9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21]" office:value-type="float" office:value="120.543" calcext:value-type="float">
            <text:p>120.543</text:p>
          </table:table-cell>
          <table:table-cell table:formula="of:=ABS(100*[.H221]/[.$G$3])" office:value-type="float" office:value="46.0909330753672" calcext:value-type="float">
            <text:p>46.09093307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3.985" calcext:value-type="float">
            <text:p>83.985</text:p>
          </table:table-cell>
          <table:table-cell office:value-type="float" office:value="62.448" calcext:value-type="float">
            <text:p>62.448</text:p>
          </table:table-cell>
          <table:table-cell office:value-type="float" office:value="141.3" calcext:value-type="float">
            <text:p>141.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22]" office:value-type="float" office:value="120.233" calcext:value-type="float">
            <text:p>120.233</text:p>
          </table:table-cell>
          <table:table-cell table:formula="of:=ABS(100*[.H222]/[.$G$3])" office:value-type="float" office:value="45.9724011883778" calcext:value-type="float">
            <text:p>45.972401188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1.692" calcext:value-type="float">
            <text:p>81.692</text:p>
          </table:table-cell>
          <table:table-cell office:value-type="float" office:value="62.598" calcext:value-type="float">
            <text:p>62.598</text:p>
          </table:table-cell>
          <table:table-cell office:value-type="float" office:value="141.3" calcext:value-type="float">
            <text:p>141.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23]" office:value-type="float" office:value="120.233" calcext:value-type="float">
            <text:p>120.233</text:p>
          </table:table-cell>
          <table:table-cell table:formula="of:=ABS(100*[.H223]/[.$G$3])" office:value-type="float" office:value="45.9724011883778" calcext:value-type="float">
            <text:p>45.972401188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5.438" calcext:value-type="float">
            <text:p>95.438</text:p>
          </table:table-cell>
          <table:table-cell office:value-type="float" office:value="62.9381" calcext:value-type="float">
            <text:p>62.9381</text:p>
          </table:table-cell>
          <table:table-cell office:value-type="float" office:value="141.195" calcext:value-type="float">
            <text:p>141.19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24]" office:value-type="float" office:value="120.338" calcext:value-type="float">
            <text:p>120.338</text:p>
          </table:table-cell>
          <table:table-cell table:formula="of:=ABS(100*[.H224]/[.$G$3])" office:value-type="float" office:value="46.0125490855839" calcext:value-type="float">
            <text:p>46.012549085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.556" calcext:value-type="float">
            <text:p>110.556</text:p>
          </table:table-cell>
          <table:table-cell office:value-type="float" office:value="63.2881" calcext:value-type="float">
            <text:p>63.2881</text:p>
          </table:table-cell>
          <table:table-cell office:value-type="float" office:value="141.41" calcext:value-type="float">
            <text:p>141.4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25]" office:value-type="float" office:value="120.123" calcext:value-type="float">
            <text:p>120.123</text:p>
          </table:table-cell>
          <table:table-cell table:formula="of:=ABS(100*[.H225]/[.$G$3])" office:value-type="float" office:value="45.9303414865428" calcext:value-type="float">
            <text:p>45.930341486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1.977" calcext:value-type="float">
            <text:p>91.977</text:p>
          </table:table-cell>
          <table:table-cell office:value-type="float" office:value="63.5381" calcext:value-type="float">
            <text:p>63.5381</text:p>
          </table:table-cell>
          <table:table-cell office:value-type="float" office:value="141.488" calcext:value-type="float">
            <text:p>141.48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26]" office:value-type="float" office:value="120.045" calcext:value-type="float">
            <text:p>120.045</text:p>
          </table:table-cell>
          <table:table-cell table:formula="of:=ABS(100*[.H226]/[.$G$3])" office:value-type="float" office:value="45.9005173343326" calcext:value-type="float">
            <text:p>45.90051733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.372" calcext:value-type="float">
            <text:p>105.372</text:p>
          </table:table-cell>
          <table:table-cell office:value-type="float" office:value="63.9197" calcext:value-type="float">
            <text:p>63.9197</text:p>
          </table:table-cell>
          <table:table-cell office:value-type="float" office:value="144.053" calcext:value-type="float">
            <text:p>144.05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27]" office:value-type="float" office:value="117.48" calcext:value-type="float">
            <text:p>117.48</text:p>
          </table:table-cell>
          <table:table-cell table:formula="of:=ABS(100*[.H227]/[.$G$3])" office:value-type="float" office:value="44.9197615597267" calcext:value-type="float">
            <text:p>44.919761559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9.67" calcext:value-type="float">
            <text:p>99.67</text:p>
          </table:table-cell>
          <table:table-cell office:value-type="float" office:value="64.1697" calcext:value-type="float">
            <text:p>64.1697</text:p>
          </table:table-cell>
          <table:table-cell office:value-type="float" office:value="144.408" calcext:value-type="float">
            <text:p>144.40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28]" office:value-type="float" office:value="117.125" calcext:value-type="float">
            <text:p>117.125</text:p>
          </table:table-cell>
          <table:table-cell table:formula="of:=ABS(100*[.H228]/[.$G$3])" office:value-type="float" office:value="44.7840234310775" calcext:value-type="float">
            <text:p>44.78402343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4.753" calcext:value-type="float">
            <text:p>94.753</text:p>
          </table:table-cell>
          <table:table-cell office:value-type="float" office:value="64.5197" calcext:value-type="float">
            <text:p>64.5197</text:p>
          </table:table-cell>
          <table:table-cell office:value-type="float" office:value="145.94" calcext:value-type="float">
            <text:p>145.9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29]" office:value-type="float" office:value="115.593" calcext:value-type="float">
            <text:p>115.593</text:p>
          </table:table-cell>
          <table:table-cell table:formula="of:=ABS(100*[.H229]/[.$G$3])" office:value-type="float" office:value="44.1982464927944" calcext:value-type="float">
            <text:p>44.198246492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6.458" calcext:value-type="float">
            <text:p>106.458</text:p>
          </table:table-cell>
          <table:table-cell office:value-type="float" office:value="64.8697" calcext:value-type="float">
            <text:p>64.8697</text:p>
          </table:table-cell>
          <table:table-cell office:value-type="float" office:value="147.08" calcext:value-type="float">
            <text:p>147.0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30]" office:value-type="float" office:value="114.453" calcext:value-type="float">
            <text:p>114.453</text:p>
          </table:table-cell>
          <table:table-cell table:formula="of:=ABS(100*[.H230]/[.$G$3])" office:value-type="float" office:value="43.762355037414" calcext:value-type="float">
            <text:p>43.76235503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2.596" calcext:value-type="float">
            <text:p>102.596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147.158" calcext:value-type="float">
            <text:p>147.15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31]" office:value-type="float" office:value="114.375" calcext:value-type="float">
            <text:p>114.375</text:p>
          </table:table-cell>
          <table:table-cell table:formula="of:=ABS(100*[.H231]/[.$G$3])" office:value-type="float" office:value="43.7325308852038" calcext:value-type="float">
            <text:p>43.73253088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1.624" calcext:value-type="float">
            <text:p>111.624</text:p>
          </table:table-cell>
          <table:table-cell office:value-type="float" office:value="65.5697" calcext:value-type="float">
            <text:p>65.5697</text:p>
          </table:table-cell>
          <table:table-cell office:value-type="float" office:value="147.758" calcext:value-type="float">
            <text:p>147.75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32]" office:value-type="float" office:value="113.775" calcext:value-type="float">
            <text:p>113.775</text:p>
          </table:table-cell>
          <table:table-cell table:formula="of:=ABS(100*[.H232]/[.$G$3])" office:value-type="float" office:value="43.5031143297404" calcext:value-type="float">
            <text:p>43.503114329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4.189" calcext:value-type="float">
            <text:p>124.189</text:p>
          </table:table-cell>
          <table:table-cell office:value-type="float" office:value="65.9197" calcext:value-type="float">
            <text:p>65.9197</text:p>
          </table:table-cell>
          <table:table-cell office:value-type="float" office:value="148.973" calcext:value-type="float">
            <text:p>148.97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33]" office:value-type="float" office:value="112.56" calcext:value-type="float">
            <text:p>112.56</text:p>
          </table:table-cell>
          <table:table-cell table:formula="of:=ABS(100*[.H233]/[.$G$3])" office:value-type="float" office:value="43.0385458049271" calcext:value-type="float">
            <text:p>43.038545804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2.516" calcext:value-type="float">
            <text:p>102.516</text:p>
          </table:table-cell>
          <table:table-cell office:value-type="float" office:value="66.3697" calcext:value-type="float">
            <text:p>66.3697</text:p>
          </table:table-cell>
          <table:table-cell office:value-type="float" office:value="148.575" calcext:value-type="float">
            <text:p>148.57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34]" office:value-type="float" office:value="112.958" calcext:value-type="float">
            <text:p>112.958</text:p>
          </table:table-cell>
          <table:table-cell table:formula="of:=ABS(100*[.H234]/[.$G$3])" office:value-type="float" office:value="43.1907254533845" calcext:value-type="float">
            <text:p>43.19072545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.493" calcext:value-type="float">
            <text:p>102.493</text:p>
          </table:table-cell>
          <table:table-cell office:value-type="float" office:value="66.8204" calcext:value-type="float">
            <text:p>66.8204</text:p>
          </table:table-cell>
          <table:table-cell office:value-type="float" office:value="149.27" calcext:value-type="float">
            <text:p>149.2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35]" office:value-type="float" office:value="112.263" calcext:value-type="float">
            <text:p>112.263</text:p>
          </table:table-cell>
          <table:table-cell table:formula="of:=ABS(100*[.H235]/[.$G$3])" office:value-type="float" office:value="42.9249846099727" calcext:value-type="float">
            <text:p>42.9249846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3.008" calcext:value-type="float">
            <text:p>123.008</text:p>
          </table:table-cell>
          <table:table-cell office:value-type="float" office:value="67.0753" calcext:value-type="float">
            <text:p>67.0753</text:p>
          </table:table-cell>
          <table:table-cell office:value-type="float" office:value="150.115" calcext:value-type="float">
            <text:p>150.1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36]" office:value-type="float" office:value="111.418" calcext:value-type="float">
            <text:p>111.418</text:p>
          </table:table-cell>
          <table:table-cell table:formula="of:=ABS(100*[.H236]/[.$G$3])" office:value-type="float" office:value="42.6018896276952" calcext:value-type="float">
            <text:p>42.601889627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9.591" calcext:value-type="float">
            <text:p>109.591</text:p>
          </table:table-cell>
          <table:table-cell office:value-type="float" office:value="67.5253" calcext:value-type="float">
            <text:p>67.5253</text:p>
          </table:table-cell>
          <table:table-cell office:value-type="float" office:value="150.973" calcext:value-type="float">
            <text:p>150.97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37]" office:value-type="float" office:value="110.56" calcext:value-type="float">
            <text:p>110.56</text:p>
          </table:table-cell>
          <table:table-cell table:formula="of:=ABS(100*[.H237]/[.$G$3])" office:value-type="float" office:value="42.2738239533826" calcext:value-type="float">
            <text:p>42.273823953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6.253" calcext:value-type="float">
            <text:p>106.253</text:p>
          </table:table-cell>
          <table:table-cell office:value-type="float" office:value="67.9253" calcext:value-type="float">
            <text:p>67.9253</text:p>
          </table:table-cell>
          <table:table-cell office:value-type="float" office:value="150.775" calcext:value-type="float">
            <text:p>150.77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38]" office:value-type="float" office:value="110.758" calcext:value-type="float">
            <text:p>110.758</text:p>
          </table:table-cell>
          <table:table-cell table:formula="of:=ABS(100*[.H238]/[.$G$3])" office:value-type="float" office:value="42.3495314166855" calcext:value-type="float">
            <text:p>42.349531416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8.865" calcext:value-type="float">
            <text:p>128.865</text:p>
          </table:table-cell>
          <table:table-cell office:value-type="float" office:value="68.1558" calcext:value-type="float">
            <text:p>68.1558</text:p>
          </table:table-cell>
          <table:table-cell office:value-type="float" office:value="151.115" calcext:value-type="float">
            <text:p>151.1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39]" office:value-type="float" office:value="110.418" calcext:value-type="float">
            <text:p>110.418</text:p>
          </table:table-cell>
          <table:table-cell table:formula="of:=ABS(100*[.H239]/[.$G$3])" office:value-type="float" office:value="42.2195287019229" calcext:value-type="float">
            <text:p>42.21952870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4.226" calcext:value-type="float">
            <text:p>114.226</text:p>
          </table:table-cell>
          <table:table-cell office:value-type="float" office:value="68.4484" calcext:value-type="float">
            <text:p>68.4484</text:p>
          </table:table-cell>
          <table:table-cell office:value-type="float" office:value="151.745" calcext:value-type="float">
            <text:p>151.7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40]" office:value-type="float" office:value="109.788" calcext:value-type="float">
            <text:p>109.788</text:p>
          </table:table-cell>
          <table:table-cell table:formula="of:=ABS(100*[.H240]/[.$G$3])" office:value-type="float" office:value="41.9786413186864" calcext:value-type="float">
            <text:p>41.978641318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6.356" calcext:value-type="float">
            <text:p>116.356</text:p>
          </table:table-cell>
          <table:table-cell office:value-type="float" office:value="68.6734" calcext:value-type="float">
            <text:p>68.6734</text:p>
          </table:table-cell>
          <table:table-cell office:value-type="float" office:value="152.163" calcext:value-type="float">
            <text:p>152.16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41]" office:value-type="float" office:value="109.37" calcext:value-type="float">
            <text:p>109.37</text:p>
          </table:table-cell>
          <table:table-cell table:formula="of:=ABS(100*[.H241]/[.$G$3])" office:value-type="float" office:value="41.8188144517135" calcext:value-type="float">
            <text:p>41.81881445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3.977" calcext:value-type="float">
            <text:p>113.977</text:p>
          </table:table-cell>
          <table:table-cell office:value-type="float" office:value="68.9734" calcext:value-type="float">
            <text:p>68.9734</text:p>
          </table:table-cell>
          <table:table-cell office:value-type="float" office:value="161.46" calcext:value-type="float">
            <text:p>161.4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42]" office:value-type="float" office:value="100.073" calcext:value-type="float">
            <text:p>100.073</text:p>
          </table:table-cell>
          <table:table-cell table:formula="of:=ABS(100*[.H242]/[.$G$3])" office:value-type="float" office:value="38.2640049248087" calcext:value-type="float">
            <text:p>38.264004924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4.334" calcext:value-type="float">
            <text:p>124.334</text:p>
          </table:table-cell>
          <table:table-cell office:value-type="float" office:value="69.2734" calcext:value-type="float">
            <text:p>69.2734</text:p>
          </table:table-cell>
          <table:table-cell office:value-type="float" office:value="165.428" calcext:value-type="float">
            <text:p>165.4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43]" office:value-type="float" office:value="96.105" calcext:value-type="float">
            <text:p>96.105</text:p>
          </table:table-cell>
          <table:table-cell table:formula="of:=ABS(100*[.H243]/[.$G$3])" office:value-type="float" office:value="36.7467967713443" calcext:value-type="float">
            <text:p>36.746796771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3.662" calcext:value-type="float">
            <text:p>123.662</text:p>
          </table:table-cell>
          <table:table-cell office:value-type="float" office:value="69.4998" calcext:value-type="float">
            <text:p>69.4998</text:p>
          </table:table-cell>
          <table:table-cell office:value-type="float" office:value="167.115" calcext:value-type="float">
            <text:p>167.1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44]" office:value-type="float" office:value="94.418" calcext:value-type="float">
            <text:p>94.418</text:p>
          </table:table-cell>
          <table:table-cell table:formula="of:=ABS(100*[.H244]/[.$G$3])" office:value-type="float" office:value="36.1017538895665" calcext:value-type="float">
            <text:p>36.101753889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3.292" calcext:value-type="float">
            <text:p>103.292</text:p>
          </table:table-cell>
          <table:table-cell office:value-type="float" office:value="69.8399" calcext:value-type="float">
            <text:p>69.8399</text:p>
          </table:table-cell>
          <table:table-cell office:value-type="float" office:value="168.375" calcext:value-type="float">
            <text:p>168.37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45]" office:value-type="float" office:value="93.158" calcext:value-type="float">
            <text:p>93.158</text:p>
          </table:table-cell>
          <table:table-cell table:formula="of:=ABS(100*[.H245]/[.$G$3])" office:value-type="float" office:value="35.6199791230935" calcext:value-type="float">
            <text:p>35.619979123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68.526" calcext:value-type="float">
            <text:p>168.526</text:p>
          </table:table-cell>
          <table:table-cell office:value-type="float" office:value="70.1934" calcext:value-type="float">
            <text:p>70.1934</text:p>
          </table:table-cell>
          <table:table-cell office:value-type="float" office:value="171.035" calcext:value-type="float">
            <text:p>171.03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46]" office:value-type="float" office:value="90.498" calcext:value-type="float">
            <text:p>90.498</text:p>
          </table:table-cell>
          <table:table-cell table:formula="of:=ABS(100*[.H246]/[.$G$3])" office:value-type="float" office:value="34.6028990605392" calcext:value-type="float">
            <text:p>34.60289906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7.963" calcext:value-type="float">
            <text:p>107.963</text:p>
          </table:table-cell>
          <table:table-cell office:value-type="float" office:value="70.5334" calcext:value-type="float">
            <text:p>70.5334</text:p>
          </table:table-cell>
          <table:table-cell office:value-type="float" office:value="173.055" calcext:value-type="float">
            <text:p>173.05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47]" office:value-type="float" office:value="88.478" calcext:value-type="float">
            <text:p>88.478</text:p>
          </table:table-cell>
          <table:table-cell table:formula="of:=ABS(100*[.H247]/[.$G$3])" office:value-type="float" office:value="33.8305299904792" calcext:value-type="float">
            <text:p>33.830529990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1.751" calcext:value-type="float">
            <text:p>111.751</text:p>
          </table:table-cell>
          <table:table-cell office:value-type="float" office:value="70.7102" calcext:value-type="float">
            <text:p>70.7102</text:p>
          </table:table-cell>
          <table:table-cell office:value-type="float" office:value="177.558" calcext:value-type="float">
            <text:p>177.55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48]" office:value-type="float" office:value="83.975" calcext:value-type="float">
            <text:p>83.975</text:p>
          </table:table-cell>
          <table:table-cell table:formula="of:=ABS(100*[.H248]/[.$G$3])" office:value-type="float" office:value="32.1087587417267" calcext:value-type="float">
            <text:p>32.10875874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1.521" calcext:value-type="float">
            <text:p>121.521</text:p>
          </table:table-cell>
          <table:table-cell office:value-type="float" office:value="71.1602" calcext:value-type="float">
            <text:p>71.1602</text:p>
          </table:table-cell>
          <table:table-cell office:value-type="float" office:value="185.385" calcext:value-type="float">
            <text:p>185.38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49]" office:value-type="float" office:value="76.148" calcext:value-type="float">
            <text:p>76.148</text:p>
          </table:table-cell>
          <table:table-cell table:formula="of:=ABS(100*[.H249]/[.$G$3])" office:value-type="float" office:value="29.1160197757071" calcext:value-type="float">
            <text:p>29.116019775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7.033" calcext:value-type="float">
            <text:p>117.033</text:p>
          </table:table-cell>
          <table:table-cell office:value-type="float" office:value="71.5852" calcext:value-type="float">
            <text:p>71.5852</text:p>
          </table:table-cell>
          <table:table-cell office:value-type="float" office:value="189.678" calcext:value-type="float">
            <text:p>189.67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50]" office:value-type="float" office:value="71.855" calcext:value-type="float">
            <text:p>71.855</text:p>
          </table:table-cell>
          <table:table-cell table:formula="of:=ABS(100*[.H250]/[.$G$3])" office:value-type="float" office:value="27.4745443213667" calcext:value-type="float">
            <text:p>27.47454432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2.165" calcext:value-type="float">
            <text:p>122.165</text:p>
          </table:table-cell>
          <table:table-cell office:value-type="float" office:value="71.8352" calcext:value-type="float">
            <text:p>71.8352</text:p>
          </table:table-cell>
          <table:table-cell office:value-type="float" office:value="189.628" calcext:value-type="float">
            <text:p>189.6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51]" office:value-type="float" office:value="71.905" calcext:value-type="float">
            <text:p>71.905</text:p>
          </table:table-cell>
          <table:table-cell table:formula="of:=ABS(100*[.H251]/[.$G$3])" office:value-type="float" office:value="27.4936623676553" calcext:value-type="float">
            <text:p>27.493662367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.221" calcext:value-type="float">
            <text:p>112.221</text:p>
          </table:table-cell>
          <table:table-cell office:value-type="float" office:value="72.0852" calcext:value-type="float">
            <text:p>72.0852</text:p>
          </table:table-cell>
          <table:table-cell office:value-type="float" office:value="189.7" calcext:value-type="float">
            <text:p>189.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52]" office:value-type="float" office:value="71.833" calcext:value-type="float">
            <text:p>71.833</text:p>
          </table:table-cell>
          <table:table-cell table:formula="of:=ABS(100*[.H252]/[.$G$3])" office:value-type="float" office:value="27.4661323809997" calcext:value-type="float">
            <text:p>27.46613238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8.105" calcext:value-type="float">
            <text:p>118.105</text:p>
          </table:table-cell>
          <table:table-cell office:value-type="float" office:value="72.2852" calcext:value-type="float">
            <text:p>72.2852</text:p>
          </table:table-cell>
          <table:table-cell office:value-type="float" office:value="190.85" calcext:value-type="float">
            <text:p>190.8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53]" office:value-type="float" office:value="70.683" calcext:value-type="float">
            <text:p>70.683</text:p>
          </table:table-cell>
          <table:table-cell table:formula="of:=ABS(100*[.H253]/[.$G$3])" office:value-type="float" office:value="27.0264173163616" calcext:value-type="float">
            <text:p>27.02641731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1.562" calcext:value-type="float">
            <text:p>121.562</text:p>
          </table:table-cell>
          <table:table-cell office:value-type="float" office:value="72.5894" calcext:value-type="float">
            <text:p>72.5894</text:p>
          </table:table-cell>
          <table:table-cell office:value-type="float" office:value="190.068" calcext:value-type="float">
            <text:p>190.06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54]" office:value-type="float" office:value="71.465" calcext:value-type="float">
            <text:p>71.465</text:p>
          </table:table-cell>
          <table:table-cell table:formula="of:=ABS(100*[.H254]/[.$G$3])" office:value-type="float" office:value="27.3254235603155" calcext:value-type="float">
            <text:p>27.325423560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7.497" calcext:value-type="float">
            <text:p>107.497</text:p>
          </table:table-cell>
          <table:table-cell office:value-type="float" office:value="72.8198" calcext:value-type="float">
            <text:p>72.8198</text:p>
          </table:table-cell>
          <table:table-cell office:value-type="float" office:value="191.18" calcext:value-type="float">
            <text:p>191.1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55]" office:value-type="float" office:value="70.353" calcext:value-type="float">
            <text:p>70.353</text:p>
          </table:table-cell>
          <table:table-cell table:formula="of:=ABS(100*[.H255]/[.$G$3])" office:value-type="float" office:value="26.9002382108568" calcext:value-type="float">
            <text:p>26.900238210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5.013" calcext:value-type="float">
            <text:p>115.013</text:p>
          </table:table-cell>
          <table:table-cell office:value-type="float" office:value="73.0809" calcext:value-type="float">
            <text:p>73.0809</text:p>
          </table:table-cell>
          <table:table-cell office:value-type="float" office:value="191.12" calcext:value-type="float">
            <text:p>191.1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56]" office:value-type="float" office:value="70.413" calcext:value-type="float">
            <text:p>70.413</text:p>
          </table:table-cell>
          <table:table-cell table:formula="of:=ABS(100*[.H256]/[.$G$3])" office:value-type="float" office:value="26.9231798664031" calcext:value-type="float">
            <text:p>26.92317986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4.221" calcext:value-type="float">
            <text:p>104.221</text:p>
          </table:table-cell>
          <table:table-cell office:value-type="float" office:value="73.2809" calcext:value-type="float">
            <text:p>73.2809</text:p>
          </table:table-cell>
          <table:table-cell office:value-type="float" office:value="191.108" calcext:value-type="float">
            <text:p>191.10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57]" office:value-type="float" office:value="70.425" calcext:value-type="float">
            <text:p>70.425</text:p>
          </table:table-cell>
          <table:table-cell table:formula="of:=ABS(100*[.H257]/[.$G$3])" office:value-type="float" office:value="26.9277681975124" calcext:value-type="float">
            <text:p>26.92776819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8.242" calcext:value-type="float">
            <text:p>118.242</text:p>
          </table:table-cell>
          <table:table-cell office:value-type="float" office:value="73.684" calcext:value-type="float">
            <text:p>73.684</text:p>
          </table:table-cell>
          <table:table-cell office:value-type="float" office:value="191.965" calcext:value-type="float">
            <text:p>191.96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58]" office:value-type="float" office:value="69.568" calcext:value-type="float">
            <text:p>69.568</text:p>
          </table:table-cell>
          <table:table-cell table:formula="of:=ABS(100*[.H258]/[.$G$3])" office:value-type="float" office:value="26.6000848841255" calcext:value-type="float">
            <text:p>26.600084884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9.484" calcext:value-type="float">
            <text:p>119.484</text:p>
          </table:table-cell>
          <table:table-cell office:value-type="float" office:value="73.9532" calcext:value-type="float">
            <text:p>73.9532</text:p>
          </table:table-cell>
          <table:table-cell office:value-type="float" office:value="192.443" calcext:value-type="float">
            <text:p>192.4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59]" office:value-type="float" office:value="69.09" calcext:value-type="float">
            <text:p>69.09</text:p>
          </table:table-cell>
          <table:table-cell table:formula="of:=ABS(100*[.H259]/[.$G$3])" office:value-type="float" office:value="26.4173163616064" calcext:value-type="float">
            <text:p>26.41731636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9.641" calcext:value-type="float">
            <text:p>119.641</text:p>
          </table:table-cell>
          <table:table-cell office:value-type="float" office:value="74.2032" calcext:value-type="float">
            <text:p>74.2032</text:p>
          </table:table-cell>
          <table:table-cell office:value-type="float" office:value="192.44" calcext:value-type="float">
            <text:p>192.4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60]" office:value-type="float" office:value="69.093" calcext:value-type="float">
            <text:p>69.093</text:p>
          </table:table-cell>
          <table:table-cell table:formula="of:=ABS(100*[.H260]/[.$G$3])" office:value-type="float" office:value="26.4184634443837" calcext:value-type="float">
            <text:p>26.418463444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9.208" calcext:value-type="float">
            <text:p>119.208</text:p>
          </table:table-cell>
          <table:table-cell office:value-type="float" office:value="74.5321" calcext:value-type="float">
            <text:p>74.5321</text:p>
          </table:table-cell>
          <table:table-cell office:value-type="float" office:value="192.96" calcext:value-type="float">
            <text:p>192.9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61]" office:value-type="float" office:value="68.573" calcext:value-type="float">
            <text:p>68.573</text:p>
          </table:table-cell>
          <table:table-cell table:formula="of:=ABS(100*[.H261]/[.$G$3])" office:value-type="float" office:value="26.2196357629821" calcext:value-type="float">
            <text:p>26.2196357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1.467" calcext:value-type="float">
            <text:p>111.467</text:p>
          </table:table-cell>
          <table:table-cell office:value-type="float" office:value="74.7471" calcext:value-type="float">
            <text:p>74.7471</text:p>
          </table:table-cell>
          <table:table-cell office:value-type="float" office:value="192.95" calcext:value-type="float">
            <text:p>192.9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62]" office:value-type="float" office:value="68.583" calcext:value-type="float">
            <text:p>68.583</text:p>
          </table:table-cell>
          <table:table-cell table:formula="of:=ABS(100*[.H262]/[.$G$3])" office:value-type="float" office:value="26.2234593722398" calcext:value-type="float">
            <text:p>26.22345937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8.386" calcext:value-type="float">
            <text:p>118.386</text:p>
          </table:table-cell>
          <table:table-cell office:value-type="float" office:value="75.0721" calcext:value-type="float">
            <text:p>75.0721</text:p>
          </table:table-cell>
          <table:table-cell office:value-type="float" office:value="194.538" calcext:value-type="float">
            <text:p>194.53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63]" office:value-type="float" office:value="66.995" calcext:value-type="float">
            <text:p>66.995</text:p>
          </table:table-cell>
          <table:table-cell table:formula="of:=ABS(100*[.H263]/[.$G$3])" office:value-type="float" office:value="25.6162702221135" calcext:value-type="float">
            <text:p>25.61627022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8.644" calcext:value-type="float">
            <text:p>118.644</text:p>
          </table:table-cell>
          <table:table-cell office:value-type="float" office:value="75.3221" calcext:value-type="float">
            <text:p>75.3221</text:p>
          </table:table-cell>
          <table:table-cell office:value-type="float" office:value="195.085" calcext:value-type="float">
            <text:p>195.08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64]" office:value-type="float" office:value="66.448" calcext:value-type="float">
            <text:p>66.448</text:p>
          </table:table-cell>
          <table:table-cell table:formula="of:=ABS(100*[.H264]/[.$G$3])" office:value-type="float" office:value="25.407118795716" calcext:value-type="float">
            <text:p>25.407118795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83.003" calcext:value-type="float">
            <text:p>183.003</text:p>
          </table:table-cell>
          <table:table-cell office:value-type="float" office:value="75.6221" calcext:value-type="float">
            <text:p>75.6221</text:p>
          </table:table-cell>
          <table:table-cell office:value-type="float" office:value="195.398" calcext:value-type="float">
            <text:p>195.39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65]" office:value-type="float" office:value="66.135" calcext:value-type="float">
            <text:p>66.135</text:p>
          </table:table-cell>
          <table:table-cell table:formula="of:=ABS(100*[.H265]/[.$G$3])" office:value-type="float" office:value="25.2874398259493" calcext:value-type="float">
            <text:p>25.287439825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6.12" calcext:value-type="float">
            <text:p>116.12</text:p>
          </table:table-cell>
          <table:table-cell office:value-type="float" office:value="75.8721" calcext:value-type="float">
            <text:p>75.8721</text:p>
          </table:table-cell>
          <table:table-cell office:value-type="float" office:value="196.055" calcext:value-type="float">
            <text:p>196.05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66]" office:value-type="float" office:value="65.478" calcext:value-type="float">
            <text:p>65.478</text:p>
          </table:table-cell>
          <table:table-cell table:formula="of:=ABS(100*[.H266]/[.$G$3])" office:value-type="float" office:value="25.0362286977169" calcext:value-type="float">
            <text:p>25.036228697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8.922" calcext:value-type="float">
            <text:p>108.922</text:p>
          </table:table-cell>
          <table:table-cell office:value-type="float" office:value="76.1221" calcext:value-type="float">
            <text:p>76.1221</text:p>
          </table:table-cell>
          <table:table-cell office:value-type="float" office:value="196.03" calcext:value-type="float">
            <text:p>196.0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67]" office:value-type="float" office:value="65.503" calcext:value-type="float">
            <text:p>65.503</text:p>
          </table:table-cell>
          <table:table-cell table:formula="of:=ABS(100*[.H267]/[.$G$3])" office:value-type="float" office:value="25.0457877208612" calcext:value-type="float">
            <text:p>25.04578772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6.85" calcext:value-type="float">
            <text:p>116.85</text:p>
          </table:table-cell>
          <table:table-cell office:value-type="float" office:value="76.3971" calcext:value-type="float">
            <text:p>76.3971</text:p>
          </table:table-cell>
          <table:table-cell office:value-type="float" office:value="196.05" calcext:value-type="float">
            <text:p>196.0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68]" office:value-type="float" office:value="65.483" calcext:value-type="float">
            <text:p>65.483</text:p>
          </table:table-cell>
          <table:table-cell table:formula="of:=ABS(100*[.H268]/[.$G$3])" office:value-type="float" office:value="25.0381405023458" calcext:value-type="float">
            <text:p>25.038140502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4.708" calcext:value-type="float">
            <text:p>114.708</text:p>
          </table:table-cell>
          <table:table-cell office:value-type="float" office:value="76.7221" calcext:value-type="float">
            <text:p>76.7221</text:p>
          </table:table-cell>
          <table:table-cell office:value-type="float" office:value="196.043" calcext:value-type="float">
            <text:p>196.0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69]" office:value-type="float" office:value="65.49" calcext:value-type="float">
            <text:p>65.49</text:p>
          </table:table-cell>
          <table:table-cell table:formula="of:=ABS(100*[.H269]/[.$G$3])" office:value-type="float" office:value="25.0408170288262" calcext:value-type="float">
            <text:p>25.040817028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8.421" calcext:value-type="float">
            <text:p>118.421</text:p>
          </table:table-cell>
          <table:table-cell office:value-type="float" office:value="76.9471" calcext:value-type="float">
            <text:p>76.9471</text:p>
          </table:table-cell>
          <table:table-cell office:value-type="float" office:value="196.04" calcext:value-type="float">
            <text:p>196.0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70]" office:value-type="float" office:value="65.493" calcext:value-type="float">
            <text:p>65.493</text:p>
          </table:table-cell>
          <table:table-cell table:formula="of:=ABS(100*[.H270]/[.$G$3])" office:value-type="float" office:value="25.0419641116035" calcext:value-type="float">
            <text:p>25.04196411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7.65" calcext:value-type="float">
            <text:p>107.65</text:p>
          </table:table-cell>
          <table:table-cell office:value-type="float" office:value="77.1971" calcext:value-type="float">
            <text:p>77.1971</text:p>
          </table:table-cell>
          <table:table-cell office:value-type="float" office:value="196.015" calcext:value-type="float">
            <text:p>196.0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71]" office:value-type="float" office:value="65.518" calcext:value-type="float">
            <text:p>65.518</text:p>
          </table:table-cell>
          <table:table-cell table:formula="of:=ABS(100*[.H271]/[.$G$3])" office:value-type="float" office:value="25.0515231347478" calcext:value-type="float">
            <text:p>25.051523134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1.558" calcext:value-type="float">
            <text:p>121.558</text:p>
          </table:table-cell>
          <table:table-cell office:value-type="float" office:value="77.5721" calcext:value-type="float">
            <text:p>77.5721</text:p>
          </table:table-cell>
          <table:table-cell office:value-type="float" office:value="196.01" calcext:value-type="float">
            <text:p>196.0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72]" office:value-type="float" office:value="65.523" calcext:value-type="float">
            <text:p>65.523</text:p>
          </table:table-cell>
          <table:table-cell table:formula="of:=ABS(100*[.H272]/[.$G$3])" office:value-type="float" office:value="25.0534349393767" calcext:value-type="float">
            <text:p>25.053434939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9.231" calcext:value-type="float">
            <text:p>129.231</text:p>
          </table:table-cell>
          <table:table-cell office:value-type="float" office:value="77.8971" calcext:value-type="float">
            <text:p>77.8971</text:p>
          </table:table-cell>
          <table:table-cell office:value-type="float" office:value="196.01" calcext:value-type="float">
            <text:p>196.0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73]" office:value-type="float" office:value="65.523" calcext:value-type="float">
            <text:p>65.523</text:p>
          </table:table-cell>
          <table:table-cell table:formula="of:=ABS(100*[.H273]/[.$G$3])" office:value-type="float" office:value="25.0534349393767" calcext:value-type="float">
            <text:p>25.053434939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7.266" calcext:value-type="float">
            <text:p>127.266</text:p>
          </table:table-cell>
          <table:table-cell office:value-type="float" office:value="78.1721" calcext:value-type="float">
            <text:p>78.1721</text:p>
          </table:table-cell>
          <table:table-cell office:value-type="float" office:value="196.005" calcext:value-type="float">
            <text:p>196.00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74]" office:value-type="float" office:value="65.528" calcext:value-type="float">
            <text:p>65.528</text:p>
          </table:table-cell>
          <table:table-cell table:formula="of:=ABS(100*[.H274]/[.$G$3])" office:value-type="float" office:value="25.0553467440055" calcext:value-type="float">
            <text:p>25.05534674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5.828" calcext:value-type="float">
            <text:p>125.828</text:p>
          </table:table-cell>
          <table:table-cell office:value-type="float" office:value="78.4471" calcext:value-type="float">
            <text:p>78.4471</text:p>
          </table:table-cell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75]" office:value-type="float" office:value="65.533" calcext:value-type="float">
            <text:p>65.533</text:p>
          </table:table-cell>
          <table:table-cell table:formula="of:=ABS(100*[.H275]/[.$G$3])" office:value-type="float" office:value="25.0572585486344" calcext:value-type="float">
            <text:p>25.057258548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2.133" calcext:value-type="float">
            <text:p>142.133</text:p>
          </table:table-cell>
          <table:table-cell office:value-type="float" office:value="78.7321" calcext:value-type="float">
            <text:p>78.7321</text:p>
          </table:table-cell>
          <table:table-cell office:value-type="float" office:value="195.998" calcext:value-type="float">
            <text:p>195.99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76]" office:value-type="float" office:value="65.535" calcext:value-type="float">
            <text:p>65.535</text:p>
          </table:table-cell>
          <table:table-cell table:formula="of:=ABS(100*[.H276]/[.$G$3])" office:value-type="float" office:value="25.0580232704859" calcext:value-type="float">
            <text:p>25.058023270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4.82" calcext:value-type="float">
            <text:p>124.82</text:p>
          </table:table-cell>
          <table:table-cell office:value-type="float" office:value="79.0821" calcext:value-type="float">
            <text:p>79.0821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77]" office:value-type="float" office:value="65.508" calcext:value-type="float">
            <text:p>65.508</text:p>
          </table:table-cell>
          <table:table-cell table:formula="of:=ABS(100*[.H277]/[.$G$3])" office:value-type="float" office:value="25.0476995254901" calcext:value-type="float">
            <text:p>25.047699525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4.204" calcext:value-type="float">
            <text:p>114.204</text:p>
          </table:table-cell>
          <table:table-cell office:value-type="float" office:value="79.5321" calcext:value-type="float">
            <text:p>79.5321</text:p>
          </table:table-cell>
          <table:table-cell office:value-type="float" office:value="196.028" calcext:value-type="float">
            <text:p>196.0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78]" office:value-type="float" office:value="65.505" calcext:value-type="float">
            <text:p>65.505</text:p>
          </table:table-cell>
          <table:table-cell table:formula="of:=ABS(100*[.H278]/[.$G$3])" office:value-type="float" office:value="25.0465524427128" calcext:value-type="float">
            <text:p>25.046552442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3.326" calcext:value-type="float">
            <text:p>123.326</text:p>
          </table:table-cell>
          <table:table-cell office:value-type="float" office:value="79.8821" calcext:value-type="float">
            <text:p>79.8821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79]" office:value-type="float" office:value="65.508" calcext:value-type="float">
            <text:p>65.508</text:p>
          </table:table-cell>
          <table:table-cell table:formula="of:=ABS(100*[.H279]/[.$G$3])" office:value-type="float" office:value="25.0476995254901" calcext:value-type="float">
            <text:p>25.047699525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5.403" calcext:value-type="float">
            <text:p>105.403</text:p>
          </table:table-cell>
          <table:table-cell office:value-type="float" office:value="80.2321" calcext:value-type="float">
            <text:p>80.2321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80]" office:value-type="float" office:value="65.508" calcext:value-type="float">
            <text:p>65.508</text:p>
          </table:table-cell>
          <table:table-cell table:formula="of:=ABS(100*[.H280]/[.$G$3])" office:value-type="float" office:value="25.0476995254901" calcext:value-type="float">
            <text:p>25.047699525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9.373" calcext:value-type="float">
            <text:p>139.373</text:p>
          </table:table-cell>
          <table:table-cell office:value-type="float" office:value="80.4337" calcext:value-type="float">
            <text:p>80.4337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81]" office:value-type="float" office:value="65.508" calcext:value-type="float">
            <text:p>65.508</text:p>
          </table:table-cell>
          <table:table-cell table:formula="of:=ABS(100*[.H281]/[.$G$3])" office:value-type="float" office:value="25.0476995254901" calcext:value-type="float">
            <text:p>25.047699525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6.954" calcext:value-type="float">
            <text:p>126.954</text:p>
          </table:table-cell>
          <table:table-cell office:value-type="float" office:value="80.6994" calcext:value-type="float">
            <text:p>80.6994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82]" office:value-type="float" office:value="65.508" calcext:value-type="float">
            <text:p>65.508</text:p>
          </table:table-cell>
          <table:table-cell table:formula="of:=ABS(100*[.H282]/[.$G$3])" office:value-type="float" office:value="25.0476995254901" calcext:value-type="float">
            <text:p>25.047699525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9.87" calcext:value-type="float">
            <text:p>129.87</text:p>
          </table:table-cell>
          <table:table-cell office:value-type="float" office:value="81.0494" calcext:value-type="float">
            <text:p>81.0494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83]" office:value-type="float" office:value="65.508" calcext:value-type="float">
            <text:p>65.508</text:p>
          </table:table-cell>
          <table:table-cell table:formula="of:=ABS(100*[.H283]/[.$G$3])" office:value-type="float" office:value="25.0476995254901" calcext:value-type="float">
            <text:p>25.047699525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4.458" calcext:value-type="float">
            <text:p>134.458</text:p>
          </table:table-cell>
          <table:table-cell office:value-type="float" office:value="81.3994" calcext:value-type="float">
            <text:p>81.3994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84]" office:value-type="float" office:value="65.508" calcext:value-type="float">
            <text:p>65.508</text:p>
          </table:table-cell>
          <table:table-cell table:formula="of:=ABS(100*[.H284]/[.$G$3])" office:value-type="float" office:value="25.0476995254901" calcext:value-type="float">
            <text:p>25.047699525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1.645" calcext:value-type="float">
            <text:p>121.645</text:p>
          </table:table-cell>
          <table:table-cell office:value-type="float" office:value="81.6994" calcext:value-type="float">
            <text:p>81.6994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85]" office:value-type="float" office:value="65.508" calcext:value-type="float">
            <text:p>65.508</text:p>
          </table:table-cell>
          <table:table-cell table:formula="of:=ABS(100*[.H285]/[.$G$3])" office:value-type="float" office:value="25.0476995254901" calcext:value-type="float">
            <text:p>25.047699525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8.918" calcext:value-type="float">
            <text:p>128.918</text:p>
          </table:table-cell>
          <table:table-cell office:value-type="float" office:value="82.053" calcext:value-type="float">
            <text:p>82.053</text:p>
          </table:table-cell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86]" office:value-type="float" office:value="65.533" calcext:value-type="float">
            <text:p>65.533</text:p>
          </table:table-cell>
          <table:table-cell table:formula="of:=ABS(100*[.H286]/[.$G$3])" office:value-type="float" office:value="25.0572585486344" calcext:value-type="float">
            <text:p>25.057258548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7.692" calcext:value-type="float">
            <text:p>137.692</text:p>
          </table:table-cell>
          <table:table-cell office:value-type="float" office:value="82.3358" calcext:value-type="float">
            <text:p>82.3358</text:p>
          </table:table-cell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87]" office:value-type="float" office:value="65.533" calcext:value-type="float">
            <text:p>65.533</text:p>
          </table:table-cell>
          <table:table-cell table:formula="of:=ABS(100*[.H287]/[.$G$3])" office:value-type="float" office:value="25.0572585486344" calcext:value-type="float">
            <text:p>25.057258548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1.311" calcext:value-type="float">
            <text:p>111.311</text:p>
          </table:table-cell>
          <table:table-cell office:value-type="float" office:value="82.6867" calcext:value-type="float">
            <text:p>82.6867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88]" office:value-type="float" office:value="65.508" calcext:value-type="float">
            <text:p>65.508</text:p>
          </table:table-cell>
          <table:table-cell table:formula="of:=ABS(100*[.H288]/[.$G$3])" office:value-type="float" office:value="25.0476995254901" calcext:value-type="float">
            <text:p>25.047699525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0.261" calcext:value-type="float">
            <text:p>120.261</text:p>
          </table:table-cell>
          <table:table-cell office:value-type="float" office:value="83.0117" calcext:value-type="float">
            <text:p>83.0117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89]" office:value-type="float" office:value="65.508" calcext:value-type="float">
            <text:p>65.508</text:p>
          </table:table-cell>
          <table:table-cell table:formula="of:=ABS(100*[.H289]/[.$G$3])" office:value-type="float" office:value="25.0476995254901" calcext:value-type="float">
            <text:p>25.047699525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3.365" calcext:value-type="float">
            <text:p>123.365</text:p>
          </table:table-cell>
          <table:table-cell office:value-type="float" office:value="83.3319" calcext:value-type="float">
            <text:p>83.3319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90]" office:value-type="float" office:value="65.508" calcext:value-type="float">
            <text:p>65.508</text:p>
          </table:table-cell>
          <table:table-cell table:formula="of:=ABS(100*[.H290]/[.$G$3])" office:value-type="float" office:value="25.0476995254901" calcext:value-type="float">
            <text:p>25.047699525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5.673" calcext:value-type="float">
            <text:p>115.673</text:p>
          </table:table-cell>
          <table:table-cell office:value-type="float" office:value="83.5691" calcext:value-type="float">
            <text:p>83.5691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91]" office:value-type="float" office:value="65.508" calcext:value-type="float">
            <text:p>65.508</text:p>
          </table:table-cell>
          <table:table-cell table:formula="of:=ABS(100*[.H291]/[.$G$3])" office:value-type="float" office:value="25.0476995254901" calcext:value-type="float">
            <text:p>25.04769952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4.705" calcext:value-type="float">
            <text:p>124.705</text:p>
          </table:table-cell>
          <table:table-cell office:value-type="float" office:value="83.8606" calcext:value-type="float">
            <text:p>83.8606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92]" office:value-type="float" office:value="65.508" calcext:value-type="float">
            <text:p>65.508</text:p>
          </table:table-cell>
          <table:table-cell table:formula="of:=ABS(100*[.H292]/[.$G$3])" office:value-type="float" office:value="25.0476995254901" calcext:value-type="float">
            <text:p>25.047699525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1.02" calcext:value-type="float">
            <text:p>141.02</text:p>
          </table:table-cell>
          <table:table-cell office:value-type="float" office:value="84.1299" calcext:value-type="float">
            <text:p>84.1299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93]" office:value-type="float" office:value="65.508" calcext:value-type="float">
            <text:p>65.508</text:p>
          </table:table-cell>
          <table:table-cell table:formula="of:=ABS(100*[.H293]/[.$G$3])" office:value-type="float" office:value="25.0476995254901" calcext:value-type="float">
            <text:p>25.047699525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3.701" calcext:value-type="float">
            <text:p>143.701</text:p>
          </table:table-cell>
          <table:table-cell office:value-type="float" office:value="84.336" calcext:value-type="float">
            <text:p>84.336</text:p>
          </table:table-cell>
          <table:table-cell office:value-type="float" office:value="196.028" calcext:value-type="float">
            <text:p>196.0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94]" office:value-type="float" office:value="65.505" calcext:value-type="float">
            <text:p>65.505</text:p>
          </table:table-cell>
          <table:table-cell table:formula="of:=ABS(100*[.H294]/[.$G$3])" office:value-type="float" office:value="25.0465524427128" calcext:value-type="float">
            <text:p>25.046552442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6.949" calcext:value-type="float">
            <text:p>106.949</text:p>
          </table:table-cell>
          <table:table-cell office:value-type="float" office:value="84.5934" calcext:value-type="float">
            <text:p>84.5934</text:p>
          </table:table-cell>
          <table:table-cell office:value-type="float" office:value="196.028" calcext:value-type="float">
            <text:p>196.0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95]" office:value-type="float" office:value="65.505" calcext:value-type="float">
            <text:p>65.505</text:p>
          </table:table-cell>
          <table:table-cell table:formula="of:=ABS(100*[.H295]/[.$G$3])" office:value-type="float" office:value="25.0465524427128" calcext:value-type="float">
            <text:p>25.046552442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69.124" calcext:value-type="float">
            <text:p>169.124</text:p>
          </table:table-cell>
          <table:table-cell office:value-type="float" office:value="84.9692" calcext:value-type="float">
            <text:p>84.9692</text:p>
          </table:table-cell>
          <table:table-cell office:value-type="float" office:value="196.028" calcext:value-type="float">
            <text:p>196.0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96]" office:value-type="float" office:value="65.505" calcext:value-type="float">
            <text:p>65.505</text:p>
          </table:table-cell>
          <table:table-cell table:formula="of:=ABS(100*[.H296]/[.$G$3])" office:value-type="float" office:value="25.0465524427128" calcext:value-type="float">
            <text:p>25.046552442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.078" calcext:value-type="float">
            <text:p>144.078</text:p>
          </table:table-cell>
          <table:table-cell office:value-type="float" office:value="85.2692" calcext:value-type="float">
            <text:p>85.2692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97]" office:value-type="float" office:value="65.5" calcext:value-type="float">
            <text:p>65.5</text:p>
          </table:table-cell>
          <table:table-cell table:formula="of:=ABS(100*[.H297]/[.$G$3])" office:value-type="float" office:value="25.0446406380839" calcext:value-type="float">
            <text:p>25.044640638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67.863" calcext:value-type="float">
            <text:p>167.863</text:p>
          </table:table-cell>
          <table:table-cell office:value-type="float" office:value="85.4692" calcext:value-type="float">
            <text:p>85.4692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98]" office:value-type="float" office:value="65.5" calcext:value-type="float">
            <text:p>65.5</text:p>
          </table:table-cell>
          <table:table-cell table:formula="of:=ABS(100*[.H298]/[.$G$3])" office:value-type="float" office:value="25.0446406380839" calcext:value-type="float">
            <text:p>25.044640638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4.074" calcext:value-type="float">
            <text:p>134.074</text:p>
          </table:table-cell>
          <table:table-cell office:value-type="float" office:value="85.9442" calcext:value-type="float">
            <text:p>85.9442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99]" office:value-type="float" office:value="65.5" calcext:value-type="float">
            <text:p>65.5</text:p>
          </table:table-cell>
          <table:table-cell table:formula="of:=ABS(100*[.H299]/[.$G$3])" office:value-type="float" office:value="25.0446406380839" calcext:value-type="float">
            <text:p>25.044640638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7.146" calcext:value-type="float">
            <text:p>117.146</text:p>
          </table:table-cell>
          <table:table-cell office:value-type="float" office:value="86.2605" calcext:value-type="float">
            <text:p>86.2605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300]" office:value-type="float" office:value="65.5" calcext:value-type="float">
            <text:p>65.5</text:p>
          </table:table-cell>
          <table:table-cell table:formula="of:=ABS(100*[.H300]/[.$G$3])" office:value-type="float" office:value="25.0446406380839" calcext:value-type="float">
            <text:p>25.044640638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5.475" calcext:value-type="float">
            <text:p>105.475</text:p>
          </table:table-cell>
          <table:table-cell office:value-type="float" office:value="86.6355" calcext:value-type="float">
            <text:p>86.6355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301]" office:value-type="float" office:value="65.5" calcext:value-type="float">
            <text:p>65.5</text:p>
          </table:table-cell>
          <table:table-cell table:formula="of:=ABS(100*[.H301]/[.$G$3])" office:value-type="float" office:value="25.0446406380839" calcext:value-type="float">
            <text:p>25.04464063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2.412" calcext:value-type="float">
            <text:p>142.412</text:p>
          </table:table-cell>
          <table:table-cell office:value-type="float" office:value="86.837" calcext:value-type="float">
            <text:p>86.837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302]" office:value-type="float" office:value="65.5" calcext:value-type="float">
            <text:p>65.5</text:p>
          </table:table-cell>
          <table:table-cell table:formula="of:=ABS(100*[.H302]/[.$G$3])" office:value-type="float" office:value="25.0446406380839" calcext:value-type="float">
            <text:p>25.044640638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0.145" calcext:value-type="float">
            <text:p>120.145</text:p>
          </table:table-cell>
          <table:table-cell office:value-type="float" office:value="87.137" calcext:value-type="float">
            <text:p>87.137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303]" office:value-type="float" office:value="65.5" calcext:value-type="float">
            <text:p>65.5</text:p>
          </table:table-cell>
          <table:table-cell table:formula="of:=ABS(100*[.H303]/[.$G$3])" office:value-type="float" office:value="25.0446406380839" calcext:value-type="float">
            <text:p>25.044640638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0.728" calcext:value-type="float">
            <text:p>120.728</text:p>
          </table:table-cell>
          <table:table-cell office:value-type="float" office:value="87.487" calcext:value-type="float">
            <text:p>87.487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304]" office:value-type="float" office:value="65.5" calcext:value-type="float">
            <text:p>65.5</text:p>
          </table:table-cell>
          <table:table-cell table:formula="of:=ABS(100*[.H304]/[.$G$3])" office:value-type="float" office:value="25.0446406380839" calcext:value-type="float">
            <text:p>25.044640638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2.709" calcext:value-type="float">
            <text:p>112.709</text:p>
          </table:table-cell>
          <table:table-cell office:value-type="float" office:value="87.7471" calcext:value-type="float">
            <text:p>87.7471</text:p>
          </table:table-cell>
          <table:table-cell office:value-type="float" office:value="196.118" calcext:value-type="float">
            <text:p>196.11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$G$3]-[.D305]" office:value-type="float" office:value="65.415" calcext:value-type="float">
            <text:p>65.415</text:p>
          </table:table-cell>
          <table:table-cell table:formula="of:=ABS(100*[.H305]/[.$G$3])" office:value-type="float" office:value="25.0121399593933" calcext:value-type="float">
            <text:p>25.012139959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6.577" calcext:value-type="float">
            <text:p>126.577</text:p>
          </table:table-cell>
          <table:table-cell office:value-type="float" office:value="88.1935" calcext:value-type="float">
            <text:p>88.1935</text:p>
          </table:table-cell>
          <table:table-cell office:value-type="float" office:value="196.323" calcext:value-type="float">
            <text:p>196.32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$G$3]-[.D306]" office:value-type="float" office:value="65.21" calcext:value-type="float">
            <text:p>65.21</text:p>
          </table:table-cell>
          <table:table-cell table:formula="of:=ABS(100*[.H306]/[.$G$3])" office:value-type="float" office:value="24.93375596961" calcext:value-type="float">
            <text:p>24.933755969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9.632" calcext:value-type="float">
            <text:p>119.632</text:p>
          </table:table-cell>
          <table:table-cell office:value-type="float" office:value="88.5712" calcext:value-type="float">
            <text:p>88.5712</text:p>
          </table:table-cell>
          <table:table-cell office:value-type="float" office:value="196.13" calcext:value-type="float">
            <text:p>196.1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$G$3]-[.D307]" office:value-type="float" office:value="65.403" calcext:value-type="float">
            <text:p>65.403</text:p>
          </table:table-cell>
          <table:table-cell table:formula="of:=ABS(100*[.H307]/[.$G$3])" office:value-type="float" office:value="25.007551628284" calcext:value-type="float">
            <text:p>25.007551628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3.879" calcext:value-type="float">
            <text:p>123.879</text:p>
          </table:table-cell>
          <table:table-cell office:value-type="float" office:value="88.8805" calcext:value-type="float">
            <text:p>88.8805</text:p>
          </table:table-cell>
          <table:table-cell office:value-type="float" office:value="196.49" calcext:value-type="float">
            <text:p>196.4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$G$3]-[.D308]" office:value-type="float" office:value="65.043" calcext:value-type="float">
            <text:p>65.043</text:p>
          </table:table-cell>
          <table:table-cell table:formula="of:=ABS(100*[.H308]/[.$G$3])" office:value-type="float" office:value="24.869901695006" calcext:value-type="float">
            <text:p>24.86990169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66.73" calcext:value-type="float">
            <text:p>166.73</text:p>
          </table:table-cell>
          <table:table-cell office:value-type="float" office:value="89.1462" calcext:value-type="float">
            <text:p>89.1462</text:p>
          </table:table-cell>
          <table:table-cell office:value-type="float" office:value="196.49" calcext:value-type="float">
            <text:p>196.4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$G$3]-[.D309]" office:value-type="float" office:value="65.043" calcext:value-type="float">
            <text:p>65.043</text:p>
          </table:table-cell>
          <table:table-cell table:formula="of:=ABS(100*[.H309]/[.$G$3])" office:value-type="float" office:value="24.869901695006" calcext:value-type="float">
            <text:p>24.86990169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89.4187" calcext:value-type="float">
            <text:p>89.4187</text:p>
          </table:table-cell>
          <table:table-cell office:value-type="float" office:value="196.28" calcext:value-type="float">
            <text:p>196.2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$G$3]-[.D310]" office:value-type="float" office:value="65.253" calcext:value-type="float">
            <text:p>65.253</text:p>
          </table:table-cell>
          <table:table-cell table:formula="of:=ABS(100*[.H310]/[.$G$3])" office:value-type="float" office:value="24.9501974894182" calcext:value-type="float">
            <text:p>24.950197489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3.317" calcext:value-type="float">
            <text:p>113.317</text:p>
          </table:table-cell>
          <table:table-cell office:value-type="float" office:value="89.7418" calcext:value-type="float">
            <text:p>89.7418</text:p>
          </table:table-cell>
          <table:table-cell office:value-type="float" office:value="196.205" calcext:value-type="float">
            <text:p>196.20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$G$3]-[.D311]" office:value-type="float" office:value="65.328" calcext:value-type="float">
            <text:p>65.328</text:p>
          </table:table-cell>
          <table:table-cell table:formula="of:=ABS(100*[.H311]/[.$G$3])" office:value-type="float" office:value="24.9788745588511" calcext:value-type="float">
            <text:p>24.978874558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3.005" calcext:value-type="float">
            <text:p>113.005</text:p>
          </table:table-cell>
          <table:table-cell office:value-type="float" office:value="90.0361" calcext:value-type="float">
            <text:p>90.0361</text:p>
          </table:table-cell>
          <table:table-cell office:value-type="float" office:value="196.22" calcext:value-type="float">
            <text:p>196.2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12]" office:value-type="float" office:value="65.313" calcext:value-type="float">
            <text:p>65.313</text:p>
          </table:table-cell>
          <table:table-cell table:formula="of:=ABS(100*[.H312]/[.$G$3])" office:value-type="float" office:value="24.9731391449645" calcext:value-type="float">
            <text:p>24.97313914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60.036" calcext:value-type="float">
            <text:p>160.036</text:p>
          </table:table-cell>
          <table:table-cell office:value-type="float" office:value="90.2935" calcext:value-type="float">
            <text:p>90.2935</text:p>
          </table:table-cell>
          <table:table-cell office:value-type="float" office:value="196.228" calcext:value-type="float">
            <text:p>196.22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13]" office:value-type="float" office:value="65.305" calcext:value-type="float">
            <text:p>65.305</text:p>
          </table:table-cell>
          <table:table-cell table:formula="of:=ABS(100*[.H313]/[.$G$3])" office:value-type="float" office:value="24.9700802575583" calcext:value-type="float">
            <text:p>24.97008025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6.962" calcext:value-type="float">
            <text:p>106.962</text:p>
          </table:table-cell>
          <table:table-cell office:value-type="float" office:value="90.6435" calcext:value-type="float">
            <text:p>90.6435</text:p>
          </table:table-cell>
          <table:table-cell office:value-type="float" office:value="196.228" calcext:value-type="float">
            <text:p>196.22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14]" office:value-type="float" office:value="65.305" calcext:value-type="float">
            <text:p>65.305</text:p>
          </table:table-cell>
          <table:table-cell table:formula="of:=ABS(100*[.H314]/[.$G$3])" office:value-type="float" office:value="24.9700802575583" calcext:value-type="float">
            <text:p>24.970080257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0.699" calcext:value-type="float">
            <text:p>110.699</text:p>
          </table:table-cell>
          <table:table-cell office:value-type="float" office:value="90.8435" calcext:value-type="float">
            <text:p>90.8435</text:p>
          </table:table-cell>
          <table:table-cell office:value-type="float" office:value="196.228" calcext:value-type="float">
            <text:p>196.22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15]" office:value-type="float" office:value="65.305" calcext:value-type="float">
            <text:p>65.305</text:p>
          </table:table-cell>
          <table:table-cell table:formula="of:=ABS(100*[.H315]/[.$G$3])" office:value-type="float" office:value="24.9700802575583" calcext:value-type="float">
            <text:p>24.970080257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3.413" calcext:value-type="float">
            <text:p>113.413</text:p>
          </table:table-cell>
          <table:table-cell office:value-type="float" office:value="91.1435" calcext:value-type="float">
            <text:p>91.1435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16]" office:value-type="float" office:value="65.308" calcext:value-type="float">
            <text:p>65.308</text:p>
          </table:table-cell>
          <table:table-cell table:formula="of:=ABS(100*[.H316]/[.$G$3])" office:value-type="float" office:value="24.9712273403356" calcext:value-type="float">
            <text:p>24.971227340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8.505" calcext:value-type="float">
            <text:p>118.505</text:p>
          </table:table-cell>
          <table:table-cell office:value-type="float" office:value="91.4435" calcext:value-type="float">
            <text:p>91.4435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17]" office:value-type="float" office:value="65.308" calcext:value-type="float">
            <text:p>65.308</text:p>
          </table:table-cell>
          <table:table-cell table:formula="of:=ABS(100*[.H317]/[.$G$3])" office:value-type="float" office:value="24.9712273403356" calcext:value-type="float">
            <text:p>24.971227340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8.171" calcext:value-type="float">
            <text:p>108.171</text:p>
          </table:table-cell>
          <table:table-cell office:value-type="float" office:value="91.7935" calcext:value-type="float">
            <text:p>91.7935</text:p>
          </table:table-cell>
          <table:table-cell office:value-type="float" office:value="196.223" calcext:value-type="float">
            <text:p>196.22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18]" office:value-type="float" office:value="65.31" calcext:value-type="float">
            <text:p>65.31</text:p>
          </table:table-cell>
          <table:table-cell table:formula="of:=ABS(100*[.H318]/[.$G$3])" office:value-type="float" office:value="24.9719920621872" calcext:value-type="float">
            <text:p>24.97199206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3.677" calcext:value-type="float">
            <text:p>123.677</text:p>
          </table:table-cell>
          <table:table-cell office:value-type="float" office:value="92.0545" calcext:value-type="float">
            <text:p>92.0545</text:p>
          </table:table-cell>
          <table:table-cell office:value-type="float" office:value="196.223" calcext:value-type="float">
            <text:p>196.22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19]" office:value-type="float" office:value="65.31" calcext:value-type="float">
            <text:p>65.31</text:p>
          </table:table-cell>
          <table:table-cell table:formula="of:=ABS(100*[.H319]/[.$G$3])" office:value-type="float" office:value="24.9719920621872" calcext:value-type="float">
            <text:p>24.971992062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8.164" calcext:value-type="float">
            <text:p>118.164</text:p>
          </table:table-cell>
          <table:table-cell office:value-type="float" office:value="92.4735" calcext:value-type="float">
            <text:p>92.4735</text:p>
          </table:table-cell>
          <table:table-cell office:value-type="float" office:value="196.223" calcext:value-type="float">
            <text:p>196.22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20]" office:value-type="float" office:value="65.31" calcext:value-type="float">
            <text:p>65.31</text:p>
          </table:table-cell>
          <table:table-cell table:formula="of:=ABS(100*[.H320]/[.$G$3])" office:value-type="float" office:value="24.9719920621872" calcext:value-type="float">
            <text:p>24.97199206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8.024" calcext:value-type="float">
            <text:p>108.024</text:p>
          </table:table-cell>
          <table:table-cell office:value-type="float" office:value="92.8235" calcext:value-type="float">
            <text:p>92.8235</text:p>
          </table:table-cell>
          <table:table-cell office:value-type="float" office:value="196.223" calcext:value-type="float">
            <text:p>196.22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21]" office:value-type="float" office:value="65.31" calcext:value-type="float">
            <text:p>65.31</text:p>
          </table:table-cell>
          <table:table-cell table:formula="of:=ABS(100*[.H321]/[.$G$3])" office:value-type="float" office:value="24.9719920621872" calcext:value-type="float">
            <text:p>24.97199206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3.616" calcext:value-type="float">
            <text:p>113.616</text:p>
          </table:table-cell>
          <table:table-cell office:value-type="float" office:value="93.1495" calcext:value-type="float">
            <text:p>93.1495</text:p>
          </table:table-cell>
          <table:table-cell office:value-type="float" office:value="196.22" calcext:value-type="float">
            <text:p>196.2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22]" office:value-type="float" office:value="65.313" calcext:value-type="float">
            <text:p>65.313</text:p>
          </table:table-cell>
          <table:table-cell table:formula="of:=ABS(100*[.H322]/[.$G$3])" office:value-type="float" office:value="24.9731391449645" calcext:value-type="float">
            <text:p>24.97313914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1.134" calcext:value-type="float">
            <text:p>111.134</text:p>
          </table:table-cell>
          <table:table-cell office:value-type="float" office:value="93.4007" calcext:value-type="float">
            <text:p>93.4007</text:p>
          </table:table-cell>
          <table:table-cell office:value-type="float" office:value="196.223" calcext:value-type="float">
            <text:p>196.22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23]" office:value-type="float" office:value="65.31" calcext:value-type="float">
            <text:p>65.31</text:p>
          </table:table-cell>
          <table:table-cell table:formula="of:=ABS(100*[.H323]/[.$G$3])" office:value-type="float" office:value="24.9719920621872" calcext:value-type="float">
            <text:p>24.971992062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8.581" calcext:value-type="float">
            <text:p>148.581</text:p>
          </table:table-cell>
          <table:table-cell office:value-type="float" office:value="93.7832" calcext:value-type="float">
            <text:p>93.7832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24]" office:value-type="float" office:value="65.308" calcext:value-type="float">
            <text:p>65.308</text:p>
          </table:table-cell>
          <table:table-cell table:formula="of:=ABS(100*[.H324]/[.$G$3])" office:value-type="float" office:value="24.9712273403356" calcext:value-type="float">
            <text:p>24.971227340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2.729" calcext:value-type="float">
            <text:p>112.729</text:p>
          </table:table-cell>
          <table:table-cell office:value-type="float" office:value="94.1332" calcext:value-type="float">
            <text:p>94.1332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25]" office:value-type="float" office:value="65.308" calcext:value-type="float">
            <text:p>65.308</text:p>
          </table:table-cell>
          <table:table-cell table:formula="of:=ABS(100*[.H325]/[.$G$3])" office:value-type="float" office:value="24.9712273403356" calcext:value-type="float">
            <text:p>24.971227340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8.733" calcext:value-type="float">
            <text:p>108.733</text:p>
          </table:table-cell>
          <table:table-cell office:value-type="float" office:value="94.3832" calcext:value-type="float">
            <text:p>94.3832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26]" office:value-type="float" office:value="65.308" calcext:value-type="float">
            <text:p>65.308</text:p>
          </table:table-cell>
          <table:table-cell table:formula="of:=ABS(100*[.H326]/[.$G$3])" office:value-type="float" office:value="24.9712273403356" calcext:value-type="float">
            <text:p>24.97122734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9.41" calcext:value-type="float">
            <text:p>109.41</text:p>
          </table:table-cell>
          <table:table-cell office:value-type="float" office:value="94.7411" calcext:value-type="float">
            <text:p>94.7411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27]" office:value-type="float" office:value="65.308" calcext:value-type="float">
            <text:p>65.308</text:p>
          </table:table-cell>
          <table:table-cell table:formula="of:=ABS(100*[.H327]/[.$G$3])" office:value-type="float" office:value="24.9712273403356" calcext:value-type="float">
            <text:p>24.971227340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4.923" calcext:value-type="float">
            <text:p>114.923</text:p>
          </table:table-cell>
          <table:table-cell office:value-type="float" office:value="94.9562" calcext:value-type="float">
            <text:p>94.9562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28]" office:value-type="float" office:value="65.308" calcext:value-type="float">
            <text:p>65.308</text:p>
          </table:table-cell>
          <table:table-cell table:formula="of:=ABS(100*[.H328]/[.$G$3])" office:value-type="float" office:value="24.9712273403356" calcext:value-type="float">
            <text:p>24.971227340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21.829" calcext:value-type="float">
            <text:p>121.829</text:p>
          </table:table-cell>
          <table:table-cell office:value-type="float" office:value="95.2821" calcext:value-type="float">
            <text:p>95.2821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29]" office:value-type="float" office:value="65.308" calcext:value-type="float">
            <text:p>65.308</text:p>
          </table:table-cell>
          <table:table-cell table:formula="of:=ABS(100*[.H329]/[.$G$3])" office:value-type="float" office:value="24.9712273403356" calcext:value-type="float">
            <text:p>24.971227340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6.169" calcext:value-type="float">
            <text:p>136.169</text:p>
          </table:table-cell>
          <table:table-cell office:value-type="float" office:value="95.6023" calcext:value-type="float">
            <text:p>95.6023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30]" office:value-type="float" office:value="65.308" calcext:value-type="float">
            <text:p>65.308</text:p>
          </table:table-cell>
          <table:table-cell table:formula="of:=ABS(100*[.H330]/[.$G$3])" office:value-type="float" office:value="24.9712273403356" calcext:value-type="float">
            <text:p>24.971227340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1.806" calcext:value-type="float">
            <text:p>131.806</text:p>
          </table:table-cell>
          <table:table-cell office:value-type="float" office:value="96.0023" calcext:value-type="float">
            <text:p>96.0023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31]" office:value-type="float" office:value="63.968" calcext:value-type="float">
            <text:p>63.968</text:p>
          </table:table-cell>
          <table:table-cell table:formula="of:=ABS(100*[.H331]/[.$G$3])" office:value-type="float" office:value="24.4588636998008" calcext:value-type="float">
            <text:p>24.458863699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.91" calcext:value-type="float">
            <text:p>144.91</text:p>
          </table:table-cell>
          <table:table-cell office:value-type="float" office:value="96.3064" calcext:value-type="float">
            <text:p>96.3064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32]" office:value-type="float" office:value="63.968" calcext:value-type="float">
            <text:p>63.968</text:p>
          </table:table-cell>
          <table:table-cell table:formula="of:=ABS(100*[.H332]/[.$G$3])" office:value-type="float" office:value="24.4588636998008" calcext:value-type="float">
            <text:p>24.458863699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0.113" calcext:value-type="float">
            <text:p>170.113</text:p>
          </table:table-cell>
          <table:table-cell office:value-type="float" office:value="96.6465" calcext:value-type="float">
            <text:p>96.6465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33]" office:value-type="float" office:value="63.968" calcext:value-type="float">
            <text:p>63.968</text:p>
          </table:table-cell>
          <table:table-cell table:formula="of:=ABS(100*[.H333]/[.$G$3])" office:value-type="float" office:value="24.4588636998008" calcext:value-type="float">
            <text:p>24.45886369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7.597" calcext:value-type="float">
            <text:p>117.597</text:p>
          </table:table-cell>
          <table:table-cell office:value-type="float" office:value="96.9465" calcext:value-type="float">
            <text:p>96.9465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34]" office:value-type="float" office:value="63.968" calcext:value-type="float">
            <text:p>63.968</text:p>
          </table:table-cell>
          <table:table-cell table:formula="of:=ABS(100*[.H334]/[.$G$3])" office:value-type="float" office:value="24.4588636998008" calcext:value-type="float">
            <text:p>24.458863699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2.111" calcext:value-type="float">
            <text:p>132.111</text:p>
          </table:table-cell>
          <table:table-cell office:value-type="float" office:value="97.226" calcext:value-type="float">
            <text:p>97.226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35]" office:value-type="float" office:value="63.968" calcext:value-type="float">
            <text:p>63.968</text:p>
          </table:table-cell>
          <table:table-cell table:formula="of:=ABS(100*[.H335]/[.$G$3])" office:value-type="float" office:value="24.4588636998008" calcext:value-type="float">
            <text:p>24.458863699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2.272" calcext:value-type="float">
            <text:p>122.272</text:p>
          </table:table-cell>
          <table:table-cell office:value-type="float" office:value="97.487" calcext:value-type="float">
            <text:p>97.487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36]" office:value-type="float" office:value="63.968" calcext:value-type="float">
            <text:p>63.968</text:p>
          </table:table-cell>
          <table:table-cell table:formula="of:=ABS(100*[.H336]/[.$G$3])" office:value-type="float" office:value="24.4588636998008" calcext:value-type="float">
            <text:p>24.45886369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3.755" calcext:value-type="float">
            <text:p>113.755</text:p>
          </table:table-cell>
          <table:table-cell office:value-type="float" office:value="97.8129" calcext:value-type="float">
            <text:p>97.8129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37]" office:value-type="float" office:value="63.968" calcext:value-type="float">
            <text:p>63.968</text:p>
          </table:table-cell>
          <table:table-cell table:formula="of:=ABS(100*[.H337]/[.$G$3])" office:value-type="float" office:value="24.4588636998008" calcext:value-type="float">
            <text:p>24.458863699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4.848" calcext:value-type="float">
            <text:p>114.848</text:p>
          </table:table-cell>
          <table:table-cell office:value-type="float" office:value="98.0629" calcext:value-type="float">
            <text:p>98.0629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38]" office:value-type="float" office:value="63.968" calcext:value-type="float">
            <text:p>63.968</text:p>
          </table:table-cell>
          <table:table-cell table:formula="of:=ABS(100*[.H338]/[.$G$3])" office:value-type="float" office:value="24.4588636998008" calcext:value-type="float">
            <text:p>24.458863699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6.16" calcext:value-type="float">
            <text:p>146.16</text:p>
          </table:table-cell>
          <table:table-cell office:value-type="float" office:value="98.3629" calcext:value-type="float">
            <text:p>98.3629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39]" office:value-type="float" office:value="63.968" calcext:value-type="float">
            <text:p>63.968</text:p>
          </table:table-cell>
          <table:table-cell table:formula="of:=ABS(100*[.H339]/[.$G$3])" office:value-type="float" office:value="24.4588636998008" calcext:value-type="float">
            <text:p>24.458863699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1.284" calcext:value-type="float">
            <text:p>121.284</text:p>
          </table:table-cell>
          <table:table-cell office:value-type="float" office:value="98.6629" calcext:value-type="float">
            <text:p>98.6629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40]" office:value-type="float" office:value="63.968" calcext:value-type="float">
            <text:p>63.968</text:p>
          </table:table-cell>
          <table:table-cell table:formula="of:=ABS(100*[.H340]/[.$G$3])" office:value-type="float" office:value="24.4588636998008" calcext:value-type="float">
            <text:p>24.458863699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6.504" calcext:value-type="float">
            <text:p>126.504</text:p>
          </table:table-cell>
          <table:table-cell office:value-type="float" office:value="98.6629" calcext:value-type="float">
            <text:p>98.6629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41]" office:value-type="float" office:value="63.968" calcext:value-type="float">
            <text:p>63.968</text:p>
          </table:table-cell>
          <table:table-cell table:formula="of:=ABS(100*[.H341]/[.$G$3])" office:value-type="float" office:value="24.4588636998008" calcext:value-type="float">
            <text:p>24.458863699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1.196" calcext:value-type="float">
            <text:p>111.196</text:p>
          </table:table-cell>
          <table:table-cell office:value-type="float" office:value="99.338" calcext:value-type="float">
            <text:p>99.338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42]" office:value-type="float" office:value="63.968" calcext:value-type="float">
            <text:p>63.968</text:p>
          </table:table-cell>
          <table:table-cell table:formula="of:=ABS(100*[.H342]/[.$G$3])" office:value-type="float" office:value="24.4588636998008" calcext:value-type="float">
            <text:p>24.45886369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4.654" calcext:value-type="float">
            <text:p>124.654</text:p>
          </table:table-cell>
          <table:table-cell office:value-type="float" office:value="99.688" calcext:value-type="float">
            <text:p>99.688</text:p>
          </table:table-cell>
          <table:table-cell office:value-type="float" office:value="197.563" calcext:value-type="float">
            <text:p>197.56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43]" office:value-type="float" office:value="63.97" calcext:value-type="float">
            <text:p>63.97</text:p>
          </table:table-cell>
          <table:table-cell table:formula="of:=ABS(100*[.H343]/[.$G$3])" office:value-type="float" office:value="24.4596284216523" calcext:value-type="float">
            <text:p>24.459628421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9.843" calcext:value-type="float">
            <text:p>119.843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97.563" calcext:value-type="float">
            <text:p>197.56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44]" office:value-type="float" office:value="63.97" calcext:value-type="float">
            <text:p>63.97</text:p>
          </table:table-cell>
          <table:table-cell table:formula="of:=ABS(100*[.H344]/[.$G$3])" office:value-type="float" office:value="24.4596284216523" calcext:value-type="float">
            <text:p>24.459628421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8.391" calcext:value-type="float">
            <text:p>128.391</text:p>
          </table:table-cell>
          <table:table-cell office:value-type="float" office:value="100.326" calcext:value-type="float">
            <text:p>100.326</text:p>
          </table:table-cell>
          <table:table-cell office:value-type="float" office:value="198.058" calcext:value-type="float">
            <text:p>198.05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45]" office:value-type="float" office:value="63.475" calcext:value-type="float">
            <text:p>63.475</text:p>
          </table:table-cell>
          <table:table-cell table:formula="of:=ABS(100*[.H345]/[.$G$3])" office:value-type="float" office:value="24.2703597633951" calcext:value-type="float">
            <text:p>24.270359763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6.754" calcext:value-type="float">
            <text:p>126.754</text:p>
          </table:table-cell>
          <table:table-cell office:value-type="float" office:value="100.626" calcext:value-type="float">
            <text:p>100.626</text:p>
          </table:table-cell>
          <table:table-cell office:value-type="float" office:value="198.058" calcext:value-type="float">
            <text:p>198.05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46]" office:value-type="float" office:value="63.475" calcext:value-type="float">
            <text:p>63.475</text:p>
          </table:table-cell>
          <table:table-cell table:formula="of:=ABS(100*[.H346]/[.$G$3])" office:value-type="float" office:value="24.2703597633951" calcext:value-type="float">
            <text:p>24.270359763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0.591" calcext:value-type="float">
            <text:p>140.591</text:p>
          </table:table-cell>
          <table:table-cell office:value-type="float" office:value="100.626" calcext:value-type="float">
            <text:p>100.626</text:p>
          </table:table-cell>
          <table:table-cell office:value-type="float" office:value="198.058" calcext:value-type="float">
            <text:p>198.05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47]" office:value-type="float" office:value="63.475" calcext:value-type="float">
            <text:p>63.475</text:p>
          </table:table-cell>
          <table:table-cell table:formula="of:=ABS(100*[.H347]/[.$G$3])" office:value-type="float" office:value="24.2703597633951" calcext:value-type="float">
            <text:p>24.270359763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3.027" calcext:value-type="float">
            <text:p>123.027</text:p>
          </table:table-cell>
          <table:table-cell office:value-type="float" office:value="101.226" calcext:value-type="float">
            <text:p>101.226</text:p>
          </table:table-cell>
          <table:table-cell office:value-type="float" office:value="198.058" calcext:value-type="float">
            <text:p>198.05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48]" office:value-type="float" office:value="63.475" calcext:value-type="float">
            <text:p>63.475</text:p>
          </table:table-cell>
          <table:table-cell table:formula="of:=ABS(100*[.H348]/[.$G$3])" office:value-type="float" office:value="24.2703597633951" calcext:value-type="float">
            <text:p>24.270359763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8.576" calcext:value-type="float">
            <text:p>118.576</text:p>
          </table:table-cell>
          <table:table-cell office:value-type="float" office:value="101.607" calcext:value-type="float">
            <text:p>101.607</text:p>
          </table:table-cell>
          <table:table-cell office:value-type="float" office:value="198.058" calcext:value-type="float">
            <text:p>198.05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49]" office:value-type="float" office:value="63.475" calcext:value-type="float">
            <text:p>63.475</text:p>
          </table:table-cell>
          <table:table-cell table:formula="of:=ABS(100*[.H349]/[.$G$3])" office:value-type="float" office:value="24.2703597633951" calcext:value-type="float">
            <text:p>24.270359763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2.618" calcext:value-type="float">
            <text:p>112.618</text:p>
          </table:table-cell>
          <table:table-cell office:value-type="float" office:value="101.958" calcext:value-type="float">
            <text:p>101.958</text:p>
          </table:table-cell>
          <table:table-cell office:value-type="float" office:value="198.058" calcext:value-type="float">
            <text:p>198.05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50]" office:value-type="float" office:value="63.475" calcext:value-type="float">
            <text:p>63.475</text:p>
          </table:table-cell>
          <table:table-cell table:formula="of:=ABS(100*[.H350]/[.$G$3])" office:value-type="float" office:value="24.2703597633951" calcext:value-type="float">
            <text:p>24.27035976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9.777" calcext:value-type="float">
            <text:p>119.777</text:p>
          </table:table-cell>
          <table:table-cell office:value-type="float" office:value="102.228" calcext:value-type="float">
            <text:p>102.228</text:p>
          </table:table-cell>
          <table:table-cell office:value-type="float" office:value="198.058" calcext:value-type="float">
            <text:p>198.05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51]" office:value-type="float" office:value="63.475" calcext:value-type="float">
            <text:p>63.475</text:p>
          </table:table-cell>
          <table:table-cell table:formula="of:=ABS(100*[.H351]/[.$G$3])" office:value-type="float" office:value="24.2703597633951" calcext:value-type="float">
            <text:p>24.270359763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8.712" calcext:value-type="float">
            <text:p>118.712</text:p>
          </table:table-cell>
          <table:table-cell office:value-type="float" office:value="102.586" calcext:value-type="float">
            <text:p>102.586</text:p>
          </table:table-cell>
          <table:table-cell office:value-type="float" office:value="198.52" calcext:value-type="float">
            <text:p>198.5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52]" office:value-type="float" office:value="63.013" calcext:value-type="float">
            <text:p>63.013</text:p>
          </table:table-cell>
          <table:table-cell table:formula="of:=ABS(100*[.H352]/[.$G$3])" office:value-type="float" office:value="24.0937090156883" calcext:value-type="float">
            <text:p>24.093709015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7.251" calcext:value-type="float">
            <text:p>117.251</text:p>
          </table:table-cell>
          <table:table-cell office:value-type="float" office:value="102.886" calcext:value-type="float">
            <text:p>102.886</text:p>
          </table:table-cell>
          <table:table-cell office:value-type="float" office:value="198.52" calcext:value-type="float">
            <text:p>198.5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53]" office:value-type="float" office:value="63.013" calcext:value-type="float">
            <text:p>63.013</text:p>
          </table:table-cell>
          <table:table-cell table:formula="of:=ABS(100*[.H353]/[.$G$3])" office:value-type="float" office:value="24.0937090156883" calcext:value-type="float">
            <text:p>24.093709015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8.698" calcext:value-type="float">
            <text:p>108.698</text:p>
          </table:table-cell>
          <table:table-cell office:value-type="float" office:value="103.255" calcext:value-type="float">
            <text:p>103.255</text:p>
          </table:table-cell>
          <table:table-cell office:value-type="float" office:value="198.52" calcext:value-type="float">
            <text:p>198.5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54]" office:value-type="float" office:value="63.013" calcext:value-type="float">
            <text:p>63.013</text:p>
          </table:table-cell>
          <table:table-cell table:formula="of:=ABS(100*[.H354]/[.$G$3])" office:value-type="float" office:value="24.0937090156883" calcext:value-type="float">
            <text:p>24.093709015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9.574" calcext:value-type="float">
            <text:p>179.574</text:p>
          </table:table-cell>
          <table:table-cell office:value-type="float" office:value="103.469" calcext:value-type="float">
            <text:p>103.469</text:p>
          </table:table-cell>
          <table:table-cell office:value-type="float" office:value="198.52" calcext:value-type="float">
            <text:p>198.5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55]" office:value-type="float" office:value="63.013" calcext:value-type="float">
            <text:p>63.013</text:p>
          </table:table-cell>
          <table:table-cell table:formula="of:=ABS(100*[.H355]/[.$G$3])" office:value-type="float" office:value="24.0937090156883" calcext:value-type="float">
            <text:p>24.093709015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0.726" calcext:value-type="float">
            <text:p>120.726</text:p>
          </table:table-cell>
          <table:table-cell office:value-type="float" office:value="103.823" calcext:value-type="float">
            <text:p>103.823</text:p>
          </table:table-cell>
          <table:table-cell office:value-type="float" office:value="198.52" calcext:value-type="float">
            <text:p>198.5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56]" office:value-type="float" office:value="63.013" calcext:value-type="float">
            <text:p>63.013</text:p>
          </table:table-cell>
          <table:table-cell table:formula="of:=ABS(100*[.H356]/[.$G$3])" office:value-type="float" office:value="24.0937090156883" calcext:value-type="float">
            <text:p>24.093709015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2.328" calcext:value-type="float">
            <text:p>122.328</text:p>
          </table:table-cell>
          <table:table-cell office:value-type="float" office:value="104.123" calcext:value-type="float">
            <text:p>104.123</text:p>
          </table:table-cell>
          <table:table-cell office:value-type="float" office:value="198.92" calcext:value-type="float">
            <text:p>198.9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57]" office:value-type="float" office:value="62.613" calcext:value-type="float">
            <text:p>62.613</text:p>
          </table:table-cell>
          <table:table-cell table:formula="of:=ABS(100*[.H357]/[.$G$3])" office:value-type="float" office:value="23.9407646453794" calcext:value-type="float">
            <text:p>23.940764645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2.453" calcext:value-type="float">
            <text:p>122.453</text:p>
          </table:table-cell>
          <table:table-cell office:value-type="float" office:value="104.336" calcext:value-type="float">
            <text:p>104.336</text:p>
          </table:table-cell>
          <table:table-cell office:value-type="float" office:value="198.918" calcext:value-type="float">
            <text:p>198.91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58]" office:value-type="float" office:value="62.615" calcext:value-type="float">
            <text:p>62.615</text:p>
          </table:table-cell>
          <table:table-cell table:formula="of:=ABS(100*[.H358]/[.$G$3])" office:value-type="float" office:value="23.9415293672309" calcext:value-type="float">
            <text:p>23.941529367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28.916" calcext:value-type="float">
            <text:p>128.916</text:p>
          </table:table-cell>
          <table:table-cell office:value-type="float" office:value="104.736" calcext:value-type="float">
            <text:p>104.736</text:p>
          </table:table-cell>
          <table:table-cell office:value-type="float" office:value="198.918" calcext:value-type="float">
            <text:p>198.91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59]" office:value-type="float" office:value="62.615" calcext:value-type="float">
            <text:p>62.615</text:p>
          </table:table-cell>
          <table:table-cell table:formula="of:=ABS(100*[.H359]/[.$G$3])" office:value-type="float" office:value="23.9415293672309" calcext:value-type="float">
            <text:p>23.941529367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4.769" calcext:value-type="float">
            <text:p>114.769</text:p>
          </table:table-cell>
          <table:table-cell office:value-type="float" office:value="104.938" calcext:value-type="float">
            <text:p>104.938</text:p>
          </table:table-cell>
          <table:table-cell office:value-type="float" office:value="198.918" calcext:value-type="float">
            <text:p>198.91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60]" office:value-type="float" office:value="62.615" calcext:value-type="float">
            <text:p>62.615</text:p>
          </table:table-cell>
          <table:table-cell table:formula="of:=ABS(100*[.H360]/[.$G$3])" office:value-type="float" office:value="23.9415293672309" calcext:value-type="float">
            <text:p>23.941529367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3.901" calcext:value-type="float">
            <text:p>123.901</text:p>
          </table:table-cell>
          <table:table-cell office:value-type="float" office:value="104.938" calcext:value-type="float">
            <text:p>104.938</text:p>
          </table:table-cell>
          <table:table-cell office:value-type="float" office:value="198.918" calcext:value-type="float">
            <text:p>198.91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61]" office:value-type="float" office:value="62.615" calcext:value-type="float">
            <text:p>62.615</text:p>
          </table:table-cell>
          <table:table-cell table:formula="of:=ABS(100*[.H361]/[.$G$3])" office:value-type="float" office:value="23.9415293672309" calcext:value-type="float">
            <text:p>23.941529367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6.922" calcext:value-type="float">
            <text:p>116.922</text:p>
          </table:table-cell>
          <table:table-cell office:value-type="float" office:value="105.653" calcext:value-type="float">
            <text:p>105.653</text:p>
          </table:table-cell>
          <table:table-cell office:value-type="float" office:value="198.918" calcext:value-type="float">
            <text:p>198.91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62]" office:value-type="float" office:value="62.615" calcext:value-type="float">
            <text:p>62.615</text:p>
          </table:table-cell>
          <table:table-cell table:formula="of:=ABS(100*[.H362]/[.$G$3])" office:value-type="float" office:value="23.9415293672309" calcext:value-type="float">
            <text:p>23.941529367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0.44" calcext:value-type="float">
            <text:p>120.44</text:p>
          </table:table-cell>
          <table:table-cell office:value-type="float" office:value="106.01" calcext:value-type="float">
            <text:p>106.01</text:p>
          </table:table-cell>
          <table:table-cell office:value-type="float" office:value="198.918" calcext:value-type="float">
            <text:p>198.91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63]" office:value-type="float" office:value="62.615" calcext:value-type="float">
            <text:p>62.615</text:p>
          </table:table-cell>
          <table:table-cell table:formula="of:=ABS(100*[.H363]/[.$G$3])" office:value-type="float" office:value="23.9415293672309" calcext:value-type="float">
            <text:p>23.941529367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22.515" calcext:value-type="float">
            <text:p>122.515</text:p>
          </table:table-cell>
          <table:table-cell office:value-type="float" office:value="106.311" calcext:value-type="float">
            <text:p>106.311</text:p>
          </table:table-cell>
          <table:table-cell office:value-type="float" office:value="198.92" calcext:value-type="float">
            <text:p>198.9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64]" office:value-type="float" office:value="62.613" calcext:value-type="float">
            <text:p>62.613</text:p>
          </table:table-cell>
          <table:table-cell table:formula="of:=ABS(100*[.H364]/[.$G$3])" office:value-type="float" office:value="23.9407646453794" calcext:value-type="float">
            <text:p>23.940764645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0.792" calcext:value-type="float">
            <text:p>130.792</text:p>
          </table:table-cell>
          <table:table-cell office:value-type="float" office:value="106.611" calcext:value-type="float">
            <text:p>106.611</text:p>
          </table:table-cell>
          <table:table-cell office:value-type="float" office:value="198.915" calcext:value-type="float">
            <text:p>198.91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365]" office:value-type="float" office:value="62.618" calcext:value-type="float">
            <text:p>62.618</text:p>
          </table:table-cell>
          <table:table-cell table:formula="of:=ABS(100*[.H365]/[.$G$3])" office:value-type="float" office:value="23.9426764500082" calcext:value-type="float">
            <text:p>23.9426764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4.585" calcext:value-type="float">
            <text:p>104.585</text:p>
          </table:table-cell>
          <table:table-cell office:value-type="float" office:value="106.874" calcext:value-type="float">
            <text:p>106.874</text:p>
          </table:table-cell>
          <table:table-cell office:value-type="float" office:value="198.135" calcext:value-type="float">
            <text:p>198.13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$G$3]-[.D366]" office:value-type="float" office:value="63.398" calcext:value-type="float">
            <text:p>63.398</text:p>
          </table:table-cell>
          <table:table-cell table:formula="of:=ABS(100*[.H366]/[.$G$3])" office:value-type="float" office:value="24.2409179721106" calcext:value-type="float">
            <text:p>24.24091797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3.731" calcext:value-type="float">
            <text:p>173.731</text:p>
          </table:table-cell>
          <table:table-cell office:value-type="float" office:value="107.224" calcext:value-type="float">
            <text:p>107.224</text:p>
          </table:table-cell>
          <table:table-cell office:value-type="float" office:value="198.338" calcext:value-type="float">
            <text:p>198.33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$G$3]-[.D367]" office:value-type="float" office:value="63.195" calcext:value-type="float">
            <text:p>63.195</text:p>
          </table:table-cell>
          <table:table-cell table:formula="of:=ABS(100*[.H367]/[.$G$3])" office:value-type="float" office:value="24.1632987041788" calcext:value-type="float">
            <text:p>24.163298704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0.839" calcext:value-type="float">
            <text:p>140.839</text:p>
          </table:table-cell>
          <table:table-cell office:value-type="float" office:value="107.451" calcext:value-type="float">
            <text:p>107.451</text:p>
          </table:table-cell>
          <table:table-cell office:value-type="float" office:value="198.233" calcext:value-type="float">
            <text:p>198.23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$G$3]-[.D368]" office:value-type="float" office:value="63.3" calcext:value-type="float">
            <text:p>63.3</text:p>
          </table:table-cell>
          <table:table-cell table:formula="of:=ABS(100*[.H368]/[.$G$3])" office:value-type="float" office:value="24.2034466013849" calcext:value-type="float">
            <text:p>24.203446601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4.462" calcext:value-type="float">
            <text:p>114.462</text:p>
          </table:table-cell>
          <table:table-cell office:value-type="float" office:value="107.451" calcext:value-type="float">
            <text:p>107.451</text:p>
          </table:table-cell>
          <table:table-cell office:value-type="float" office:value="197.975" calcext:value-type="float">
            <text:p>197.97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$G$3]-[.D369]" office:value-type="float" office:value="63.558" calcext:value-type="float">
            <text:p>63.558</text:p>
          </table:table-cell>
          <table:table-cell table:formula="of:=ABS(100*[.H369]/[.$G$3])" office:value-type="float" office:value="24.3020957202342" calcext:value-type="float">
            <text:p>24.302095720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5.962" calcext:value-type="float">
            <text:p>135.962</text:p>
          </table:table-cell>
          <table:table-cell office:value-type="float" office:value="108.081" calcext:value-type="float">
            <text:p>108.081</text:p>
          </table:table-cell>
          <table:table-cell office:value-type="float" office:value="197.975" calcext:value-type="float">
            <text:p>197.97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$G$3]-[.D370]" office:value-type="float" office:value="63.558" calcext:value-type="float">
            <text:p>63.558</text:p>
          </table:table-cell>
          <table:table-cell table:formula="of:=ABS(100*[.H370]/[.$G$3])" office:value-type="float" office:value="24.3020957202342" calcext:value-type="float">
            <text:p>24.302095720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4.345" calcext:value-type="float">
            <text:p>114.345</text:p>
          </table:table-cell>
          <table:table-cell office:value-type="float" office:value="108.081" calcext:value-type="float">
            <text:p>108.081</text:p>
          </table:table-cell>
          <table:table-cell office:value-type="float" office:value="197.975" calcext:value-type="float">
            <text:p>197.97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$G$3]-[.D371]" office:value-type="float" office:value="63.558" calcext:value-type="float">
            <text:p>63.558</text:p>
          </table:table-cell>
          <table:table-cell table:formula="of:=ABS(100*[.H371]/[.$G$3])" office:value-type="float" office:value="24.3020957202342" calcext:value-type="float">
            <text:p>24.302095720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5.894" calcext:value-type="float">
            <text:p>115.894</text:p>
          </table:table-cell>
          <table:table-cell office:value-type="float" office:value="108.58" calcext:value-type="float">
            <text:p>108.58</text:p>
          </table:table-cell>
          <table:table-cell office:value-type="float" office:value="198" calcext:value-type="float">
            <text:p>19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$G$3]-[.D372]" office:value-type="float" office:value="63.533" calcext:value-type="float">
            <text:p>63.533</text:p>
          </table:table-cell>
          <table:table-cell table:formula="of:=ABS(100*[.H372]/[.$G$3])" office:value-type="float" office:value="24.2925366970899" calcext:value-type="float">
            <text:p>24.292536697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1.432" calcext:value-type="float">
            <text:p>111.432</text:p>
          </table:table-cell>
          <table:table-cell office:value-type="float" office:value="108.725" calcext:value-type="float">
            <text:p>108.725</text:p>
          </table:table-cell>
          <table:table-cell office:value-type="float" office:value="197.348" calcext:value-type="float">
            <text:p>197.34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$G$3]-[.D373]" office:value-type="float" office:value="64.185" calcext:value-type="float">
            <text:p>64.185</text:p>
          </table:table-cell>
          <table:table-cell table:formula="of:=ABS(100*[.H373]/[.$G$3])" office:value-type="float" office:value="24.5418360206934" calcext:value-type="float">
            <text:p>24.541836020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3.329" calcext:value-type="float">
            <text:p>123.329</text:p>
          </table:table-cell>
          <table:table-cell office:value-type="float" office:value="109.377" calcext:value-type="float">
            <text:p>109.377</text:p>
          </table:table-cell>
          <table:table-cell office:value-type="float" office:value="197.378" calcext:value-type="float">
            <text:p>197.37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$G$3]-[.D374]" office:value-type="float" office:value="64.155" calcext:value-type="float">
            <text:p>64.155</text:p>
          </table:table-cell>
          <table:table-cell table:formula="of:=ABS(100*[.H374]/[.$G$3])" office:value-type="float" office:value="24.5303651929202" calcext:value-type="float">
            <text:p>24.530365192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4.185" calcext:value-type="float">
            <text:p>114.185</text:p>
          </table:table-cell>
          <table:table-cell office:value-type="float" office:value="109.678" calcext:value-type="float">
            <text:p>109.678</text:p>
          </table:table-cell>
          <table:table-cell office:value-type="float" office:value="197.385" calcext:value-type="float">
            <text:p>197.38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$G$3]-[.D375]" office:value-type="float" office:value="64.148" calcext:value-type="float">
            <text:p>64.148</text:p>
          </table:table-cell>
          <table:table-cell table:formula="of:=ABS(100*[.H375]/[.$G$3])" office:value-type="float" office:value="24.5276886664398" calcext:value-type="float">
            <text:p>24.527688666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8.697" calcext:value-type="float">
            <text:p>118.697</text:p>
          </table:table-cell>
          <table:table-cell office:value-type="float" office:value="109.893" calcext:value-type="float">
            <text:p>109.893</text:p>
          </table:table-cell>
          <table:table-cell office:value-type="float" office:value="197.388" calcext:value-type="float">
            <text:p>197.38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$G$3]-[.D376]" office:value-type="float" office:value="64.145" calcext:value-type="float">
            <text:p>64.145</text:p>
          </table:table-cell>
          <table:table-cell table:formula="of:=ABS(100*[.H376]/[.$G$3])" office:value-type="float" office:value="24.5265415836625" calcext:value-type="float">
            <text:p>24.526541583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6.252" calcext:value-type="float">
            <text:p>126.252</text:p>
          </table:table-cell>
          <table:table-cell office:value-type="float" office:value="110.093" calcext:value-type="float">
            <text:p>110.093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$G$3]-[.D377]" office:value-type="float" office:value="64.138" calcext:value-type="float">
            <text:p>64.138</text:p>
          </table:table-cell>
          <table:table-cell table:formula="of:=ABS(100*[.H377]/[.$G$3])" office:value-type="float" office:value="24.5238650571821" calcext:value-type="float">
            <text:p>24.523865057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9.799" calcext:value-type="float">
            <text:p>129.799</text:p>
          </table:table-cell>
          <table:table-cell office:value-type="float" office:value="110.465" calcext:value-type="float">
            <text:p>110.465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$G$3]-[.D378]" office:value-type="float" office:value="64.138" calcext:value-type="float">
            <text:p>64.138</text:p>
          </table:table-cell>
          <table:table-cell table:formula="of:=ABS(100*[.H378]/[.$G$3])" office:value-type="float" office:value="24.5238650571821" calcext:value-type="float">
            <text:p>24.523865057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9.362" calcext:value-type="float">
            <text:p>109.362</text:p>
          </table:table-cell>
          <table:table-cell office:value-type="float" office:value="110.799" calcext:value-type="float">
            <text:p>110.799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$G$3]-[.D379]" office:value-type="float" office:value="64.138" calcext:value-type="float">
            <text:p>64.138</text:p>
          </table:table-cell>
          <table:table-cell table:formula="of:=ABS(100*[.H379]/[.$G$3])" office:value-type="float" office:value="24.5238650571821" calcext:value-type="float">
            <text:p>24.523865057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4.7" calcext:value-type="float">
            <text:p>134.7</text:p>
          </table:table-cell>
          <table:table-cell office:value-type="float" office:value="111.069" calcext:value-type="float">
            <text:p>111.069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$G$3]-[.D380]" office:value-type="float" office:value="64.138" calcext:value-type="float">
            <text:p>64.138</text:p>
          </table:table-cell>
          <table:table-cell table:formula="of:=ABS(100*[.H380]/[.$G$3])" office:value-type="float" office:value="24.5238650571821" calcext:value-type="float">
            <text:p>24.523865057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5.487" calcext:value-type="float">
            <text:p>125.487</text:p>
          </table:table-cell>
          <table:table-cell office:value-type="float" office:value="111.371" calcext:value-type="float">
            <text:p>111.371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$G$3]-[.D381]" office:value-type="float" office:value="64.138" calcext:value-type="float">
            <text:p>64.138</text:p>
          </table:table-cell>
          <table:table-cell table:formula="of:=ABS(100*[.H381]/[.$G$3])" office:value-type="float" office:value="24.5238650571821" calcext:value-type="float">
            <text:p>24.523865057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6.988" calcext:value-type="float">
            <text:p>116.988</text:p>
          </table:table-cell>
          <table:table-cell office:value-type="float" office:value="111.571" calcext:value-type="float">
            <text:p>111.571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$G$3]-[.D382]" office:value-type="float" office:value="64.138" calcext:value-type="float">
            <text:p>64.138</text:p>
          </table:table-cell>
          <table:table-cell table:formula="of:=ABS(100*[.H382]/[.$G$3])" office:value-type="float" office:value="24.5238650571821" calcext:value-type="float">
            <text:p>24.523865057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0.727" calcext:value-type="float">
            <text:p>150.727</text:p>
          </table:table-cell>
          <table:table-cell office:value-type="float" office:value="111.88" calcext:value-type="float">
            <text:p>111.88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$G$3]-[.D383]" office:value-type="float" office:value="64.138" calcext:value-type="float">
            <text:p>64.138</text:p>
          </table:table-cell>
          <table:table-cell table:formula="of:=ABS(100*[.H383]/[.$G$3])" office:value-type="float" office:value="24.5238650571821" calcext:value-type="float">
            <text:p>24.523865057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32.79" calcext:value-type="float">
            <text:p>132.79</text:p>
          </table:table-cell>
          <table:table-cell office:value-type="float" office:value="111.88" calcext:value-type="float">
            <text:p>111.88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$G$3]-[.D384]" office:value-type="float" office:value="64.138" calcext:value-type="float">
            <text:p>64.138</text:p>
          </table:table-cell>
          <table:table-cell table:formula="of:=ABS(100*[.H384]/[.$G$3])" office:value-type="float" office:value="24.5238650571821" calcext:value-type="float">
            <text:p>24.523865057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9.895" calcext:value-type="float">
            <text:p>129.895</text:p>
          </table:table-cell>
          <table:table-cell office:value-type="float" office:value="112.475" calcext:value-type="float">
            <text:p>112.475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$G$3]-[.D385]" office:value-type="float" office:value="64.138" calcext:value-type="float">
            <text:p>64.138</text:p>
          </table:table-cell>
          <table:table-cell table:formula="of:=ABS(100*[.H385]/[.$G$3])" office:value-type="float" office:value="24.5238650571821" calcext:value-type="float">
            <text:p>24.523865057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4.441" calcext:value-type="float">
            <text:p>134.441</text:p>
          </table:table-cell>
          <table:table-cell office:value-type="float" office:value="112.705" calcext:value-type="float">
            <text:p>112.705</text:p>
          </table:table-cell>
          <table:table-cell office:value-type="float" office:value="198.588" calcext:value-type="float">
            <text:p>198.58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$G$3]-[.D386]" office:value-type="float" office:value="62.945" calcext:value-type="float">
            <text:p>62.945</text:p>
          </table:table-cell>
          <table:table-cell table:formula="of:=ABS(100*[.H386]/[.$G$3])" office:value-type="float" office:value="24.0677084727358" calcext:value-type="float">
            <text:p>24.067708472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14.819" calcext:value-type="float">
            <text:p>114.819</text:p>
          </table:table-cell>
          <table:table-cell office:value-type="float" office:value="113.03" calcext:value-type="float">
            <text:p>113.03</text:p>
          </table:table-cell>
          <table:table-cell office:value-type="float" office:value="198.588" calcext:value-type="float">
            <text:p>198.58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$G$3]-[.D387]" office:value-type="float" office:value="62.945" calcext:value-type="float">
            <text:p>62.945</text:p>
          </table:table-cell>
          <table:table-cell table:formula="of:=ABS(100*[.H387]/[.$G$3])" office:value-type="float" office:value="24.0677084727358" calcext:value-type="float">
            <text:p>24.067708472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6.892" calcext:value-type="float">
            <text:p>116.892</text:p>
          </table:table-cell>
          <table:table-cell office:value-type="float" office:value="113.243" calcext:value-type="float">
            <text:p>113.243</text:p>
          </table:table-cell>
          <table:table-cell office:value-type="float" office:value="198.588" calcext:value-type="float">
            <text:p>198.58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$G$3]-[.D388]" office:value-type="float" office:value="62.945" calcext:value-type="float">
            <text:p>62.945</text:p>
          </table:table-cell>
          <table:table-cell table:formula="of:=ABS(100*[.H388]/[.$G$3])" office:value-type="float" office:value="24.0677084727358" calcext:value-type="float">
            <text:p>24.067708472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2.768" calcext:value-type="float">
            <text:p>142.768</text:p>
          </table:table-cell>
          <table:table-cell office:value-type="float" office:value="113.566" calcext:value-type="float">
            <text:p>113.566</text:p>
          </table:table-cell>
          <table:table-cell office:value-type="float" office:value="198.905" calcext:value-type="float">
            <text:p>198.90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$G$3]-[.D389]" office:value-type="float" office:value="62.628" calcext:value-type="float">
            <text:p>62.628</text:p>
          </table:table-cell>
          <table:table-cell table:formula="of:=ABS(100*[.H389]/[.$G$3])" office:value-type="float" office:value="23.9465000592659" calcext:value-type="float">
            <text:p>23.946500059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5.309" calcext:value-type="float">
            <text:p>115.309</text:p>
          </table:table-cell>
          <table:table-cell office:value-type="float" office:value="113.816" calcext:value-type="float">
            <text:p>113.816</text:p>
          </table:table-cell>
          <table:table-cell office:value-type="float" office:value="198.905" calcext:value-type="float">
            <text:p>198.90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$G$3]-[.D390]" office:value-type="float" office:value="62.628" calcext:value-type="float">
            <text:p>62.628</text:p>
          </table:table-cell>
          <table:table-cell table:formula="of:=ABS(100*[.H390]/[.$G$3])" office:value-type="float" office:value="23.9465000592659" calcext:value-type="float">
            <text:p>23.946500059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3.17" calcext:value-type="float">
            <text:p>123.17</text:p>
          </table:table-cell>
          <table:table-cell office:value-type="float" office:value="114.166" calcext:value-type="float">
            <text:p>114.166</text:p>
          </table:table-cell>
          <table:table-cell office:value-type="float" office:value="198.903" calcext:value-type="float">
            <text:p>198.903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$G$3]-[.D391]" office:value-type="float" office:value="62.63" calcext:value-type="float">
            <text:p>62.63</text:p>
          </table:table-cell>
          <table:table-cell table:formula="of:=ABS(100*[.H391]/[.$G$3])" office:value-type="float" office:value="23.9472647811175" calcext:value-type="float">
            <text:p>23.94726478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0.579" calcext:value-type="float">
            <text:p>120.579</text:p>
          </table:table-cell>
          <table:table-cell office:value-type="float" office:value="114.503" calcext:value-type="float">
            <text:p>114.503</text:p>
          </table:table-cell>
          <table:table-cell office:value-type="float" office:value="198.9" calcext:value-type="float">
            <text:p>198.9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$G$3]-[.D392]" office:value-type="float" office:value="62.633" calcext:value-type="float">
            <text:p>62.633</text:p>
          </table:table-cell>
          <table:table-cell table:formula="of:=ABS(100*[.H392]/[.$G$3])" office:value-type="float" office:value="23.9484118638948" calcext:value-type="float">
            <text:p>23.948411863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16.699" calcext:value-type="float">
            <text:p>116.699</text:p>
          </table:table-cell>
          <table:table-cell office:value-type="float" office:value="114.803" calcext:value-type="float">
            <text:p>114.803</text:p>
          </table:table-cell>
          <table:table-cell office:value-type="float" office:value="198.9" calcext:value-type="float">
            <text:p>198.9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$G$3]-[.D393]" office:value-type="float" office:value="62.633" calcext:value-type="float">
            <text:p>62.633</text:p>
          </table:table-cell>
          <table:table-cell table:formula="of:=ABS(100*[.H393]/[.$G$3])" office:value-type="float" office:value="23.9484118638948" calcext:value-type="float">
            <text:p>23.948411863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4.714" calcext:value-type="float">
            <text:p>124.714</text:p>
          </table:table-cell>
          <table:table-cell office:value-type="float" office:value="115.009" calcext:value-type="float">
            <text:p>115.009</text:p>
          </table:table-cell>
          <table:table-cell office:value-type="float" office:value="198.893" calcext:value-type="float">
            <text:p>198.893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$G$3]-[.D394]" office:value-type="float" office:value="62.64" calcext:value-type="float">
            <text:p>62.64</text:p>
          </table:table-cell>
          <table:table-cell table:formula="of:=ABS(100*[.H394]/[.$G$3])" office:value-type="float" office:value="23.9510883903752" calcext:value-type="float">
            <text:p>23.95108839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68.658" calcext:value-type="float">
            <text:p>168.658</text:p>
          </table:table-cell>
          <table:table-cell office:value-type="float" office:value="115.31" calcext:value-type="float">
            <text:p>115.31</text:p>
          </table:table-cell>
          <table:table-cell office:value-type="float" office:value="198.89" calcext:value-type="float">
            <text:p>198.89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$G$3]-[.D395]" office:value-type="float" office:value="62.643" calcext:value-type="float">
            <text:p>62.643</text:p>
          </table:table-cell>
          <table:table-cell table:formula="of:=ABS(100*[.H395]/[.$G$3])" office:value-type="float" office:value="23.9522354731525" calcext:value-type="float">
            <text:p>23.952235473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30.774" calcext:value-type="float">
            <text:p>130.774</text:p>
          </table:table-cell>
          <table:table-cell office:value-type="float" office:value="115.623" calcext:value-type="float">
            <text:p>115.623</text:p>
          </table:table-cell>
          <table:table-cell office:value-type="float" office:value="198.89" calcext:value-type="float">
            <text:p>198.89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$G$3]-[.D396]" office:value-type="float" office:value="62.643" calcext:value-type="float">
            <text:p>62.643</text:p>
          </table:table-cell>
          <table:table-cell table:formula="of:=ABS(100*[.H396]/[.$G$3])" office:value-type="float" office:value="23.9522354731525" calcext:value-type="float">
            <text:p>23.952235473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6.272" calcext:value-type="float">
            <text:p>126.272</text:p>
          </table:table-cell>
          <table:table-cell office:value-type="float" office:value="115.829" calcext:value-type="float">
            <text:p>115.829</text:p>
          </table:table-cell>
          <table:table-cell office:value-type="float" office:value="198.89" calcext:value-type="float">
            <text:p>198.89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$G$3]-[.D397]" office:value-type="float" office:value="62.643" calcext:value-type="float">
            <text:p>62.643</text:p>
          </table:table-cell>
          <table:table-cell table:formula="of:=ABS(100*[.H397]/[.$G$3])" office:value-type="float" office:value="23.9522354731525" calcext:value-type="float">
            <text:p>23.952235473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2.55" calcext:value-type="float">
            <text:p>112.55</text:p>
          </table:table-cell>
          <table:table-cell office:value-type="float" office:value="116.163" calcext:value-type="float">
            <text:p>116.163</text:p>
          </table:table-cell>
          <table:table-cell office:value-type="float" office:value="198.148" calcext:value-type="float">
            <text:p>198.14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$G$3]-[.D398]" office:value-type="float" office:value="63.385" calcext:value-type="float">
            <text:p>63.385</text:p>
          </table:table-cell>
          <table:table-cell table:formula="of:=ABS(100*[.H398]/[.$G$3])" office:value-type="float" office:value="24.2359472800756" calcext:value-type="float">
            <text:p>24.235947280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22.72" calcext:value-type="float">
            <text:p>122.72</text:p>
          </table:table-cell>
          <table:table-cell office:value-type="float" office:value="116.386" calcext:value-type="float">
            <text:p>116.386</text:p>
          </table:table-cell>
          <table:table-cell office:value-type="float" office:value="198.125" calcext:value-type="float">
            <text:p>198.12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99]" office:value-type="float" office:value="63.408" calcext:value-type="float">
            <text:p>63.408</text:p>
          </table:table-cell>
          <table:table-cell table:formula="of:=ABS(100*[.H399]/[.$G$3])" office:value-type="float" office:value="24.2447415813683" calcext:value-type="float">
            <text:p>24.244741581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0.829" calcext:value-type="float">
            <text:p>140.829</text:p>
          </table:table-cell>
          <table:table-cell office:value-type="float" office:value="116.786" calcext:value-type="float">
            <text:p>116.786</text:p>
          </table:table-cell>
          <table:table-cell office:value-type="float" office:value="198.125" calcext:value-type="float">
            <text:p>198.12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00]" office:value-type="float" office:value="63.408" calcext:value-type="float">
            <text:p>63.408</text:p>
          </table:table-cell>
          <table:table-cell table:formula="of:=ABS(100*[.H400]/[.$G$3])" office:value-type="float" office:value="24.2447415813683" calcext:value-type="float">
            <text:p>24.244741581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7.934" calcext:value-type="float">
            <text:p>117.934</text:p>
          </table:table-cell>
          <table:table-cell office:value-type="float" office:value="117.066" calcext:value-type="float">
            <text:p>117.066</text:p>
          </table:table-cell>
          <table:table-cell office:value-type="float" office:value="198.125" calcext:value-type="float">
            <text:p>198.12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01]" office:value-type="float" office:value="63.408" calcext:value-type="float">
            <text:p>63.408</text:p>
          </table:table-cell>
          <table:table-cell table:formula="of:=ABS(100*[.H401]/[.$G$3])" office:value-type="float" office:value="24.2447415813683" calcext:value-type="float">
            <text:p>24.24474158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3.405" calcext:value-type="float">
            <text:p>173.405</text:p>
          </table:table-cell>
          <table:table-cell office:value-type="float" office:value="117.191" calcext:value-type="float">
            <text:p>117.191</text:p>
          </table:table-cell>
          <table:table-cell office:value-type="float" office:value="198.123" calcext:value-type="float">
            <text:p>198.12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02]" office:value-type="float" office:value="63.41" calcext:value-type="float">
            <text:p>63.41</text:p>
          </table:table-cell>
          <table:table-cell table:formula="of:=ABS(100*[.H402]/[.$G$3])" office:value-type="float" office:value="24.2455063032199" calcext:value-type="float">
            <text:p>24.245506303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1.342" calcext:value-type="float">
            <text:p>131.342</text:p>
          </table:table-cell>
          <table:table-cell office:value-type="float" office:value="117.5" calcext:value-type="float">
            <text:p>117.5</text:p>
          </table:table-cell>
          <table:table-cell office:value-type="float" office:value="198.123" calcext:value-type="float">
            <text:p>198.12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03]" office:value-type="float" office:value="63.41" calcext:value-type="float">
            <text:p>63.41</text:p>
          </table:table-cell>
          <table:table-cell table:formula="of:=ABS(100*[.H403]/[.$G$3])" office:value-type="float" office:value="24.2455063032199" calcext:value-type="float">
            <text:p>24.245506303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19.965" calcext:value-type="float">
            <text:p>119.965</text:p>
          </table:table-cell>
          <table:table-cell office:value-type="float" office:value="117.825" calcext:value-type="float">
            <text:p>117.825</text:p>
          </table:table-cell>
          <table:table-cell office:value-type="float" office:value="198.13" calcext:value-type="float">
            <text:p>198.1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04]" office:value-type="float" office:value="63.403" calcext:value-type="float">
            <text:p>63.403</text:p>
          </table:table-cell>
          <table:table-cell table:formula="of:=ABS(100*[.H404]/[.$G$3])" office:value-type="float" office:value="24.2428297767395" calcext:value-type="float">
            <text:p>24.242829776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8.76" calcext:value-type="float">
            <text:p>128.76</text:p>
          </table:table-cell>
          <table:table-cell office:value-type="float" office:value="118.025" calcext:value-type="float">
            <text:p>118.025</text:p>
          </table:table-cell>
          <table:table-cell office:value-type="float" office:value="198.14" calcext:value-type="float">
            <text:p>198.14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05]" office:value-type="float" office:value="63.393" calcext:value-type="float">
            <text:p>63.393</text:p>
          </table:table-cell>
          <table:table-cell table:formula="of:=ABS(100*[.H405]/[.$G$3])" office:value-type="float" office:value="24.2390061674817" calcext:value-type="float">
            <text:p>24.239006167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9.953" calcext:value-type="float">
            <text:p>129.953</text:p>
          </table:table-cell>
          <table:table-cell office:value-type="float" office:value="118.326" calcext:value-type="float">
            <text:p>118.326</text:p>
          </table:table-cell>
          <table:table-cell office:value-type="float" office:value="198.135" calcext:value-type="float">
            <text:p>198.13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06]" office:value-type="float" office:value="63.398" calcext:value-type="float">
            <text:p>63.398</text:p>
          </table:table-cell>
          <table:table-cell table:formula="of:=ABS(100*[.H406]/[.$G$3])" office:value-type="float" office:value="24.2409179721106" calcext:value-type="float">
            <text:p>24.240917972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22.091" calcext:value-type="float">
            <text:p>122.091</text:p>
          </table:table-cell>
          <table:table-cell office:value-type="float" office:value="118.63" calcext:value-type="float">
            <text:p>118.63</text:p>
          </table:table-cell>
          <table:table-cell office:value-type="float" office:value="198.13" calcext:value-type="float">
            <text:p>198.1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07]" office:value-type="float" office:value="63.403" calcext:value-type="float">
            <text:p>63.403</text:p>
          </table:table-cell>
          <table:table-cell table:formula="of:=ABS(100*[.H407]/[.$G$3])" office:value-type="float" office:value="24.2428297767395" calcext:value-type="float">
            <text:p>24.242829776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5.103" calcext:value-type="float">
            <text:p>125.103</text:p>
          </table:table-cell>
          <table:table-cell office:value-type="float" office:value="118.98" calcext:value-type="float">
            <text:p>118.98</text:p>
          </table:table-cell>
          <table:table-cell office:value-type="float" office:value="198.13" calcext:value-type="float">
            <text:p>198.1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08]" office:value-type="float" office:value="63.403" calcext:value-type="float">
            <text:p>63.403</text:p>
          </table:table-cell>
          <table:table-cell table:formula="of:=ABS(100*[.H408]/[.$G$3])" office:value-type="float" office:value="24.2428297767395" calcext:value-type="float">
            <text:p>24.242829776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29.324" calcext:value-type="float">
            <text:p>129.324</text:p>
          </table:table-cell>
          <table:table-cell office:value-type="float" office:value="119.23" calcext:value-type="float">
            <text:p>119.23</text:p>
          </table:table-cell>
          <table:table-cell office:value-type="float" office:value="198.13" calcext:value-type="float">
            <text:p>198.1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09]" office:value-type="float" office:value="63.403" calcext:value-type="float">
            <text:p>63.403</text:p>
          </table:table-cell>
          <table:table-cell table:formula="of:=ABS(100*[.H409]/[.$G$3])" office:value-type="float" office:value="24.2428297767395" calcext:value-type="float">
            <text:p>24.242829776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0.617" calcext:value-type="float">
            <text:p>150.617</text:p>
          </table:table-cell>
          <table:table-cell office:value-type="float" office:value="119.23" calcext:value-type="float">
            <text:p>119.23</text:p>
          </table:table-cell>
          <table:table-cell office:value-type="float" office:value="198.133" calcext:value-type="float">
            <text:p>198.13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10]" office:value-type="float" office:value="63.4" calcext:value-type="float">
            <text:p>63.4</text:p>
          </table:table-cell>
          <table:table-cell table:formula="of:=ABS(100*[.H410]/[.$G$3])" office:value-type="float" office:value="24.2416826939621" calcext:value-type="float">
            <text:p>24.24168269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17.246" calcext:value-type="float">
            <text:p>117.246</text:p>
          </table:table-cell>
          <table:table-cell office:value-type="float" office:value="119.675" calcext:value-type="float">
            <text:p>119.675</text:p>
          </table:table-cell>
          <table:table-cell office:value-type="float" office:value="198.128" calcext:value-type="float">
            <text:p>198.12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11]" office:value-type="float" office:value="63.405" calcext:value-type="float">
            <text:p>63.405</text:p>
          </table:table-cell>
          <table:table-cell table:formula="of:=ABS(100*[.H411]/[.$G$3])" office:value-type="float" office:value="24.243594498591" calcext:value-type="float">
            <text:p>24.243594498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6.076" calcext:value-type="float">
            <text:p>156.076</text:p>
          </table:table-cell>
          <table:table-cell office:value-type="float" office:value="120" calcext:value-type="float">
            <text:p>120</text:p>
          </table:table-cell>
          <table:table-cell office:value-type="float" office:value="198.133" calcext:value-type="float">
            <text:p>198.13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12]" office:value-type="float" office:value="63.4" calcext:value-type="float">
            <text:p>63.4</text:p>
          </table:table-cell>
          <table:table-cell table:formula="of:=ABS(100*[.H412]/[.$G$3])" office:value-type="float" office:value="24.2416826939621" calcext:value-type="float">
            <text:p>24.24168269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6.594" calcext:value-type="float">
            <text:p>136.594</text:p>
          </table:table-cell>
          <table:table-cell office:value-type="float" office:value="120.25" calcext:value-type="float">
            <text:p>120.25</text:p>
          </table:table-cell>
          <table:table-cell office:value-type="float" office:value="198.145" calcext:value-type="float">
            <text:p>198.1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13]" office:value-type="float" office:value="63.388" calcext:value-type="float">
            <text:p>63.388</text:p>
          </table:table-cell>
          <table:table-cell table:formula="of:=ABS(100*[.H413]/[.$G$3])" office:value-type="float" office:value="24.2370943628529" calcext:value-type="float">
            <text:p>24.237094362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7.215" calcext:value-type="float">
            <text:p>187.215</text:p>
          </table:table-cell>
          <table:table-cell office:value-type="float" office:value="120.608" calcext:value-type="float">
            <text:p>120.608</text:p>
          </table:table-cell>
          <table:table-cell office:value-type="float" office:value="198.145" calcext:value-type="float">
            <text:p>198.1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14]" office:value-type="float" office:value="63.388" calcext:value-type="float">
            <text:p>63.388</text:p>
          </table:table-cell>
          <table:table-cell table:formula="of:=ABS(100*[.H414]/[.$G$3])" office:value-type="float" office:value="24.2370943628529" calcext:value-type="float">
            <text:p>24.237094362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17.255" calcext:value-type="float">
            <text:p>117.255</text:p>
          </table:table-cell>
          <table:table-cell office:value-type="float" office:value="120.909" calcext:value-type="float">
            <text:p>120.909</text:p>
          </table:table-cell>
          <table:table-cell office:value-type="float" office:value="198.153" calcext:value-type="float">
            <text:p>198.15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15]" office:value-type="float" office:value="63.38" calcext:value-type="float">
            <text:p>63.38</text:p>
          </table:table-cell>
          <table:table-cell table:formula="of:=ABS(100*[.H415]/[.$G$3])" office:value-type="float" office:value="24.2340354754467" calcext:value-type="float">
            <text:p>24.234035475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74.319" calcext:value-type="float">
            <text:p>174.319</text:p>
          </table:table-cell>
          <table:table-cell office:value-type="float" office:value="121.184" calcext:value-type="float">
            <text:p>121.184</text:p>
          </table:table-cell>
          <table:table-cell office:value-type="float" office:value="198.155" calcext:value-type="float">
            <text:p>198.15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416]" office:value-type="float" office:value="63.378" calcext:value-type="float">
            <text:p>63.378</text:p>
          </table:table-cell>
          <table:table-cell table:formula="of:=ABS(100*[.H416]/[.$G$3])" office:value-type="float" office:value="24.2332707535951" calcext:value-type="float">
            <text:p>24.233270753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62.301" calcext:value-type="float">
            <text:p>162.301</text:p>
          </table:table-cell>
          <table:table-cell office:value-type="float" office:value="121.51" calcext:value-type="float">
            <text:p>121.51</text:p>
          </table:table-cell>
          <table:table-cell office:value-type="float" office:value="198.103" calcext:value-type="float">
            <text:p>198.10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17]" office:value-type="float" office:value="63.43" calcext:value-type="float">
            <text:p>63.43</text:p>
          </table:table-cell>
          <table:table-cell table:formula="of:=ABS(100*[.H417]/[.$G$3])" office:value-type="float" office:value="24.2531535217353" calcext:value-type="float">
            <text:p>24.253153521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2.032" calcext:value-type="float">
            <text:p>122.032</text:p>
          </table:table-cell>
          <table:table-cell office:value-type="float" office:value="121.91" calcext:value-type="float">
            <text:p>121.91</text:p>
          </table:table-cell>
          <table:table-cell office:value-type="float" office:value="198.103" calcext:value-type="float">
            <text:p>198.10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18]" office:value-type="float" office:value="63.43" calcext:value-type="float">
            <text:p>63.43</text:p>
          </table:table-cell>
          <table:table-cell table:formula="of:=ABS(100*[.H418]/[.$G$3])" office:value-type="float" office:value="24.2531535217353" calcext:value-type="float">
            <text:p>24.253153521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7.35" calcext:value-type="float">
            <text:p>127.35</text:p>
          </table:table-cell>
          <table:table-cell office:value-type="float" office:value="122.285" calcext:value-type="float">
            <text:p>122.285</text:p>
          </table:table-cell>
          <table:table-cell office:value-type="float" office:value="198.108" calcext:value-type="float">
            <text:p>198.10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19]" office:value-type="float" office:value="63.425" calcext:value-type="float">
            <text:p>63.425</text:p>
          </table:table-cell>
          <table:table-cell table:formula="of:=ABS(100*[.H419]/[.$G$3])" office:value-type="float" office:value="24.2512417171064" calcext:value-type="float">
            <text:p>24.251241717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56.62" calcext:value-type="float">
            <text:p>156.62</text:p>
          </table:table-cell>
          <table:table-cell office:value-type="float" office:value="122.536" calcext:value-type="float">
            <text:p>122.536</text:p>
          </table:table-cell>
          <table:table-cell office:value-type="float" office:value="198.11" calcext:value-type="float">
            <text:p>198.1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20]" office:value-type="float" office:value="63.423" calcext:value-type="float">
            <text:p>63.423</text:p>
          </table:table-cell>
          <table:table-cell table:formula="of:=ABS(100*[.H420]/[.$G$3])" office:value-type="float" office:value="24.2504769952549" calcext:value-type="float">
            <text:p>24.250476995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23.12" calcext:value-type="float">
            <text:p>123.12</text:p>
          </table:table-cell>
          <table:table-cell office:value-type="float" office:value="122.908" calcext:value-type="float">
            <text:p>122.908</text:p>
          </table:table-cell>
          <table:table-cell office:value-type="float" office:value="198.113" calcext:value-type="float">
            <text:p>198.11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21]" office:value-type="float" office:value="63.42" calcext:value-type="float">
            <text:p>63.42</text:p>
          </table:table-cell>
          <table:table-cell table:formula="of:=ABS(100*[.H421]/[.$G$3])" office:value-type="float" office:value="24.2493299124776" calcext:value-type="float">
            <text:p>24.24932991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9.667" calcext:value-type="float">
            <text:p>119.667</text:p>
          </table:table-cell>
          <table:table-cell office:value-type="float" office:value="123.145" calcext:value-type="float">
            <text:p>123.145</text:p>
          </table:table-cell>
          <table:table-cell office:value-type="float" office:value="198.115" calcext:value-type="float">
            <text:p>198.1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22]" office:value-type="float" office:value="63.418" calcext:value-type="float">
            <text:p>63.418</text:p>
          </table:table-cell>
          <table:table-cell table:formula="of:=ABS(100*[.H422]/[.$G$3])" office:value-type="float" office:value="24.248565190626" calcext:value-type="float">
            <text:p>24.248565190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0.1" calcext:value-type="float">
            <text:p>110.1</text:p>
          </table:table-cell>
          <table:table-cell office:value-type="float" office:value="123.454" calcext:value-type="float">
            <text:p>123.454</text:p>
          </table:table-cell>
          <table:table-cell office:value-type="float" office:value="198.115" calcext:value-type="float">
            <text:p>198.1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23]" office:value-type="float" office:value="63.418" calcext:value-type="float">
            <text:p>63.418</text:p>
          </table:table-cell>
          <table:table-cell table:formula="of:=ABS(100*[.H423]/[.$G$3])" office:value-type="float" office:value="24.248565190626" calcext:value-type="float">
            <text:p>24.248565190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9.145" calcext:value-type="float">
            <text:p>109.145</text:p>
          </table:table-cell>
          <table:table-cell office:value-type="float" office:value="123.755" calcext:value-type="float">
            <text:p>123.755</text:p>
          </table:table-cell>
          <table:table-cell office:value-type="float" office:value="198.115" calcext:value-type="float">
            <text:p>198.1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24]" office:value-type="float" office:value="63.418" calcext:value-type="float">
            <text:p>63.418</text:p>
          </table:table-cell>
          <table:table-cell table:formula="of:=ABS(100*[.H424]/[.$G$3])" office:value-type="float" office:value="24.248565190626" calcext:value-type="float">
            <text:p>24.24856519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3.772" calcext:value-type="float">
            <text:p>113.772</text:p>
          </table:table-cell>
          <table:table-cell office:value-type="float" office:value="124.04" calcext:value-type="float">
            <text:p>124.04</text:p>
          </table:table-cell>
          <table:table-cell office:value-type="float" office:value="198.123" calcext:value-type="float">
            <text:p>198.12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25]" office:value-type="float" office:value="63.41" calcext:value-type="float">
            <text:p>63.41</text:p>
          </table:table-cell>
          <table:table-cell table:formula="of:=ABS(100*[.H425]/[.$G$3])" office:value-type="float" office:value="24.2455063032199" calcext:value-type="float">
            <text:p>24.245506303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6.896" calcext:value-type="float">
            <text:p>116.896</text:p>
          </table:table-cell>
          <table:table-cell office:value-type="float" office:value="124.267" calcext:value-type="float">
            <text:p>124.267</text:p>
          </table:table-cell>
          <table:table-cell office:value-type="float" office:value="198.133" calcext:value-type="float">
            <text:p>198.13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26]" office:value-type="float" office:value="63.4" calcext:value-type="float">
            <text:p>63.4</text:p>
          </table:table-cell>
          <table:table-cell table:formula="of:=ABS(100*[.H426]/[.$G$3])" office:value-type="float" office:value="24.2416826939621" calcext:value-type="float">
            <text:p>24.24168269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24.009" calcext:value-type="float">
            <text:p>124.009</text:p>
          </table:table-cell>
          <table:table-cell office:value-type="float" office:value="124.419" calcext:value-type="float">
            <text:p>124.419</text:p>
          </table:table-cell>
          <table:table-cell office:value-type="float" office:value="198.133" calcext:value-type="float">
            <text:p>198.13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27]" office:value-type="float" office:value="63.4" calcext:value-type="float">
            <text:p>63.4</text:p>
          </table:table-cell>
          <table:table-cell table:formula="of:=ABS(100*[.H427]/[.$G$3])" office:value-type="float" office:value="24.2416826939621" calcext:value-type="float">
            <text:p>24.24168269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86.752" calcext:value-type="float">
            <text:p>186.752</text:p>
          </table:table-cell>
          <table:table-cell office:value-type="float" office:value="124.544" calcext:value-type="float">
            <text:p>124.544</text:p>
          </table:table-cell>
          <table:table-cell office:value-type="float" office:value="198.14" calcext:value-type="float">
            <text:p>198.1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28]" office:value-type="float" office:value="63.393" calcext:value-type="float">
            <text:p>63.393</text:p>
          </table:table-cell>
          <table:table-cell table:formula="of:=ABS(100*[.H428]/[.$G$3])" office:value-type="float" office:value="24.2390061674817" calcext:value-type="float">
            <text:p>24.239006167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80.29" calcext:value-type="float">
            <text:p>180.29</text:p>
          </table:table-cell>
          <table:table-cell office:value-type="float" office:value="124.544" calcext:value-type="float">
            <text:p>124.544</text:p>
          </table:table-cell>
          <table:table-cell office:value-type="float" office:value="198.143" calcext:value-type="float">
            <text:p>198.1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29]" office:value-type="float" office:value="63.39" calcext:value-type="float">
            <text:p>63.39</text:p>
          </table:table-cell>
          <table:table-cell table:formula="of:=ABS(100*[.H429]/[.$G$3])" office:value-type="float" office:value="24.2378590847044" calcext:value-type="float">
            <text:p>24.237859084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14.452" calcext:value-type="float">
            <text:p>114.452</text:p>
          </table:table-cell>
          <table:table-cell office:value-type="float" office:value="125.078" calcext:value-type="float">
            <text:p>125.078</text:p>
          </table:table-cell>
          <table:table-cell office:value-type="float" office:value="198.148" calcext:value-type="float">
            <text:p>198.14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30]" office:value-type="float" office:value="63.385" calcext:value-type="float">
            <text:p>63.385</text:p>
          </table:table-cell>
          <table:table-cell table:formula="of:=ABS(100*[.H430]/[.$G$3])" office:value-type="float" office:value="24.2359472800756" calcext:value-type="float">
            <text:p>24.235947280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18.856" calcext:value-type="float">
            <text:p>118.856</text:p>
          </table:table-cell>
          <table:table-cell office:value-type="float" office:value="125.378" calcext:value-type="float">
            <text:p>125.378</text:p>
          </table:table-cell>
          <table:table-cell office:value-type="float" office:value="198.155" calcext:value-type="float">
            <text:p>198.15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31]" office:value-type="float" office:value="63.378" calcext:value-type="float">
            <text:p>63.378</text:p>
          </table:table-cell>
          <table:table-cell table:formula="of:=ABS(100*[.H431]/[.$G$3])" office:value-type="float" office:value="24.2332707535951" calcext:value-type="float">
            <text:p>24.233270753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85.692" calcext:value-type="float">
            <text:p>185.692</text:p>
          </table:table-cell>
          <table:table-cell office:value-type="float" office:value="125.378" calcext:value-type="float">
            <text:p>125.378</text:p>
          </table:table-cell>
          <table:table-cell office:value-type="float" office:value="198.165" calcext:value-type="float">
            <text:p>198.16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32]" office:value-type="float" office:value="63.368" calcext:value-type="float">
            <text:p>63.368</text:p>
          </table:table-cell>
          <table:table-cell table:formula="of:=ABS(100*[.H432]/[.$G$3])" office:value-type="float" office:value="24.2294471443374" calcext:value-type="float">
            <text:p>24.229447144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86.565" calcext:value-type="float">
            <text:p>186.565</text:p>
          </table:table-cell>
          <table:table-cell office:value-type="float" office:value="126.02" calcext:value-type="float">
            <text:p>126.02</text:p>
          </table:table-cell>
          <table:table-cell office:value-type="float" office:value="198.173" calcext:value-type="float">
            <text:p>198.17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33]" office:value-type="float" office:value="63.36" calcext:value-type="float">
            <text:p>63.36</text:p>
          </table:table-cell>
          <table:table-cell table:formula="of:=ABS(100*[.H433]/[.$G$3])" office:value-type="float" office:value="24.2263882569313" calcext:value-type="float">
            <text:p>24.226388256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5.656" calcext:value-type="float">
            <text:p>125.656</text:p>
          </table:table-cell>
          <table:table-cell office:value-type="float" office:value="126.329" calcext:value-type="float">
            <text:p>126.329</text:p>
          </table:table-cell>
          <table:table-cell office:value-type="float" office:value="198.19" calcext:value-type="float">
            <text:p>198.1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34]" office:value-type="float" office:value="63.343" calcext:value-type="float">
            <text:p>63.343</text:p>
          </table:table-cell>
          <table:table-cell table:formula="of:=ABS(100*[.H434]/[.$G$3])" office:value-type="float" office:value="24.2198881211931" calcext:value-type="float">
            <text:p>24.219888121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30.304" calcext:value-type="float">
            <text:p>130.304</text:p>
          </table:table-cell>
          <table:table-cell office:value-type="float" office:value="126.329" calcext:value-type="float">
            <text:p>126.329</text:p>
          </table:table-cell>
          <table:table-cell office:value-type="float" office:value="198.215" calcext:value-type="float">
            <text:p>198.2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35]" office:value-type="float" office:value="63.318" calcext:value-type="float">
            <text:p>63.318</text:p>
          </table:table-cell>
          <table:table-cell table:formula="of:=ABS(100*[.H435]/[.$G$3])" office:value-type="float" office:value="24.2103290980488" calcext:value-type="float">
            <text:p>24.21032909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25.829" calcext:value-type="float">
            <text:p>125.829</text:p>
          </table:table-cell>
          <table:table-cell office:value-type="float" office:value="126.929" calcext:value-type="float">
            <text:p>126.929</text:p>
          </table:table-cell>
          <table:table-cell office:value-type="float" office:value="198.24" calcext:value-type="float">
            <text:p>198.2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36]" office:value-type="float" office:value="63.293" calcext:value-type="float">
            <text:p>63.293</text:p>
          </table:table-cell>
          <table:table-cell table:formula="of:=ABS(100*[.H436]/[.$G$3])" office:value-type="float" office:value="24.2007700749045" calcext:value-type="float">
            <text:p>24.200770074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67.066" calcext:value-type="float">
            <text:p>167.066</text:p>
          </table:table-cell>
          <table:table-cell office:value-type="float" office:value="127.229" calcext:value-type="float">
            <text:p>127.229</text:p>
          </table:table-cell>
          <table:table-cell office:value-type="float" office:value="198.253" calcext:value-type="float">
            <text:p>198.25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37]" office:value-type="float" office:value="63.28" calcext:value-type="float">
            <text:p>63.28</text:p>
          </table:table-cell>
          <table:table-cell table:formula="of:=ABS(100*[.H437]/[.$G$3])" office:value-type="float" office:value="24.1957993828695" calcext:value-type="float">
            <text:p>24.195799382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25.756" calcext:value-type="float">
            <text:p>125.756</text:p>
          </table:table-cell>
          <table:table-cell office:value-type="float" office:value="127.229" calcext:value-type="float">
            <text:p>127.229</text:p>
          </table:table-cell>
          <table:table-cell office:value-type="float" office:value="198.268" calcext:value-type="float">
            <text:p>198.26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38]" office:value-type="float" office:value="63.265" calcext:value-type="float">
            <text:p>63.265</text:p>
          </table:table-cell>
          <table:table-cell table:formula="of:=ABS(100*[.H438]/[.$G$3])" office:value-type="float" office:value="24.1900639689829" calcext:value-type="float">
            <text:p>24.19006396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34.798" calcext:value-type="float">
            <text:p>134.798</text:p>
          </table:table-cell>
          <table:table-cell office:value-type="float" office:value="127.529" calcext:value-type="float">
            <text:p>127.529</text:p>
          </table:table-cell>
          <table:table-cell office:value-type="float" office:value="198.268" calcext:value-type="float">
            <text:p>198.26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39]" office:value-type="float" office:value="63.265" calcext:value-type="float">
            <text:p>63.265</text:p>
          </table:table-cell>
          <table:table-cell table:formula="of:=ABS(100*[.H439]/[.$G$3])" office:value-type="float" office:value="24.1900639689829" calcext:value-type="float">
            <text:p>24.19006396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0.693" calcext:value-type="float">
            <text:p>120.693</text:p>
          </table:table-cell>
          <table:table-cell office:value-type="float" office:value="128.144" calcext:value-type="float">
            <text:p>128.144</text:p>
          </table:table-cell>
          <table:table-cell office:value-type="float" office:value="198.955" calcext:value-type="float">
            <text:p>198.95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40]" office:value-type="float" office:value="62.578" calcext:value-type="float">
            <text:p>62.578</text:p>
          </table:table-cell>
          <table:table-cell table:formula="of:=ABS(100*[.H440]/[.$G$3])" office:value-type="float" office:value="23.9273820129773" calcext:value-type="float">
            <text:p>23.92738201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64.429" calcext:value-type="float">
            <text:p>164.429</text:p>
          </table:table-cell>
          <table:table-cell office:value-type="float" office:value="128.495" calcext:value-type="float">
            <text:p>128.495</text:p>
          </table:table-cell>
          <table:table-cell office:value-type="float" office:value="198.953" calcext:value-type="float">
            <text:p>198.95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41]" office:value-type="float" office:value="62.58" calcext:value-type="float">
            <text:p>62.58</text:p>
          </table:table-cell>
          <table:table-cell table:formula="of:=ABS(100*[.H441]/[.$G$3])" office:value-type="float" office:value="23.9281467348289" calcext:value-type="float">
            <text:p>23.928146734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9.913" calcext:value-type="float">
            <text:p>119.913</text:p>
          </table:table-cell>
          <table:table-cell office:value-type="float" office:value="128.495" calcext:value-type="float">
            <text:p>128.495</text:p>
          </table:table-cell>
          <table:table-cell office:value-type="float" office:value="198.953" calcext:value-type="float">
            <text:p>198.95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42]" office:value-type="float" office:value="62.58" calcext:value-type="float">
            <text:p>62.58</text:p>
          </table:table-cell>
          <table:table-cell table:formula="of:=ABS(100*[.H442]/[.$G$3])" office:value-type="float" office:value="23.9281467348289" calcext:value-type="float">
            <text:p>23.928146734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0.054" calcext:value-type="float">
            <text:p>120.054</text:p>
          </table:table-cell>
          <table:table-cell office:value-type="float" office:value="129.085" calcext:value-type="float">
            <text:p>129.085</text:p>
          </table:table-cell>
          <table:table-cell office:value-type="float" office:value="198.953" calcext:value-type="float">
            <text:p>198.95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43]" office:value-type="float" office:value="62.58" calcext:value-type="float">
            <text:p>62.58</text:p>
          </table:table-cell>
          <table:table-cell table:formula="of:=ABS(100*[.H443]/[.$G$3])" office:value-type="float" office:value="23.9281467348289" calcext:value-type="float">
            <text:p>23.928146734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8.719" calcext:value-type="float">
            <text:p>118.719</text:p>
          </table:table-cell>
          <table:table-cell office:value-type="float" office:value="129.364" calcext:value-type="float">
            <text:p>129.364</text:p>
          </table:table-cell>
          <table:table-cell office:value-type="float" office:value="198.95" calcext:value-type="float">
            <text:p>198.9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44]" office:value-type="float" office:value="62.583" calcext:value-type="float">
            <text:p>62.583</text:p>
          </table:table-cell>
          <table:table-cell table:formula="of:=ABS(100*[.H444]/[.$G$3])" office:value-type="float" office:value="23.9292938176062" calcext:value-type="float">
            <text:p>23.929293817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18.54" calcext:value-type="float">
            <text:p>118.54</text:p>
          </table:table-cell>
          <table:table-cell office:value-type="float" office:value="129.94" calcext:value-type="float">
            <text:p>129.94</text:p>
          </table:table-cell>
          <table:table-cell office:value-type="float" office:value="199.073" calcext:value-type="float">
            <text:p>199.07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45]" office:value-type="float" office:value="62.46" calcext:value-type="float">
            <text:p>62.46</text:p>
          </table:table-cell>
          <table:table-cell table:formula="of:=ABS(100*[.H445]/[.$G$3])" office:value-type="float" office:value="23.8822634237362" calcext:value-type="float">
            <text:p>23.882263423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21.611" calcext:value-type="float">
            <text:p>121.611</text:p>
          </table:table-cell>
          <table:table-cell office:value-type="float" office:value="130.117" calcext:value-type="float">
            <text:p>130.117</text:p>
          </table:table-cell>
          <table:table-cell office:value-type="float" office:value="198.895" calcext:value-type="float">
            <text:p>198.89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46]" office:value-type="float" office:value="62.638" calcext:value-type="float">
            <text:p>62.638</text:p>
          </table:table-cell>
          <table:table-cell table:formula="of:=ABS(100*[.H446]/[.$G$3])" office:value-type="float" office:value="23.9503236685237" calcext:value-type="float">
            <text:p>23.950323668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26.512" calcext:value-type="float">
            <text:p>126.512</text:p>
          </table:table-cell>
          <table:table-cell office:value-type="float" office:value="130.342" calcext:value-type="float">
            <text:p>130.342</text:p>
          </table:table-cell>
          <table:table-cell office:value-type="float" office:value="198.835" calcext:value-type="float">
            <text:p>198.83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47]" office:value-type="float" office:value="62.698" calcext:value-type="float">
            <text:p>62.698</text:p>
          </table:table-cell>
          <table:table-cell table:formula="of:=ABS(100*[.H447]/[.$G$3])" office:value-type="float" office:value="23.97326532407" calcext:value-type="float">
            <text:p>23.973265324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5.041" calcext:value-type="float">
            <text:p>115.041</text:p>
          </table:table-cell>
          <table:table-cell office:value-type="float" office:value="130.567" calcext:value-type="float">
            <text:p>130.567</text:p>
          </table:table-cell>
          <table:table-cell office:value-type="float" office:value="198.798" calcext:value-type="float">
            <text:p>198.79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48]" office:value-type="float" office:value="62.735" calcext:value-type="float">
            <text:p>62.735</text:p>
          </table:table-cell>
          <table:table-cell table:formula="of:=ABS(100*[.H448]/[.$G$3])" office:value-type="float" office:value="23.9874126783236" calcext:value-type="float">
            <text:p>23.987412678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72.293" calcext:value-type="float">
            <text:p>172.293</text:p>
          </table:table-cell>
          <table:table-cell office:value-type="float" office:value="130.767" calcext:value-type="float">
            <text:p>130.767</text:p>
          </table:table-cell>
          <table:table-cell office:value-type="float" office:value="198.793" calcext:value-type="float">
            <text:p>198.7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49]" office:value-type="float" office:value="62.74" calcext:value-type="float">
            <text:p>62.74</text:p>
          </table:table-cell>
          <table:table-cell table:formula="of:=ABS(100*[.H449]/[.$G$3])" office:value-type="float" office:value="23.9893244829524" calcext:value-type="float">
            <text:p>23.98932448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10.179" calcext:value-type="float">
            <text:p>110.179</text:p>
          </table:table-cell>
          <table:table-cell office:value-type="float" office:value="131.167" calcext:value-type="float">
            <text:p>131.167</text:p>
          </table:table-cell>
          <table:table-cell office:value-type="float" office:value="198.793" calcext:value-type="float">
            <text:p>198.7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50]" office:value-type="float" office:value="62.74" calcext:value-type="float">
            <text:p>62.74</text:p>
          </table:table-cell>
          <table:table-cell table:formula="of:=ABS(100*[.H450]/[.$G$3])" office:value-type="float" office:value="23.9893244829524" calcext:value-type="float">
            <text:p>23.98932448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25.043" calcext:value-type="float">
            <text:p>125.043</text:p>
          </table:table-cell>
          <table:table-cell office:value-type="float" office:value="131.367" calcext:value-type="float">
            <text:p>131.367</text:p>
          </table:table-cell>
          <table:table-cell office:value-type="float" office:value="200.073" calcext:value-type="float">
            <text:p>200.07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51]" office:value-type="float" office:value="61.46" calcext:value-type="float">
            <text:p>61.46</text:p>
          </table:table-cell>
          <table:table-cell table:formula="of:=ABS(100*[.H451]/[.$G$3])" office:value-type="float" office:value="23.4999024979639" calcext:value-type="float">
            <text:p>23.49990249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5.78" calcext:value-type="float">
            <text:p>115.78</text:p>
          </table:table-cell>
          <table:table-cell office:value-type="float" office:value="131.667" calcext:value-type="float">
            <text:p>131.667</text:p>
          </table:table-cell>
          <table:table-cell office:value-type="float" office:value="200.428" calcext:value-type="float">
            <text:p>200.42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52]" office:value-type="float" office:value="61.105" calcext:value-type="float">
            <text:p>61.105</text:p>
          </table:table-cell>
          <table:table-cell table:formula="of:=ABS(100*[.H452]/[.$G$3])" office:value-type="float" office:value="23.3641643693148" calcext:value-type="float">
            <text:p>23.36416436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32.127" calcext:value-type="float">
            <text:p>132.127</text:p>
          </table:table-cell>
          <table:table-cell office:value-type="float" office:value="131.667" calcext:value-type="float">
            <text:p>131.667</text:p>
          </table:table-cell>
          <table:table-cell office:value-type="float" office:value="200.428" calcext:value-type="float">
            <text:p>200.42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53]" office:value-type="float" office:value="61.105" calcext:value-type="float">
            <text:p>61.105</text:p>
          </table:table-cell>
          <table:table-cell table:formula="of:=ABS(100*[.H453]/[.$G$3])" office:value-type="float" office:value="23.3641643693148" calcext:value-type="float">
            <text:p>23.364164369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10.285" calcext:value-type="float">
            <text:p>110.285</text:p>
          </table:table-cell>
          <table:table-cell office:value-type="float" office:value="132.118" calcext:value-type="float">
            <text:p>132.118</text:p>
          </table:table-cell>
          <table:table-cell office:value-type="float" office:value="201.053" calcext:value-type="float">
            <text:p>201.05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54]" office:value-type="float" office:value="60.48" calcext:value-type="float">
            <text:p>60.48</text:p>
          </table:table-cell>
          <table:table-cell table:formula="of:=ABS(100*[.H454]/[.$G$3])" office:value-type="float" office:value="23.1251887907071" calcext:value-type="float">
            <text:p>23.125188790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29.221" calcext:value-type="float">
            <text:p>129.221</text:p>
          </table:table-cell>
          <table:table-cell office:value-type="float" office:value="132.118" calcext:value-type="float">
            <text:p>132.118</text:p>
          </table:table-cell>
          <table:table-cell office:value-type="float" office:value="201.05" calcext:value-type="float">
            <text:p>201.0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55]" office:value-type="float" office:value="60.483" calcext:value-type="float">
            <text:p>60.483</text:p>
          </table:table-cell>
          <table:table-cell table:formula="of:=ABS(100*[.H455]/[.$G$3])" office:value-type="float" office:value="23.1263358734844" calcext:value-type="float">
            <text:p>23.126335873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32.743" calcext:value-type="float">
            <text:p>132.743</text:p>
          </table:table-cell>
          <table:table-cell office:value-type="float" office:value="202.938" calcext:value-type="float">
            <text:p>202.93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56]" office:value-type="float" office:value="58.595" calcext:value-type="float">
            <text:p>58.595</text:p>
          </table:table-cell>
          <table:table-cell table:formula="of:=ABS(100*[.H456]/[.$G$3])" office:value-type="float" office:value="22.4044384456264" calcext:value-type="float">
            <text:p>22.404438445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21.861" calcext:value-type="float">
            <text:p>121.861</text:p>
          </table:table-cell>
          <table:table-cell office:value-type="float" office:value="133.093" calcext:value-type="float">
            <text:p>133.093</text:p>
          </table:table-cell>
          <table:table-cell office:value-type="float" office:value="202.91" calcext:value-type="float">
            <text:p>202.9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57]" office:value-type="float" office:value="58.623" calcext:value-type="float">
            <text:p>58.623</text:p>
          </table:table-cell>
          <table:table-cell table:formula="of:=ABS(100*[.H457]/[.$G$3])" office:value-type="float" office:value="22.415144551548" calcext:value-type="float">
            <text:p>22.415144551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29.216" calcext:value-type="float">
            <text:p>129.216</text:p>
          </table:table-cell>
          <table:table-cell office:value-type="float" office:value="133.343" calcext:value-type="float">
            <text:p>133.343</text:p>
          </table:table-cell>
          <table:table-cell office:value-type="float" office:value="203.513" calcext:value-type="float">
            <text:p>203.51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58]" office:value-type="float" office:value="58.02" calcext:value-type="float">
            <text:p>58.02</text:p>
          </table:table-cell>
          <table:table-cell table:formula="of:=ABS(100*[.H458]/[.$G$3])" office:value-type="float" office:value="22.1845809133073" calcext:value-type="float">
            <text:p>22.184580913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37.558" calcext:value-type="float">
            <text:p>137.558</text:p>
          </table:table-cell>
          <table:table-cell office:value-type="float" office:value="133.679" calcext:value-type="float">
            <text:p>133.679</text:p>
          </table:table-cell>
          <table:table-cell office:value-type="float" office:value="203.513" calcext:value-type="float">
            <text:p>203.51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59]" office:value-type="float" office:value="58.02" calcext:value-type="float">
            <text:p>58.02</text:p>
          </table:table-cell>
          <table:table-cell table:formula="of:=ABS(100*[.H459]/[.$G$3])" office:value-type="float" office:value="22.1845809133073" calcext:value-type="float">
            <text:p>22.184580913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39.344" calcext:value-type="float">
            <text:p>139.344</text:p>
          </table:table-cell>
          <table:table-cell office:value-type="float" office:value="133.94" calcext:value-type="float">
            <text:p>133.94</text:p>
          </table:table-cell>
          <table:table-cell office:value-type="float" office:value="203.91" calcext:value-type="float">
            <text:p>203.9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60]" office:value-type="float" office:value="57.623" calcext:value-type="float">
            <text:p>57.623</text:p>
          </table:table-cell>
          <table:table-cell table:formula="of:=ABS(100*[.H460]/[.$G$3])" office:value-type="float" office:value="22.0327836257757" calcext:value-type="float">
            <text:p>22.03278362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51.3" calcext:value-type="float">
            <text:p>151.3</text:p>
          </table:table-cell>
          <table:table-cell office:value-type="float" office:value="134.153" calcext:value-type="float">
            <text:p>134.153</text:p>
          </table:table-cell>
          <table:table-cell office:value-type="float" office:value="203.908" calcext:value-type="float">
            <text:p>203.90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61]" office:value-type="float" office:value="57.625" calcext:value-type="float">
            <text:p>57.625</text:p>
          </table:table-cell>
          <table:table-cell table:formula="of:=ABS(100*[.H461]/[.$G$3])" office:value-type="float" office:value="22.0335483476273" calcext:value-type="float">
            <text:p>22.033548347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3.61" calcext:value-type="float">
            <text:p>193.61</text:p>
          </table:table-cell>
          <table:table-cell office:value-type="float" office:value="134.445" calcext:value-type="float">
            <text:p>134.445</text:p>
          </table:table-cell>
          <table:table-cell office:value-type="float" office:value="203.9" calcext:value-type="float">
            <text:p>203.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462]" office:value-type="float" office:value="57.633" calcext:value-type="float">
            <text:p>57.633</text:p>
          </table:table-cell>
          <table:table-cell table:formula="of:=ABS(100*[.H462]/[.$G$3])" office:value-type="float" office:value="22.0366072350334" calcext:value-type="float">
            <text:p>22.03660723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64.895" calcext:value-type="float">
            <text:p>164.895</text:p>
          </table:table-cell>
          <table:table-cell office:value-type="float" office:value="134.445" calcext:value-type="float">
            <text:p>134.445</text:p>
          </table:table-cell>
          <table:table-cell office:value-type="float" office:value="202.135" calcext:value-type="float">
            <text:p>202.135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[.$G$3]-[.D463]" office:value-type="float" office:value="59.398" calcext:value-type="float">
            <text:p>59.398</text:p>
          </table:table-cell>
          <table:table-cell table:formula="of:=ABS(100*[.H463]/[.$G$3])" office:value-type="float" office:value="22.7114742690215" calcext:value-type="float">
            <text:p>22.71147426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4.654" calcext:value-type="float">
            <text:p>124.654</text:p>
          </table:table-cell>
          <table:table-cell office:value-type="float" office:value="135.623" calcext:value-type="float">
            <text:p>135.623</text:p>
          </table:table-cell>
          <table:table-cell office:value-type="float" office:value="201.85" calcext:value-type="float">
            <text:p>201.85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[.$G$3]-[.D464]" office:value-type="float" office:value="59.683" calcext:value-type="float">
            <text:p>59.683</text:p>
          </table:table-cell>
          <table:table-cell table:formula="of:=ABS(100*[.H464]/[.$G$3])" office:value-type="float" office:value="22.8204471328666" calcext:value-type="float">
            <text:p>22.820447132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21.172" calcext:value-type="float">
            <text:p>121.172</text:p>
          </table:table-cell>
          <table:table-cell office:value-type="float" office:value="136.059" calcext:value-type="float">
            <text:p>136.059</text:p>
          </table:table-cell>
          <table:table-cell office:value-type="float" office:value="203.03" calcext:value-type="float">
            <text:p>203.0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65]" office:value-type="float" office:value="58.503" calcext:value-type="float">
            <text:p>58.503</text:p>
          </table:table-cell>
          <table:table-cell table:formula="of:=ABS(100*[.H465]/[.$G$3])" office:value-type="float" office:value="22.3692612404553" calcext:value-type="float">
            <text:p>22.369261240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29.589" calcext:value-type="float">
            <text:p>129.589</text:p>
          </table:table-cell>
          <table:table-cell office:value-type="float" office:value="136.384" calcext:value-type="float">
            <text:p>136.384</text:p>
          </table:table-cell>
          <table:table-cell office:value-type="float" office:value="204.27" calcext:value-type="float">
            <text:p>204.2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66]" office:value-type="float" office:value="57.263" calcext:value-type="float">
            <text:p>57.263</text:p>
          </table:table-cell>
          <table:table-cell table:formula="of:=ABS(100*[.H466]/[.$G$3])" office:value-type="float" office:value="21.8951336924977" calcext:value-type="float">
            <text:p>21.89513369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9.659" calcext:value-type="float">
            <text:p>129.659</text:p>
          </table:table-cell>
          <table:table-cell office:value-type="float" office:value="136.734" calcext:value-type="float">
            <text:p>136.734</text:p>
          </table:table-cell>
          <table:table-cell office:value-type="float" office:value="206.053" calcext:value-type="float">
            <text:p>206.05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67]" office:value-type="float" office:value="55.48" calcext:value-type="float">
            <text:p>55.48</text:p>
          </table:table-cell>
          <table:table-cell table:formula="of:=ABS(100*[.H467]/[.$G$3])" office:value-type="float" office:value="21.2133841618457" calcext:value-type="float">
            <text:p>21.21338416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7.131" calcext:value-type="float">
            <text:p>127.131</text:p>
          </table:table-cell>
          <table:table-cell office:value-type="float" office:value="137.009" calcext:value-type="float">
            <text:p>137.009</text:p>
          </table:table-cell>
          <table:table-cell office:value-type="float" office:value="207.338" calcext:value-type="float">
            <text:p>207.33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68]" office:value-type="float" office:value="54.195" calcext:value-type="float">
            <text:p>54.195</text:p>
          </table:table-cell>
          <table:table-cell table:formula="of:=ABS(100*[.H468]/[.$G$3])" office:value-type="float" office:value="20.7220503722284" calcext:value-type="float">
            <text:p>20.722050372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69.031" calcext:value-type="float">
            <text:p>169.031</text:p>
          </table:table-cell>
          <table:table-cell office:value-type="float" office:value="137.335" calcext:value-type="float">
            <text:p>137.335</text:p>
          </table:table-cell>
          <table:table-cell office:value-type="float" office:value="208.388" calcext:value-type="float">
            <text:p>208.38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69]" office:value-type="float" office:value="53.145" calcext:value-type="float">
            <text:p>53.145</text:p>
          </table:table-cell>
          <table:table-cell table:formula="of:=ABS(100*[.H469]/[.$G$3])" office:value-type="float" office:value="20.3205714001675" calcext:value-type="float">
            <text:p>20.320571400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93.48" calcext:value-type="float">
            <text:p>193.48</text:p>
          </table:table-cell>
          <table:table-cell office:value-type="float" office:value="137.585" calcext:value-type="float">
            <text:p>137.585</text:p>
          </table:table-cell>
          <table:table-cell office:value-type="float" office:value="209.275" calcext:value-type="float">
            <text:p>209.27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70]" office:value-type="float" office:value="52.258" calcext:value-type="float">
            <text:p>52.258</text:p>
          </table:table-cell>
          <table:table-cell table:formula="of:=ABS(100*[.H470]/[.$G$3])" office:value-type="float" office:value="19.9814172590075" calcext:value-type="float">
            <text:p>19.98141725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9.291" calcext:value-type="float">
            <text:p>119.291</text:p>
          </table:table-cell>
          <table:table-cell office:value-type="float" office:value="137.985" calcext:value-type="float">
            <text:p>137.985</text:p>
          </table:table-cell>
          <table:table-cell office:value-type="float" office:value="210.903" calcext:value-type="float">
            <text:p>210.90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71]" office:value-type="float" office:value="50.63" calcext:value-type="float">
            <text:p>50.63</text:p>
          </table:table-cell>
          <table:table-cell table:formula="of:=ABS(100*[.H471]/[.$G$3])" office:value-type="float" office:value="19.3589336718502" calcext:value-type="float">
            <text:p>19.358933671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7.656" calcext:value-type="float">
            <text:p>127.656</text:p>
          </table:table-cell>
          <table:table-cell office:value-type="float" office:value="138.36" calcext:value-type="float">
            <text:p>138.36</text:p>
          </table:table-cell>
          <table:table-cell office:value-type="float" office:value="212.078" calcext:value-type="float">
            <text:p>212.07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72]" office:value-type="float" office:value="49.455" calcext:value-type="float">
            <text:p>49.455</text:p>
          </table:table-cell>
          <table:table-cell table:formula="of:=ABS(100*[.H472]/[.$G$3])" office:value-type="float" office:value="18.9096595840678" calcext:value-type="float">
            <text:p>18.909659584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2.067" calcext:value-type="float">
            <text:p>132.067</text:p>
          </table:table-cell>
          <table:table-cell office:value-type="float" office:value="138.71" calcext:value-type="float">
            <text:p>138.71</text:p>
          </table:table-cell>
          <table:table-cell office:value-type="float" office:value="213.32" calcext:value-type="float">
            <text:p>213.3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73]" office:value-type="float" office:value="48.213" calcext:value-type="float">
            <text:p>48.213</text:p>
          </table:table-cell>
          <table:table-cell table:formula="of:=ABS(100*[.H473]/[.$G$3])" office:value-type="float" office:value="18.4347673142586" calcext:value-type="float">
            <text:p>18.434767314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8.852" calcext:value-type="float">
            <text:p>108.852</text:p>
          </table:table-cell>
          <table:table-cell office:value-type="float" office:value="139.06" calcext:value-type="float">
            <text:p>139.06</text:p>
          </table:table-cell>
          <table:table-cell office:value-type="float" office:value="214.57" calcext:value-type="float">
            <text:p>214.5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74]" office:value-type="float" office:value="46.963" calcext:value-type="float">
            <text:p>46.963</text:p>
          </table:table-cell>
          <table:table-cell table:formula="of:=ABS(100*[.H474]/[.$G$3])" office:value-type="float" office:value="17.9568161570433" calcext:value-type="float">
            <text:p>17.95681615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33.213" calcext:value-type="float">
            <text:p>133.213</text:p>
          </table:table-cell>
          <table:table-cell office:value-type="float" office:value="139.237" calcext:value-type="float">
            <text:p>139.237</text:p>
          </table:table-cell>
          <table:table-cell office:value-type="float" office:value="215.09" calcext:value-type="float">
            <text:p>215.0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75]" office:value-type="float" office:value="46.443" calcext:value-type="float">
            <text:p>46.443</text:p>
          </table:table-cell>
          <table:table-cell table:formula="of:=ABS(100*[.H475]/[.$G$3])" office:value-type="float" office:value="17.7579884756417" calcext:value-type="float">
            <text:p>17.757988475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26.35" calcext:value-type="float">
            <text:p>126.35</text:p>
          </table:table-cell>
          <table:table-cell office:value-type="float" office:value="139.34" calcext:value-type="float">
            <text:p>139.34</text:p>
          </table:table-cell>
          <table:table-cell office:value-type="float" office:value="220.085" calcext:value-type="float">
            <text:p>220.08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76]" office:value-type="float" office:value="41.448" calcext:value-type="float">
            <text:p>41.448</text:p>
          </table:table-cell>
          <table:table-cell table:formula="of:=ABS(100*[.H476]/[.$G$3])" office:value-type="float" office:value="15.8480956514092" calcext:value-type="float">
            <text:p>15.848095651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32.828" calcext:value-type="float">
            <text:p>132.828</text:p>
          </table:table-cell>
          <table:table-cell office:value-type="float" office:value="139.69" calcext:value-type="float">
            <text:p>139.69</text:p>
          </table:table-cell>
          <table:table-cell office:value-type="float" office:value="222.915" calcext:value-type="float">
            <text:p>222.91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77]" office:value-type="float" office:value="38.618" calcext:value-type="float">
            <text:p>38.618</text:p>
          </table:table-cell>
          <table:table-cell table:formula="of:=ABS(100*[.H477]/[.$G$3])" office:value-type="float" office:value="14.7660142314737" calcext:value-type="float">
            <text:p>14.766014231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5.645" calcext:value-type="float">
            <text:p>125.645</text:p>
          </table:table-cell>
          <table:table-cell office:value-type="float" office:value="140.04" calcext:value-type="float">
            <text:p>140.04</text:p>
          </table:table-cell>
          <table:table-cell office:value-type="float" office:value="223.813" calcext:value-type="float">
            <text:p>223.81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78]" office:value-type="float" office:value="37.72" calcext:value-type="float">
            <text:p>37.72</text:p>
          </table:table-cell>
          <table:table-cell table:formula="of:=ABS(100*[.H478]/[.$G$3])" office:value-type="float" office:value="14.4226541201302" calcext:value-type="float">
            <text:p>14.422654120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9.355" calcext:value-type="float">
            <text:p>119.355</text:p>
          </table:table-cell>
          <table:table-cell office:value-type="float" office:value="140.39" calcext:value-type="float">
            <text:p>140.39</text:p>
          </table:table-cell>
          <table:table-cell office:value-type="float" office:value="223.81" calcext:value-type="float">
            <text:p>223.81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79]" office:value-type="float" office:value="37.723" calcext:value-type="float">
            <text:p>37.723</text:p>
          </table:table-cell>
          <table:table-cell table:formula="of:=ABS(100*[.H479]/[.$G$3])" office:value-type="float" office:value="14.4238012029075" calcext:value-type="float">
            <text:p>14.423801202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31.121" calcext:value-type="float">
            <text:p>131.121</text:p>
          </table:table-cell>
          <table:table-cell office:value-type="float" office:value="140.765" calcext:value-type="float">
            <text:p>140.765</text:p>
          </table:table-cell>
          <table:table-cell office:value-type="float" office:value="224.135" calcext:value-type="float">
            <text:p>224.13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80]" office:value-type="float" office:value="37.398" calcext:value-type="float">
            <text:p>37.398</text:p>
          </table:table-cell>
          <table:table-cell table:formula="of:=ABS(100*[.H480]/[.$G$3])" office:value-type="float" office:value="14.2995339020315" calcext:value-type="float">
            <text:p>14.29953390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6.72" calcext:value-type="float">
            <text:p>116.72</text:p>
          </table:table-cell>
          <table:table-cell office:value-type="float" office:value="141.115" calcext:value-type="float">
            <text:p>141.115</text:p>
          </table:table-cell>
          <table:table-cell office:value-type="float" office:value="224.643" calcext:value-type="float">
            <text:p>224.64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81]" office:value-type="float" office:value="36.89" calcext:value-type="float">
            <text:p>36.89</text:p>
          </table:table-cell>
          <table:table-cell table:formula="of:=ABS(100*[.H481]/[.$G$3])" office:value-type="float" office:value="14.1052945517392" calcext:value-type="float">
            <text:p>14.105294551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2.26" calcext:value-type="float">
            <text:p>122.26</text:p>
          </table:table-cell>
          <table:table-cell office:value-type="float" office:value="141.465" calcext:value-type="float">
            <text:p>141.465</text:p>
          </table:table-cell>
          <table:table-cell office:value-type="float" office:value="224.633" calcext:value-type="float">
            <text:p>224.63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82]" office:value-type="float" office:value="36.9" calcext:value-type="float">
            <text:p>36.9</text:p>
          </table:table-cell>
          <table:table-cell table:formula="of:=ABS(100*[.H482]/[.$G$3])" office:value-type="float" office:value="14.1091181609969" calcext:value-type="float">
            <text:p>14.10911816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12.532" calcext:value-type="float">
            <text:p>112.532</text:p>
          </table:table-cell>
          <table:table-cell office:value-type="float" office:value="141.769" calcext:value-type="float">
            <text:p>141.769</text:p>
          </table:table-cell>
          <table:table-cell office:value-type="float" office:value="224.64" calcext:value-type="float">
            <text:p>224.6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83]" office:value-type="float" office:value="36.893" calcext:value-type="float">
            <text:p>36.893</text:p>
          </table:table-cell>
          <table:table-cell table:formula="of:=ABS(100*[.H483]/[.$G$3])" office:value-type="float" office:value="14.1064416345165" calcext:value-type="float">
            <text:p>14.106441634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6.438" calcext:value-type="float">
            <text:p>146.438</text:p>
          </table:table-cell>
          <table:table-cell office:value-type="float" office:value="142.267" calcext:value-type="float">
            <text:p>142.267</text:p>
          </table:table-cell>
          <table:table-cell office:value-type="float" office:value="225.173" calcext:value-type="float">
            <text:p>225.17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84]" office:value-type="float" office:value="36.36" calcext:value-type="float">
            <text:p>36.36</text:p>
          </table:table-cell>
          <table:table-cell table:formula="of:=ABS(100*[.H484]/[.$G$3])" office:value-type="float" office:value="13.9026432610799" calcext:value-type="float">
            <text:p>13.902643261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17.371" calcext:value-type="float">
            <text:p>117.371</text:p>
          </table:table-cell>
          <table:table-cell office:value-type="float" office:value="142.668" calcext:value-type="float">
            <text:p>142.668</text:p>
          </table:table-cell>
          <table:table-cell office:value-type="float" office:value="226.165" calcext:value-type="float">
            <text:p>226.16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85]" office:value-type="float" office:value="35.368" calcext:value-type="float">
            <text:p>35.368</text:p>
          </table:table-cell>
          <table:table-cell table:formula="of:=ABS(100*[.H485]/[.$G$3])" office:value-type="float" office:value="13.5233412227138" calcext:value-type="float">
            <text:p>13.523341222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31.215" calcext:value-type="float">
            <text:p>131.215</text:p>
          </table:table-cell>
          <table:table-cell office:value-type="float" office:value="142.968" calcext:value-type="float">
            <text:p>142.968</text:p>
          </table:table-cell>
          <table:table-cell office:value-type="float" office:value="226.753" calcext:value-type="float">
            <text:p>226.75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86]" office:value-type="float" office:value="34.78" calcext:value-type="float">
            <text:p>34.78</text:p>
          </table:table-cell>
          <table:table-cell table:formula="of:=ABS(100*[.H486]/[.$G$3])" office:value-type="float" office:value="13.2985129983597" calcext:value-type="float">
            <text:p>13.298512998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8.961" calcext:value-type="float">
            <text:p>128.961</text:p>
          </table:table-cell>
          <table:table-cell office:value-type="float" office:value="143.326" calcext:value-type="float">
            <text:p>143.326</text:p>
          </table:table-cell>
          <table:table-cell office:value-type="float" office:value="230.33" calcext:value-type="float">
            <text:p>230.3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87]" office:value-type="float" office:value="31.203" calcext:value-type="float">
            <text:p>31.203</text:p>
          </table:table-cell>
          <table:table-cell table:formula="of:=ABS(100*[.H487]/[.$G$3])" office:value-type="float" office:value="11.9308079668723" calcext:value-type="float">
            <text:p>11.930807966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9.142" calcext:value-type="float">
            <text:p>129.142</text:p>
          </table:table-cell>
          <table:table-cell office:value-type="float" office:value="143.701" calcext:value-type="float">
            <text:p>143.701</text:p>
          </table:table-cell>
          <table:table-cell office:value-type="float" office:value="232.27" calcext:value-type="float">
            <text:p>232.2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88]" office:value-type="float" office:value="29.263" calcext:value-type="float">
            <text:p>29.263</text:p>
          </table:table-cell>
          <table:table-cell table:formula="of:=ABS(100*[.H488]/[.$G$3])" office:value-type="float" office:value="11.189027770874" calcext:value-type="float">
            <text:p>11.189027770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37.447" calcext:value-type="float">
            <text:p>137.447</text:p>
          </table:table-cell>
          <table:table-cell office:value-type="float" office:value="144.001" calcext:value-type="float">
            <text:p>144.001</text:p>
          </table:table-cell>
          <table:table-cell office:value-type="float" office:value="235.163" calcext:value-type="float">
            <text:p>235.16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89]" office:value-type="float" office:value="26.37" calcext:value-type="float">
            <text:p>26.37</text:p>
          </table:table-cell>
          <table:table-cell table:formula="of:=ABS(100*[.H489]/[.$G$3])" office:value-type="float" office:value="10.0828576126149" calcext:value-type="float">
            <text:p>10.082857612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36.573" calcext:value-type="float">
            <text:p>136.573</text:p>
          </table:table-cell>
          <table:table-cell office:value-type="float" office:value="144.401" calcext:value-type="float">
            <text:p>144.401</text:p>
          </table:table-cell>
          <table:table-cell office:value-type="float" office:value="246.43" calcext:value-type="float">
            <text:p>246.4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90]" office:value-type="float" office:value="15.103" calcext:value-type="float">
            <text:p>15.103</text:p>
          </table:table-cell>
          <table:table-cell table:formula="of:=ABS(100*[.H490]/[.$G$3])" office:value-type="float" office:value="5.77479706193865" calcext:value-type="float">
            <text:p>5.774797061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4.847" calcext:value-type="float">
            <text:p>124.847</text:p>
          </table:table-cell>
          <table:table-cell office:value-type="float" office:value="144.701" calcext:value-type="float">
            <text:p>144.701</text:p>
          </table:table-cell>
          <table:table-cell office:value-type="float" office:value="250.325" calcext:value-type="float">
            <text:p>250.32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91]" office:value-type="float" office:value="11.208" calcext:value-type="float">
            <text:p>11.208</text:p>
          </table:table-cell>
          <table:table-cell table:formula="of:=ABS(100*[.H491]/[.$G$3])" office:value-type="float" office:value="4.28550125605565" calcext:value-type="float">
            <text:p>4.285501256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1.139" calcext:value-type="float">
            <text:p>141.139</text:p>
          </table:table-cell>
          <table:table-cell office:value-type="float" office:value="145.126" calcext:value-type="float">
            <text:p>145.126</text:p>
          </table:table-cell>
          <table:table-cell office:value-type="float" office:value="253.87" calcext:value-type="float">
            <text:p>253.8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92]" office:value-type="float" office:value="7.66300000000001" calcext:value-type="float">
            <text:p>7.663</text:p>
          </table:table-cell>
          <table:table-cell table:formula="of:=ABS(100*[.H492]/[.$G$3])" office:value-type="float" office:value="2.93003177419294" calcext:value-type="float">
            <text:p>2.930031774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6.118" calcext:value-type="float">
            <text:p>116.118</text:p>
          </table:table-cell>
          <table:table-cell office:value-type="float" office:value="145.476" calcext:value-type="float">
            <text:p>145.476</text:p>
          </table:table-cell>
          <table:table-cell office:value-type="float" office:value="255.44" calcext:value-type="float">
            <text:p>255.4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93]" office:value-type="float" office:value="6.09300000000002" calcext:value-type="float">
            <text:p>6.093</text:p>
          </table:table-cell>
          <table:table-cell table:formula="of:=ABS(100*[.H493]/[.$G$3])" office:value-type="float" office:value="2.32972512073047" calcext:value-type="float">
            <text:p>2.329725120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7.477" calcext:value-type="float">
            <text:p>147.477</text:p>
          </table:table-cell>
          <table:table-cell office:value-type="float" office:value="145.826" calcext:value-type="float">
            <text:p>145.826</text:p>
          </table:table-cell>
          <table:table-cell office:value-type="float" office:value="255.44" calcext:value-type="float">
            <text:p>255.4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94]" office:value-type="float" office:value="6.09300000000002" calcext:value-type="float">
            <text:p>6.093</text:p>
          </table:table-cell>
          <table:table-cell table:formula="of:=ABS(100*[.H494]/[.$G$3])" office:value-type="float" office:value="2.32972512073047" calcext:value-type="float">
            <text:p>2.329725120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1.302" calcext:value-type="float">
            <text:p>121.302</text:p>
          </table:table-cell>
          <table:table-cell office:value-type="float" office:value="146.176" calcext:value-type="float">
            <text:p>146.176</text:p>
          </table:table-cell>
          <table:table-cell office:value-type="float" office:value="255.415" calcext:value-type="float">
            <text:p>255.41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95]" office:value-type="float" office:value="6.11800000000002" calcext:value-type="float">
            <text:p>6.118</text:p>
          </table:table-cell>
          <table:table-cell table:formula="of:=ABS(100*[.H495]/[.$G$3])" office:value-type="float" office:value="2.33928414387478" calcext:value-type="float">
            <text:p>2.339284143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6.023" calcext:value-type="float">
            <text:p>126.023</text:p>
          </table:table-cell>
          <table:table-cell office:value-type="float" office:value="146.621" calcext:value-type="float">
            <text:p>146.621</text:p>
          </table:table-cell>
          <table:table-cell office:value-type="float" office:value="255.44" calcext:value-type="float">
            <text:p>255.4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96]" office:value-type="float" office:value="6.09300000000002" calcext:value-type="float">
            <text:p>6.093</text:p>
          </table:table-cell>
          <table:table-cell table:formula="of:=ABS(100*[.H496]/[.$G$3])" office:value-type="float" office:value="2.32972512073047" calcext:value-type="float">
            <text:p>2.329725120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8.521" calcext:value-type="float">
            <text:p>118.521</text:p>
          </table:table-cell>
          <table:table-cell office:value-type="float" office:value="146.996" calcext:value-type="float">
            <text:p>146.996</text:p>
          </table:table-cell>
          <table:table-cell office:value-type="float" office:value="255.44" calcext:value-type="float">
            <text:p>255.4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97]" office:value-type="float" office:value="6.09300000000002" calcext:value-type="float">
            <text:p>6.093</text:p>
          </table:table-cell>
          <table:table-cell table:formula="of:=ABS(100*[.H497]/[.$G$3])" office:value-type="float" office:value="2.32972512073047" calcext:value-type="float">
            <text:p>2.329725120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1.451" calcext:value-type="float">
            <text:p>131.451</text:p>
          </table:table-cell>
          <table:table-cell office:value-type="float" office:value="147.396" calcext:value-type="float">
            <text:p>147.396</text:p>
          </table:table-cell>
          <table:table-cell office:value-type="float" office:value="255.438" calcext:value-type="float">
            <text:p>255.43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98]" office:value-type="float" office:value="6.09500000000003" calcext:value-type="float">
            <text:p>6.095</text:p>
          </table:table-cell>
          <table:table-cell table:formula="of:=ABS(100*[.H498]/[.$G$3])" office:value-type="float" office:value="2.33048984258202" calcext:value-type="float">
            <text:p>2.330489842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3.758" calcext:value-type="float">
            <text:p>123.758</text:p>
          </table:table-cell>
          <table:table-cell office:value-type="float" office:value="147.746" calcext:value-type="float">
            <text:p>147.746</text:p>
          </table:table-cell>
          <table:table-cell office:value-type="float" office:value="255.435" calcext:value-type="float">
            <text:p>255.43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499]" office:value-type="float" office:value="6.09800000000001" calcext:value-type="float">
            <text:p>6.098</text:p>
          </table:table-cell>
          <table:table-cell table:formula="of:=ABS(100*[.H499]/[.$G$3])" office:value-type="float" office:value="2.33163692535933" calcext:value-type="float">
            <text:p>2.331636925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10.086" calcext:value-type="float">
            <text:p>110.086</text:p>
          </table:table-cell>
          <table:table-cell office:value-type="float" office:value="148.048" calcext:value-type="float">
            <text:p>148.048</text:p>
          </table:table-cell>
          <table:table-cell office:value-type="float" office:value="255.438" calcext:value-type="float">
            <text:p>255.43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00]" office:value-type="float" office:value="6.09500000000003" calcext:value-type="float">
            <text:p>6.095</text:p>
          </table:table-cell>
          <table:table-cell table:formula="of:=ABS(100*[.H500]/[.$G$3])" office:value-type="float" office:value="2.33048984258202" calcext:value-type="float">
            <text:p>2.330489842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7.581" calcext:value-type="float">
            <text:p>127.581</text:p>
          </table:table-cell>
          <table:table-cell office:value-type="float" office:value="148.402" calcext:value-type="float">
            <text:p>148.402</text:p>
          </table:table-cell>
          <table:table-cell office:value-type="float" office:value="256.113" calcext:value-type="float">
            <text:p>256.11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01]" office:value-type="float" office:value="5.42000000000002" calcext:value-type="float">
            <text:p>5.42</text:p>
          </table:table-cell>
          <table:table-cell table:formula="of:=ABS(100*[.H501]/[.$G$3])" office:value-type="float" office:value="2.07239621768573" calcext:value-type="float">
            <text:p>2.07239621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6.892" calcext:value-type="float">
            <text:p>126.892</text:p>
          </table:table-cell>
          <table:table-cell office:value-type="float" office:value="148.854" calcext:value-type="float">
            <text:p>148.854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02]" office:value-type="float" office:value="5.66000000000003" calcext:value-type="float">
            <text:p>5.66</text:p>
          </table:table-cell>
          <table:table-cell table:formula="of:=ABS(100*[.H502]/[.$G$3])" office:value-type="float" office:value="2.16416283987108" calcext:value-type="float">
            <text:p>2.164162839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6.654" calcext:value-type="float">
            <text:p>126.654</text:p>
          </table:table-cell>
          <table:table-cell office:value-type="float" office:value="149.204" calcext:value-type="float">
            <text:p>149.204</text:p>
          </table:table-cell>
          <table:table-cell office:value-type="float" office:value="256.675" calcext:value-type="float">
            <text:p>256.67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03]" office:value-type="float" office:value="4.858" calcext:value-type="float">
            <text:p>4.858</text:p>
          </table:table-cell>
          <table:table-cell table:formula="of:=ABS(100*[.H503]/[.$G$3])" office:value-type="float" office:value="1.85750937740171" calcext:value-type="float">
            <text:p>1.857509377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12.253" calcext:value-type="float">
            <text:p>112.253</text:p>
          </table:table-cell>
          <table:table-cell office:value-type="float" office:value="149.505" calcext:value-type="float">
            <text:p>149.505</text:p>
          </table:table-cell>
          <table:table-cell office:value-type="float" office:value="257.028" calcext:value-type="float">
            <text:p>257.02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04]" office:value-type="float" office:value="4.505" calcext:value-type="float">
            <text:p>4.505</text:p>
          </table:table-cell>
          <table:table-cell table:formula="of:=ABS(100*[.H504]/[.$G$3])" office:value-type="float" office:value="1.72253597060409" calcext:value-type="float">
            <text:p>1.722535970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55.445" calcext:value-type="float">
            <text:p>155.445</text:p>
          </table:table-cell>
          <table:table-cell office:value-type="float" office:value="149.81" calcext:value-type="float">
            <text:p>149.81</text:p>
          </table:table-cell>
          <table:table-cell office:value-type="float" office:value="257.368" calcext:value-type="float">
            <text:p>257.36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05]" office:value-type="float" office:value="4.16500000000002" calcext:value-type="float">
            <text:p>4.165</text:p>
          </table:table-cell>
          <table:table-cell table:formula="of:=ABS(100*[.H505]/[.$G$3])" office:value-type="float" office:value="1.59253325584153" calcext:value-type="float">
            <text:p>1.592533255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33.235" calcext:value-type="float">
            <text:p>133.235</text:p>
          </table:table-cell>
          <table:table-cell office:value-type="float" office:value="150.16" calcext:value-type="float">
            <text:p>150.16</text:p>
          </table:table-cell>
          <table:table-cell office:value-type="float" office:value="259.59" calcext:value-type="float">
            <text:p>259.5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06]" office:value-type="float" office:value="1.94300000000004" calcext:value-type="float">
            <text:p>1.943</text:p>
          </table:table-cell>
          <table:table-cell table:formula="of:=ABS(100*[.H506]/[.$G$3])" office:value-type="float" office:value="0.742927278775543" calcext:value-type="float">
            <text:p>0.742927278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4.836" calcext:value-type="float">
            <text:p>124.836</text:p>
          </table:table-cell>
          <table:table-cell office:value-type="float" office:value="150.51" calcext:value-type="float">
            <text:p>150.51</text:p>
          </table:table-cell>
          <table:table-cell office:value-type="float" office:value="259.59" calcext:value-type="float">
            <text:p>259.5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07]" office:value-type="float" office:value="1.94300000000004" calcext:value-type="float">
            <text:p>1.943</text:p>
          </table:table-cell>
          <table:table-cell table:formula="of:=ABS(100*[.H507]/[.$G$3])" office:value-type="float" office:value="0.742927278775543" calcext:value-type="float">
            <text:p>0.742927278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39.047" calcext:value-type="float">
            <text:p>139.047</text:p>
          </table:table-cell>
          <table:table-cell office:value-type="float" office:value="150.86" calcext:value-type="float">
            <text:p>150.86</text:p>
          </table:table-cell>
          <table:table-cell office:value-type="float" office:value="259.585" calcext:value-type="float">
            <text:p>259.58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08]" office:value-type="float" office:value="1.94800000000004" calcext:value-type="float">
            <text:p>1.948</text:p>
          </table:table-cell>
          <table:table-cell table:formula="of:=ABS(100*[.H508]/[.$G$3])" office:value-type="float" office:value="0.744839083404402" calcext:value-type="float">
            <text:p>0.744839083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1.535" calcext:value-type="float">
            <text:p>121.535</text:p>
          </table:table-cell>
          <table:table-cell office:value-type="float" office:value="151.235" calcext:value-type="float">
            <text:p>151.235</text:p>
          </table:table-cell>
          <table:table-cell office:value-type="float" office:value="259.583" calcext:value-type="float">
            <text:p>259.58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09]" office:value-type="float" office:value="1.94999999999999" calcext:value-type="float">
            <text:p>1.95</text:p>
          </table:table-cell>
          <table:table-cell table:formula="of:=ABS(100*[.H509]/[.$G$3])" office:value-type="float" office:value="0.745603805255929" calcext:value-type="float">
            <text:p>0.745603805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0.262" calcext:value-type="float">
            <text:p>140.262</text:p>
          </table:table-cell>
          <table:table-cell office:value-type="float" office:value="151.585" calcext:value-type="float">
            <text:p>151.585</text:p>
          </table:table-cell>
          <table:table-cell office:value-type="float" office:value="259.555" calcext:value-type="float">
            <text:p>259.55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10]" office:value-type="float" office:value="1.97800000000001" calcext:value-type="float">
            <text:p>1.978</text:p>
          </table:table-cell>
          <table:table-cell table:formula="of:=ABS(100*[.H510]/[.$G$3])" office:value-type="float" office:value="0.75630991117756" calcext:value-type="float">
            <text:p>0.756309911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22.777" calcext:value-type="float">
            <text:p>122.777</text:p>
          </table:table-cell>
          <table:table-cell office:value-type="float" office:value="151.935" calcext:value-type="float">
            <text:p>151.935</text:p>
          </table:table-cell>
          <table:table-cell office:value-type="float" office:value="259.55" calcext:value-type="float">
            <text:p>259.5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11]" office:value-type="float" office:value="1.983" calcext:value-type="float">
            <text:p>1.983</text:p>
          </table:table-cell>
          <table:table-cell table:formula="of:=ABS(100*[.H511]/[.$G$3])" office:value-type="float" office:value="0.75822171580642" calcext:value-type="float">
            <text:p>0.758221715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0.007" calcext:value-type="float">
            <text:p>120.007</text:p>
          </table:table-cell>
          <table:table-cell office:value-type="float" office:value="152.235" calcext:value-type="float">
            <text:p>152.235</text:p>
          </table:table-cell>
          <table:table-cell office:value-type="float" office:value="259.548" calcext:value-type="float">
            <text:p>259.54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12]" office:value-type="float" office:value="1.98500000000001" calcext:value-type="float">
            <text:p>1.985</text:p>
          </table:table-cell>
          <table:table-cell table:formula="of:=ABS(100*[.H512]/[.$G$3])" office:value-type="float" office:value="0.758986437657968" calcext:value-type="float">
            <text:p>0.758986437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7.992" calcext:value-type="float">
            <text:p>127.992</text:p>
          </table:table-cell>
          <table:table-cell office:value-type="float" office:value="152.635" calcext:value-type="float">
            <text:p>152.635</text:p>
          </table:table-cell>
          <table:table-cell office:value-type="float" office:value="259.553" calcext:value-type="float">
            <text:p>259.55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13]" office:value-type="float" office:value="1.98000000000002" calcext:value-type="float">
            <text:p>1.98</text:p>
          </table:table-cell>
          <table:table-cell table:formula="of:=ABS(100*[.H513]/[.$G$3])" office:value-type="float" office:value="0.757074633029108" calcext:value-type="float">
            <text:p>0.7570746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4.991" calcext:value-type="float">
            <text:p>114.991</text:p>
          </table:table-cell>
          <table:table-cell office:value-type="float" office:value="152.914" calcext:value-type="float">
            <text:p>152.914</text:p>
          </table:table-cell>
          <table:table-cell office:value-type="float" office:value="259.55" calcext:value-type="float">
            <text:p>259.5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14]" office:value-type="float" office:value="1.983" calcext:value-type="float">
            <text:p>1.983</text:p>
          </table:table-cell>
          <table:table-cell table:formula="of:=ABS(100*[.H514]/[.$G$3])" office:value-type="float" office:value="0.75822171580642" calcext:value-type="float">
            <text:p>0.758221715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33.736" calcext:value-type="float">
            <text:p>133.736</text:p>
          </table:table-cell>
          <table:table-cell office:value-type="float" office:value="153.039" calcext:value-type="float">
            <text:p>153.039</text:p>
          </table:table-cell>
          <table:table-cell office:value-type="float" office:value="259.545" calcext:value-type="float">
            <text:p>259.54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15]" office:value-type="float" office:value="1.988" calcext:value-type="float">
            <text:p>1.988</text:p>
          </table:table-cell>
          <table:table-cell table:formula="of:=ABS(100*[.H515]/[.$G$3])" office:value-type="float" office:value="0.76013352043528" calcext:value-type="float">
            <text:p>0.760133520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94.468" calcext:value-type="float">
            <text:p>194.468</text:p>
          </table:table-cell>
          <table:table-cell office:value-type="float" office:value="153.3" calcext:value-type="float">
            <text:p>153.3</text:p>
          </table:table-cell>
          <table:table-cell office:value-type="float" office:value="259.5" calcext:value-type="float">
            <text:p>259.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16]" office:value-type="float" office:value="2.03300000000002" calcext:value-type="float">
            <text:p>2.033</text:p>
          </table:table-cell>
          <table:table-cell table:formula="of:=ABS(100*[.H516]/[.$G$3])" office:value-type="float" office:value="0.777339762095038" calcext:value-type="float">
            <text:p>0.777339762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4.009" calcext:value-type="float">
            <text:p>114.009</text:p>
          </table:table-cell>
          <table:table-cell office:value-type="float" office:value="153.675" calcext:value-type="float">
            <text:p>153.675</text:p>
          </table:table-cell>
          <table:table-cell office:value-type="float" office:value="259.493" calcext:value-type="float">
            <text:p>259.49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17]" office:value-type="float" office:value="2.04000000000002" calcext:value-type="float">
            <text:p>2.04</text:p>
          </table:table-cell>
          <table:table-cell table:formula="of:=ABS(100*[.H517]/[.$G$3])" office:value-type="float" office:value="0.780016288575446" calcext:value-type="float">
            <text:p>0.780016288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31.472" calcext:value-type="float">
            <text:p>131.472</text:p>
          </table:table-cell>
          <table:table-cell office:value-type="float" office:value="154.1" calcext:value-type="float">
            <text:p>154.1</text:p>
          </table:table-cell>
          <table:table-cell office:value-type="float" office:value="259.493" calcext:value-type="float">
            <text:p>259.49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18]" office:value-type="float" office:value="2.04000000000002" calcext:value-type="float">
            <text:p>2.04</text:p>
          </table:table-cell>
          <table:table-cell table:formula="of:=ABS(100*[.H518]/[.$G$3])" office:value-type="float" office:value="0.780016288575446" calcext:value-type="float">
            <text:p>0.780016288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17.935" calcext:value-type="float">
            <text:p>117.935</text:p>
          </table:table-cell>
          <table:table-cell office:value-type="float" office:value="154.45" calcext:value-type="float">
            <text:p>154.45</text:p>
          </table:table-cell>
          <table:table-cell office:value-type="float" office:value="259.435" calcext:value-type="float">
            <text:p>259.43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19]" office:value-type="float" office:value="2.09800000000001" calcext:value-type="float">
            <text:p>2.098</text:p>
          </table:table-cell>
          <table:table-cell table:formula="of:=ABS(100*[.H519]/[.$G$3])" office:value-type="float" office:value="0.802193222270235" calcext:value-type="float">
            <text:p>0.802193222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27.3" calcext:value-type="float">
            <text:p>127.3</text:p>
          </table:table-cell>
          <table:table-cell office:value-type="float" office:value="154.8" calcext:value-type="float">
            <text:p>154.8</text:p>
          </table:table-cell>
          <table:table-cell office:value-type="float" office:value="259.405" calcext:value-type="float">
            <text:p>259.40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20]" office:value-type="float" office:value="2.12800000000004" calcext:value-type="float">
            <text:p>2.128</text:p>
          </table:table-cell>
          <table:table-cell table:formula="of:=ABS(100*[.H520]/[.$G$3])" office:value-type="float" office:value="0.813664050043414" calcext:value-type="float">
            <text:p>0.8136640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20.398" calcext:value-type="float">
            <text:p>120.398</text:p>
          </table:table-cell>
          <table:table-cell office:value-type="float" office:value="155.15" calcext:value-type="float">
            <text:p>155.15</text:p>
          </table:table-cell>
          <table:table-cell office:value-type="float" office:value="259.403" calcext:value-type="float">
            <text:p>259.40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21]" office:value-type="float" office:value="2.13" calcext:value-type="float">
            <text:p>2.13</text:p>
          </table:table-cell>
          <table:table-cell table:formula="of:=ABS(100*[.H521]/[.$G$3])" office:value-type="float" office:value="0.814428771894941" calcext:value-type="float">
            <text:p>0.81442877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155.5" calcext:value-type="float">
            <text:p>155.5</text:p>
          </table:table-cell>
          <table:table-cell office:value-type="float" office:value="259.403" calcext:value-type="float">
            <text:p>259.40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22]" office:value-type="float" office:value="2.13" calcext:value-type="float">
            <text:p>2.13</text:p>
          </table:table-cell>
          <table:table-cell table:formula="of:=ABS(100*[.H522]/[.$G$3])" office:value-type="float" office:value="0.814428771894941" calcext:value-type="float">
            <text:p>0.814428771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66.661" calcext:value-type="float">
            <text:p>166.661</text:p>
          </table:table-cell>
          <table:table-cell office:value-type="float" office:value="155.9" calcext:value-type="float">
            <text:p>155.9</text:p>
          </table:table-cell>
          <table:table-cell office:value-type="float" office:value="259.403" calcext:value-type="float">
            <text:p>259.40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23]" office:value-type="float" office:value="2.13" calcext:value-type="float">
            <text:p>2.13</text:p>
          </table:table-cell>
          <table:table-cell table:formula="of:=ABS(100*[.H523]/[.$G$3])" office:value-type="float" office:value="0.814428771894941" calcext:value-type="float">
            <text:p>0.814428771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12.021" calcext:value-type="float">
            <text:p>112.021</text:p>
          </table:table-cell>
          <table:table-cell office:value-type="float" office:value="156.25" calcext:value-type="float">
            <text:p>156.25</text:p>
          </table:table-cell>
          <table:table-cell office:value-type="float" office:value="259.4" calcext:value-type="float">
            <text:p>259.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24]" office:value-type="float" office:value="2.13300000000004" calcext:value-type="float">
            <text:p>2.133</text:p>
          </table:table-cell>
          <table:table-cell table:formula="of:=ABS(100*[.H524]/[.$G$3])" office:value-type="float" office:value="0.815575854672274" calcext:value-type="float">
            <text:p>0.815575854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12.434" calcext:value-type="float">
            <text:p>112.434</text:p>
          </table:table-cell>
          <table:table-cell office:value-type="float" office:value="156.55" calcext:value-type="float">
            <text:p>156.55</text:p>
          </table:table-cell>
          <table:table-cell office:value-type="float" office:value="259.4" calcext:value-type="float">
            <text:p>259.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25]" office:value-type="float" office:value="2.13300000000004" calcext:value-type="float">
            <text:p>2.133</text:p>
          </table:table-cell>
          <table:table-cell table:formula="of:=ABS(100*[.H525]/[.$G$3])" office:value-type="float" office:value="0.815575854672274" calcext:value-type="float">
            <text:p>0.815575854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16.49" calcext:value-type="float">
            <text:p>116.49</text:p>
          </table:table-cell>
          <table:table-cell office:value-type="float" office:value="156.85" calcext:value-type="float">
            <text:p>156.85</text:p>
          </table:table-cell>
          <table:table-cell office:value-type="float" office:value="260.035" calcext:value-type="float">
            <text:p>260.03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26]" office:value-type="float" office:value="1.49799999999999" calcext:value-type="float">
            <text:p>1.498</text:p>
          </table:table-cell>
          <table:table-cell table:formula="of:=ABS(100*[.H526]/[.$G$3])" office:value-type="float" office:value="0.572776666806862" calcext:value-type="float">
            <text:p>0.572776666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1.149" calcext:value-type="float">
            <text:p>141.149</text:p>
          </table:table-cell>
          <table:table-cell office:value-type="float" office:value="156.85" calcext:value-type="float">
            <text:p>156.85</text:p>
          </table:table-cell>
          <table:table-cell office:value-type="float" office:value="260.483" calcext:value-type="float">
            <text:p>260.48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27]" office:value-type="float" office:value="1.05000000000001" calcext:value-type="float">
            <text:p>1.05</text:p>
          </table:table-cell>
          <table:table-cell table:formula="of:=ABS(100*[.H527]/[.$G$3])" office:value-type="float" office:value="0.401478972060892" calcext:value-type="float">
            <text:p>0.401478972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74.044" calcext:value-type="float">
            <text:p>174.044</text:p>
          </table:table-cell>
          <table:table-cell office:value-type="float" office:value="157.533" calcext:value-type="float">
            <text:p>157.533</text:p>
          </table:table-cell>
          <table:table-cell office:value-type="float" office:value="260.483" calcext:value-type="float">
            <text:p>260.48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28]" office:value-type="float" office:value="1.05000000000001" calcext:value-type="float">
            <text:p>1.05</text:p>
          </table:table-cell>
          <table:table-cell table:formula="of:=ABS(100*[.H528]/[.$G$3])" office:value-type="float" office:value="0.401478972060892" calcext:value-type="float">
            <text:p>0.401478972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92.839" calcext:value-type="float">
            <text:p>192.839</text:p>
          </table:table-cell>
          <table:table-cell office:value-type="float" office:value="157.833" calcext:value-type="float">
            <text:p>157.833</text:p>
          </table:table-cell>
          <table:table-cell office:value-type="float" office:value="260.483" calcext:value-type="float">
            <text:p>260.48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29]" office:value-type="float" office:value="1.05000000000001" calcext:value-type="float">
            <text:p>1.05</text:p>
          </table:table-cell>
          <table:table-cell table:formula="of:=ABS(100*[.H529]/[.$G$3])" office:value-type="float" office:value="0.401478972060892" calcext:value-type="float">
            <text:p>0.401478972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14.501" calcext:value-type="float">
            <text:p>114.501</text:p>
          </table:table-cell>
          <table:table-cell office:value-type="float" office:value="158.223" calcext:value-type="float">
            <text:p>158.223</text:p>
          </table:table-cell>
          <table:table-cell office:value-type="float" office:value="260.483" calcext:value-type="float">
            <text:p>260.48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30]" office:value-type="float" office:value="1.05000000000001" calcext:value-type="float">
            <text:p>1.05</text:p>
          </table:table-cell>
          <table:table-cell table:formula="of:=ABS(100*[.H530]/[.$G$3])" office:value-type="float" office:value="0.401478972060892" calcext:value-type="float">
            <text:p>0.401478972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27.308" calcext:value-type="float">
            <text:p>127.308</text:p>
          </table:table-cell>
          <table:table-cell office:value-type="float" office:value="158.612" calcext:value-type="float">
            <text:p>158.612</text:p>
          </table:table-cell>
          <table:table-cell office:value-type="float" office:value="260.483" calcext:value-type="float">
            <text:p>260.48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31]" office:value-type="float" office:value="1.05000000000001" calcext:value-type="float">
            <text:p>1.05</text:p>
          </table:table-cell>
          <table:table-cell table:formula="of:=ABS(100*[.H531]/[.$G$3])" office:value-type="float" office:value="0.401478972060892" calcext:value-type="float">
            <text:p>0.401478972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4.715" calcext:value-type="float">
            <text:p>124.715</text:p>
          </table:table-cell>
          <table:table-cell office:value-type="float" office:value="158.966" calcext:value-type="float">
            <text:p>158.966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32]" office:value-type="float" office:value="1.05500000000001" calcext:value-type="float">
            <text:p>1.055</text:p>
          </table:table-cell>
          <table:table-cell table:formula="of:=ABS(100*[.H532]/[.$G$3])" office:value-type="float" office:value="0.403390776689751" calcext:value-type="float">
            <text:p>0.403390776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22.965" calcext:value-type="float">
            <text:p>122.965</text:p>
          </table:table-cell>
          <table:table-cell office:value-type="float" office:value="159.266" calcext:value-type="float">
            <text:p>159.266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33]" office:value-type="float" office:value="1.05500000000001" calcext:value-type="float">
            <text:p>1.055</text:p>
          </table:table-cell>
          <table:table-cell table:formula="of:=ABS(100*[.H533]/[.$G$3])" office:value-type="float" office:value="0.403390776689751" calcext:value-type="float">
            <text:p>0.403390776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64.345" calcext:value-type="float">
            <text:p>164.345</text:p>
          </table:table-cell>
          <table:table-cell office:value-type="float" office:value="159.566" calcext:value-type="float">
            <text:p>159.566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34]" office:value-type="float" office:value="1.05500000000001" calcext:value-type="float">
            <text:p>1.055</text:p>
          </table:table-cell>
          <table:table-cell table:formula="of:=ABS(100*[.H534]/[.$G$3])" office:value-type="float" office:value="0.403390776689751" calcext:value-type="float">
            <text:p>0.403390776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89.002" calcext:value-type="float">
            <text:p>189.002</text:p>
          </table:table-cell>
          <table:table-cell office:value-type="float" office:value="159.879" calcext:value-type="float">
            <text:p>159.879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35]" office:value-type="float" office:value="1.05500000000001" calcext:value-type="float">
            <text:p>1.055</text:p>
          </table:table-cell>
          <table:table-cell table:formula="of:=ABS(100*[.H535]/[.$G$3])" office:value-type="float" office:value="0.403390776689751" calcext:value-type="float">
            <text:p>0.403390776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24.557" calcext:value-type="float">
            <text:p>124.557</text:p>
          </table:table-cell>
          <table:table-cell office:value-type="float" office:value="160.093" calcext:value-type="float">
            <text:p>160.093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36]" office:value-type="float" office:value="1.05500000000001" calcext:value-type="float">
            <text:p>1.055</text:p>
          </table:table-cell>
          <table:table-cell table:formula="of:=ABS(100*[.H536]/[.$G$3])" office:value-type="float" office:value="0.403390776689751" calcext:value-type="float">
            <text:p>0.403390776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27.529" calcext:value-type="float">
            <text:p>127.529</text:p>
          </table:table-cell>
          <table:table-cell office:value-type="float" office:value="160.283" calcext:value-type="float">
            <text:p>160.283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$G$3]-[.D537]" office:value-type="float" office:value="1.05500000000001" calcext:value-type="float">
            <text:p>1.055</text:p>
          </table:table-cell>
          <table:table-cell table:formula="of:=ABS(100*[.H537]/[.$G$3])" office:value-type="float" office:value="0.403390776689751" calcext:value-type="float">
            <text:p>0.403390776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31.296" calcext:value-type="float">
            <text:p>131.296</text:p>
          </table:table-cell>
          <table:table-cell office:value-type="float" office:value="160.283" calcext:value-type="float">
            <text:p>160.283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[.$G$3]-[.D538]" office:value-type="float" office:value="1.05500000000001" calcext:value-type="float">
            <text:p>1.055</text:p>
          </table:table-cell>
          <table:table-cell table:formula="of:=ABS(100*[.H538]/[.$G$3])" office:value-type="float" office:value="0.403390776689751" calcext:value-type="float">
            <text:p>0.403390776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30.853" calcext:value-type="float">
            <text:p>130.853</text:p>
          </table:table-cell>
          <table:table-cell office:value-type="float" office:value="160.739" calcext:value-type="float">
            <text:p>160.739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[.$G$3]-[.D539]" office:value-type="float" office:value="1.04500000000002" calcext:value-type="float">
            <text:p>1.045</text:p>
          </table:table-cell>
          <table:table-cell table:formula="of:=ABS(100*[.H539]/[.$G$3])" office:value-type="float" office:value="0.399567167432032" calcext:value-type="float">
            <text:p>0.399567167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6.261" calcext:value-type="float">
            <text:p>146.261</text:p>
          </table:table-cell>
          <table:table-cell office:value-type="float" office:value="160.953" calcext:value-type="float">
            <text:p>160.953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[.$G$3]-[.D540]" office:value-type="float" office:value="1.04500000000002" calcext:value-type="float">
            <text:p>1.045</text:p>
          </table:table-cell>
          <table:table-cell table:formula="of:=ABS(100*[.H540]/[.$G$3])" office:value-type="float" office:value="0.399567167432032" calcext:value-type="float">
            <text:p>0.399567167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36.502" calcext:value-type="float">
            <text:p>136.502</text:p>
          </table:table-cell>
          <table:table-cell office:value-type="float" office:value="161.08" calcext:value-type="float">
            <text:p>161.08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[.$G$3]-[.D541]" office:value-type="float" office:value="1.04500000000002" calcext:value-type="float">
            <text:p>1.045</text:p>
          </table:table-cell>
          <table:table-cell table:formula="of:=ABS(100*[.H541]/[.$G$3])" office:value-type="float" office:value="0.399567167432032" calcext:value-type="float">
            <text:p>0.399567167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4.429" calcext:value-type="float">
            <text:p>124.429</text:p>
          </table:table-cell>
          <table:table-cell office:value-type="float" office:value="161.294" calcext:value-type="float">
            <text:p>161.294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[.$G$3]-[.D542]" office:value-type="float" office:value="1.04500000000002" calcext:value-type="float">
            <text:p>1.045</text:p>
          </table:table-cell>
          <table:table-cell table:formula="of:=ABS(100*[.H542]/[.$G$3])" office:value-type="float" office:value="0.399567167432032" calcext:value-type="float">
            <text:p>0.399567167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22.421" calcext:value-type="float">
            <text:p>122.421</text:p>
          </table:table-cell>
          <table:table-cell office:value-type="float" office:value="161.519" calcext:value-type="float">
            <text:p>161.519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[.$G$3]-[.D543]" office:value-type="float" office:value="1.04500000000002" calcext:value-type="float">
            <text:p>1.045</text:p>
          </table:table-cell>
          <table:table-cell table:formula="of:=ABS(100*[.H543]/[.$G$3])" office:value-type="float" office:value="0.399567167432032" calcext:value-type="float">
            <text:p>0.399567167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37.292" calcext:value-type="float">
            <text:p>137.292</text:p>
          </table:table-cell>
          <table:table-cell office:value-type="float" office:value="161.73" calcext:value-type="float">
            <text:p>161.73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[.$G$3]-[.D544]" office:value-type="float" office:value="1.05500000000001" calcext:value-type="float">
            <text:p>1.055</text:p>
          </table:table-cell>
          <table:table-cell table:formula="of:=ABS(100*[.H544]/[.$G$3])" office:value-type="float" office:value="0.403390776689751" calcext:value-type="float">
            <text:p>0.403390776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.414" calcext:value-type="float">
            <text:p>144.414</text:p>
          </table:table-cell>
          <table:table-cell office:value-type="float" office:value="161.981" calcext:value-type="float">
            <text:p>161.981</text:p>
          </table:table-cell>
          <table:table-cell office:value-type="float" office:value="260.49" calcext:value-type="float">
            <text:p>260.4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$G$3]-[.D545]" office:value-type="float" office:value="1.04300000000001" calcext:value-type="float">
            <text:p>1.043</text:p>
          </table:table-cell>
          <table:table-cell table:formula="of:=ABS(100*[.H545]/[.$G$3])" office:value-type="float" office:value="0.398802445580484" calcext:value-type="float">
            <text:p>0.398802445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20.871" calcext:value-type="float">
            <text:p>120.871</text:p>
          </table:table-cell>
          <table:table-cell office:value-type="float" office:value="162.224" calcext:value-type="float">
            <text:p>162.224</text:p>
          </table:table-cell>
          <table:table-cell office:value-type="float" office:value="260.49" calcext:value-type="float">
            <text:p>260.4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$G$3]-[.D546]" office:value-type="float" office:value="1.04300000000001" calcext:value-type="float">
            <text:p>1.043</text:p>
          </table:table-cell>
          <table:table-cell table:formula="of:=ABS(100*[.H546]/[.$G$3])" office:value-type="float" office:value="0.398802445580484" calcext:value-type="float">
            <text:p>0.398802445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50.822" calcext:value-type="float">
            <text:p>150.822</text:p>
          </table:table-cell>
          <table:table-cell office:value-type="float" office:value="162.549" calcext:value-type="float">
            <text:p>162.549</text:p>
          </table:table-cell>
          <table:table-cell office:value-type="float" office:value="260.49" calcext:value-type="float">
            <text:p>260.4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$G$3]-[.D547]" office:value-type="float" office:value="1.04300000000001" calcext:value-type="float">
            <text:p>1.043</text:p>
          </table:table-cell>
          <table:table-cell table:formula="of:=ABS(100*[.H547]/[.$G$3])" office:value-type="float" office:value="0.398802445580484" calcext:value-type="float">
            <text:p>0.398802445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9.817" calcext:value-type="float">
            <text:p>119.817</text:p>
          </table:table-cell>
          <table:table-cell office:value-type="float" office:value="162.949" calcext:value-type="float">
            <text:p>162.949</text:p>
          </table:table-cell>
          <table:table-cell office:value-type="float" office:value="260.49" calcext:value-type="float">
            <text:p>260.4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$G$3]-[.D548]" office:value-type="float" office:value="1.04300000000001" calcext:value-type="float">
            <text:p>1.043</text:p>
          </table:table-cell>
          <table:table-cell table:formula="of:=ABS(100*[.H548]/[.$G$3])" office:value-type="float" office:value="0.398802445580484" calcext:value-type="float">
            <text:p>0.398802445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27.733" calcext:value-type="float">
            <text:p>127.733</text:p>
          </table:table-cell>
          <table:table-cell office:value-type="float" office:value="163.249" calcext:value-type="float">
            <text:p>163.249</text:p>
          </table:table-cell>
          <table:table-cell office:value-type="float" office:value="260.49" calcext:value-type="float">
            <text:p>260.4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$G$3]-[.D549]" office:value-type="float" office:value="1.04300000000001" calcext:value-type="float">
            <text:p>1.043</text:p>
          </table:table-cell>
          <table:table-cell table:formula="of:=ABS(100*[.H549]/[.$G$3])" office:value-type="float" office:value="0.398802445580484" calcext:value-type="float">
            <text:p>0.398802445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21.43" calcext:value-type="float">
            <text:p>121.43</text:p>
          </table:table-cell>
          <table:table-cell office:value-type="float" office:value="163.499" calcext:value-type="float">
            <text:p>163.499</text:p>
          </table:table-cell>
          <table:table-cell office:value-type="float" office:value="260.49" calcext:value-type="float">
            <text:p>260.4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$G$3]-[.D550]" office:value-type="float" office:value="1.04300000000001" calcext:value-type="float">
            <text:p>1.043</text:p>
          </table:table-cell>
          <table:table-cell table:formula="of:=ABS(100*[.H550]/[.$G$3])" office:value-type="float" office:value="0.398802445580484" calcext:value-type="float">
            <text:p>0.398802445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34.732" calcext:value-type="float">
            <text:p>134.732</text:p>
          </table:table-cell>
          <table:table-cell office:value-type="float" office:value="163.76" calcext:value-type="float">
            <text:p>163.76</text:p>
          </table:table-cell>
          <table:table-cell office:value-type="float" office:value="260.49" calcext:value-type="float">
            <text:p>260.4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$G$3]-[.D551]" office:value-type="float" office:value="1.04300000000001" calcext:value-type="float">
            <text:p>1.043</text:p>
          </table:table-cell>
          <table:table-cell table:formula="of:=ABS(100*[.H551]/[.$G$3])" office:value-type="float" office:value="0.398802445580484" calcext:value-type="float">
            <text:p>0.398802445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31.783" calcext:value-type="float">
            <text:p>131.783</text:p>
          </table:table-cell>
          <table:table-cell office:value-type="float" office:value="163.996" calcext:value-type="float">
            <text:p>163.996</text:p>
          </table:table-cell>
          <table:table-cell office:value-type="float" office:value="260.48" calcext:value-type="float">
            <text:p>260.4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$G$3]-[.D552]" office:value-type="float" office:value="1.053" calcext:value-type="float">
            <text:p>1.053</text:p>
          </table:table-cell>
          <table:table-cell table:formula="of:=ABS(100*[.H552]/[.$G$3])" office:value-type="float" office:value="0.402626054838203" calcext:value-type="float">
            <text:p>0.402626054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5.594" calcext:value-type="float">
            <text:p>125.594</text:p>
          </table:table-cell>
          <table:table-cell office:value-type="float" office:value="164.242" calcext:value-type="float">
            <text:p>164.242</text:p>
          </table:table-cell>
          <table:table-cell office:value-type="float" office:value="260.48" calcext:value-type="float">
            <text:p>260.4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$G$3]-[.D553]" office:value-type="float" office:value="1.053" calcext:value-type="float">
            <text:p>1.053</text:p>
          </table:table-cell>
          <table:table-cell table:formula="of:=ABS(100*[.H553]/[.$G$3])" office:value-type="float" office:value="0.402626054838203" calcext:value-type="float">
            <text:p>0.402626054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38.113" calcext:value-type="float">
            <text:p>138.113</text:p>
          </table:table-cell>
          <table:table-cell office:value-type="float" office:value="164.479" calcext:value-type="float">
            <text:p>164.479</text:p>
          </table:table-cell>
          <table:table-cell office:value-type="float" office:value="260.49" calcext:value-type="float">
            <text:p>260.4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$G$3]-[.D554]" office:value-type="float" office:value="1.04300000000001" calcext:value-type="float">
            <text:p>1.043</text:p>
          </table:table-cell>
          <table:table-cell table:formula="of:=ABS(100*[.H554]/[.$G$3])" office:value-type="float" office:value="0.398802445580484" calcext:value-type="float">
            <text:p>0.398802445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24.168" calcext:value-type="float">
            <text:p>124.168</text:p>
          </table:table-cell>
          <table:table-cell office:value-type="float" office:value="164.67" calcext:value-type="float">
            <text:p>164.67</text:p>
          </table:table-cell>
          <table:table-cell office:value-type="float" office:value="260.49" calcext:value-type="float">
            <text:p>260.49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[.$G$3]-[.D555]" office:value-type="float" office:value="1.04300000000001" calcext:value-type="float">
            <text:p>1.043</text:p>
          </table:table-cell>
          <table:table-cell table:formula="of:=ABS(100*[.H555]/[.$G$3])" office:value-type="float" office:value="0.398802445580484" calcext:value-type="float">
            <text:p>0.398802445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24.145" calcext:value-type="float">
            <text:p>124.145</text:p>
          </table:table-cell>
          <table:table-cell office:value-type="float" office:value="164.949" calcext:value-type="float">
            <text:p>164.949</text:p>
          </table:table-cell>
          <table:table-cell office:value-type="float" office:value="260.938" calcext:value-type="float">
            <text:p>260.93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[.$G$3]-[.D556]" office:value-type="float" office:value="0.595000000000027" calcext:value-type="float">
            <text:p>0.595</text:p>
          </table:table-cell>
          <table:table-cell table:formula="of:=ABS(100*[.H556]/[.$G$3])" office:value-type="float" office:value="0.227504750834513" calcext:value-type="float">
            <text:p>0.227504750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23.493" calcext:value-type="float">
            <text:p>123.493</text:p>
          </table:table-cell>
          <table:table-cell office:value-type="float" office:value="165.279" calcext:value-type="float">
            <text:p>165.279</text:p>
          </table:table-cell>
          <table:table-cell office:value-type="float" office:value="260.933" calcext:value-type="float">
            <text:p>260.93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557]" office:value-type="float" office:value="0.600000000000023" calcext:value-type="float">
            <text:p>0.6</text:p>
          </table:table-cell>
          <table:table-cell table:formula="of:=ABS(100*[.H557]/[.$G$3])" office:value-type="float" office:value="0.229416555463373" calcext:value-type="float">
            <text:p>0.229416555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23.712" calcext:value-type="float">
            <text:p>123.712</text:p>
          </table:table-cell>
          <table:table-cell office:value-type="float" office:value="165.555" calcext:value-type="float">
            <text:p>165.555</text:p>
          </table:table-cell>
          <table:table-cell office:value-type="float" office:value="260.923" calcext:value-type="float">
            <text:p>260.92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58]" office:value-type="float" office:value="0.610000000000014" calcext:value-type="float">
            <text:p>0.61</text:p>
          </table:table-cell>
          <table:table-cell table:formula="of:=ABS(100*[.H558]/[.$G$3])" office:value-type="float" office:value="0.233240164721092" calcext:value-type="float">
            <text:p>0.233240164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30.122" calcext:value-type="float">
            <text:p>130.122</text:p>
          </table:table-cell>
          <table:table-cell office:value-type="float" office:value="165.905" calcext:value-type="float">
            <text:p>165.905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59]" office:value-type="float" office:value="0.658000000000015" calcext:value-type="float">
            <text:p>0.658</text:p>
          </table:table-cell>
          <table:table-cell table:formula="of:=ABS(100*[.H559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20.251" calcext:value-type="float">
            <text:p>120.251</text:p>
          </table:table-cell>
          <table:table-cell office:value-type="float" office:value="166.155" calcext:value-type="float">
            <text:p>166.155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60]" office:value-type="float" office:value="0.658000000000015" calcext:value-type="float">
            <text:p>0.658</text:p>
          </table:table-cell>
          <table:table-cell table:formula="of:=ABS(100*[.H560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38.904" calcext:value-type="float">
            <text:p>138.904</text:p>
          </table:table-cell>
          <table:table-cell office:value-type="float" office:value="166.155" calcext:value-type="float">
            <text:p>166.155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61]" office:value-type="float" office:value="0.658000000000015" calcext:value-type="float">
            <text:p>0.658</text:p>
          </table:table-cell>
          <table:table-cell table:formula="of:=ABS(100*[.H561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9.392" calcext:value-type="float">
            <text:p>129.392</text:p>
          </table:table-cell>
          <table:table-cell office:value-type="float" office:value="166.755" calcext:value-type="float">
            <text:p>166.755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62]" office:value-type="float" office:value="0.658000000000015" calcext:value-type="float">
            <text:p>0.658</text:p>
          </table:table-cell>
          <table:table-cell table:formula="of:=ABS(100*[.H562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9.318" calcext:value-type="float">
            <text:p>119.318</text:p>
          </table:table-cell>
          <table:table-cell office:value-type="float" office:value="167.005" calcext:value-type="float">
            <text:p>167.005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63]" office:value-type="float" office:value="0.658000000000015" calcext:value-type="float">
            <text:p>0.658</text:p>
          </table:table-cell>
          <table:table-cell table:formula="of:=ABS(100*[.H563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1.859" calcext:value-type="float">
            <text:p>141.859</text:p>
          </table:table-cell>
          <table:table-cell office:value-type="float" office:value="167.305" calcext:value-type="float">
            <text:p>167.305</text:p>
          </table:table-cell>
          <table:table-cell office:value-type="float" office:value="260.873" calcext:value-type="float">
            <text:p>260.87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64]" office:value-type="float" office:value="0.660000000000025" calcext:value-type="float">
            <text:p>0.66</text:p>
          </table:table-cell>
          <table:table-cell table:formula="of:=ABS(100*[.H564]/[.$G$3])" office:value-type="float" office:value="0.25235821100971" calcext:value-type="float">
            <text:p>0.25235821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26.03" calcext:value-type="float">
            <text:p>126.03</text:p>
          </table:table-cell>
          <table:table-cell office:value-type="float" office:value="167.655" calcext:value-type="float">
            <text:p>167.655</text:p>
          </table:table-cell>
          <table:table-cell office:value-type="float" office:value="260.873" calcext:value-type="float">
            <text:p>260.87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65]" office:value-type="float" office:value="0.660000000000025" calcext:value-type="float">
            <text:p>0.66</text:p>
          </table:table-cell>
          <table:table-cell table:formula="of:=ABS(100*[.H565]/[.$G$3])" office:value-type="float" office:value="0.25235821100971" calcext:value-type="float">
            <text:p>0.25235821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24.316" calcext:value-type="float">
            <text:p>124.316</text:p>
          </table:table-cell>
          <table:table-cell office:value-type="float" office:value="167.959" calcext:value-type="float">
            <text:p>167.959</text:p>
          </table:table-cell>
          <table:table-cell office:value-type="float" office:value="260.873" calcext:value-type="float">
            <text:p>260.87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66]" office:value-type="float" office:value="0.660000000000025" calcext:value-type="float">
            <text:p>0.66</text:p>
          </table:table-cell>
          <table:table-cell table:formula="of:=ABS(100*[.H566]/[.$G$3])" office:value-type="float" office:value="0.25235821100971" calcext:value-type="float">
            <text:p>0.25235821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5.698" calcext:value-type="float">
            <text:p>115.698</text:p>
          </table:table-cell>
          <table:table-cell office:value-type="float" office:value="168.313" calcext:value-type="float">
            <text:p>168.313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67]" office:value-type="float" office:value="0.658000000000015" calcext:value-type="float">
            <text:p>0.658</text:p>
          </table:table-cell>
          <table:table-cell table:formula="of:=ABS(100*[.H567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26.424" calcext:value-type="float">
            <text:p>126.424</text:p>
          </table:table-cell>
          <table:table-cell office:value-type="float" office:value="168.579" calcext:value-type="float">
            <text:p>168.579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68]" office:value-type="float" office:value="0.658000000000015" calcext:value-type="float">
            <text:p>0.658</text:p>
          </table:table-cell>
          <table:table-cell table:formula="of:=ABS(100*[.H568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28.133" calcext:value-type="float">
            <text:p>128.133</text:p>
          </table:table-cell>
          <table:table-cell office:value-type="float" office:value="168.706" calcext:value-type="float">
            <text:p>168.706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69]" office:value-type="float" office:value="0.658000000000015" calcext:value-type="float">
            <text:p>0.658</text:p>
          </table:table-cell>
          <table:table-cell table:formula="of:=ABS(100*[.H569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7.409" calcext:value-type="float">
            <text:p>117.409</text:p>
          </table:table-cell>
          <table:table-cell office:value-type="float" office:value="169.078" calcext:value-type="float">
            <text:p>169.078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70]" office:value-type="float" office:value="0.658000000000015" calcext:value-type="float">
            <text:p>0.658</text:p>
          </table:table-cell>
          <table:table-cell table:formula="of:=ABS(100*[.H570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4.82" calcext:value-type="float">
            <text:p>114.82</text:p>
          </table:table-cell>
          <table:table-cell office:value-type="float" office:value="169.418" calcext:value-type="float">
            <text:p>169.418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71]" office:value-type="float" office:value="0.658000000000015" calcext:value-type="float">
            <text:p>0.658</text:p>
          </table:table-cell>
          <table:table-cell table:formula="of:=ABS(100*[.H571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8.081" calcext:value-type="float">
            <text:p>118.081</text:p>
          </table:table-cell>
          <table:table-cell office:value-type="float" office:value="169.668" calcext:value-type="float">
            <text:p>169.668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72]" office:value-type="float" office:value="0.658000000000015" calcext:value-type="float">
            <text:p>0.658</text:p>
          </table:table-cell>
          <table:table-cell table:formula="of:=ABS(100*[.H572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4.188" calcext:value-type="float">
            <text:p>124.188</text:p>
          </table:table-cell>
          <table:table-cell office:value-type="float" office:value="170.021" calcext:value-type="float">
            <text:p>170.021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73]" office:value-type="float" office:value="0.658000000000015" calcext:value-type="float">
            <text:p>0.658</text:p>
          </table:table-cell>
          <table:table-cell table:formula="of:=ABS(100*[.H573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20.745" calcext:value-type="float">
            <text:p>120.745</text:p>
          </table:table-cell>
          <table:table-cell office:value-type="float" office:value="170.358" calcext:value-type="float">
            <text:p>170.358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74]" office:value-type="float" office:value="0.658000000000015" calcext:value-type="float">
            <text:p>0.658</text:p>
          </table:table-cell>
          <table:table-cell table:formula="of:=ABS(100*[.H574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4.049" calcext:value-type="float">
            <text:p>114.049</text:p>
          </table:table-cell>
          <table:table-cell office:value-type="float" office:value="170.662" calcext:value-type="float">
            <text:p>170.662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75]" office:value-type="float" office:value="0.658000000000015" calcext:value-type="float">
            <text:p>0.658</text:p>
          </table:table-cell>
          <table:table-cell table:formula="of:=ABS(100*[.H575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34.017" calcext:value-type="float">
            <text:p>134.017</text:p>
          </table:table-cell>
          <table:table-cell office:value-type="float" office:value="171.158" calcext:value-type="float">
            <text:p>171.158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76]" office:value-type="float" office:value="0.658000000000015" calcext:value-type="float">
            <text:p>0.658</text:p>
          </table:table-cell>
          <table:table-cell table:formula="of:=ABS(100*[.H576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35.963" calcext:value-type="float">
            <text:p>135.963</text:p>
          </table:table-cell>
          <table:table-cell office:value-type="float" office:value="171.158" calcext:value-type="float">
            <text:p>171.158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77]" office:value-type="float" office:value="0.658000000000015" calcext:value-type="float">
            <text:p>0.658</text:p>
          </table:table-cell>
          <table:table-cell table:formula="of:=ABS(100*[.H577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24.395" calcext:value-type="float">
            <text:p>124.395</text:p>
          </table:table-cell>
          <table:table-cell office:value-type="float" office:value="171.778" calcext:value-type="float">
            <text:p>171.778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78]" office:value-type="float" office:value="0.658000000000015" calcext:value-type="float">
            <text:p>0.658</text:p>
          </table:table-cell>
          <table:table-cell table:formula="of:=ABS(100*[.H578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7.142" calcext:value-type="float">
            <text:p>117.142</text:p>
          </table:table-cell>
          <table:table-cell office:value-type="float" office:value="172.058" calcext:value-type="float">
            <text:p>172.058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$G$3]-[.D579]" office:value-type="float" office:value="0.658000000000015" calcext:value-type="float">
            <text:p>0.658</text:p>
          </table:table-cell>
          <table:table-cell table:formula="of:=ABS(100*[.H579]/[.$G$3])" office:value-type="float" office:value="0.251593489158162" calcext:value-type="float">
            <text:p>0.251593489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3.93" calcext:value-type="float">
            <text:p>113.93</text:p>
          </table:table-cell>
          <table:table-cell office:value-type="float" office:value="172.85" calcext:value-type="float">
            <text:p>172.85</text:p>
          </table:table-cell>
          <table:table-cell office:value-type="float" office:value="261.01" calcext:value-type="float">
            <text:p>261.01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[.$G$3]-[.D580]" office:value-type="float" office:value="0.523000000000025" calcext:value-type="float">
            <text:p>0.523</text:p>
          </table:table-cell>
          <table:table-cell table:formula="of:=ABS(100*[.H580]/[.$G$3])" office:value-type="float" office:value="0.199974764178908" calcext:value-type="float">
            <text:p>0.199974764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97.963" calcext:value-type="float">
            <text:p>197.963</text:p>
          </table:table-cell>
          <table:table-cell office:value-type="float" office:value="173.225" calcext:value-type="float">
            <text:p>173.225</text:p>
          </table:table-cell>
          <table:table-cell office:value-type="float" office:value="261.015" calcext:value-type="float">
            <text:p>261.01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[.$G$3]-[.D581]" office:value-type="float" office:value="0.518000000000029" calcext:value-type="float">
            <text:p>0.518</text:p>
          </table:table-cell>
          <table:table-cell table:formula="of:=ABS(100*[.H581]/[.$G$3])" office:value-type="float" office:value="0.198062959550049" calcext:value-type="float">
            <text:p>0.198062959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5.845" calcext:value-type="float">
            <text:p>125.845</text:p>
          </table:table-cell>
          <table:table-cell office:value-type="float" office:value="173.471" calcext:value-type="float">
            <text:p>173.471</text:p>
          </table:table-cell>
          <table:table-cell office:value-type="float" office:value="261.02" calcext:value-type="float">
            <text:p>261.02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[.$G$3]-[.D582]" office:value-type="float" office:value="0.513000000000034" calcext:value-type="float">
            <text:p>0.513</text:p>
          </table:table-cell>
          <table:table-cell table:formula="of:=ABS(100*[.H582]/[.$G$3])" office:value-type="float" office:value="0.196151154921189" calcext:value-type="float">
            <text:p>0.196151154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9.013" calcext:value-type="float">
            <text:p>129.013</text:p>
          </table:table-cell>
          <table:table-cell office:value-type="float" office:value="173.826" calcext:value-type="float">
            <text:p>173.826</text:p>
          </table:table-cell>
          <table:table-cell office:value-type="float" office:value="261.018" calcext:value-type="float">
            <text:p>261.01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[.$G$3]-[.D583]" office:value-type="float" office:value="0.515000000000043" calcext:value-type="float">
            <text:p>0.515</text:p>
          </table:table-cell>
          <table:table-cell table:formula="of:=ABS(100*[.H583]/[.$G$3])" office:value-type="float" office:value="0.196915876772737" calcext:value-type="float">
            <text:p>0.196915876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2.78" calcext:value-type="float">
            <text:p>132.78</text:p>
          </table:table-cell>
          <table:table-cell office:value-type="float" office:value="174.327" calcext:value-type="float">
            <text:p>174.327</text:p>
          </table:table-cell>
          <table:table-cell office:value-type="float" office:value="261.02" calcext:value-type="float">
            <text:p>261.02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[.$G$3]-[.D584]" office:value-type="float" office:value="0.513000000000034" calcext:value-type="float">
            <text:p>0.513</text:p>
          </table:table-cell>
          <table:table-cell table:formula="of:=ABS(100*[.H584]/[.$G$3])" office:value-type="float" office:value="0.196151154921189" calcext:value-type="float">
            <text:p>0.196151154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34.088" calcext:value-type="float">
            <text:p>134.088</text:p>
          </table:table-cell>
          <table:table-cell office:value-type="float" office:value="174.927" calcext:value-type="float">
            <text:p>174.927</text:p>
          </table:table-cell>
          <table:table-cell office:value-type="float" office:value="261.02" calcext:value-type="float">
            <text:p>261.02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[.$G$3]-[.D585]" office:value-type="float" office:value="0.513000000000034" calcext:value-type="float">
            <text:p>0.513</text:p>
          </table:table-cell>
          <table:table-cell table:formula="of:=ABS(100*[.H585]/[.$G$3])" office:value-type="float" office:value="0.196151154921189" calcext:value-type="float">
            <text:p>0.196151154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14.098" calcext:value-type="float">
            <text:p>114.098</text:p>
          </table:table-cell>
          <table:table-cell office:value-type="float" office:value="175.427" calcext:value-type="float">
            <text:p>175.427</text:p>
          </table:table-cell>
          <table:table-cell office:value-type="float" office:value="261.02" calcext:value-type="float">
            <text:p>261.02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[.$G$3]-[.D586]" office:value-type="float" office:value="0.513000000000034" calcext:value-type="float">
            <text:p>0.513</text:p>
          </table:table-cell>
          <table:table-cell table:formula="of:=ABS(100*[.H586]/[.$G$3])" office:value-type="float" office:value="0.196151154921189" calcext:value-type="float">
            <text:p>0.196151154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6.898" calcext:value-type="float">
            <text:p>116.898</text:p>
          </table:table-cell>
          <table:table-cell office:value-type="float" office:value="175.852" calcext:value-type="float">
            <text:p>175.852</text:p>
          </table:table-cell>
          <table:table-cell office:value-type="float" office:value="261.02" calcext:value-type="float">
            <text:p>261.02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[.$G$3]-[.D587]" office:value-type="float" office:value="0.513000000000034" calcext:value-type="float">
            <text:p>0.513</text:p>
          </table:table-cell>
          <table:table-cell table:formula="of:=ABS(100*[.H587]/[.$G$3])" office:value-type="float" office:value="0.196151154921189" calcext:value-type="float">
            <text:p>0.196151154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5.952" calcext:value-type="float">
            <text:p>115.952</text:p>
          </table:table-cell>
          <table:table-cell office:value-type="float" office:value="176.122" calcext:value-type="float">
            <text:p>176.122</text:p>
          </table:table-cell>
          <table:table-cell office:value-type="float" office:value="261.02" calcext:value-type="float">
            <text:p>261.02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[.$G$3]-[.D588]" office:value-type="float" office:value="0.513000000000034" calcext:value-type="float">
            <text:p>0.513</text:p>
          </table:table-cell>
          <table:table-cell table:formula="of:=ABS(100*[.H588]/[.$G$3])" office:value-type="float" office:value="0.196151154921189" calcext:value-type="float">
            <text:p>0.196151154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16.056" calcext:value-type="float">
            <text:p>116.056</text:p>
          </table:table-cell>
          <table:table-cell office:value-type="float" office:value="176.122" calcext:value-type="float">
            <text:p>176.122</text:p>
          </table:table-cell>
          <table:table-cell office:value-type="float" office:value="261.523" calcext:value-type="float">
            <text:p>261.523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[.$G$3]-[.D589]" office:value-type="float" office:value="0.00999999999999091" calcext:value-type="float">
            <text:p>0.01</text:p>
          </table:table-cell>
          <table:table-cell table:formula="of:=ABS(100*[.H589]/[.$G$3])" office:value-type="float" office:value="0.00382360925771926" calcext:value-type="float">
            <text:p>0.003823609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89.618" calcext:value-type="float">
            <text:p>189.618</text:p>
          </table:table-cell>
          <table:table-cell office:value-type="float" office:value="176.734" calcext:value-type="float">
            <text:p>176.734</text:p>
          </table:table-cell>
          <table:table-cell office:value-type="float" office:value="261.233" calcext:value-type="float">
            <text:p>261.2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590]" office:value-type="float" office:value="0.300000000000011" calcext:value-type="float">
            <text:p>0.3</text:p>
          </table:table-cell>
          <table:table-cell table:formula="of:=ABS(100*[.H590]/[.$G$3])" office:value-type="float" office:value="0.114708277731686" calcext:value-type="float">
            <text:p>0.114708277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51.604" calcext:value-type="float">
            <text:p>151.604</text:p>
          </table:table-cell>
          <table:table-cell office:value-type="float" office:value="177.039" calcext:value-type="float">
            <text:p>177.039</text:p>
          </table:table-cell>
          <table:table-cell office:value-type="float" office:value="261.23" calcext:value-type="float">
            <text:p>261.2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591]" office:value-type="float" office:value="0.302999999999997" calcext:value-type="float">
            <text:p>0.303</text:p>
          </table:table-cell>
          <table:table-cell table:formula="of:=ABS(100*[.H591]/[.$G$3])" office:value-type="float" office:value="0.115855360508998" calcext:value-type="float">
            <text:p>0.115855360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3.312" calcext:value-type="float">
            <text:p>113.312</text:p>
          </table:table-cell>
          <table:table-cell office:value-type="float" office:value="177.414" calcext:value-type="float">
            <text:p>177.414</text:p>
          </table:table-cell>
          <table:table-cell office:value-type="float" office:value="261.233" calcext:value-type="float">
            <text:p>261.2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592]" office:value-type="float" office:value="0.300000000000011" calcext:value-type="float">
            <text:p>0.3</text:p>
          </table:table-cell>
          <table:table-cell table:formula="of:=ABS(100*[.H592]/[.$G$3])" office:value-type="float" office:value="0.114708277731686" calcext:value-type="float">
            <text:p>0.114708277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86.048" calcext:value-type="float">
            <text:p>186.048</text:p>
          </table:table-cell>
          <table:table-cell office:value-type="float" office:value="177.714" calcext:value-type="float">
            <text:p>177.714</text:p>
          </table:table-cell>
          <table:table-cell office:value-type="float" office:value="261.243" calcext:value-type="float">
            <text:p>261.24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593]" office:value-type="float" office:value="0.29000000000002" calcext:value-type="float">
            <text:p>0.29</text:p>
          </table:table-cell>
          <table:table-cell table:formula="of:=ABS(100*[.H593]/[.$G$3])" office:value-type="float" office:value="0.110884668473967" calcext:value-type="float">
            <text:p>0.110884668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31.009" calcext:value-type="float">
            <text:p>131.009</text:p>
          </table:table-cell>
          <table:table-cell office:value-type="float" office:value="178.114" calcext:value-type="float">
            <text:p>178.114</text:p>
          </table:table-cell>
          <table:table-cell office:value-type="float" office:value="261.63" calcext:value-type="float">
            <text:p>261.6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594]" office:value-type="float" office:value="-0.09699999999998" calcext:value-type="float">
            <text:p>-0.097</text:p>
          </table:table-cell>
          <table:table-cell table:formula="of:=ABS(100*[.H594]/[.$G$3])" office:value-type="float" office:value="0.0370890097999029" calcext:value-type="float">
            <text:p>0.037089009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6.644" calcext:value-type="float">
            <text:p>106.644</text:p>
          </table:table-cell>
          <table:table-cell office:value-type="float" office:value="178.464" calcext:value-type="float">
            <text:p>178.464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595]" office:value-type="float" office:value="-0.0919999999999845" calcext:value-type="float">
            <text:p>-0.092</text:p>
          </table:table-cell>
          <table:table-cell table:formula="of:=ABS(100*[.H595]/[.$G$3])" office:value-type="float" office:value="0.0351772051710432" calcext:value-type="float">
            <text:p>0.035177205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65.454" calcext:value-type="float">
            <text:p>165.454</text:p>
          </table:table-cell>
          <table:table-cell office:value-type="float" office:value="178.714" calcext:value-type="float">
            <text:p>178.714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596]" office:value-type="float" office:value="-0.0919999999999845" calcext:value-type="float">
            <text:p>-0.092</text:p>
          </table:table-cell>
          <table:table-cell table:formula="of:=ABS(100*[.H596]/[.$G$3])" office:value-type="float" office:value="0.0351772051710432" calcext:value-type="float">
            <text:p>0.035177205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87.033" calcext:value-type="float">
            <text:p>187.033</text:p>
          </table:table-cell>
          <table:table-cell office:value-type="float" office:value="179.239" calcext:value-type="float">
            <text:p>179.239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597]" office:value-type="float" office:value="-0.0919999999999845" calcext:value-type="float">
            <text:p>-0.092</text:p>
          </table:table-cell>
          <table:table-cell table:formula="of:=ABS(100*[.H597]/[.$G$3])" office:value-type="float" office:value="0.0351772051710432" calcext:value-type="float">
            <text:p>0.035177205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25.301" calcext:value-type="float">
            <text:p>125.301</text:p>
          </table:table-cell>
          <table:table-cell office:value-type="float" office:value="179.651" calcext:value-type="float">
            <text:p>179.651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598]" office:value-type="float" office:value="-0.0919999999999845" calcext:value-type="float">
            <text:p>-0.092</text:p>
          </table:table-cell>
          <table:table-cell table:formula="of:=ABS(100*[.H598]/[.$G$3])" office:value-type="float" office:value="0.0351772051710432" calcext:value-type="float">
            <text:p>0.035177205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26.373" calcext:value-type="float">
            <text:p>126.373</text:p>
          </table:table-cell>
          <table:table-cell office:value-type="float" office:value="180.151" calcext:value-type="float">
            <text:p>180.151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599]" office:value-type="float" office:value="-0.0919999999999845" calcext:value-type="float">
            <text:p>-0.092</text:p>
          </table:table-cell>
          <table:table-cell table:formula="of:=ABS(100*[.H599]/[.$G$3])" office:value-type="float" office:value="0.0351772051710432" calcext:value-type="float">
            <text:p>0.035177205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67.736" calcext:value-type="float">
            <text:p>167.736</text:p>
          </table:table-cell>
          <table:table-cell office:value-type="float" office:value="180.382" calcext:value-type="float">
            <text:p>180.382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600]" office:value-type="float" office:value="-0.0919999999999845" calcext:value-type="float">
            <text:p>-0.092</text:p>
          </table:table-cell>
          <table:table-cell table:formula="of:=ABS(100*[.H600]/[.$G$3])" office:value-type="float" office:value="0.0351772051710432" calcext:value-type="float">
            <text:p>0.035177205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22.326" calcext:value-type="float">
            <text:p>122.326</text:p>
          </table:table-cell>
          <table:table-cell office:value-type="float" office:value="180.732" calcext:value-type="float">
            <text:p>180.732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601]" office:value-type="float" office:value="-0.0919999999999845" calcext:value-type="float">
            <text:p>-0.092</text:p>
          </table:table-cell>
          <table:table-cell table:formula="of:=ABS(100*[.H601]/[.$G$3])" office:value-type="float" office:value="0.0351772051710432" calcext:value-type="float">
            <text:p>0.035177205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6.363" calcext:value-type="float">
            <text:p>186.363</text:p>
          </table:table-cell>
          <table:table-cell office:value-type="float" office:value="180.932" calcext:value-type="float">
            <text:p>180.932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602]" office:value-type="float" office:value="-0.0919999999999845" calcext:value-type="float">
            <text:p>-0.092</text:p>
          </table:table-cell>
          <table:table-cell table:formula="of:=ABS(100*[.H602]/[.$G$3])" office:value-type="float" office:value="0.0351772051710432" calcext:value-type="float">
            <text:p>0.035177205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87.12" calcext:value-type="float">
            <text:p>187.12</text:p>
          </table:table-cell>
          <table:table-cell office:value-type="float" office:value="181.282" calcext:value-type="float">
            <text:p>181.282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603]" office:value-type="float" office:value="-0.859999999999957" calcext:value-type="float">
            <text:p>-0.86</text:p>
          </table:table-cell>
          <table:table-cell table:formula="of:=ABS(100*[.H603]/[.$G$3])" office:value-type="float" office:value="0.328830396164139" calcext:value-type="float">
            <text:p>0.328830396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38.511" calcext:value-type="float">
            <text:p>138.511</text:p>
          </table:table-cell>
          <table:table-cell office:value-type="float" office:value="181.432" calcext:value-type="float">
            <text:p>181.432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604]" office:value-type="float" office:value="-0.859999999999957" calcext:value-type="float">
            <text:p>-0.86</text:p>
          </table:table-cell>
          <table:table-cell table:formula="of:=ABS(100*[.H604]/[.$G$3])" office:value-type="float" office:value="0.328830396164139" calcext:value-type="float">
            <text:p>0.328830396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37.056" calcext:value-type="float">
            <text:p>137.056</text:p>
          </table:table-cell>
          <table:table-cell office:value-type="float" office:value="181.782" calcext:value-type="float">
            <text:p>181.782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605]" office:value-type="float" office:value="-0.859999999999957" calcext:value-type="float">
            <text:p>-0.86</text:p>
          </table:table-cell>
          <table:table-cell table:formula="of:=ABS(100*[.H605]/[.$G$3])" office:value-type="float" office:value="0.328830396164139" calcext:value-type="float">
            <text:p>0.328830396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36.956" calcext:value-type="float">
            <text:p>136.956</text:p>
          </table:table-cell>
          <table:table-cell office:value-type="float" office:value="181.782" calcext:value-type="float">
            <text:p>181.782</text:p>
          </table:table-cell>
          <table:table-cell office:value-type="float" office:value="262.39" calcext:value-type="float">
            <text:p>262.39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606]" office:value-type="float" office:value="-0.856999999999971" calcext:value-type="float">
            <text:p>-0.857</text:p>
          </table:table-cell>
          <table:table-cell table:formula="of:=ABS(100*[.H606]/[.$G$3])" office:value-type="float" office:value="0.327683313386827" calcext:value-type="float">
            <text:p>0.327683313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30.065" calcext:value-type="float">
            <text:p>130.065</text:p>
          </table:table-cell>
          <table:table-cell office:value-type="float" office:value="182.133" calcext:value-type="float">
            <text:p>182.133</text:p>
          </table:table-cell>
          <table:table-cell office:value-type="float" office:value="262.39" calcext:value-type="float">
            <text:p>262.39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607]" office:value-type="float" office:value="-0.856999999999971" calcext:value-type="float">
            <text:p>-0.857</text:p>
          </table:table-cell>
          <table:table-cell table:formula="of:=ABS(100*[.H607]/[.$G$3])" office:value-type="float" office:value="0.327683313386827" calcext:value-type="float">
            <text:p>0.327683313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13.44" calcext:value-type="float">
            <text:p>113.44</text:p>
          </table:table-cell>
          <table:table-cell office:value-type="float" office:value="182.813" calcext:value-type="float">
            <text:p>182.813</text:p>
          </table:table-cell>
          <table:table-cell office:value-type="float" office:value="263.613" calcext:value-type="float">
            <text:p>263.61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608]" office:value-type="float" office:value="-2.07999999999998" calcext:value-type="float">
            <text:p>-2.08</text:p>
          </table:table-cell>
          <table:table-cell table:formula="of:=ABS(100*[.H608]/[.$G$3])" office:value-type="float" office:value="0.795310725606323" calcext:value-type="float">
            <text:p>0.795310725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15.564" calcext:value-type="float">
            <text:p>115.564</text:p>
          </table:table-cell>
          <table:table-cell office:value-type="float" office:value="183.117" calcext:value-type="float">
            <text:p>183.117</text:p>
          </table:table-cell>
          <table:table-cell office:value-type="float" office:value="263.61" calcext:value-type="float">
            <text:p>263.61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609]" office:value-type="float" office:value="-2.077" calcext:value-type="float">
            <text:p>-2.077</text:p>
          </table:table-cell>
          <table:table-cell table:formula="of:=ABS(100*[.H609]/[.$G$3])" office:value-type="float" office:value="0.794163642829011" calcext:value-type="float">
            <text:p>0.794163642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8.946" calcext:value-type="float">
            <text:p>108.946</text:p>
          </table:table-cell>
          <table:table-cell office:value-type="float" office:value="183.367" calcext:value-type="float">
            <text:p>183.367</text:p>
          </table:table-cell>
          <table:table-cell office:value-type="float" office:value="264.065" calcext:value-type="float">
            <text:p>264.06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$G$3]-[.D610]" office:value-type="float" office:value="-2.53199999999998" calcext:value-type="float">
            <text:p>-2.532</text:p>
          </table:table-cell>
          <table:table-cell table:formula="of:=ABS(100*[.H610]/[.$G$3])" office:value-type="float" office:value="0.96813786405539" calcext:value-type="float">
            <text:p>0.968137864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64.746" calcext:value-type="float">
            <text:p>164.746</text:p>
          </table:table-cell>
          <table:table-cell office:value-type="float" office:value="183.806" calcext:value-type="float">
            <text:p>183.806</text:p>
          </table:table-cell>
          <table:table-cell office:value-type="float" office:value="261.683" calcext:value-type="float">
            <text:p>261.683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formula="of:=[.$G$3]-[.D611]" office:value-type="float" office:value="-0.149999999999977" calcext:value-type="float">
            <text:p>-0.15</text:p>
          </table:table-cell>
          <table:table-cell table:formula="of:=ABS(100*[.H611]/[.$G$3])" office:value-type="float" office:value="0.0573541388658323" calcext:value-type="float">
            <text:p>0.057354138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11.962" calcext:value-type="float">
            <text:p>111.962</text:p>
          </table:table-cell>
          <table:table-cell office:value-type="float" office:value="184.187" calcext:value-type="float">
            <text:p>184.187</text:p>
          </table:table-cell>
          <table:table-cell office:value-type="float" office:value="261.69" calcext:value-type="float">
            <text:p>261.6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$G$3]-[.D612]" office:value-type="float" office:value="-0.156999999999982" calcext:value-type="float">
            <text:p>-0.157</text:p>
          </table:table-cell>
          <table:table-cell table:formula="of:=ABS(100*[.H612]/[.$G$3])" office:value-type="float" office:value="0.0600306653462402" calcext:value-type="float">
            <text:p>0.060030665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18.724" calcext:value-type="float">
            <text:p>118.724</text:p>
          </table:table-cell>
          <table:table-cell office:value-type="float" office:value="184.378" calcext:value-type="float">
            <text:p>184.378</text:p>
          </table:table-cell>
          <table:table-cell office:value-type="float" office:value="261.69" calcext:value-type="float">
            <text:p>261.6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$G$3]-[.D613]" office:value-type="float" office:value="-0.156999999999982" calcext:value-type="float">
            <text:p>-0.157</text:p>
          </table:table-cell>
          <table:table-cell table:formula="of:=ABS(100*[.H613]/[.$G$3])" office:value-type="float" office:value="0.0600306653462402" calcext:value-type="float">
            <text:p>0.060030665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73.799" calcext:value-type="float">
            <text:p>173.799</text:p>
          </table:table-cell>
          <table:table-cell office:value-type="float" office:value="184.731" calcext:value-type="float">
            <text:p>184.731</text:p>
          </table:table-cell>
          <table:table-cell office:value-type="float" office:value="261.69" calcext:value-type="float">
            <text:p>261.6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$G$3]-[.D614]" office:value-type="float" office:value="-0.156999999999982" calcext:value-type="float">
            <text:p>-0.157</text:p>
          </table:table-cell>
          <table:table-cell table:formula="of:=ABS(100*[.H614]/[.$G$3])" office:value-type="float" office:value="0.0600306653462402" calcext:value-type="float">
            <text:p>0.060030665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38.29" calcext:value-type="float">
            <text:p>138.29</text:p>
          </table:table-cell>
          <table:table-cell office:value-type="float" office:value="184.731" calcext:value-type="float">
            <text:p>184.731</text:p>
          </table:table-cell>
          <table:table-cell office:value-type="float" office:value="261.688" calcext:value-type="float">
            <text:p>261.68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$G$3]-[.D615]" office:value-type="float" office:value="-0.154999999999973" calcext:value-type="float">
            <text:p>-0.155</text:p>
          </table:table-cell>
          <table:table-cell table:formula="of:=ABS(100*[.H615]/[.$G$3])" office:value-type="float" office:value="0.059265943494692" calcext:value-type="float">
            <text:p>0.059265943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11.599" calcext:value-type="float">
            <text:p>111.599</text:p>
          </table:table-cell>
          <table:table-cell office:value-type="float" office:value="185.335" calcext:value-type="float">
            <text:p>185.335</text:p>
          </table:table-cell>
          <table:table-cell office:value-type="float" office:value="261.685" calcext:value-type="float">
            <text:p>261.68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$G$3]-[.D616]" office:value-type="float" office:value="-0.151999999999987" calcext:value-type="float">
            <text:p>-0.152</text:p>
          </table:table-cell>
          <table:table-cell table:formula="of:=ABS(100*[.H616]/[.$G$3])" office:value-type="float" office:value="0.0581188607173805" calcext:value-type="float">
            <text:p>0.058118860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4.208" calcext:value-type="float">
            <text:p>124.208</text:p>
          </table:table-cell>
          <table:table-cell office:value-type="float" office:value="185.61" calcext:value-type="float">
            <text:p>185.61</text:p>
          </table:table-cell>
          <table:table-cell office:value-type="float" office:value="261.683" calcext:value-type="float">
            <text:p>261.68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$G$3]-[.D617]" office:value-type="float" office:value="-0.149999999999977" calcext:value-type="float">
            <text:p>-0.15</text:p>
          </table:table-cell>
          <table:table-cell table:formula="of:=ABS(100*[.H617]/[.$G$3])" office:value-type="float" office:value="0.0573541388658323" calcext:value-type="float">
            <text:p>0.057354138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84.959" calcext:value-type="float">
            <text:p>184.959</text:p>
          </table:table-cell>
          <table:table-cell office:value-type="float" office:value="185.61" calcext:value-type="float">
            <text:p>185.61</text:p>
          </table:table-cell>
          <table:table-cell office:value-type="float" office:value="262.133" calcext:value-type="float">
            <text:p>262.13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$G$3]-[.D618]" office:value-type="float" office:value="-0.599999999999966" calcext:value-type="float">
            <text:p>-0.6</text:p>
          </table:table-cell>
          <table:table-cell table:formula="of:=ABS(100*[.H618]/[.$G$3])" office:value-type="float" office:value="0.229416555463351" calcext:value-type="float">
            <text:p>0.229416555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7.282" calcext:value-type="float">
            <text:p>107.282</text:p>
          </table:table-cell>
          <table:table-cell office:value-type="float" office:value="186.36" calcext:value-type="float">
            <text:p>186.36</text:p>
          </table:table-cell>
          <table:table-cell office:value-type="float" office:value="262.133" calcext:value-type="float">
            <text:p>262.13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$G$3]-[.D619]" office:value-type="float" office:value="-0.599999999999966" calcext:value-type="float">
            <text:p>-0.6</text:p>
          </table:table-cell>
          <table:table-cell table:formula="of:=ABS(100*[.H619]/[.$G$3])" office:value-type="float" office:value="0.229416555463351" calcext:value-type="float">
            <text:p>0.229416555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30.799" calcext:value-type="float">
            <text:p>130.799</text:p>
          </table:table-cell>
          <table:table-cell office:value-type="float" office:value="186.71" calcext:value-type="float">
            <text:p>186.71</text:p>
          </table:table-cell>
          <table:table-cell office:value-type="float" office:value="262.078" calcext:value-type="float">
            <text:p>262.07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$G$3]-[.D620]" office:value-type="float" office:value="-0.544999999999959" calcext:value-type="float">
            <text:p>-0.545</text:p>
          </table:table-cell>
          <table:table-cell table:formula="of:=ABS(100*[.H620]/[.$G$3])" office:value-type="float" office:value="0.208386704545873" calcext:value-type="float">
            <text:p>0.208386704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26.798" calcext:value-type="float">
            <text:p>126.798</text:p>
          </table:table-cell>
          <table:table-cell office:value-type="float" office:value="187.012" calcext:value-type="float">
            <text:p>187.012</text:p>
          </table:table-cell>
          <table:table-cell office:value-type="float" office:value="262.073" calcext:value-type="float">
            <text:p>262.07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$G$3]-[.D621]" office:value-type="float" office:value="-0.539999999999964" calcext:value-type="float">
            <text:p>-0.54</text:p>
          </table:table-cell>
          <table:table-cell table:formula="of:=ABS(100*[.H621]/[.$G$3])" office:value-type="float" office:value="0.206474899917014" calcext:value-type="float">
            <text:p>0.206474899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17.606" calcext:value-type="float">
            <text:p>117.606</text:p>
          </table:table-cell>
          <table:table-cell office:value-type="float" office:value="187.012" calcext:value-type="float">
            <text:p>187.012</text:p>
          </table:table-cell>
          <table:table-cell office:value-type="float" office:value="262.068" calcext:value-type="float">
            <text:p>262.06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$G$3]-[.D622]" office:value-type="float" office:value="-0.534999999999968" calcext:value-type="float">
            <text:p>-0.535</text:p>
          </table:table-cell>
          <table:table-cell table:formula="of:=ABS(100*[.H622]/[.$G$3])" office:value-type="float" office:value="0.204563095288154" calcext:value-type="float">
            <text:p>0.204563095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20.621" calcext:value-type="float">
            <text:p>120.621</text:p>
          </table:table-cell>
          <table:table-cell office:value-type="float" office:value="187.312" calcext:value-type="float">
            <text:p>187.312</text:p>
          </table:table-cell>
          <table:table-cell office:value-type="float" office:value="261.733" calcext:value-type="float">
            <text:p>261.733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formula="of:=[.$G$3]-[.D623]" office:value-type="float" office:value="-0.199999999999989" calcext:value-type="float">
            <text:p>-0.2</text:p>
          </table:table-cell>
          <table:table-cell table:formula="of:=ABS(100*[.H623]/[.$G$3])" office:value-type="float" office:value="0.0764721851544503" calcext:value-type="float">
            <text:p>0.076472185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9.826" calcext:value-type="float">
            <text:p>109.826</text:p>
          </table:table-cell>
          <table:table-cell office:value-type="float" office:value="188.092" calcext:value-type="float">
            <text:p>188.092</text:p>
          </table:table-cell>
          <table:table-cell office:value-type="float" office:value="261.723" calcext:value-type="float">
            <text:p>261.723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formula="of:=[.$G$3]-[.D624]" office:value-type="float" office:value="-0.189999999999998" calcext:value-type="float">
            <text:p>-0.19</text:p>
          </table:table-cell>
          <table:table-cell table:formula="of:=ABS(100*[.H624]/[.$G$3])" office:value-type="float" office:value="0.0726485758967311" calcext:value-type="float">
            <text:p>0.072648575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32.314" calcext:value-type="float">
            <text:p>132.314</text:p>
          </table:table-cell>
          <table:table-cell office:value-type="float" office:value="188.338" calcext:value-type="float">
            <text:p>188.338</text:p>
          </table:table-cell>
          <table:table-cell office:value-type="float" office:value="261.655" calcext:value-type="float">
            <text:p>261.655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formula="of:=[.$G$3]-[.D625]" office:value-type="float" office:value="-0.121999999999957" calcext:value-type="float">
            <text:p>-0.122</text:p>
          </table:table-cell>
          <table:table-cell table:formula="of:=ABS(100*[.H625]/[.$G$3])" office:value-type="float" office:value="0.046648032944201" calcext:value-type="float">
            <text:p>0.046648032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5.316" calcext:value-type="float">
            <text:p>135.316</text:p>
          </table:table-cell>
          <table:table-cell office:value-type="float" office:value="188.727" calcext:value-type="float">
            <text:p>188.727</text:p>
          </table:table-cell>
          <table:table-cell office:value-type="float" office:value="261.658" calcext:value-type="float">
            <text:p>261.658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formula="of:=[.$G$3]-[.D626]" office:value-type="float" office:value="-0.125" calcext:value-type="float">
            <text:p>-0.125</text:p>
          </table:table-cell>
          <table:table-cell table:formula="of:=ABS(100*[.H626]/[.$G$3])" office:value-type="float" office:value="0.0477951157215342" calcext:value-type="float">
            <text:p>0.047795115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19.883" calcext:value-type="float">
            <text:p>119.883</text:p>
          </table:table-cell>
          <table:table-cell office:value-type="float" office:value="188.827" calcext:value-type="float">
            <text:p>188.827</text:p>
          </table:table-cell>
          <table:table-cell office:value-type="float" office:value="261.658" calcext:value-type="float">
            <text:p>261.658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formula="of:=[.$G$3]-[.D627]" office:value-type="float" office:value="-0.125" calcext:value-type="float">
            <text:p>-0.125</text:p>
          </table:table-cell>
          <table:table-cell table:formula="of:=ABS(100*[.H627]/[.$G$3])" office:value-type="float" office:value="0.0477951157215342" calcext:value-type="float">
            <text:p>0.047795115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9.782" calcext:value-type="float">
            <text:p>109.782</text:p>
          </table:table-cell>
          <table:table-cell office:value-type="float" office:value="189.093" calcext:value-type="float">
            <text:p>189.093</text:p>
          </table:table-cell>
          <table:table-cell office:value-type="float" office:value="261.66" calcext:value-type="float">
            <text:p>261.66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formula="of:=[.$G$3]-[.D628]" office:value-type="float" office:value="-0.12700000000001" calcext:value-type="float">
            <text:p>-0.127</text:p>
          </table:table-cell>
          <table:table-cell table:formula="of:=ABS(100*[.H628]/[.$G$3])" office:value-type="float" office:value="0.0485598375730824" calcext:value-type="float">
            <text:p>0.048559837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88.402" calcext:value-type="float">
            <text:p>188.402</text:p>
          </table:table-cell>
          <table:table-cell office:value-type="float" office:value="189.377" calcext:value-type="float">
            <text:p>189.377</text:p>
          </table:table-cell>
          <table:table-cell office:value-type="float" office:value="261.793" calcext:value-type="float">
            <text:p>261.79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29]" office:value-type="float" office:value="-0.259999999999991" calcext:value-type="float">
            <text:p>-0.26</text:p>
          </table:table-cell>
          <table:table-cell table:formula="of:=ABS(100*[.H629]/[.$G$3])" office:value-type="float" office:value="0.0994138407007876" calcext:value-type="float">
            <text:p>0.099413840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7.303" calcext:value-type="float">
            <text:p>147.303</text:p>
          </table:table-cell>
          <table:table-cell office:value-type="float" office:value="189.537" calcext:value-type="float">
            <text:p>189.537</text:p>
          </table:table-cell>
          <table:table-cell office:value-type="float" office:value="261.793" calcext:value-type="float">
            <text:p>261.79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30]" office:value-type="float" office:value="-0.259999999999991" calcext:value-type="float">
            <text:p>-0.26</text:p>
          </table:table-cell>
          <table:table-cell table:formula="of:=ABS(100*[.H630]/[.$G$3])" office:value-type="float" office:value="0.0994138407007876" calcext:value-type="float">
            <text:p>0.099413840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21.527" calcext:value-type="float">
            <text:p>121.527</text:p>
          </table:table-cell>
          <table:table-cell office:value-type="float" office:value="189.717" calcext:value-type="float">
            <text:p>189.717</text:p>
          </table:table-cell>
          <table:table-cell office:value-type="float" office:value="261.793" calcext:value-type="float">
            <text:p>261.79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31]" office:value-type="float" office:value="-0.259999999999991" calcext:value-type="float">
            <text:p>-0.26</text:p>
          </table:table-cell>
          <table:table-cell table:formula="of:=ABS(100*[.H631]/[.$G$3])" office:value-type="float" office:value="0.0994138407007876" calcext:value-type="float">
            <text:p>0.099413840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7.901" calcext:value-type="float">
            <text:p>117.901</text:p>
          </table:table-cell>
          <table:table-cell office:value-type="float" office:value="190.03" calcext:value-type="float">
            <text:p>190.03</text:p>
          </table:table-cell>
          <table:table-cell office:value-type="float" office:value="261.795" calcext:value-type="float">
            <text:p>261.795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32]" office:value-type="float" office:value="-0.262" calcext:value-type="float">
            <text:p>-0.262</text:p>
          </table:table-cell>
          <table:table-cell table:formula="of:=ABS(100*[.H632]/[.$G$3])" office:value-type="float" office:value="0.100178562552336" calcext:value-type="float">
            <text:p>0.100178562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12.425" calcext:value-type="float">
            <text:p>112.425</text:p>
          </table:table-cell>
          <table:table-cell office:value-type="float" office:value="190.53" calcext:value-type="float">
            <text:p>190.53</text:p>
          </table:table-cell>
          <table:table-cell office:value-type="float" office:value="261.798" calcext:value-type="float">
            <text:p>261.798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33]" office:value-type="float" office:value="-0.264999999999986" calcext:value-type="float">
            <text:p>-0.265</text:p>
          </table:table-cell>
          <table:table-cell table:formula="of:=ABS(100*[.H633]/[.$G$3])" office:value-type="float" office:value="0.101325645329647" calcext:value-type="float">
            <text:p>0.101325645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25.865" calcext:value-type="float">
            <text:p>125.865</text:p>
          </table:table-cell>
          <table:table-cell office:value-type="float" office:value="190.94" calcext:value-type="float">
            <text:p>190.94</text:p>
          </table:table-cell>
          <table:table-cell office:value-type="float" office:value="261.798" calcext:value-type="float">
            <text:p>261.798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34]" office:value-type="float" office:value="-0.264999999999986" calcext:value-type="float">
            <text:p>-0.265</text:p>
          </table:table-cell>
          <table:table-cell table:formula="of:=ABS(100*[.H634]/[.$G$3])" office:value-type="float" office:value="0.101325645329647" calcext:value-type="float">
            <text:p>0.101325645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19.986" calcext:value-type="float">
            <text:p>119.986</text:p>
          </table:table-cell>
          <table:table-cell office:value-type="float" office:value="191.065" calcext:value-type="float">
            <text:p>191.065</text:p>
          </table:table-cell>
          <table:table-cell office:value-type="float" office:value="261.798" calcext:value-type="float">
            <text:p>261.798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35]" office:value-type="float" office:value="-0.264999999999986" calcext:value-type="float">
            <text:p>-0.265</text:p>
          </table:table-cell>
          <table:table-cell table:formula="of:=ABS(100*[.H635]/[.$G$3])" office:value-type="float" office:value="0.101325645329647" calcext:value-type="float">
            <text:p>0.101325645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59.67" calcext:value-type="float">
            <text:p>159.67</text:p>
          </table:table-cell>
          <table:table-cell office:value-type="float" office:value="191.313" calcext:value-type="float">
            <text:p>191.313</text:p>
          </table:table-cell>
          <table:table-cell office:value-type="float" office:value="261.8" calcext:value-type="float">
            <text:p>261.8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36]" office:value-type="float" office:value="-0.266999999999996" calcext:value-type="float">
            <text:p>-0.267</text:p>
          </table:table-cell>
          <table:table-cell table:formula="of:=ABS(100*[.H636]/[.$G$3])" office:value-type="float" office:value="0.102090367181195" calcext:value-type="float">
            <text:p>0.102090367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17.785" calcext:value-type="float">
            <text:p>117.785</text:p>
          </table:table-cell>
          <table:table-cell office:value-type="float" office:value="191.646" calcext:value-type="float">
            <text:p>191.646</text:p>
          </table:table-cell>
          <table:table-cell office:value-type="float" office:value="261.803" calcext:value-type="float">
            <text:p>261.80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37]" office:value-type="float" office:value="-0.269999999999982" calcext:value-type="float">
            <text:p>-0.27</text:p>
          </table:table-cell>
          <table:table-cell table:formula="of:=ABS(100*[.H637]/[.$G$3])" office:value-type="float" office:value="0.103237449958507" calcext:value-type="float">
            <text:p>0.1032374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23.053" calcext:value-type="float">
            <text:p>123.053</text:p>
          </table:table-cell>
          <table:table-cell office:value-type="float" office:value="191.948" calcext:value-type="float">
            <text:p>191.948</text:p>
          </table:table-cell>
          <table:table-cell office:value-type="float" office:value="261.803" calcext:value-type="float">
            <text:p>261.80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38]" office:value-type="float" office:value="-0.269999999999982" calcext:value-type="float">
            <text:p>-0.27</text:p>
          </table:table-cell>
          <table:table-cell table:formula="of:=ABS(100*[.H638]/[.$G$3])" office:value-type="float" office:value="0.103237449958507" calcext:value-type="float">
            <text:p>0.1032374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59.444" calcext:value-type="float">
            <text:p>159.444</text:p>
          </table:table-cell>
          <table:table-cell office:value-type="float" office:value="192.073" calcext:value-type="float">
            <text:p>192.073</text:p>
          </table:table-cell>
          <table:table-cell office:value-type="float" office:value="261.805" calcext:value-type="float">
            <text:p>261.805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39]" office:value-type="float" office:value="-0.271999999999991" calcext:value-type="float">
            <text:p>-0.272</text:p>
          </table:table-cell>
          <table:table-cell table:formula="of:=ABS(100*[.H639]/[.$G$3])" office:value-type="float" office:value="0.104002171810055" calcext:value-type="float">
            <text:p>0.10400217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7.218" calcext:value-type="float">
            <text:p>107.218</text:p>
          </table:table-cell>
          <table:table-cell office:value-type="float" office:value="192.152" calcext:value-type="float">
            <text:p>192.152</text:p>
          </table:table-cell>
          <table:table-cell office:value-type="float" office:value="261.805" calcext:value-type="float">
            <text:p>261.805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40]" office:value-type="float" office:value="-0.271999999999991" calcext:value-type="float">
            <text:p>-0.272</text:p>
          </table:table-cell>
          <table:table-cell table:formula="of:=ABS(100*[.H640]/[.$G$3])" office:value-type="float" office:value="0.104002171810055" calcext:value-type="float">
            <text:p>0.10400217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30.703" calcext:value-type="float">
            <text:p>130.703</text:p>
          </table:table-cell>
          <table:table-cell office:value-type="float" office:value="192.461" calcext:value-type="float">
            <text:p>192.461</text:p>
          </table:table-cell>
          <table:table-cell office:value-type="float" office:value="261.805" calcext:value-type="float">
            <text:p>261.805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41]" office:value-type="float" office:value="-0.271999999999991" calcext:value-type="float">
            <text:p>-0.272</text:p>
          </table:table-cell>
          <table:table-cell table:formula="of:=ABS(100*[.H641]/[.$G$3])" office:value-type="float" office:value="0.104002171810055" calcext:value-type="float">
            <text:p>0.10400217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9.025" calcext:value-type="float">
            <text:p>109.025</text:p>
          </table:table-cell>
          <table:table-cell office:value-type="float" office:value="192.661" calcext:value-type="float">
            <text:p>192.661</text:p>
          </table:table-cell>
          <table:table-cell office:value-type="float" office:value="261.805" calcext:value-type="float">
            <text:p>261.805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42]" office:value-type="float" office:value="-0.271999999999991" calcext:value-type="float">
            <text:p>-0.272</text:p>
          </table:table-cell>
          <table:table-cell table:formula="of:=ABS(100*[.H642]/[.$G$3])" office:value-type="float" office:value="0.104002171810055" calcext:value-type="float">
            <text:p>0.10400217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27.691" calcext:value-type="float">
            <text:p>127.691</text:p>
          </table:table-cell>
          <table:table-cell office:value-type="float" office:value="192.961" calcext:value-type="float">
            <text:p>192.961</text:p>
          </table:table-cell>
          <table:table-cell office:value-type="float" office:value="261.808" calcext:value-type="float">
            <text:p>261.808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43]" office:value-type="float" office:value="-0.274999999999977" calcext:value-type="float">
            <text:p>-0.275</text:p>
          </table:table-cell>
          <table:table-cell table:formula="of:=ABS(100*[.H643]/[.$G$3])" office:value-type="float" office:value="0.105149254587367" calcext:value-type="float">
            <text:p>0.105149254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60.03" calcext:value-type="float">
            <text:p>160.03</text:p>
          </table:table-cell>
          <table:table-cell office:value-type="float" office:value="193.311" calcext:value-type="float">
            <text:p>193.311</text:p>
          </table:table-cell>
          <table:table-cell office:value-type="float" office:value="261.808" calcext:value-type="float">
            <text:p>261.808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44]" office:value-type="float" office:value="-0.274999999999977" calcext:value-type="float">
            <text:p>-0.275</text:p>
          </table:table-cell>
          <table:table-cell table:formula="of:=ABS(100*[.H644]/[.$G$3])" office:value-type="float" office:value="0.105149254587367" calcext:value-type="float">
            <text:p>0.105149254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3.219" calcext:value-type="float">
            <text:p>133.219</text:p>
          </table:table-cell>
          <table:table-cell office:value-type="float" office:value="193.311" calcext:value-type="float">
            <text:p>193.311</text:p>
          </table:table-cell>
          <table:table-cell office:value-type="float" office:value="261.808" calcext:value-type="float">
            <text:p>261.808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45]" office:value-type="float" office:value="-0.274999999999977" calcext:value-type="float">
            <text:p>-0.275</text:p>
          </table:table-cell>
          <table:table-cell table:formula="of:=ABS(100*[.H645]/[.$G$3])" office:value-type="float" office:value="0.105149254587367" calcext:value-type="float">
            <text:p>0.105149254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13.289" calcext:value-type="float">
            <text:p>113.289</text:p>
          </table:table-cell>
          <table:table-cell office:value-type="float" office:value="194.015" calcext:value-type="float">
            <text:p>194.015</text:p>
          </table:table-cell>
          <table:table-cell office:value-type="float" office:value="261.81" calcext:value-type="float">
            <text:p>261.81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46]" office:value-type="float" office:value="-0.276999999999987" calcext:value-type="float">
            <text:p>-0.277</text:p>
          </table:table-cell>
          <table:table-cell table:formula="of:=ABS(100*[.H646]/[.$G$3])" office:value-type="float" office:value="0.105913976438915" calcext:value-type="float">
            <text:p>0.105913976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0.594" calcext:value-type="float">
            <text:p>120.594</text:p>
          </table:table-cell>
          <table:table-cell office:value-type="float" office:value="194.015" calcext:value-type="float">
            <text:p>194.015</text:p>
          </table:table-cell>
          <table:table-cell office:value-type="float" office:value="261.813" calcext:value-type="float">
            <text:p>261.81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47]" office:value-type="float" office:value="-0.279999999999973" calcext:value-type="float">
            <text:p>-0.28</text:p>
          </table:table-cell>
          <table:table-cell table:formula="of:=ABS(100*[.H647]/[.$G$3])" office:value-type="float" office:value="0.107061059216226" calcext:value-type="float">
            <text:p>0.107061059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7.464" calcext:value-type="float">
            <text:p>107.464</text:p>
          </table:table-cell>
          <table:table-cell office:value-type="float" office:value="194.6" calcext:value-type="float">
            <text:p>194.6</text:p>
          </table:table-cell>
          <table:table-cell office:value-type="float" office:value="261.813" calcext:value-type="float">
            <text:p>261.81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48]" office:value-type="float" office:value="-0.279999999999973" calcext:value-type="float">
            <text:p>-0.28</text:p>
          </table:table-cell>
          <table:table-cell table:formula="of:=ABS(100*[.H648]/[.$G$3])" office:value-type="float" office:value="0.107061059216226" calcext:value-type="float">
            <text:p>0.107061059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60.977" calcext:value-type="float">
            <text:p>160.977</text:p>
          </table:table-cell>
          <table:table-cell office:value-type="float" office:value="194.909" calcext:value-type="float">
            <text:p>194.909</text:p>
          </table:table-cell>
          <table:table-cell office:value-type="float" office:value="261.815" calcext:value-type="float">
            <text:p>261.815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49]" office:value-type="float" office:value="-0.281999999999982" calcext:value-type="float">
            <text:p>-0.282</text:p>
          </table:table-cell>
          <table:table-cell table:formula="of:=ABS(100*[.H649]/[.$G$3])" office:value-type="float" office:value="0.107825781067774" calcext:value-type="float">
            <text:p>0.107825781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9.917" calcext:value-type="float">
            <text:p>109.917</text:p>
          </table:table-cell>
          <table:table-cell office:value-type="float" office:value="195.235" calcext:value-type="float">
            <text:p>195.235</text:p>
          </table:table-cell>
          <table:table-cell office:value-type="float" office:value="261.815" calcext:value-type="float">
            <text:p>261.815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50]" office:value-type="float" office:value="-0.281999999999982" calcext:value-type="float">
            <text:p>-0.282</text:p>
          </table:table-cell>
          <table:table-cell table:formula="of:=ABS(100*[.H650]/[.$G$3])" office:value-type="float" office:value="0.107825781067774" calcext:value-type="float">
            <text:p>0.107825781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29.709" calcext:value-type="float">
            <text:p>129.709</text:p>
          </table:table-cell>
          <table:table-cell office:value-type="float" office:value="195.544" calcext:value-type="float">
            <text:p>195.544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51]" office:value-type="float" office:value="-0.896999999999991" calcext:value-type="float">
            <text:p>-0.897</text:p>
          </table:table-cell>
          <table:table-cell table:formula="of:=ABS(100*[.H651]/[.$G$3])" office:value-type="float" office:value="0.342977750417726" calcext:value-type="float">
            <text:p>0.342977750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3.426" calcext:value-type="float">
            <text:p>143.426</text:p>
          </table:table-cell>
          <table:table-cell office:value-type="float" office:value="195.87" calcext:value-type="float">
            <text:p>195.87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52]" office:value-type="float" office:value="-0.896999999999991" calcext:value-type="float">
            <text:p>-0.897</text:p>
          </table:table-cell>
          <table:table-cell table:formula="of:=ABS(100*[.H652]/[.$G$3])" office:value-type="float" office:value="0.342977750417726" calcext:value-type="float">
            <text:p>0.342977750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35.298" calcext:value-type="float">
            <text:p>135.298</text:p>
          </table:table-cell>
          <table:table-cell office:value-type="float" office:value="196.07" calcext:value-type="float">
            <text:p>196.07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53]" office:value-type="float" office:value="-0.896999999999991" calcext:value-type="float">
            <text:p>-0.897</text:p>
          </table:table-cell>
          <table:table-cell table:formula="of:=ABS(100*[.H653]/[.$G$3])" office:value-type="float" office:value="0.342977750417726" calcext:value-type="float">
            <text:p>0.342977750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33.113" calcext:value-type="float">
            <text:p>133.113</text:p>
          </table:table-cell>
          <table:table-cell office:value-type="float" office:value="196.07" calcext:value-type="float">
            <text:p>196.07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54]" office:value-type="float" office:value="-0.896999999999991" calcext:value-type="float">
            <text:p>-0.897</text:p>
          </table:table-cell>
          <table:table-cell table:formula="of:=ABS(100*[.H654]/[.$G$3])" office:value-type="float" office:value="0.342977750417726" calcext:value-type="float">
            <text:p>0.342977750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15.502" calcext:value-type="float">
            <text:p>115.502</text:p>
          </table:table-cell>
          <table:table-cell office:value-type="float" office:value="196.62" calcext:value-type="float">
            <text:p>196.62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55]" office:value-type="float" office:value="-0.896999999999991" calcext:value-type="float">
            <text:p>-0.897</text:p>
          </table:table-cell>
          <table:table-cell table:formula="of:=ABS(100*[.H655]/[.$G$3])" office:value-type="float" office:value="0.342977750417726" calcext:value-type="float">
            <text:p>0.342977750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93.605" calcext:value-type="float">
            <text:p>193.605</text:p>
          </table:table-cell>
          <table:table-cell office:value-type="float" office:value="196.99" calcext:value-type="float">
            <text:p>196.99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56]" office:value-type="float" office:value="-0.896999999999991" calcext:value-type="float">
            <text:p>-0.897</text:p>
          </table:table-cell>
          <table:table-cell table:formula="of:=ABS(100*[.H656]/[.$G$3])" office:value-type="float" office:value="0.342977750417726" calcext:value-type="float">
            <text:p>0.342977750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6.41" calcext:value-type="float">
            <text:p>136.41</text:p>
          </table:table-cell>
          <table:table-cell office:value-type="float" office:value="197.314" calcext:value-type="float">
            <text:p>197.314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57]" office:value-type="float" office:value="-0.896999999999991" calcext:value-type="float">
            <text:p>-0.897</text:p>
          </table:table-cell>
          <table:table-cell table:formula="of:=ABS(100*[.H657]/[.$G$3])" office:value-type="float" office:value="0.342977750417726" calcext:value-type="float">
            <text:p>0.342977750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20.969" calcext:value-type="float">
            <text:p>120.969</text:p>
          </table:table-cell>
          <table:table-cell office:value-type="float" office:value="197.615" calcext:value-type="float">
            <text:p>197.615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58]" office:value-type="float" office:value="-0.896999999999991" calcext:value-type="float">
            <text:p>-0.897</text:p>
          </table:table-cell>
          <table:table-cell table:formula="of:=ABS(100*[.H658]/[.$G$3])" office:value-type="float" office:value="0.342977750417726" calcext:value-type="float">
            <text:p>0.342977750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37.086" calcext:value-type="float">
            <text:p>137.086</text:p>
          </table:table-cell>
          <table:table-cell office:value-type="float" office:value="197.915" calcext:value-type="float">
            <text:p>197.915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59]" office:value-type="float" office:value="-0.896999999999991" calcext:value-type="float">
            <text:p>-0.897</text:p>
          </table:table-cell>
          <table:table-cell table:formula="of:=ABS(100*[.H659]/[.$G$3])" office:value-type="float" office:value="0.342977750417726" calcext:value-type="float">
            <text:p>0.342977750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32.964" calcext:value-type="float">
            <text:p>132.964</text:p>
          </table:table-cell>
          <table:table-cell office:value-type="float" office:value="198.215" calcext:value-type="float">
            <text:p>198.215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60]" office:value-type="float" office:value="-0.896999999999991" calcext:value-type="float">
            <text:p>-0.897</text:p>
          </table:table-cell>
          <table:table-cell table:formula="of:=ABS(100*[.H660]/[.$G$3])" office:value-type="float" office:value="0.342977750417726" calcext:value-type="float">
            <text:p>0.342977750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16.236" calcext:value-type="float">
            <text:p>116.236</text:p>
          </table:table-cell>
          <table:table-cell office:value-type="float" office:value="198.465" calcext:value-type="float">
            <text:p>198.465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61]" office:value-type="float" office:value="-0.896999999999991" calcext:value-type="float">
            <text:p>-0.897</text:p>
          </table:table-cell>
          <table:table-cell table:formula="of:=ABS(100*[.H661]/[.$G$3])" office:value-type="float" office:value="0.342977750417726" calcext:value-type="float">
            <text:p>0.342977750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90.346" calcext:value-type="float">
            <text:p>190.346</text:p>
          </table:table-cell>
          <table:table-cell office:value-type="float" office:value="198.765" calcext:value-type="float">
            <text:p>198.765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62]" office:value-type="float" office:value="-0.896999999999991" calcext:value-type="float">
            <text:p>-0.897</text:p>
          </table:table-cell>
          <table:table-cell table:formula="of:=ABS(100*[.H662]/[.$G$3])" office:value-type="float" office:value="0.342977750417726" calcext:value-type="float">
            <text:p>0.342977750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39.257" calcext:value-type="float">
            <text:p>139.257</text:p>
          </table:table-cell>
          <table:table-cell office:value-type="float" office:value="198.765" calcext:value-type="float">
            <text:p>198.765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$G$3]-[.D663]" office:value-type="float" office:value="-0.896999999999991" calcext:value-type="float">
            <text:p>-0.897</text:p>
          </table:table-cell>
          <table:table-cell table:formula="of:=ABS(100*[.H663]/[.$G$3])" office:value-type="float" office:value="0.342977750417726" calcext:value-type="float">
            <text:p>0.342977750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76.025" calcext:value-type="float">
            <text:p>176.025</text:p>
          </table:table-cell>
          <table:table-cell office:value-type="float" office:value="199.423" calcext:value-type="float">
            <text:p>199.423</text:p>
          </table:table-cell>
          <table:table-cell office:value-type="float" office:value="261.523" calcext:value-type="float">
            <text:p>261.523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formula="of:=[.$G$3]-[.D664]" office:value-type="float" office:value="0.00999999999999091" calcext:value-type="float">
            <text:p>0.01</text:p>
          </table:table-cell>
          <table:table-cell table:formula="of:=ABS(100*[.H664]/[.$G$3])" office:value-type="float" office:value="0.00382360925771926" calcext:value-type="float">
            <text:p>0.003823609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2.365" calcext:value-type="float">
            <text:p>142.365</text:p>
          </table:table-cell>
          <table:table-cell office:value-type="float" office:value="199.746" calcext:value-type="float">
            <text:p>199.746</text:p>
          </table:table-cell>
          <table:table-cell office:value-type="float" office:value="261.363" calcext:value-type="float">
            <text:p>261.363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formula="of:=[.$G$3]-[.D665]" office:value-type="float" office:value="0.170000000000016" calcext:value-type="float">
            <text:p>0.17</text:p>
          </table:table-cell>
          <table:table-cell table:formula="of:=ABS(100*[.H665]/[.$G$3])" office:value-type="float" office:value="0.0650013573812926" calcext:value-type="float">
            <text:p>0.065001357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95.72" calcext:value-type="float">
            <text:p>195.72</text:p>
          </table:table-cell>
          <table:table-cell office:value-type="float" office:value="200.278" calcext:value-type="float">
            <text:p>200.278</text:p>
          </table:table-cell>
          <table:table-cell office:value-type="float" office:value="261.528" calcext:value-type="float">
            <text:p>261.528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[.$G$3]-[.D666]" office:value-type="float" office:value="0.00499999999999545" calcext:value-type="float">
            <text:p>0.005</text:p>
          </table:table-cell>
          <table:table-cell table:formula="of:=ABS(100*[.H666]/[.$G$3])" office:value-type="float" office:value="0.00191180462885963" calcext:value-type="float">
            <text:p>0.001911804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20.735" calcext:value-type="float">
            <text:p>120.735</text:p>
          </table:table-cell>
          <table:table-cell office:value-type="float" office:value="201.078" calcext:value-type="float">
            <text:p>201.078</text:p>
          </table:table-cell>
          <table:table-cell office:value-type="float" office:value="261.528" calcext:value-type="float">
            <text:p>261.528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[.$G$3]-[.D667]" office:value-type="float" office:value="0.00499999999999545" calcext:value-type="float">
            <text:p>0.005</text:p>
          </table:table-cell>
          <table:table-cell table:formula="of:=ABS(100*[.H667]/[.$G$3])" office:value-type="float" office:value="0.00191180462885963" calcext:value-type="float">
            <text:p>0.001911804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24.843" calcext:value-type="float">
            <text:p>124.843</text:p>
          </table:table-cell>
          <table:table-cell office:value-type="float" office:value="201.578" calcext:value-type="float">
            <text:p>201.578</text:p>
          </table:table-cell>
          <table:table-cell office:value-type="float" office:value="261.528" calcext:value-type="float">
            <text:p>261.528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[.$G$3]-[.D668]" office:value-type="float" office:value="0.00499999999999545" calcext:value-type="float">
            <text:p>0.005</text:p>
          </table:table-cell>
          <table:table-cell table:formula="of:=ABS(100*[.H668]/[.$G$3])" office:value-type="float" office:value="0.00191180462885963" calcext:value-type="float">
            <text:p>0.001911804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62.799" calcext:value-type="float">
            <text:p>162.799</text:p>
          </table:table-cell>
          <table:table-cell office:value-type="float" office:value="201.972" calcext:value-type="float">
            <text:p>201.972</text:p>
          </table:table-cell>
          <table:table-cell office:value-type="float" office:value="261.528" calcext:value-type="float">
            <text:p>261.528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[.$G$3]-[.D669]" office:value-type="float" office:value="0.00499999999999545" calcext:value-type="float">
            <text:p>0.005</text:p>
          </table:table-cell>
          <table:table-cell table:formula="of:=ABS(100*[.H669]/[.$G$3])" office:value-type="float" office:value="0.00191180462885963" calcext:value-type="float">
            <text:p>0.001911804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18.277" calcext:value-type="float">
            <text:p>118.277</text:p>
          </table:table-cell>
          <table:table-cell office:value-type="float" office:value="202.344" calcext:value-type="float">
            <text:p>202.344</text:p>
          </table:table-cell>
          <table:table-cell office:value-type="float" office:value="261.528" calcext:value-type="float">
            <text:p>261.528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[.$G$3]-[.D670]" office:value-type="float" office:value="0.00499999999999545" calcext:value-type="float">
            <text:p>0.005</text:p>
          </table:table-cell>
          <table:table-cell table:formula="of:=ABS(100*[.H670]/[.$G$3])" office:value-type="float" office:value="0.00191180462885963" calcext:value-type="float">
            <text:p>0.001911804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72.999" calcext:value-type="float">
            <text:p>172.999</text:p>
          </table:table-cell>
          <table:table-cell office:value-type="float" office:value="203.144" calcext:value-type="float">
            <text:p>203.144</text:p>
          </table:table-cell>
          <table:table-cell office:value-type="float" office:value="261.53" calcext:value-type="float">
            <text:p>261.5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[.$G$3]-[.D671]" office:value-type="float" office:value="0.00300000000004275" calcext:value-type="float">
            <text:p>0.003</text:p>
          </table:table-cell>
          <table:table-cell table:formula="of:=ABS(100*[.H671]/[.$G$3])" office:value-type="float" office:value="0.00114708277733316" calcext:value-type="float">
            <text:p>0.001147082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0.331" calcext:value-type="float">
            <text:p>120.331</text:p>
          </table:table-cell>
          <table:table-cell office:value-type="float" office:value="203.744" calcext:value-type="float">
            <text:p>203.744</text:p>
          </table:table-cell>
          <table:table-cell office:value-type="float" office:value="261.53" calcext:value-type="float">
            <text:p>261.5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[.$G$3]-[.D672]" office:value-type="float" office:value="0.00300000000004275" calcext:value-type="float">
            <text:p>0.003</text:p>
          </table:table-cell>
          <table:table-cell table:formula="of:=ABS(100*[.H672]/[.$G$3])" office:value-type="float" office:value="0.00114708277733316" calcext:value-type="float">
            <text:p>0.001147082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94.275" calcext:value-type="float">
            <text:p>194.275</text:p>
          </table:table-cell>
          <table:table-cell office:value-type="float" office:value="203.944" calcext:value-type="float">
            <text:p>203.944</text:p>
          </table:table-cell>
          <table:table-cell office:value-type="float" office:value="261.533" calcext:value-type="float">
            <text:p>261.5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[.$G$3]-[.D673]" office:value-type="float" office:value="0" calcext:value-type="float">
            <text:p>0</text:p>
          </table:table-cell>
          <table:table-cell table:formula="of:=ABS(100*[.H673]/[.$G$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23.713" calcext:value-type="float">
            <text:p>123.713</text:p>
          </table:table-cell>
          <table:table-cell office:value-type="float" office:value="204.284" calcext:value-type="float">
            <text:p>204.284</text:p>
          </table:table-cell>
          <table:table-cell office:value-type="float" office:value="261.533" calcext:value-type="float">
            <text:p>261.5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[.$G$3]-[.D674]" office:value-type="float" office:value="0" calcext:value-type="float">
            <text:p>0</text:p>
          </table:table-cell>
          <table:table-cell table:formula="of:=ABS(100*[.H674]/[.$G$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8.019" calcext:value-type="float">
            <text:p>128.019</text:p>
          </table:table-cell>
          <table:table-cell office:value-type="float" office:value="204.284" calcext:value-type="float">
            <text:p>204.284</text:p>
          </table:table-cell>
          <table:table-cell office:value-type="float" office:value="261.533" calcext:value-type="float">
            <text:p>261.5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[.$G$3]-[.D675]" office:value-type="float" office:value="0" calcext:value-type="float">
            <text:p>0</text:p>
          </table:table-cell>
          <table:table-cell table:formula="of:=ABS(100*[.H675]/[.$G$3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7:03:31.013272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06T18:41:20.638305677</dc:date>
    <meta:editing-duration>PT1M26S</meta:editing-duration>
    <meta:editing-cycles>4</meta:editing-cycles>
    <meta:document-statistic meta:table-count="1" meta:cell-count="47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3:Sheet1.D675" svg:x="0.32cm" svg:y="0.18cm" svg:width="13.097cm" svg:height="8.64cm">
          <chartooo:coordinate-region svg:x="1.127cm" svg:y="0.38cm" svg:width="12.0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675" chart:class="chart:scatter">
            <chart:domain table:cell-range-address="Sheet1.C3:Sheet1.C675"/>
            <chart:data-point chart:repeated="6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7003">
                <text:p>0.457003</text:p>
                <draw:g>
                  <svg:desc>Sheet1.C3:Sheet1.C675</svg:desc>
                </draw:g>
              </table:table-cell>
              <table:table-cell office:value-type="float" office:value="13.135">
                <text:p>13.135</text:p>
                <draw:g>
                  <svg:desc>Sheet1.D3:Sheet1.D6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0603">
                <text:p>0.670603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16824">
                <text:p>0.916824</text:p>
              </table:table-cell>
              <table:table-cell office:value-type="float" office:value="14.4275">
                <text:p>14.4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6305">
                <text:p>1.16305</text:p>
              </table:table-cell>
              <table:table-cell office:value-type="float" office:value="14.2725">
                <text:p>14.2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4255">
                <text:p>1.44255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9995">
                <text:p>1.69995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4385">
                <text:p>1.94385</text:p>
              </table:table-cell>
              <table:table-cell office:value-type="float" office:value="15.3825">
                <text:p>15.3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6817">
                <text:p>2.16817</text:p>
              </table:table-cell>
              <table:table-cell office:value-type="float" office:value="15.365">
                <text:p>15.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1817">
                <text:p>2.41817</text:p>
              </table:table-cell>
              <table:table-cell office:value-type="float" office:value="15.365">
                <text:p>15.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6817">
                <text:p>2.66817</text:p>
              </table:table-cell>
              <table:table-cell office:value-type="float" office:value="15.3625">
                <text:p>15.3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1817">
                <text:p>2.91817</text:p>
              </table:table-cell>
              <table:table-cell office:value-type="float" office:value="15.3625">
                <text:p>15.3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6817">
                <text:p>3.16817</text:p>
              </table:table-cell>
              <table:table-cell office:value-type="float" office:value="15.3625">
                <text:p>15.3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1817">
                <text:p>3.41817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1817">
                <text:p>3.71817</text:p>
              </table:table-cell>
              <table:table-cell office:value-type="float" office:value="15.8225">
                <text:p>15.8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9317">
                <text:p>3.99317</text:p>
              </table:table-cell>
              <table:table-cell office:value-type="float" office:value="16.645">
                <text:p>16.6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4317">
                <text:p>4.24317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4317">
                <text:p>4.44317</text:p>
              </table:table-cell>
              <table:table-cell office:value-type="float" office:value="16.8275">
                <text:p>16.8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8321">
                <text:p>4.78321</text:p>
              </table:table-cell>
              <table:table-cell office:value-type="float" office:value="17.5725">
                <text:p>17.5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6272">
                <text:p>5.06272</text:p>
              </table:table-cell>
              <table:table-cell office:value-type="float" office:value="18.285">
                <text:p>18.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1272">
                <text:p>5.41272</text:p>
              </table:table-cell>
              <table:table-cell office:value-type="float" office:value="19.1125">
                <text:p>19.1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71272">
                <text:p>5.71272</text:p>
              </table:table-cell>
              <table:table-cell office:value-type="float" office:value="19.8525">
                <text:p>19.8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06272">
                <text:p>6.06272</text:p>
              </table:table-cell>
              <table:table-cell office:value-type="float" office:value="20.7225">
                <text:p>20.7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3772">
                <text:p>6.33772</text:p>
              </table:table-cell>
              <table:table-cell office:value-type="float" office:value="29.1075">
                <text:p>29.10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1272">
                <text:p>6.71272</text:p>
              </table:table-cell>
              <table:table-cell office:value-type="float" office:value="33.7075">
                <text:p>33.7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06361">
                <text:p>7.06361</text:p>
              </table:table-cell>
              <table:table-cell office:value-type="float" office:value="35.8675">
                <text:p>35.8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6361">
                <text:p>7.36361</text:p>
              </table:table-cell>
              <table:table-cell office:value-type="float" office:value="38.095">
                <text:p>38.0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67984">
                <text:p>7.67984</text:p>
              </table:table-cell>
              <table:table-cell office:value-type="float" office:value="39.8375">
                <text:p>39.8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95935">
                <text:p>7.95935</text:p>
              </table:table-cell>
              <table:table-cell office:value-type="float" office:value="41.335">
                <text:p>41.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23435">
                <text:p>8.23435</text:p>
              </table:table-cell>
              <table:table-cell office:value-type="float" office:value="52.19">
                <text:p>52.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50935">
                <text:p>8.50935</text:p>
              </table:table-cell>
              <table:table-cell office:value-type="float" office:value="56.065">
                <text:p>56.0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80935">
                <text:p>8.80935</text:p>
              </table:table-cell>
              <table:table-cell office:value-type="float" office:value="58.895">
                <text:p>58.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05935">
                <text:p>9.05935</text:p>
              </table:table-cell>
              <table:table-cell office:value-type="float" office:value="60.525">
                <text:p>60.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36142">
                <text:p>9.36142</text:p>
              </table:table-cell>
              <table:table-cell office:value-type="float" office:value="61.665">
                <text:p>61.6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61142">
                <text:p>9.61142</text:p>
              </table:table-cell>
              <table:table-cell office:value-type="float" office:value="62.7725">
                <text:p>62.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91142">
                <text:p>9.91142</text:p>
              </table:table-cell>
              <table:table-cell office:value-type="float" office:value="63.46">
                <text:p>63.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1614">
                <text:p>10.1614</text:p>
              </table:table-cell>
              <table:table-cell office:value-type="float" office:value="63.31">
                <text:p>63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4114">
                <text:p>10.4114</text:p>
              </table:table-cell>
              <table:table-cell office:value-type="float" office:value="63.315">
                <text:p>63.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6614">
                <text:p>10.6614</text:p>
              </table:table-cell>
              <table:table-cell office:value-type="float" office:value="63.31">
                <text:p>63.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9272">
                <text:p>10.9272</text:p>
              </table:table-cell>
              <table:table-cell office:value-type="float" office:value="63.2925">
                <text:p>63.29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1734">
                <text:p>11.1734</text:p>
              </table:table-cell>
              <table:table-cell office:value-type="float" office:value="63.305">
                <text:p>63.3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3411">
                <text:p>11.3411</text:p>
              </table:table-cell>
              <table:table-cell office:value-type="float" office:value="63.3025">
                <text:p>63.30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6907">
                <text:p>11.6907</text:p>
              </table:table-cell>
              <table:table-cell office:value-type="float" office:value="63.7525">
                <text:p>63.75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941">
                <text:p>11.941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2236">
                <text:p>12.2236</text:p>
              </table:table-cell>
              <table:table-cell office:value-type="float" office:value="63.73">
                <text:p>63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5236">
                <text:p>12.5236</text:p>
              </table:table-cell>
              <table:table-cell office:value-type="float" office:value="63.73">
                <text:p>63.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7986">
                <text:p>12.7986</text:p>
              </table:table-cell>
              <table:table-cell office:value-type="float" office:value="63.715">
                <text:p>63.7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9586">
                <text:p>12.9586</text:p>
              </table:table-cell>
              <table:table-cell office:value-type="float" office:value="63.73">
                <text:p>63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2788">
                <text:p>13.2788</text:p>
              </table:table-cell>
              <table:table-cell office:value-type="float" office:value="63.73">
                <text:p>63.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595">
                <text:p>13.595</text:p>
              </table:table-cell>
              <table:table-cell office:value-type="float" office:value="63.73">
                <text:p>63.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85">
                <text:p>13.85</text:p>
              </table:table-cell>
              <table:table-cell office:value-type="float" office:value="63.73">
                <text:p>63.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1426">
                <text:p>14.1426</text:p>
              </table:table-cell>
              <table:table-cell office:value-type="float" office:value="63.73">
                <text:p>63.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3676">
                <text:p>14.3676</text:p>
              </table:table-cell>
              <table:table-cell office:value-type="float" office:value="63.7275">
                <text:p>63.72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5738">
                <text:p>14.5738</text:p>
              </table:table-cell>
              <table:table-cell office:value-type="float" office:value="64.4225">
                <text:p>64.4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8939">
                <text:p>14.8939</text:p>
              </table:table-cell>
              <table:table-cell office:value-type="float" office:value="65.14">
                <text:p>65.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2697">
                <text:p>15.2697</text:p>
              </table:table-cell>
              <table:table-cell office:value-type="float" office:value="65.72">
                <text:p>65.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5197">
                <text:p>15.5197</text:p>
              </table:table-cell>
              <table:table-cell office:value-type="float" office:value="66.3225">
                <text:p>66.32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836">
                <text:p>15.836</text:p>
              </table:table-cell>
              <table:table-cell office:value-type="float" office:value="66.695">
                <text:p>66.6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1401">
                <text:p>16.1401</text:p>
              </table:table-cell>
              <table:table-cell office:value-type="float" office:value="66.69">
                <text:p>66.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4901">
                <text:p>16.4901</text:p>
              </table:table-cell>
              <table:table-cell office:value-type="float" office:value="67.1725">
                <text:p>67.17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6901">
                <text:p>16.6901</text:p>
              </table:table-cell>
              <table:table-cell office:value-type="float" office:value="67.1575">
                <text:p>67.15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9901">
                <text:p>16.9901</text:p>
              </table:table-cell>
              <table:table-cell office:value-type="float" office:value="67.57">
                <text:p>67.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2901">
                <text:p>17.2901</text:p>
              </table:table-cell>
              <table:table-cell office:value-type="float" office:value="67.5575">
                <text:p>67.5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4963">
                <text:p>17.4963</text:p>
              </table:table-cell>
              <table:table-cell office:value-type="float" office:value="68.0075">
                <text:p>68.00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7463">
                <text:p>17.7463</text:p>
              </table:table-cell>
              <table:table-cell office:value-type="float" office:value="68.0025">
                <text:p>68.00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9463">
                <text:p>17.94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3279">
                <text:p>18.3279</text:p>
              </table:table-cell>
              <table:table-cell office:value-type="float" office:value="69.0325">
                <text:p>69.03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632">
                <text:p>18.632</text:p>
              </table:table-cell>
              <table:table-cell office:value-type="float" office:value="69.03">
                <text:p>69.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882">
                <text:p>18.882</text:p>
              </table:table-cell>
              <table:table-cell office:value-type="float" office:value="69.0275">
                <text:p>69.02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207">
                <text:p>19.207</text:p>
              </table:table-cell>
              <table:table-cell office:value-type="float" office:value="72.83">
                <text:p>72.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482">
                <text:p>19.482</text:p>
              </table:table-cell>
              <table:table-cell office:value-type="float" office:value="72.8275">
                <text:p>72.82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782">
                <text:p>19.782</text:p>
              </table:table-cell>
              <table:table-cell office:value-type="float" office:value="73.3475">
                <text:p>73.34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9956">
                <text:p>19.9956</text:p>
              </table:table-cell>
              <table:table-cell office:value-type="float" office:value="73.3475">
                <text:p>73.3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2456">
                <text:p>20.2456</text:p>
              </table:table-cell>
              <table:table-cell office:value-type="float" office:value="76.295">
                <text:p>76.2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4956">
                <text:p>20.4956</text:p>
              </table:table-cell>
              <table:table-cell office:value-type="float" office:value="77.285">
                <text:p>77.2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7456">
                <text:p>20.7456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0456">
                <text:p>21.0456</text:p>
              </table:table-cell>
              <table:table-cell office:value-type="float" office:value="77.82">
                <text:p>77.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2956">
                <text:p>21.2956</text:p>
              </table:table-cell>
              <table:table-cell office:value-type="float" office:value="78.9125">
                <text:p>78.9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.6206">
                <text:p>21.6206</text:p>
              </table:table-cell>
              <table:table-cell office:value-type="float" office:value="79.1075">
                <text:p>79.10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.9715">
                <text:p>21.9715</text:p>
              </table:table-cell>
              <table:table-cell office:value-type="float" office:value="79.9575">
                <text:p>79.95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1951">
                <text:p>22.1951</text:p>
              </table:table-cell>
              <table:table-cell office:value-type="float" office:value="80.065">
                <text:p>80.0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.4451">
                <text:p>22.4451</text:p>
              </table:table-cell>
              <table:table-cell office:value-type="float" office:value="80.2175">
                <text:p>80.21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.6451">
                <text:p>22.6451</text:p>
              </table:table-cell>
              <table:table-cell office:value-type="float" office:value="80.2025">
                <text:p>80.20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9633">
                <text:p>22.9633</text:p>
              </table:table-cell>
              <table:table-cell office:value-type="float" office:value="81.5825">
                <text:p>81.58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.2795">
                <text:p>23.2795</text:p>
              </table:table-cell>
              <table:table-cell office:value-type="float" office:value="81.87">
                <text:p>81.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5295">
                <text:p>23.5295</text:p>
              </table:table-cell>
              <table:table-cell office:value-type="float" office:value="81.6425">
                <text:p>81.64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8795">
                <text:p>23.8795</text:p>
              </table:table-cell>
              <table:table-cell office:value-type="float" office:value="82.58">
                <text:p>82.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.1795">
                <text:p>24.1795</text:p>
              </table:table-cell>
              <table:table-cell office:value-type="float" office:value="82.1675">
                <text:p>82.16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.4295">
                <text:p>24.4295</text:p>
              </table:table-cell>
              <table:table-cell office:value-type="float" office:value="82.3975">
                <text:p>82.39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.6795">
                <text:p>24.6795</text:p>
              </table:table-cell>
              <table:table-cell office:value-type="float" office:value="83.5125">
                <text:p>83.5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0295">
                <text:p>25.0295</text:p>
              </table:table-cell>
              <table:table-cell office:value-type="float" office:value="83.3175">
                <text:p>83.3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2795">
                <text:p>25.2795</text:p>
              </table:table-cell>
              <table:table-cell office:value-type="float" office:value="83.4725">
                <text:p>83.47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5888">
                <text:p>25.5888</text:p>
              </table:table-cell>
              <table:table-cell office:value-type="float" office:value="83.465">
                <text:p>83.4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.8498">
                <text:p>25.8498</text:p>
              </table:table-cell>
              <table:table-cell office:value-type="float" office:value="83.8275">
                <text:p>83.82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.1998">
                <text:p>26.1998</text:p>
              </table:table-cell>
              <table:table-cell office:value-type="float" office:value="83.83">
                <text:p>83.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.5498">
                <text:p>26.5498</text:p>
              </table:table-cell>
              <table:table-cell office:value-type="float" office:value="83.82">
                <text:p>83.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.8498">
                <text:p>26.8498</text:p>
              </table:table-cell>
              <table:table-cell office:value-type="float" office:value="83.8275">
                <text:p>83.82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.0513">
                <text:p>27.0513</text:p>
              </table:table-cell>
              <table:table-cell office:value-type="float" office:value="83.815">
                <text:p>83.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.3342">
                <text:p>27.3342</text:p>
              </table:table-cell>
              <table:table-cell office:value-type="float" office:value="84.235">
                <text:p>84.2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.6921">
                <text:p>27.6921</text:p>
              </table:table-cell>
              <table:table-cell office:value-type="float" office:value="84.21">
                <text:p>84.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0421">
                <text:p>28.0421</text:p>
              </table:table-cell>
              <table:table-cell office:value-type="float" office:value="84.21">
                <text:p>84.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4421">
                <text:p>28.4421</text:p>
              </table:table-cell>
              <table:table-cell office:value-type="float" office:value="84.21">
                <text:p>84.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6921">
                <text:p>28.6921</text:p>
              </table:table-cell>
              <table:table-cell office:value-type="float" office:value="84.21">
                <text:p>84.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.0421">
                <text:p>29.0421</text:p>
              </table:table-cell>
              <table:table-cell office:value-type="float" office:value="84.21">
                <text:p>84.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.2557">
                <text:p>29.2557</text:p>
              </table:table-cell>
              <table:table-cell office:value-type="float" office:value="84.015">
                <text:p>84.0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.6197">
                <text:p>29.6197</text:p>
              </table:table-cell>
              <table:table-cell office:value-type="float" office:value="83.96">
                <text:p>83.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936">
                <text:p>29.936</text:p>
              </table:table-cell>
              <table:table-cell office:value-type="float" office:value="83.96">
                <text:p>83.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.2064">
                <text:p>30.2064</text:p>
              </table:table-cell>
              <table:table-cell office:value-type="float" office:value="83.96">
                <text:p>83.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.5196">
                <text:p>30.5196</text:p>
              </table:table-cell>
              <table:table-cell office:value-type="float" office:value="83.96">
                <text:p>83.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.7501">
                <text:p>30.7501</text:p>
              </table:table-cell>
              <table:table-cell office:value-type="float" office:value="83.96">
                <text:p>83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.986">
                <text:p>30.986</text:p>
              </table:table-cell>
              <table:table-cell office:value-type="float" office:value="83.96">
                <text:p>83.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.986">
                <text:p>30.986</text:p>
              </table:table-cell>
              <table:table-cell office:value-type="float" office:value="83.96">
                <text:p>83.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.5128">
                <text:p>31.5128</text:p>
              </table:table-cell>
              <table:table-cell office:value-type="float" office:value="83.96">
                <text:p>83.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.9103">
                <text:p>31.9103</text:p>
              </table:table-cell>
              <table:table-cell office:value-type="float" office:value="83.9725">
                <text:p>83.97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.1239">
                <text:p>32.1239</text:p>
              </table:table-cell>
              <table:table-cell office:value-type="float" office:value="83.9725">
                <text:p>83.97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4421">
                <text:p>32.4421</text:p>
              </table:table-cell>
              <table:table-cell office:value-type="float" office:value="83.9725">
                <text:p>83.9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4421">
                <text:p>32.4421</text:p>
              </table:table-cell>
              <table:table-cell office:value-type="float" office:value="83.9725">
                <text:p>83.9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.9645">
                <text:p>32.9645</text:p>
              </table:table-cell>
              <table:table-cell office:value-type="float" office:value="83.9725">
                <text:p>83.97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.3008">
                <text:p>33.3008</text:p>
              </table:table-cell>
              <table:table-cell office:value-type="float" office:value="83.9725">
                <text:p>83.9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.4508">
                <text:p>33.4508</text:p>
              </table:table-cell>
              <table:table-cell office:value-type="float" office:value="83.9725">
                <text:p>83.97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.6813">
                <text:p>33.6813</text:p>
              </table:table-cell>
              <table:table-cell office:value-type="float" office:value="83.9725">
                <text:p>83.97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.9118">
                <text:p>33.9118</text:p>
              </table:table-cell>
              <table:table-cell office:value-type="float" office:value="83.9725">
                <text:p>83.97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.2378">
                <text:p>34.2378</text:p>
              </table:table-cell>
              <table:table-cell office:value-type="float" office:value="83.9725">
                <text:p>83.97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.4988">
                <text:p>34.4988</text:p>
              </table:table-cell>
              <table:table-cell office:value-type="float" office:value="83.9725">
                <text:p>83.97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7988">
                <text:p>34.7988</text:p>
              </table:table-cell>
              <table:table-cell office:value-type="float" office:value="83.975">
                <text:p>83.9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.0988">
                <text:p>35.0988</text:p>
              </table:table-cell>
              <table:table-cell office:value-type="float" office:value="83.975">
                <text:p>83.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.4567">
                <text:p>35.4567</text:p>
              </table:table-cell>
              <table:table-cell office:value-type="float" office:value="83.975">
                <text:p>83.9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.6703">
                <text:p>35.6703</text:p>
              </table:table-cell>
              <table:table-cell office:value-type="float" office:value="83.975">
                <text:p>83.9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.9796">
                <text:p>35.9796</text:p>
              </table:table-cell>
              <table:table-cell office:value-type="float" office:value="83.975">
                <text:p>83.9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.1932">
                <text:p>36.1932</text:p>
              </table:table-cell>
              <table:table-cell office:value-type="float" office:value="83.9725">
                <text:p>83.97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.467">
                <text:p>36.467</text:p>
              </table:table-cell>
              <table:table-cell office:value-type="float" office:value="84.325">
                <text:p>84.3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.842">
                <text:p>36.842</text:p>
              </table:table-cell>
              <table:table-cell office:value-type="float" office:value="84.15">
                <text:p>84.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1431">
                <text:p>37.1431</text:p>
              </table:table-cell>
              <table:table-cell office:value-type="float" office:value="83.985">
                <text:p>83.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4966">
                <text:p>37.4966</text:p>
              </table:table-cell>
              <table:table-cell office:value-type="float" office:value="83.67">
                <text:p>83.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.7516">
                <text:p>37.7516</text:p>
              </table:table-cell>
              <table:table-cell office:value-type="float" office:value="84.2375">
                <text:p>84.2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.0311">
                <text:p>38.0311</text:p>
              </table:table-cell>
              <table:table-cell office:value-type="float" office:value="84.085">
                <text:p>84.0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.3473">
                <text:p>38.3473</text:p>
              </table:table-cell>
              <table:table-cell office:value-type="float" office:value="84.2025">
                <text:p>84.20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.5723">
                <text:p>38.5723</text:p>
              </table:table-cell>
              <table:table-cell office:value-type="float" office:value="83.965">
                <text:p>83.9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.9223">
                <text:p>38.9223</text:p>
              </table:table-cell>
              <table:table-cell office:value-type="float" office:value="84.5525">
                <text:p>84.55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.1723">
                <text:p>39.1723</text:p>
              </table:table-cell>
              <table:table-cell office:value-type="float" office:value="84.885">
                <text:p>84.8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.4723">
                <text:p>39.4723</text:p>
              </table:table-cell>
              <table:table-cell office:value-type="float" office:value="91.2225">
                <text:p>91.22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.7723">
                <text:p>39.7723</text:p>
              </table:table-cell>
              <table:table-cell office:value-type="float" office:value="94.07">
                <text:p>94.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.7723">
                <text:p>39.7723</text:p>
              </table:table-cell>
              <table:table-cell office:value-type="float" office:value="96.095">
                <text:p>96.0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.3973">
                <text:p>40.3973</text:p>
              </table:table-cell>
              <table:table-cell office:value-type="float" office:value="99.575">
                <text:p>99.5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.6973">
                <text:p>40.6973</text:p>
              </table:table-cell>
              <table:table-cell office:value-type="float" office:value="99.53">
                <text:p>99.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.9973">
                <text:p>40.9973</text:p>
              </table:table-cell>
              <table:table-cell office:value-type="float" office:value="100.138">
                <text:p>100.1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.2473">
                <text:p>41.2473</text:p>
              </table:table-cell>
              <table:table-cell office:value-type="float" office:value="99.82">
                <text:p>99.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4973">
                <text:p>41.4973</text:p>
              </table:table-cell>
              <table:table-cell office:value-type="float" office:value="101.393">
                <text:p>101.3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.7973">
                <text:p>41.7973</text:p>
              </table:table-cell>
              <table:table-cell office:value-type="float" office:value="100.528">
                <text:p>100.5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.0486">
                <text:p>42.0486</text:p>
              </table:table-cell>
              <table:table-cell office:value-type="float" office:value="101.038">
                <text:p>101.0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.3401">
                <text:p>42.3401</text:p>
              </table:table-cell>
              <table:table-cell office:value-type="float" office:value="100.66">
                <text:p>100.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6442">
                <text:p>42.6442</text:p>
              </table:table-cell>
              <table:table-cell office:value-type="float" office:value="100.693">
                <text:p>100.6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.6442">
                <text:p>42.6442</text:p>
              </table:table-cell>
              <table:table-cell office:value-type="float" office:value="100.693">
                <text:p>100.6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.0898">
                <text:p>43.0898</text:p>
              </table:table-cell>
              <table:table-cell office:value-type="float" office:value="101.23">
                <text:p>101.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.3602">
                <text:p>43.3602</text:p>
              </table:table-cell>
              <table:table-cell office:value-type="float" office:value="101.745">
                <text:p>101.7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.6518">
                <text:p>43.6518</text:p>
              </table:table-cell>
              <table:table-cell office:value-type="float" office:value="102.445">
                <text:p>102.4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.9569">
                <text:p>43.9569</text:p>
              </table:table-cell>
              <table:table-cell office:value-type="float" office:value="102.955">
                <text:p>102.9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.1473">
                <text:p>44.1473</text:p>
              </table:table-cell>
              <table:table-cell office:value-type="float" office:value="102.955">
                <text:p>102.9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.4166">
                <text:p>44.4166</text:p>
              </table:table-cell>
              <table:table-cell office:value-type="float" office:value="103.46">
                <text:p>103.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.932">
                <text:p>44.932</text:p>
              </table:table-cell>
              <table:table-cell office:value-type="float" office:value="104.905">
                <text:p>104.9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.3327">
                <text:p>45.3327</text:p>
              </table:table-cell>
              <table:table-cell office:value-type="float" office:value="104.903">
                <text:p>104.9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.6327">
                <text:p>45.6327</text:p>
              </table:table-cell>
              <table:table-cell office:value-type="float" office:value="105.453">
                <text:p>105.4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.9509">
                <text:p>45.9509</text:p>
              </table:table-cell>
              <table:table-cell office:value-type="float" office:value="105.45">
                <text:p>105.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.2642">
                <text:p>46.2642</text:p>
              </table:table-cell>
              <table:table-cell office:value-type="float" office:value="106.658">
                <text:p>106.6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.4947">
                <text:p>46.4947</text:p>
              </table:table-cell>
              <table:table-cell office:value-type="float" office:value="106.65">
                <text:p>106.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.8301">
                <text:p>46.8301</text:p>
              </table:table-cell>
              <table:table-cell office:value-type="float" office:value="107.86">
                <text:p>107.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7.085">
                <text:p>47.085</text:p>
              </table:table-cell>
              <table:table-cell office:value-type="float" office:value="113.813">
                <text:p>113.8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.3461">
                <text:p>47.3461</text:p>
              </table:table-cell>
              <table:table-cell office:value-type="float" office:value="115.443">
                <text:p>115.4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.5461">
                <text:p>47.5461</text:p>
              </table:table-cell>
              <table:table-cell office:value-type="float" office:value="115.86">
                <text:p>115.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8969">
                <text:p>47.8969</text:p>
              </table:table-cell>
              <table:table-cell office:value-type="float" office:value="117.408">
                <text:p>117.4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.2333">
                <text:p>48.2333</text:p>
              </table:table-cell>
              <table:table-cell office:value-type="float" office:value="118.425">
                <text:p>118.4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.4907">
                <text:p>48.4907</text:p>
              </table:table-cell>
              <table:table-cell office:value-type="float" office:value="119.405">
                <text:p>119.4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.7907">
                <text:p>48.7907</text:p>
              </table:table-cell>
              <table:table-cell office:value-type="float" office:value="120.503">
                <text:p>120.5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.1039">
                <text:p>49.1039</text:p>
              </table:table-cell>
              <table:table-cell office:value-type="float" office:value="121.148">
                <text:p>121.1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.659">
                <text:p>49.659</text:p>
              </table:table-cell>
              <table:table-cell office:value-type="float" office:value="123.63">
                <text:p>123.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.8111">
                <text:p>49.8111</text:p>
              </table:table-cell>
              <table:table-cell office:value-type="float" office:value="124.263">
                <text:p>124.2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.1203">
                <text:p>50.1203</text:p>
              </table:table-cell>
              <table:table-cell office:value-type="float" office:value="124.595">
                <text:p>124.5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.3665">
                <text:p>50.3665</text:p>
              </table:table-cell>
              <table:table-cell office:value-type="float" office:value="129.47">
                <text:p>129.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.6165">
                <text:p>50.6165</text:p>
              </table:table-cell>
              <table:table-cell office:value-type="float" office:value="132.198">
                <text:p>132.1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.9186">
                <text:p>50.9186</text:p>
              </table:table-cell>
              <table:table-cell office:value-type="float" office:value="132.71">
                <text:p>132.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.2037">
                <text:p>51.2037</text:p>
              </table:table-cell>
              <table:table-cell office:value-type="float" office:value="132.043">
                <text:p>132.0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.5047">
                <text:p>51.5047</text:p>
              </table:table-cell>
              <table:table-cell office:value-type="float" office:value="132.045">
                <text:p>132.0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.6547">
                <text:p>51.6547</text:p>
              </table:table-cell>
              <table:table-cell office:value-type="float" office:value="132.818">
                <text:p>132.8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2.1047">
                <text:p>52.1047</text:p>
              </table:table-cell>
              <table:table-cell office:value-type="float" office:value="132.818">
                <text:p>132.8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.3047">
                <text:p>52.3047</text:p>
              </table:table-cell>
              <table:table-cell office:value-type="float" office:value="132.818">
                <text:p>132.8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.6047">
                <text:p>52.6047</text:p>
              </table:table-cell>
              <table:table-cell office:value-type="float" office:value="136.81">
                <text:p>136.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.9139">
                <text:p>52.9139</text:p>
              </table:table-cell>
              <table:table-cell office:value-type="float" office:value="139.275">
                <text:p>139.2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3.1275">
                <text:p>53.1275</text:p>
              </table:table-cell>
              <table:table-cell office:value-type="float" office:value="139.263">
                <text:p>139.2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.3775">
                <text:p>53.3775</text:p>
              </table:table-cell>
              <table:table-cell office:value-type="float" office:value="139.635">
                <text:p>139.6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3.6275">
                <text:p>53.6275</text:p>
              </table:table-cell>
              <table:table-cell office:value-type="float" office:value="140.52">
                <text:p>140.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.9438">
                <text:p>53.9438</text:p>
              </table:table-cell>
              <table:table-cell office:value-type="float" office:value="140.523">
                <text:p>140.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4.3507">
                <text:p>54.3507</text:p>
              </table:table-cell>
              <table:table-cell office:value-type="float" office:value="140.513">
                <text:p>140.5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.6118">
                <text:p>54.6118</text:p>
              </table:table-cell>
              <table:table-cell office:value-type="float" office:value="140.515">
                <text:p>140.5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4.858">
                <text:p>54.858</text:p>
              </table:table-cell>
              <table:table-cell office:value-type="float" office:value="140.515">
                <text:p>140.5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.208">
                <text:p>55.208</text:p>
              </table:table-cell>
              <table:table-cell office:value-type="float" office:value="140.515">
                <text:p>140.5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.508">
                <text:p>55.508</text:p>
              </table:table-cell>
              <table:table-cell office:value-type="float" office:value="140.525">
                <text:p>140.5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.833">
                <text:p>55.833</text:p>
              </table:table-cell>
              <table:table-cell office:value-type="float" office:value="140.515">
                <text:p>140.5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.083">
                <text:p>56.083</text:p>
              </table:table-cell>
              <table:table-cell office:value-type="float" office:value="140.515">
                <text:p>140.5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.4383">
                <text:p>56.4383</text:p>
              </table:table-cell>
              <table:table-cell office:value-type="float" office:value="140.518">
                <text:p>140.5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.6203">
                <text:p>56.6203</text:p>
              </table:table-cell>
              <table:table-cell office:value-type="float" office:value="140.518">
                <text:p>140.5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.6203">
                <text:p>56.6203</text:p>
              </table:table-cell>
              <table:table-cell office:value-type="float" office:value="140.518">
                <text:p>140.5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.1185">
                <text:p>57.1185</text:p>
              </table:table-cell>
              <table:table-cell office:value-type="float" office:value="140.528">
                <text:p>140.5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.3448">
                <text:p>57.3448</text:p>
              </table:table-cell>
              <table:table-cell office:value-type="float" office:value="140.528">
                <text:p>140.5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.5464">
                <text:p>57.5464</text:p>
              </table:table-cell>
              <table:table-cell office:value-type="float" office:value="140.528">
                <text:p>140.5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.8214">
                <text:p>57.8214</text:p>
              </table:table-cell>
              <table:table-cell office:value-type="float" office:value="140.528">
                <text:p>140.5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.1284">
                <text:p>58.1284</text:p>
              </table:table-cell>
              <table:table-cell office:value-type="float" office:value="140.528">
                <text:p>140.5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8.4863">
                <text:p>58.4863</text:p>
              </table:table-cell>
              <table:table-cell office:value-type="float" office:value="140.528">
                <text:p>140.5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.7222">
                <text:p>58.7222</text:p>
              </table:table-cell>
              <table:table-cell office:value-type="float" office:value="140.528">
                <text:p>140.5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9.0585">
                <text:p>59.0585</text:p>
              </table:table-cell>
              <table:table-cell office:value-type="float" office:value="140.528">
                <text:p>140.5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.2422">
                <text:p>59.2422</text:p>
              </table:table-cell>
              <table:table-cell office:value-type="float" office:value="140.653">
                <text:p>140.6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.4688">
                <text:p>59.4688</text:p>
              </table:table-cell>
              <table:table-cell office:value-type="float" office:value="140.448">
                <text:p>140.4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.7299">
                <text:p>59.7299</text:p>
              </table:table-cell>
              <table:table-cell office:value-type="float" office:value="140.44">
                <text:p>140.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.9848">
                <text:p>59.9848</text:p>
              </table:table-cell>
              <table:table-cell office:value-type="float" office:value="140.323">
                <text:p>140.3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0.2606">
                <text:p>60.2606</text:p>
              </table:table-cell>
              <table:table-cell office:value-type="float" office:value="140.333">
                <text:p>140.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.5606">
                <text:p>60.5606</text:p>
              </table:table-cell>
              <table:table-cell office:value-type="float" office:value="140.333">
                <text:p>140.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.0106">
                <text:p>61.0106</text:p>
              </table:table-cell>
              <table:table-cell office:value-type="float" office:value="140.333">
                <text:p>140.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.253">
                <text:p>61.253</text:p>
              </table:table-cell>
              <table:table-cell office:value-type="float" office:value="140.243">
                <text:p>140.2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503">
                <text:p>61.503</text:p>
              </table:table-cell>
              <table:table-cell office:value-type="float" office:value="140.24">
                <text:p>140.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.753">
                <text:p>61.753</text:p>
              </table:table-cell>
              <table:table-cell office:value-type="float" office:value="140.238">
                <text:p>140.2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2.0789">
                <text:p>62.0789</text:p>
              </table:table-cell>
              <table:table-cell office:value-type="float" office:value="140.99">
                <text:p>140.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2.448">
                <text:p>62.448</text:p>
              </table:table-cell>
              <table:table-cell office:value-type="float" office:value="141.3">
                <text:p>141.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2.598">
                <text:p>62.598</text:p>
              </table:table-cell>
              <table:table-cell office:value-type="float" office:value="141.3">
                <text:p>141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.9381">
                <text:p>62.9381</text:p>
              </table:table-cell>
              <table:table-cell office:value-type="float" office:value="141.195">
                <text:p>141.1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3.2881">
                <text:p>63.2881</text:p>
              </table:table-cell>
              <table:table-cell office:value-type="float" office:value="141.41">
                <text:p>141.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3.5381">
                <text:p>63.5381</text:p>
              </table:table-cell>
              <table:table-cell office:value-type="float" office:value="141.488">
                <text:p>141.4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3.9197">
                <text:p>63.9197</text:p>
              </table:table-cell>
              <table:table-cell office:value-type="float" office:value="144.053">
                <text:p>144.0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4.1697">
                <text:p>64.1697</text:p>
              </table:table-cell>
              <table:table-cell office:value-type="float" office:value="144.408">
                <text:p>144.4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.5197">
                <text:p>64.5197</text:p>
              </table:table-cell>
              <table:table-cell office:value-type="float" office:value="145.94">
                <text:p>145.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4.8697">
                <text:p>64.8697</text:p>
              </table:table-cell>
              <table:table-cell office:value-type="float" office:value="147.08">
                <text:p>147.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.1197">
                <text:p>65.1197</text:p>
              </table:table-cell>
              <table:table-cell office:value-type="float" office:value="147.158">
                <text:p>147.1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5.5697">
                <text:p>65.5697</text:p>
              </table:table-cell>
              <table:table-cell office:value-type="float" office:value="147.758">
                <text:p>147.7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5.9197">
                <text:p>65.9197</text:p>
              </table:table-cell>
              <table:table-cell office:value-type="float" office:value="148.973">
                <text:p>148.9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6.3697">
                <text:p>66.3697</text:p>
              </table:table-cell>
              <table:table-cell office:value-type="float" office:value="148.575">
                <text:p>148.5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6.8204">
                <text:p>66.8204</text:p>
              </table:table-cell>
              <table:table-cell office:value-type="float" office:value="149.27">
                <text:p>149.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7.0753">
                <text:p>67.0753</text:p>
              </table:table-cell>
              <table:table-cell office:value-type="float" office:value="150.115">
                <text:p>150.1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7.5253">
                <text:p>67.5253</text:p>
              </table:table-cell>
              <table:table-cell office:value-type="float" office:value="150.973">
                <text:p>150.9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7.9253">
                <text:p>67.9253</text:p>
              </table:table-cell>
              <table:table-cell office:value-type="float" office:value="150.775">
                <text:p>150.7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8.1558">
                <text:p>68.1558</text:p>
              </table:table-cell>
              <table:table-cell office:value-type="float" office:value="151.115">
                <text:p>151.1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.4484">
                <text:p>68.4484</text:p>
              </table:table-cell>
              <table:table-cell office:value-type="float" office:value="151.745">
                <text:p>151.7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8.6734">
                <text:p>68.6734</text:p>
              </table:table-cell>
              <table:table-cell office:value-type="float" office:value="152.163">
                <text:p>152.1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8.9734">
                <text:p>68.9734</text:p>
              </table:table-cell>
              <table:table-cell office:value-type="float" office:value="161.46">
                <text:p>161.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9.2734">
                <text:p>69.2734</text:p>
              </table:table-cell>
              <table:table-cell office:value-type="float" office:value="165.428">
                <text:p>165.4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.4998">
                <text:p>69.4998</text:p>
              </table:table-cell>
              <table:table-cell office:value-type="float" office:value="167.115">
                <text:p>167.1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.8399">
                <text:p>69.8399</text:p>
              </table:table-cell>
              <table:table-cell office:value-type="float" office:value="168.375">
                <text:p>168.3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1934">
                <text:p>70.1934</text:p>
              </table:table-cell>
              <table:table-cell office:value-type="float" office:value="171.035">
                <text:p>171.0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0.5334">
                <text:p>70.5334</text:p>
              </table:table-cell>
              <table:table-cell office:value-type="float" office:value="173.055">
                <text:p>173.0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0.7102">
                <text:p>70.7102</text:p>
              </table:table-cell>
              <table:table-cell office:value-type="float" office:value="177.558">
                <text:p>177.5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1.1602">
                <text:p>71.1602</text:p>
              </table:table-cell>
              <table:table-cell office:value-type="float" office:value="185.385">
                <text:p>185.3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1.5852">
                <text:p>71.5852</text:p>
              </table:table-cell>
              <table:table-cell office:value-type="float" office:value="189.678">
                <text:p>189.6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1.8352">
                <text:p>71.8352</text:p>
              </table:table-cell>
              <table:table-cell office:value-type="float" office:value="189.628">
                <text:p>189.6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2.0852">
                <text:p>72.0852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2.2852">
                <text:p>72.2852</text:p>
              </table:table-cell>
              <table:table-cell office:value-type="float" office:value="190.85">
                <text:p>190.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2.5894">
                <text:p>72.5894</text:p>
              </table:table-cell>
              <table:table-cell office:value-type="float" office:value="190.068">
                <text:p>190.0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.8198">
                <text:p>72.8198</text:p>
              </table:table-cell>
              <table:table-cell office:value-type="float" office:value="191.18">
                <text:p>191.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.0809">
                <text:p>73.0809</text:p>
              </table:table-cell>
              <table:table-cell office:value-type="float" office:value="191.12">
                <text:p>191.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3.2809">
                <text:p>73.2809</text:p>
              </table:table-cell>
              <table:table-cell office:value-type="float" office:value="191.108">
                <text:p>191.1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3.684">
                <text:p>73.684</text:p>
              </table:table-cell>
              <table:table-cell office:value-type="float" office:value="191.965">
                <text:p>191.9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3.9532">
                <text:p>73.9532</text:p>
              </table:table-cell>
              <table:table-cell office:value-type="float" office:value="192.443">
                <text:p>192.4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.2032">
                <text:p>74.2032</text:p>
              </table:table-cell>
              <table:table-cell office:value-type="float" office:value="192.44">
                <text:p>192.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.5321">
                <text:p>74.5321</text:p>
              </table:table-cell>
              <table:table-cell office:value-type="float" office:value="192.96">
                <text:p>192.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.7471">
                <text:p>74.7471</text:p>
              </table:table-cell>
              <table:table-cell office:value-type="float" office:value="192.95">
                <text:p>192.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5.0721">
                <text:p>75.0721</text:p>
              </table:table-cell>
              <table:table-cell office:value-type="float" office:value="194.538">
                <text:p>194.5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5.3221">
                <text:p>75.3221</text:p>
              </table:table-cell>
              <table:table-cell office:value-type="float" office:value="195.085">
                <text:p>195.0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5.6221">
                <text:p>75.6221</text:p>
              </table:table-cell>
              <table:table-cell office:value-type="float" office:value="195.398">
                <text:p>195.3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5.8721">
                <text:p>75.8721</text:p>
              </table:table-cell>
              <table:table-cell office:value-type="float" office:value="196.055">
                <text:p>196.0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6.1221">
                <text:p>76.1221</text:p>
              </table:table-cell>
              <table:table-cell office:value-type="float" office:value="196.03">
                <text:p>196.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6.3971">
                <text:p>76.3971</text:p>
              </table:table-cell>
              <table:table-cell office:value-type="float" office:value="196.05">
                <text:p>196.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6.7221">
                <text:p>76.7221</text:p>
              </table:table-cell>
              <table:table-cell office:value-type="float" office:value="196.043">
                <text:p>196.0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6.9471">
                <text:p>76.9471</text:p>
              </table:table-cell>
              <table:table-cell office:value-type="float" office:value="196.04">
                <text:p>196.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7.1971">
                <text:p>77.1971</text:p>
              </table:table-cell>
              <table:table-cell office:value-type="float" office:value="196.015">
                <text:p>196.0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.5721">
                <text:p>77.5721</text:p>
              </table:table-cell>
              <table:table-cell office:value-type="float" office:value="196.01">
                <text:p>196.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7.8971">
                <text:p>77.8971</text:p>
              </table:table-cell>
              <table:table-cell office:value-type="float" office:value="196.01">
                <text:p>196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8.1721">
                <text:p>78.1721</text:p>
              </table:table-cell>
              <table:table-cell office:value-type="float" office:value="196.005">
                <text:p>196.0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8.4471">
                <text:p>78.447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8.7321">
                <text:p>78.7321</text:p>
              </table:table-cell>
              <table:table-cell office:value-type="float" office:value="195.998">
                <text:p>195.9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9.0821">
                <text:p>79.0821</text:p>
              </table:table-cell>
              <table:table-cell office:value-type="float" office:value="196.025">
                <text:p>196.0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9.5321">
                <text:p>79.5321</text:p>
              </table:table-cell>
              <table:table-cell office:value-type="float" office:value="196.028">
                <text:p>196.0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9.8821">
                <text:p>79.8821</text:p>
              </table:table-cell>
              <table:table-cell office:value-type="float" office:value="196.025">
                <text:p>196.0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0.2321">
                <text:p>80.2321</text:p>
              </table:table-cell>
              <table:table-cell office:value-type="float" office:value="196.025">
                <text:p>196.0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0.4337">
                <text:p>80.4337</text:p>
              </table:table-cell>
              <table:table-cell office:value-type="float" office:value="196.025">
                <text:p>196.0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0.6994">
                <text:p>80.6994</text:p>
              </table:table-cell>
              <table:table-cell office:value-type="float" office:value="196.025">
                <text:p>196.0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1.0494">
                <text:p>81.0494</text:p>
              </table:table-cell>
              <table:table-cell office:value-type="float" office:value="196.025">
                <text:p>196.0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1.3994">
                <text:p>81.3994</text:p>
              </table:table-cell>
              <table:table-cell office:value-type="float" office:value="196.025">
                <text:p>196.0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.6994">
                <text:p>81.6994</text:p>
              </table:table-cell>
              <table:table-cell office:value-type="float" office:value="196.025">
                <text:p>196.0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2.053">
                <text:p>82.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2.3358">
                <text:p>82.335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2.6867">
                <text:p>82.6867</text:p>
              </table:table-cell>
              <table:table-cell office:value-type="float" office:value="196.025">
                <text:p>196.0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3.0117">
                <text:p>83.0117</text:p>
              </table:table-cell>
              <table:table-cell office:value-type="float" office:value="196.025">
                <text:p>196.0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3.3319">
                <text:p>83.3319</text:p>
              </table:table-cell>
              <table:table-cell office:value-type="float" office:value="196.025">
                <text:p>196.0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3.5691">
                <text:p>83.5691</text:p>
              </table:table-cell>
              <table:table-cell office:value-type="float" office:value="196.025">
                <text:p>196.0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3.8606">
                <text:p>83.8606</text:p>
              </table:table-cell>
              <table:table-cell office:value-type="float" office:value="196.025">
                <text:p>196.0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4.1299">
                <text:p>84.1299</text:p>
              </table:table-cell>
              <table:table-cell office:value-type="float" office:value="196.025">
                <text:p>196.0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4.336">
                <text:p>84.336</text:p>
              </table:table-cell>
              <table:table-cell office:value-type="float" office:value="196.028">
                <text:p>196.0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4.5934">
                <text:p>84.5934</text:p>
              </table:table-cell>
              <table:table-cell office:value-type="float" office:value="196.028">
                <text:p>196.0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4.9692">
                <text:p>84.9692</text:p>
              </table:table-cell>
              <table:table-cell office:value-type="float" office:value="196.028">
                <text:p>196.0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5.2692">
                <text:p>85.2692</text:p>
              </table:table-cell>
              <table:table-cell office:value-type="float" office:value="196.033">
                <text:p>196.0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5.4692">
                <text:p>85.4692</text:p>
              </table:table-cell>
              <table:table-cell office:value-type="float" office:value="196.033">
                <text:p>196.0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5.9442">
                <text:p>85.9442</text:p>
              </table:table-cell>
              <table:table-cell office:value-type="float" office:value="196.033">
                <text:p>196.0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6.2605">
                <text:p>86.2605</text:p>
              </table:table-cell>
              <table:table-cell office:value-type="float" office:value="196.033">
                <text:p>196.0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6.6355">
                <text:p>86.6355</text:p>
              </table:table-cell>
              <table:table-cell office:value-type="float" office:value="196.033">
                <text:p>196.0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6.837">
                <text:p>86.837</text:p>
              </table:table-cell>
              <table:table-cell office:value-type="float" office:value="196.033">
                <text:p>196.0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7.137">
                <text:p>87.137</text:p>
              </table:table-cell>
              <table:table-cell office:value-type="float" office:value="196.033">
                <text:p>196.0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7.487">
                <text:p>87.487</text:p>
              </table:table-cell>
              <table:table-cell office:value-type="float" office:value="196.033">
                <text:p>196.0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7.7471">
                <text:p>87.7471</text:p>
              </table:table-cell>
              <table:table-cell office:value-type="float" office:value="196.118">
                <text:p>196.1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8.1935">
                <text:p>88.1935</text:p>
              </table:table-cell>
              <table:table-cell office:value-type="float" office:value="196.323">
                <text:p>196.3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8.5712">
                <text:p>88.5712</text:p>
              </table:table-cell>
              <table:table-cell office:value-type="float" office:value="196.13">
                <text:p>196.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8.8805">
                <text:p>88.8805</text:p>
              </table:table-cell>
              <table:table-cell office:value-type="float" office:value="196.49">
                <text:p>196.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9.1462">
                <text:p>89.1462</text:p>
              </table:table-cell>
              <table:table-cell office:value-type="float" office:value="196.49">
                <text:p>196.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9.4187">
                <text:p>89.4187</text:p>
              </table:table-cell>
              <table:table-cell office:value-type="float" office:value="196.28">
                <text:p>196.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9.7418">
                <text:p>89.7418</text:p>
              </table:table-cell>
              <table:table-cell office:value-type="float" office:value="196.205">
                <text:p>196.2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0.0361">
                <text:p>90.0361</text:p>
              </table:table-cell>
              <table:table-cell office:value-type="float" office:value="196.22">
                <text:p>196.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0.2935">
                <text:p>90.2935</text:p>
              </table:table-cell>
              <table:table-cell office:value-type="float" office:value="196.228">
                <text:p>196.2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0.6435">
                <text:p>90.6435</text:p>
              </table:table-cell>
              <table:table-cell office:value-type="float" office:value="196.228">
                <text:p>196.2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0.8435">
                <text:p>90.8435</text:p>
              </table:table-cell>
              <table:table-cell office:value-type="float" office:value="196.228">
                <text:p>196.2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1.1435">
                <text:p>91.1435</text:p>
              </table:table-cell>
              <table:table-cell office:value-type="float" office:value="196.225">
                <text:p>196.2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1.4435">
                <text:p>91.4435</text:p>
              </table:table-cell>
              <table:table-cell office:value-type="float" office:value="196.225">
                <text:p>196.2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1.7935">
                <text:p>91.7935</text:p>
              </table:table-cell>
              <table:table-cell office:value-type="float" office:value="196.223">
                <text:p>196.2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2.0545">
                <text:p>92.0545</text:p>
              </table:table-cell>
              <table:table-cell office:value-type="float" office:value="196.223">
                <text:p>196.2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2.4735">
                <text:p>92.4735</text:p>
              </table:table-cell>
              <table:table-cell office:value-type="float" office:value="196.223">
                <text:p>196.2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2.8235">
                <text:p>92.8235</text:p>
              </table:table-cell>
              <table:table-cell office:value-type="float" office:value="196.223">
                <text:p>196.2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3.1495">
                <text:p>93.1495</text:p>
              </table:table-cell>
              <table:table-cell office:value-type="float" office:value="196.22">
                <text:p>196.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3.4007">
                <text:p>93.4007</text:p>
              </table:table-cell>
              <table:table-cell office:value-type="float" office:value="196.223">
                <text:p>196.2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3.7832">
                <text:p>93.7832</text:p>
              </table:table-cell>
              <table:table-cell office:value-type="float" office:value="196.225">
                <text:p>196.2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4.1332">
                <text:p>94.1332</text:p>
              </table:table-cell>
              <table:table-cell office:value-type="float" office:value="196.225">
                <text:p>196.2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4.3832">
                <text:p>94.3832</text:p>
              </table:table-cell>
              <table:table-cell office:value-type="float" office:value="196.225">
                <text:p>196.2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4.7411">
                <text:p>94.7411</text:p>
              </table:table-cell>
              <table:table-cell office:value-type="float" office:value="196.225">
                <text:p>196.2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4.9562">
                <text:p>94.9562</text:p>
              </table:table-cell>
              <table:table-cell office:value-type="float" office:value="196.225">
                <text:p>196.2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5.2821">
                <text:p>95.2821</text:p>
              </table:table-cell>
              <table:table-cell office:value-type="float" office:value="196.225">
                <text:p>196.2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5.6023">
                <text:p>95.6023</text:p>
              </table:table-cell>
              <table:table-cell office:value-type="float" office:value="196.225">
                <text:p>196.2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6.0023">
                <text:p>96.0023</text:p>
              </table:table-cell>
              <table:table-cell office:value-type="float" office:value="197.565">
                <text:p>197.5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6.3064">
                <text:p>96.3064</text:p>
              </table:table-cell>
              <table:table-cell office:value-type="float" office:value="197.565">
                <text:p>197.5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6.6465">
                <text:p>96.6465</text:p>
              </table:table-cell>
              <table:table-cell office:value-type="float" office:value="197.565">
                <text:p>197.5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6.9465">
                <text:p>96.9465</text:p>
              </table:table-cell>
              <table:table-cell office:value-type="float" office:value="197.565">
                <text:p>197.5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7.226">
                <text:p>97.226</text:p>
              </table:table-cell>
              <table:table-cell office:value-type="float" office:value="197.565">
                <text:p>197.5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7.487">
                <text:p>97.487</text:p>
              </table:table-cell>
              <table:table-cell office:value-type="float" office:value="197.565">
                <text:p>197.5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7.8129">
                <text:p>97.8129</text:p>
              </table:table-cell>
              <table:table-cell office:value-type="float" office:value="197.565">
                <text:p>197.5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8.0629">
                <text:p>98.0629</text:p>
              </table:table-cell>
              <table:table-cell office:value-type="float" office:value="197.565">
                <text:p>197.5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8.3629">
                <text:p>98.3629</text:p>
              </table:table-cell>
              <table:table-cell office:value-type="float" office:value="197.565">
                <text:p>197.5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8.6629">
                <text:p>98.6629</text:p>
              </table:table-cell>
              <table:table-cell office:value-type="float" office:value="197.565">
                <text:p>197.5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8.6629">
                <text:p>98.6629</text:p>
              </table:table-cell>
              <table:table-cell office:value-type="float" office:value="197.565">
                <text:p>197.5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9.338">
                <text:p>99.338</text:p>
              </table:table-cell>
              <table:table-cell office:value-type="float" office:value="197.565">
                <text:p>197.5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9.688">
                <text:p>99.688</text:p>
              </table:table-cell>
              <table:table-cell office:value-type="float" office:value="197.563">
                <text:p>197.5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0.001">
                <text:p>100.001</text:p>
              </table:table-cell>
              <table:table-cell office:value-type="float" office:value="197.563">
                <text:p>197.5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0.326">
                <text:p>100.326</text:p>
              </table:table-cell>
              <table:table-cell office:value-type="float" office:value="198.058">
                <text:p>198.0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0.626">
                <text:p>100.626</text:p>
              </table:table-cell>
              <table:table-cell office:value-type="float" office:value="198.058">
                <text:p>198.0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0.626">
                <text:p>100.626</text:p>
              </table:table-cell>
              <table:table-cell office:value-type="float" office:value="198.058">
                <text:p>198.0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1.226">
                <text:p>101.226</text:p>
              </table:table-cell>
              <table:table-cell office:value-type="float" office:value="198.058">
                <text:p>198.0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1.607">
                <text:p>101.607</text:p>
              </table:table-cell>
              <table:table-cell office:value-type="float" office:value="198.058">
                <text:p>198.0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1.958">
                <text:p>101.958</text:p>
              </table:table-cell>
              <table:table-cell office:value-type="float" office:value="198.058">
                <text:p>198.0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2.228">
                <text:p>102.228</text:p>
              </table:table-cell>
              <table:table-cell office:value-type="float" office:value="198.058">
                <text:p>198.0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2.586">
                <text:p>102.586</text:p>
              </table:table-cell>
              <table:table-cell office:value-type="float" office:value="198.52">
                <text:p>198.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2.886">
                <text:p>102.886</text:p>
              </table:table-cell>
              <table:table-cell office:value-type="float" office:value="198.52">
                <text:p>198.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3.255">
                <text:p>103.255</text:p>
              </table:table-cell>
              <table:table-cell office:value-type="float" office:value="198.52">
                <text:p>198.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3.469">
                <text:p>103.469</text:p>
              </table:table-cell>
              <table:table-cell office:value-type="float" office:value="198.52">
                <text:p>198.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3.823">
                <text:p>103.823</text:p>
              </table:table-cell>
              <table:table-cell office:value-type="float" office:value="198.52">
                <text:p>198.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4.123">
                <text:p>104.123</text:p>
              </table:table-cell>
              <table:table-cell office:value-type="float" office:value="198.92">
                <text:p>198.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4.336">
                <text:p>104.336</text:p>
              </table:table-cell>
              <table:table-cell office:value-type="float" office:value="198.918">
                <text:p>198.9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4.736">
                <text:p>104.736</text:p>
              </table:table-cell>
              <table:table-cell office:value-type="float" office:value="198.918">
                <text:p>198.9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4.938">
                <text:p>104.938</text:p>
              </table:table-cell>
              <table:table-cell office:value-type="float" office:value="198.918">
                <text:p>198.9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4.938">
                <text:p>104.938</text:p>
              </table:table-cell>
              <table:table-cell office:value-type="float" office:value="198.918">
                <text:p>198.9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5.653">
                <text:p>105.653</text:p>
              </table:table-cell>
              <table:table-cell office:value-type="float" office:value="198.918">
                <text:p>198.9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6.01">
                <text:p>106.01</text:p>
              </table:table-cell>
              <table:table-cell office:value-type="float" office:value="198.918">
                <text:p>198.9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6.311">
                <text:p>106.311</text:p>
              </table:table-cell>
              <table:table-cell office:value-type="float" office:value="198.92">
                <text:p>198.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6.611">
                <text:p>106.611</text:p>
              </table:table-cell>
              <table:table-cell office:value-type="float" office:value="198.915">
                <text:p>198.9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6.874">
                <text:p>106.874</text:p>
              </table:table-cell>
              <table:table-cell office:value-type="float" office:value="198.135">
                <text:p>198.1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7.224">
                <text:p>107.224</text:p>
              </table:table-cell>
              <table:table-cell office:value-type="float" office:value="198.338">
                <text:p>198.3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7.451">
                <text:p>107.451</text:p>
              </table:table-cell>
              <table:table-cell office:value-type="float" office:value="198.233">
                <text:p>198.2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7.451">
                <text:p>107.451</text:p>
              </table:table-cell>
              <table:table-cell office:value-type="float" office:value="197.975">
                <text:p>197.9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8.081">
                <text:p>108.081</text:p>
              </table:table-cell>
              <table:table-cell office:value-type="float" office:value="197.975">
                <text:p>197.9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8.081">
                <text:p>108.081</text:p>
              </table:table-cell>
              <table:table-cell office:value-type="float" office:value="197.975">
                <text:p>197.9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8.58">
                <text:p>108.5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8.725">
                <text:p>108.725</text:p>
              </table:table-cell>
              <table:table-cell office:value-type="float" office:value="197.348">
                <text:p>197.3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9.377">
                <text:p>109.377</text:p>
              </table:table-cell>
              <table:table-cell office:value-type="float" office:value="197.378">
                <text:p>197.3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9.678">
                <text:p>109.678</text:p>
              </table:table-cell>
              <table:table-cell office:value-type="float" office:value="197.385">
                <text:p>197.3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9.893">
                <text:p>109.893</text:p>
              </table:table-cell>
              <table:table-cell office:value-type="float" office:value="197.388">
                <text:p>197.3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0.093">
                <text:p>110.093</text:p>
              </table:table-cell>
              <table:table-cell office:value-type="float" office:value="197.395">
                <text:p>197.3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0.465">
                <text:p>110.465</text:p>
              </table:table-cell>
              <table:table-cell office:value-type="float" office:value="197.395">
                <text:p>197.3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0.799">
                <text:p>110.799</text:p>
              </table:table-cell>
              <table:table-cell office:value-type="float" office:value="197.395">
                <text:p>197.3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1.069">
                <text:p>111.069</text:p>
              </table:table-cell>
              <table:table-cell office:value-type="float" office:value="197.395">
                <text:p>197.3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1.371">
                <text:p>111.371</text:p>
              </table:table-cell>
              <table:table-cell office:value-type="float" office:value="197.395">
                <text:p>197.3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1.571">
                <text:p>111.571</text:p>
              </table:table-cell>
              <table:table-cell office:value-type="float" office:value="197.395">
                <text:p>197.3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1.88">
                <text:p>111.88</text:p>
              </table:table-cell>
              <table:table-cell office:value-type="float" office:value="197.395">
                <text:p>197.3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1.88">
                <text:p>111.88</text:p>
              </table:table-cell>
              <table:table-cell office:value-type="float" office:value="197.395">
                <text:p>197.3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2.475">
                <text:p>112.475</text:p>
              </table:table-cell>
              <table:table-cell office:value-type="float" office:value="197.395">
                <text:p>197.3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2.705">
                <text:p>112.705</text:p>
              </table:table-cell>
              <table:table-cell office:value-type="float" office:value="198.588">
                <text:p>198.5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3.03">
                <text:p>113.03</text:p>
              </table:table-cell>
              <table:table-cell office:value-type="float" office:value="198.588">
                <text:p>198.5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3.243">
                <text:p>113.243</text:p>
              </table:table-cell>
              <table:table-cell office:value-type="float" office:value="198.588">
                <text:p>198.5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3.566">
                <text:p>113.566</text:p>
              </table:table-cell>
              <table:table-cell office:value-type="float" office:value="198.905">
                <text:p>198.9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3.816">
                <text:p>113.816</text:p>
              </table:table-cell>
              <table:table-cell office:value-type="float" office:value="198.905">
                <text:p>198.9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4.166">
                <text:p>114.166</text:p>
              </table:table-cell>
              <table:table-cell office:value-type="float" office:value="198.903">
                <text:p>198.9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4.503">
                <text:p>114.503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4.803">
                <text:p>114.803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5.009">
                <text:p>115.009</text:p>
              </table:table-cell>
              <table:table-cell office:value-type="float" office:value="198.893">
                <text:p>198.8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5.31">
                <text:p>115.31</text:p>
              </table:table-cell>
              <table:table-cell office:value-type="float" office:value="198.89">
                <text:p>198.8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5.623">
                <text:p>115.623</text:p>
              </table:table-cell>
              <table:table-cell office:value-type="float" office:value="198.89">
                <text:p>198.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5.829">
                <text:p>115.829</text:p>
              </table:table-cell>
              <table:table-cell office:value-type="float" office:value="198.89">
                <text:p>198.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6.163">
                <text:p>116.163</text:p>
              </table:table-cell>
              <table:table-cell office:value-type="float" office:value="198.148">
                <text:p>198.1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6.386">
                <text:p>116.386</text:p>
              </table:table-cell>
              <table:table-cell office:value-type="float" office:value="198.125">
                <text:p>198.1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6.786">
                <text:p>116.786</text:p>
              </table:table-cell>
              <table:table-cell office:value-type="float" office:value="198.125">
                <text:p>198.1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7.066">
                <text:p>117.066</text:p>
              </table:table-cell>
              <table:table-cell office:value-type="float" office:value="198.125">
                <text:p>198.1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7.191">
                <text:p>117.191</text:p>
              </table:table-cell>
              <table:table-cell office:value-type="float" office:value="198.123">
                <text:p>198.1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7.5">
                <text:p>117.5</text:p>
              </table:table-cell>
              <table:table-cell office:value-type="float" office:value="198.123">
                <text:p>198.1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7.825">
                <text:p>117.825</text:p>
              </table:table-cell>
              <table:table-cell office:value-type="float" office:value="198.13">
                <text:p>198.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8.025">
                <text:p>118.025</text:p>
              </table:table-cell>
              <table:table-cell office:value-type="float" office:value="198.14">
                <text:p>198.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8.326">
                <text:p>118.326</text:p>
              </table:table-cell>
              <table:table-cell office:value-type="float" office:value="198.135">
                <text:p>198.1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8.63">
                <text:p>118.63</text:p>
              </table:table-cell>
              <table:table-cell office:value-type="float" office:value="198.13">
                <text:p>198.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8.98">
                <text:p>118.98</text:p>
              </table:table-cell>
              <table:table-cell office:value-type="float" office:value="198.13">
                <text:p>198.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9.23">
                <text:p>119.23</text:p>
              </table:table-cell>
              <table:table-cell office:value-type="float" office:value="198.13">
                <text:p>198.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9.23">
                <text:p>119.23</text:p>
              </table:table-cell>
              <table:table-cell office:value-type="float" office:value="198.133">
                <text:p>198.1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9.675">
                <text:p>119.675</text:p>
              </table:table-cell>
              <table:table-cell office:value-type="float" office:value="198.128">
                <text:p>198.1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0">
                <text:p>120</text:p>
              </table:table-cell>
              <table:table-cell office:value-type="float" office:value="198.133">
                <text:p>198.1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0.25">
                <text:p>120.25</text:p>
              </table:table-cell>
              <table:table-cell office:value-type="float" office:value="198.145">
                <text:p>198.1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0.608">
                <text:p>120.608</text:p>
              </table:table-cell>
              <table:table-cell office:value-type="float" office:value="198.145">
                <text:p>198.1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0.909">
                <text:p>120.909</text:p>
              </table:table-cell>
              <table:table-cell office:value-type="float" office:value="198.153">
                <text:p>198.1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1.184">
                <text:p>121.184</text:p>
              </table:table-cell>
              <table:table-cell office:value-type="float" office:value="198.155">
                <text:p>198.1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1.51">
                <text:p>121.51</text:p>
              </table:table-cell>
              <table:table-cell office:value-type="float" office:value="198.103">
                <text:p>198.1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1.91">
                <text:p>121.91</text:p>
              </table:table-cell>
              <table:table-cell office:value-type="float" office:value="198.103">
                <text:p>198.1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2.285">
                <text:p>122.285</text:p>
              </table:table-cell>
              <table:table-cell office:value-type="float" office:value="198.108">
                <text:p>198.1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2.536">
                <text:p>122.536</text:p>
              </table:table-cell>
              <table:table-cell office:value-type="float" office:value="198.11">
                <text:p>198.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2.908">
                <text:p>122.908</text:p>
              </table:table-cell>
              <table:table-cell office:value-type="float" office:value="198.113">
                <text:p>198.1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3.145">
                <text:p>123.145</text:p>
              </table:table-cell>
              <table:table-cell office:value-type="float" office:value="198.115">
                <text:p>198.1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3.454">
                <text:p>123.454</text:p>
              </table:table-cell>
              <table:table-cell office:value-type="float" office:value="198.115">
                <text:p>198.1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3.755">
                <text:p>123.755</text:p>
              </table:table-cell>
              <table:table-cell office:value-type="float" office:value="198.115">
                <text:p>198.1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4.04">
                <text:p>124.04</text:p>
              </table:table-cell>
              <table:table-cell office:value-type="float" office:value="198.123">
                <text:p>198.1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4.267">
                <text:p>124.267</text:p>
              </table:table-cell>
              <table:table-cell office:value-type="float" office:value="198.133">
                <text:p>198.1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4.419">
                <text:p>124.419</text:p>
              </table:table-cell>
              <table:table-cell office:value-type="float" office:value="198.133">
                <text:p>198.1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4.544">
                <text:p>124.544</text:p>
              </table:table-cell>
              <table:table-cell office:value-type="float" office:value="198.14">
                <text:p>198.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4.544">
                <text:p>124.544</text:p>
              </table:table-cell>
              <table:table-cell office:value-type="float" office:value="198.143">
                <text:p>198.1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5.078">
                <text:p>125.078</text:p>
              </table:table-cell>
              <table:table-cell office:value-type="float" office:value="198.148">
                <text:p>198.14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5.378">
                <text:p>125.378</text:p>
              </table:table-cell>
              <table:table-cell office:value-type="float" office:value="198.155">
                <text:p>198.1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5.378">
                <text:p>125.378</text:p>
              </table:table-cell>
              <table:table-cell office:value-type="float" office:value="198.165">
                <text:p>198.1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6.02">
                <text:p>126.02</text:p>
              </table:table-cell>
              <table:table-cell office:value-type="float" office:value="198.173">
                <text:p>198.1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6.329">
                <text:p>126.329</text:p>
              </table:table-cell>
              <table:table-cell office:value-type="float" office:value="198.19">
                <text:p>198.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6.329">
                <text:p>126.329</text:p>
              </table:table-cell>
              <table:table-cell office:value-type="float" office:value="198.215">
                <text:p>198.2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6.929">
                <text:p>126.929</text:p>
              </table:table-cell>
              <table:table-cell office:value-type="float" office:value="198.24">
                <text:p>198.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7.229">
                <text:p>127.229</text:p>
              </table:table-cell>
              <table:table-cell office:value-type="float" office:value="198.253">
                <text:p>198.2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7.229">
                <text:p>127.229</text:p>
              </table:table-cell>
              <table:table-cell office:value-type="float" office:value="198.268">
                <text:p>198.2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7.529">
                <text:p>127.529</text:p>
              </table:table-cell>
              <table:table-cell office:value-type="float" office:value="198.268">
                <text:p>198.2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8.144">
                <text:p>128.144</text:p>
              </table:table-cell>
              <table:table-cell office:value-type="float" office:value="198.955">
                <text:p>198.9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8.495">
                <text:p>128.495</text:p>
              </table:table-cell>
              <table:table-cell office:value-type="float" office:value="198.953">
                <text:p>198.9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8.495">
                <text:p>128.495</text:p>
              </table:table-cell>
              <table:table-cell office:value-type="float" office:value="198.953">
                <text:p>198.9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9.085">
                <text:p>129.085</text:p>
              </table:table-cell>
              <table:table-cell office:value-type="float" office:value="198.953">
                <text:p>198.9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9.364">
                <text:p>129.364</text:p>
              </table:table-cell>
              <table:table-cell office:value-type="float" office:value="198.95">
                <text:p>198.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9.94">
                <text:p>129.94</text:p>
              </table:table-cell>
              <table:table-cell office:value-type="float" office:value="199.073">
                <text:p>199.0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0.117">
                <text:p>130.117</text:p>
              </table:table-cell>
              <table:table-cell office:value-type="float" office:value="198.895">
                <text:p>198.8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0.342">
                <text:p>130.342</text:p>
              </table:table-cell>
              <table:table-cell office:value-type="float" office:value="198.835">
                <text:p>198.8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0.567">
                <text:p>130.567</text:p>
              </table:table-cell>
              <table:table-cell office:value-type="float" office:value="198.798">
                <text:p>198.7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0.767">
                <text:p>130.767</text:p>
              </table:table-cell>
              <table:table-cell office:value-type="float" office:value="198.793">
                <text:p>198.7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1.167">
                <text:p>131.167</text:p>
              </table:table-cell>
              <table:table-cell office:value-type="float" office:value="198.793">
                <text:p>198.7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1.367">
                <text:p>131.367</text:p>
              </table:table-cell>
              <table:table-cell office:value-type="float" office:value="200.073">
                <text:p>200.0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1.667">
                <text:p>131.667</text:p>
              </table:table-cell>
              <table:table-cell office:value-type="float" office:value="200.428">
                <text:p>200.42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1.667">
                <text:p>131.667</text:p>
              </table:table-cell>
              <table:table-cell office:value-type="float" office:value="200.428">
                <text:p>200.4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2.118">
                <text:p>132.118</text:p>
              </table:table-cell>
              <table:table-cell office:value-type="float" office:value="201.053">
                <text:p>201.0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2.118">
                <text:p>132.118</text:p>
              </table:table-cell>
              <table:table-cell office:value-type="float" office:value="201.05">
                <text:p>201.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2.743">
                <text:p>132.743</text:p>
              </table:table-cell>
              <table:table-cell office:value-type="float" office:value="202.938">
                <text:p>202.9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3.093">
                <text:p>133.093</text:p>
              </table:table-cell>
              <table:table-cell office:value-type="float" office:value="202.91">
                <text:p>202.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3.343">
                <text:p>133.343</text:p>
              </table:table-cell>
              <table:table-cell office:value-type="float" office:value="203.513">
                <text:p>203.5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3.679">
                <text:p>133.679</text:p>
              </table:table-cell>
              <table:table-cell office:value-type="float" office:value="203.513">
                <text:p>203.5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3.94">
                <text:p>133.94</text:p>
              </table:table-cell>
              <table:table-cell office:value-type="float" office:value="203.91">
                <text:p>203.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4.153">
                <text:p>134.153</text:p>
              </table:table-cell>
              <table:table-cell office:value-type="float" office:value="203.908">
                <text:p>203.9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4.445">
                <text:p>134.445</text:p>
              </table:table-cell>
              <table:table-cell office:value-type="float" office:value="203.9">
                <text:p>203.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4.445">
                <text:p>134.445</text:p>
              </table:table-cell>
              <table:table-cell office:value-type="float" office:value="202.135">
                <text:p>202.1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5.623">
                <text:p>135.623</text:p>
              </table:table-cell>
              <table:table-cell office:value-type="float" office:value="201.85">
                <text:p>201.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6.059">
                <text:p>136.059</text:p>
              </table:table-cell>
              <table:table-cell office:value-type="float" office:value="203.03">
                <text:p>203.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6.384">
                <text:p>136.384</text:p>
              </table:table-cell>
              <table:table-cell office:value-type="float" office:value="204.27">
                <text:p>204.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6.734">
                <text:p>136.734</text:p>
              </table:table-cell>
              <table:table-cell office:value-type="float" office:value="206.053">
                <text:p>206.0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7.009">
                <text:p>137.009</text:p>
              </table:table-cell>
              <table:table-cell office:value-type="float" office:value="207.338">
                <text:p>207.3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7.335">
                <text:p>137.335</text:p>
              </table:table-cell>
              <table:table-cell office:value-type="float" office:value="208.388">
                <text:p>208.38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7.585">
                <text:p>137.585</text:p>
              </table:table-cell>
              <table:table-cell office:value-type="float" office:value="209.275">
                <text:p>209.2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7.985">
                <text:p>137.985</text:p>
              </table:table-cell>
              <table:table-cell office:value-type="float" office:value="210.903">
                <text:p>210.9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8.36">
                <text:p>138.36</text:p>
              </table:table-cell>
              <table:table-cell office:value-type="float" office:value="212.078">
                <text:p>212.0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8.71">
                <text:p>138.71</text:p>
              </table:table-cell>
              <table:table-cell office:value-type="float" office:value="213.32">
                <text:p>213.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9.06">
                <text:p>139.06</text:p>
              </table:table-cell>
              <table:table-cell office:value-type="float" office:value="214.57">
                <text:p>214.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9.237">
                <text:p>139.237</text:p>
              </table:table-cell>
              <table:table-cell office:value-type="float" office:value="215.09">
                <text:p>215.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9.34">
                <text:p>139.34</text:p>
              </table:table-cell>
              <table:table-cell office:value-type="float" office:value="220.085">
                <text:p>220.0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9.69">
                <text:p>139.69</text:p>
              </table:table-cell>
              <table:table-cell office:value-type="float" office:value="222.915">
                <text:p>222.9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0.04">
                <text:p>140.04</text:p>
              </table:table-cell>
              <table:table-cell office:value-type="float" office:value="223.813">
                <text:p>223.8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0.39">
                <text:p>140.39</text:p>
              </table:table-cell>
              <table:table-cell office:value-type="float" office:value="223.81">
                <text:p>223.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0.765">
                <text:p>140.765</text:p>
              </table:table-cell>
              <table:table-cell office:value-type="float" office:value="224.135">
                <text:p>224.1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1.115">
                <text:p>141.115</text:p>
              </table:table-cell>
              <table:table-cell office:value-type="float" office:value="224.643">
                <text:p>224.6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1.465">
                <text:p>141.465</text:p>
              </table:table-cell>
              <table:table-cell office:value-type="float" office:value="224.633">
                <text:p>224.6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1.769">
                <text:p>141.769</text:p>
              </table:table-cell>
              <table:table-cell office:value-type="float" office:value="224.64">
                <text:p>224.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2.267">
                <text:p>142.267</text:p>
              </table:table-cell>
              <table:table-cell office:value-type="float" office:value="225.173">
                <text:p>225.1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2.668">
                <text:p>142.668</text:p>
              </table:table-cell>
              <table:table-cell office:value-type="float" office:value="226.165">
                <text:p>226.16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2.968">
                <text:p>142.968</text:p>
              </table:table-cell>
              <table:table-cell office:value-type="float" office:value="226.753">
                <text:p>226.75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3.326">
                <text:p>143.326</text:p>
              </table:table-cell>
              <table:table-cell office:value-type="float" office:value="230.33">
                <text:p>230.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3.701">
                <text:p>143.701</text:p>
              </table:table-cell>
              <table:table-cell office:value-type="float" office:value="232.27">
                <text:p>232.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4.001">
                <text:p>144.001</text:p>
              </table:table-cell>
              <table:table-cell office:value-type="float" office:value="235.163">
                <text:p>235.1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4.401">
                <text:p>144.401</text:p>
              </table:table-cell>
              <table:table-cell office:value-type="float" office:value="246.43">
                <text:p>246.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4.701">
                <text:p>144.701</text:p>
              </table:table-cell>
              <table:table-cell office:value-type="float" office:value="250.325">
                <text:p>250.3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5.126">
                <text:p>145.126</text:p>
              </table:table-cell>
              <table:table-cell office:value-type="float" office:value="253.87">
                <text:p>253.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5.476">
                <text:p>145.476</text:p>
              </table:table-cell>
              <table:table-cell office:value-type="float" office:value="255.44">
                <text:p>255.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5.826">
                <text:p>145.826</text:p>
              </table:table-cell>
              <table:table-cell office:value-type="float" office:value="255.44">
                <text:p>255.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6.176">
                <text:p>146.176</text:p>
              </table:table-cell>
              <table:table-cell office:value-type="float" office:value="255.415">
                <text:p>255.4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6.621">
                <text:p>146.621</text:p>
              </table:table-cell>
              <table:table-cell office:value-type="float" office:value="255.44">
                <text:p>255.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6.996">
                <text:p>146.996</text:p>
              </table:table-cell>
              <table:table-cell office:value-type="float" office:value="255.44">
                <text:p>255.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7.396">
                <text:p>147.396</text:p>
              </table:table-cell>
              <table:table-cell office:value-type="float" office:value="255.438">
                <text:p>255.4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7.746">
                <text:p>147.746</text:p>
              </table:table-cell>
              <table:table-cell office:value-type="float" office:value="255.435">
                <text:p>255.4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8.048">
                <text:p>148.048</text:p>
              </table:table-cell>
              <table:table-cell office:value-type="float" office:value="255.438">
                <text:p>255.4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8.402">
                <text:p>148.402</text:p>
              </table:table-cell>
              <table:table-cell office:value-type="float" office:value="256.113">
                <text:p>256.1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8.854">
                <text:p>148.854</text:p>
              </table:table-cell>
              <table:table-cell office:value-type="float" office:value="255.873">
                <text:p>255.8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9.204">
                <text:p>149.204</text:p>
              </table:table-cell>
              <table:table-cell office:value-type="float" office:value="256.675">
                <text:p>256.6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9.505">
                <text:p>149.505</text:p>
              </table:table-cell>
              <table:table-cell office:value-type="float" office:value="257.028">
                <text:p>257.02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9.81">
                <text:p>149.81</text:p>
              </table:table-cell>
              <table:table-cell office:value-type="float" office:value="257.368">
                <text:p>257.3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0.16">
                <text:p>150.16</text:p>
              </table:table-cell>
              <table:table-cell office:value-type="float" office:value="259.59">
                <text:p>259.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0.51">
                <text:p>150.51</text:p>
              </table:table-cell>
              <table:table-cell office:value-type="float" office:value="259.59">
                <text:p>259.5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0.86">
                <text:p>150.86</text:p>
              </table:table-cell>
              <table:table-cell office:value-type="float" office:value="259.585">
                <text:p>259.5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1.235">
                <text:p>151.235</text:p>
              </table:table-cell>
              <table:table-cell office:value-type="float" office:value="259.583">
                <text:p>259.5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1.585">
                <text:p>151.585</text:p>
              </table:table-cell>
              <table:table-cell office:value-type="float" office:value="259.555">
                <text:p>259.5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1.935">
                <text:p>151.935</text:p>
              </table:table-cell>
              <table:table-cell office:value-type="float" office:value="259.55">
                <text:p>259.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2.235">
                <text:p>152.235</text:p>
              </table:table-cell>
              <table:table-cell office:value-type="float" office:value="259.548">
                <text:p>259.5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2.635">
                <text:p>152.635</text:p>
              </table:table-cell>
              <table:table-cell office:value-type="float" office:value="259.553">
                <text:p>259.5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2.914">
                <text:p>152.914</text:p>
              </table:table-cell>
              <table:table-cell office:value-type="float" office:value="259.55">
                <text:p>259.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3.039">
                <text:p>153.039</text:p>
              </table:table-cell>
              <table:table-cell office:value-type="float" office:value="259.545">
                <text:p>259.5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3.3">
                <text:p>153.3</text:p>
              </table:table-cell>
              <table:table-cell office:value-type="float" office:value="259.5">
                <text:p>259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3.675">
                <text:p>153.675</text:p>
              </table:table-cell>
              <table:table-cell office:value-type="float" office:value="259.493">
                <text:p>259.4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4.1">
                <text:p>154.1</text:p>
              </table:table-cell>
              <table:table-cell office:value-type="float" office:value="259.493">
                <text:p>259.4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4.45">
                <text:p>154.45</text:p>
              </table:table-cell>
              <table:table-cell office:value-type="float" office:value="259.435">
                <text:p>259.4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4.8">
                <text:p>154.8</text:p>
              </table:table-cell>
              <table:table-cell office:value-type="float" office:value="259.405">
                <text:p>259.4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5.15">
                <text:p>155.15</text:p>
              </table:table-cell>
              <table:table-cell office:value-type="float" office:value="259.403">
                <text:p>259.4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5.5">
                <text:p>155.5</text:p>
              </table:table-cell>
              <table:table-cell office:value-type="float" office:value="259.403">
                <text:p>259.40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5.9">
                <text:p>155.9</text:p>
              </table:table-cell>
              <table:table-cell office:value-type="float" office:value="259.403">
                <text:p>259.4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6.25">
                <text:p>156.25</text:p>
              </table:table-cell>
              <table:table-cell office:value-type="float" office:value="259.4">
                <text:p>259.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6.55">
                <text:p>156.55</text:p>
              </table:table-cell>
              <table:table-cell office:value-type="float" office:value="259.4">
                <text:p>259.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6.85">
                <text:p>156.85</text:p>
              </table:table-cell>
              <table:table-cell office:value-type="float" office:value="260.035">
                <text:p>260.0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6.85">
                <text:p>156.85</text:p>
              </table:table-cell>
              <table:table-cell office:value-type="float" office:value="260.483">
                <text:p>260.48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7.533">
                <text:p>157.533</text:p>
              </table:table-cell>
              <table:table-cell office:value-type="float" office:value="260.483">
                <text:p>260.48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7.833">
                <text:p>157.833</text:p>
              </table:table-cell>
              <table:table-cell office:value-type="float" office:value="260.483">
                <text:p>260.4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8.223">
                <text:p>158.223</text:p>
              </table:table-cell>
              <table:table-cell office:value-type="float" office:value="260.483">
                <text:p>260.48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8.612">
                <text:p>158.612</text:p>
              </table:table-cell>
              <table:table-cell office:value-type="float" office:value="260.483">
                <text:p>260.48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8.966">
                <text:p>158.966</text:p>
              </table:table-cell>
              <table:table-cell office:value-type="float" office:value="260.478">
                <text:p>260.4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9.266">
                <text:p>159.266</text:p>
              </table:table-cell>
              <table:table-cell office:value-type="float" office:value="260.478">
                <text:p>260.4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9.566">
                <text:p>159.566</text:p>
              </table:table-cell>
              <table:table-cell office:value-type="float" office:value="260.478">
                <text:p>260.4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9.879">
                <text:p>159.879</text:p>
              </table:table-cell>
              <table:table-cell office:value-type="float" office:value="260.478">
                <text:p>260.47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0.093">
                <text:p>160.093</text:p>
              </table:table-cell>
              <table:table-cell office:value-type="float" office:value="260.478">
                <text:p>260.4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0.283">
                <text:p>160.283</text:p>
              </table:table-cell>
              <table:table-cell office:value-type="float" office:value="260.478">
                <text:p>260.47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0.283">
                <text:p>160.283</text:p>
              </table:table-cell>
              <table:table-cell office:value-type="float" office:value="260.478">
                <text:p>260.47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0.739">
                <text:p>160.739</text:p>
              </table:table-cell>
              <table:table-cell office:value-type="float" office:value="260.488">
                <text:p>260.48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0.953">
                <text:p>160.953</text:p>
              </table:table-cell>
              <table:table-cell office:value-type="float" office:value="260.488">
                <text:p>260.4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1.08">
                <text:p>161.08</text:p>
              </table:table-cell>
              <table:table-cell office:value-type="float" office:value="260.488">
                <text:p>260.4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1.294">
                <text:p>161.294</text:p>
              </table:table-cell>
              <table:table-cell office:value-type="float" office:value="260.488">
                <text:p>260.4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1.519">
                <text:p>161.519</text:p>
              </table:table-cell>
              <table:table-cell office:value-type="float" office:value="260.488">
                <text:p>260.4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1.73">
                <text:p>161.73</text:p>
              </table:table-cell>
              <table:table-cell office:value-type="float" office:value="260.478">
                <text:p>260.47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1.981">
                <text:p>161.981</text:p>
              </table:table-cell>
              <table:table-cell office:value-type="float" office:value="260.49">
                <text:p>260.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2.224">
                <text:p>162.224</text:p>
              </table:table-cell>
              <table:table-cell office:value-type="float" office:value="260.49">
                <text:p>260.4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2.549">
                <text:p>162.549</text:p>
              </table:table-cell>
              <table:table-cell office:value-type="float" office:value="260.49">
                <text:p>260.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2.949">
                <text:p>162.949</text:p>
              </table:table-cell>
              <table:table-cell office:value-type="float" office:value="260.49">
                <text:p>260.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3.249">
                <text:p>163.249</text:p>
              </table:table-cell>
              <table:table-cell office:value-type="float" office:value="260.49">
                <text:p>260.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3.499">
                <text:p>163.499</text:p>
              </table:table-cell>
              <table:table-cell office:value-type="float" office:value="260.49">
                <text:p>260.4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3.76">
                <text:p>163.76</text:p>
              </table:table-cell>
              <table:table-cell office:value-type="float" office:value="260.49">
                <text:p>260.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3.996">
                <text:p>163.996</text:p>
              </table:table-cell>
              <table:table-cell office:value-type="float" office:value="260.48">
                <text:p>260.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4.242">
                <text:p>164.242</text:p>
              </table:table-cell>
              <table:table-cell office:value-type="float" office:value="260.48">
                <text:p>260.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4.479">
                <text:p>164.479</text:p>
              </table:table-cell>
              <table:table-cell office:value-type="float" office:value="260.49">
                <text:p>260.4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4.67">
                <text:p>164.67</text:p>
              </table:table-cell>
              <table:table-cell office:value-type="float" office:value="260.49">
                <text:p>260.4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4.949">
                <text:p>164.949</text:p>
              </table:table-cell>
              <table:table-cell office:value-type="float" office:value="260.938">
                <text:p>260.93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5.279">
                <text:p>165.279</text:p>
              </table:table-cell>
              <table:table-cell office:value-type="float" office:value="260.933">
                <text:p>260.9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5.555">
                <text:p>165.555</text:p>
              </table:table-cell>
              <table:table-cell office:value-type="float" office:value="260.923">
                <text:p>260.92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5.905">
                <text:p>165.905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6.155">
                <text:p>166.155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6.155">
                <text:p>166.155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6.755">
                <text:p>166.755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7.005">
                <text:p>167.005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7.305">
                <text:p>167.305</text:p>
              </table:table-cell>
              <table:table-cell office:value-type="float" office:value="260.873">
                <text:p>260.8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7.655">
                <text:p>167.655</text:p>
              </table:table-cell>
              <table:table-cell office:value-type="float" office:value="260.873">
                <text:p>260.87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7.959">
                <text:p>167.959</text:p>
              </table:table-cell>
              <table:table-cell office:value-type="float" office:value="260.873">
                <text:p>260.8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8.313">
                <text:p>168.313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8.579">
                <text:p>168.579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8.706">
                <text:p>168.706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9.078">
                <text:p>169.078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9.418">
                <text:p>169.418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9.668">
                <text:p>169.668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0.021">
                <text:p>170.021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0.358">
                <text:p>170.358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0.662">
                <text:p>170.662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1.158">
                <text:p>171.158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1.158">
                <text:p>171.158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1.778">
                <text:p>171.778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2.058">
                <text:p>172.058</text:p>
              </table:table-cell>
              <table:table-cell office:value-type="float" office:value="260.875">
                <text:p>260.8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2.85">
                <text:p>172.85</text:p>
              </table:table-cell>
              <table:table-cell office:value-type="float" office:value="261.01">
                <text:p>261.0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3.225">
                <text:p>173.225</text:p>
              </table:table-cell>
              <table:table-cell office:value-type="float" office:value="261.015">
                <text:p>261.0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3.471">
                <text:p>173.471</text:p>
              </table:table-cell>
              <table:table-cell office:value-type="float" office:value="261.02">
                <text:p>261.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3.826">
                <text:p>173.826</text:p>
              </table:table-cell>
              <table:table-cell office:value-type="float" office:value="261.018">
                <text:p>261.0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4.327">
                <text:p>174.327</text:p>
              </table:table-cell>
              <table:table-cell office:value-type="float" office:value="261.02">
                <text:p>261.0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4.927">
                <text:p>174.927</text:p>
              </table:table-cell>
              <table:table-cell office:value-type="float" office:value="261.02">
                <text:p>261.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5.427">
                <text:p>175.427</text:p>
              </table:table-cell>
              <table:table-cell office:value-type="float" office:value="261.02">
                <text:p>261.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5.852">
                <text:p>175.852</text:p>
              </table:table-cell>
              <table:table-cell office:value-type="float" office:value="261.02">
                <text:p>261.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6.122">
                <text:p>176.122</text:p>
              </table:table-cell>
              <table:table-cell office:value-type="float" office:value="261.02">
                <text:p>261.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6.122">
                <text:p>176.122</text:p>
              </table:table-cell>
              <table:table-cell office:value-type="float" office:value="261.523">
                <text:p>261.52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6.734">
                <text:p>176.734</text:p>
              </table:table-cell>
              <table:table-cell office:value-type="float" office:value="261.233">
                <text:p>261.2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7.039">
                <text:p>177.039</text:p>
              </table:table-cell>
              <table:table-cell office:value-type="float" office:value="261.23">
                <text:p>261.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7.414">
                <text:p>177.414</text:p>
              </table:table-cell>
              <table:table-cell office:value-type="float" office:value="261.233">
                <text:p>261.23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7.714">
                <text:p>177.714</text:p>
              </table:table-cell>
              <table:table-cell office:value-type="float" office:value="261.243">
                <text:p>261.2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8.114">
                <text:p>178.114</text:p>
              </table:table-cell>
              <table:table-cell office:value-type="float" office:value="261.63">
                <text:p>261.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8.464">
                <text:p>178.464</text:p>
              </table:table-cell>
              <table:table-cell office:value-type="float" office:value="261.625">
                <text:p>261.6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8.714">
                <text:p>178.714</text:p>
              </table:table-cell>
              <table:table-cell office:value-type="float" office:value="261.625">
                <text:p>261.6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9.239">
                <text:p>179.239</text:p>
              </table:table-cell>
              <table:table-cell office:value-type="float" office:value="261.625">
                <text:p>261.6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9.651">
                <text:p>179.651</text:p>
              </table:table-cell>
              <table:table-cell office:value-type="float" office:value="261.625">
                <text:p>261.6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0.151">
                <text:p>180.151</text:p>
              </table:table-cell>
              <table:table-cell office:value-type="float" office:value="261.625">
                <text:p>261.6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0.382">
                <text:p>180.382</text:p>
              </table:table-cell>
              <table:table-cell office:value-type="float" office:value="261.625">
                <text:p>261.6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0.732">
                <text:p>180.732</text:p>
              </table:table-cell>
              <table:table-cell office:value-type="float" office:value="261.625">
                <text:p>261.6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0.932">
                <text:p>180.932</text:p>
              </table:table-cell>
              <table:table-cell office:value-type="float" office:value="261.625">
                <text:p>261.6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1.282">
                <text:p>181.282</text:p>
              </table:table-cell>
              <table:table-cell office:value-type="float" office:value="262.393">
                <text:p>262.39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1.432">
                <text:p>181.432</text:p>
              </table:table-cell>
              <table:table-cell office:value-type="float" office:value="262.393">
                <text:p>262.3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1.782">
                <text:p>181.782</text:p>
              </table:table-cell>
              <table:table-cell office:value-type="float" office:value="262.393">
                <text:p>262.39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1.782">
                <text:p>181.782</text:p>
              </table:table-cell>
              <table:table-cell office:value-type="float" office:value="262.39">
                <text:p>262.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2.133">
                <text:p>182.133</text:p>
              </table:table-cell>
              <table:table-cell office:value-type="float" office:value="262.39">
                <text:p>262.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2.813">
                <text:p>182.813</text:p>
              </table:table-cell>
              <table:table-cell office:value-type="float" office:value="263.613">
                <text:p>263.6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3.117">
                <text:p>183.117</text:p>
              </table:table-cell>
              <table:table-cell office:value-type="float" office:value="263.61">
                <text:p>263.6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3.367">
                <text:p>183.367</text:p>
              </table:table-cell>
              <table:table-cell office:value-type="float" office:value="264.065">
                <text:p>264.0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3.806">
                <text:p>183.806</text:p>
              </table:table-cell>
              <table:table-cell office:value-type="float" office:value="261.683">
                <text:p>261.68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4.187">
                <text:p>184.187</text:p>
              </table:table-cell>
              <table:table-cell office:value-type="float" office:value="261.69">
                <text:p>261.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4.378">
                <text:p>184.378</text:p>
              </table:table-cell>
              <table:table-cell office:value-type="float" office:value="261.69">
                <text:p>261.6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4.731">
                <text:p>184.731</text:p>
              </table:table-cell>
              <table:table-cell office:value-type="float" office:value="261.69">
                <text:p>261.6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4.731">
                <text:p>184.731</text:p>
              </table:table-cell>
              <table:table-cell office:value-type="float" office:value="261.688">
                <text:p>261.6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5.335">
                <text:p>185.335</text:p>
              </table:table-cell>
              <table:table-cell office:value-type="float" office:value="261.685">
                <text:p>261.6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5.61">
                <text:p>185.61</text:p>
              </table:table-cell>
              <table:table-cell office:value-type="float" office:value="261.683">
                <text:p>261.6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5.61">
                <text:p>185.61</text:p>
              </table:table-cell>
              <table:table-cell office:value-type="float" office:value="262.133">
                <text:p>262.13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6.36">
                <text:p>186.36</text:p>
              </table:table-cell>
              <table:table-cell office:value-type="float" office:value="262.133">
                <text:p>262.13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6.71">
                <text:p>186.71</text:p>
              </table:table-cell>
              <table:table-cell office:value-type="float" office:value="262.078">
                <text:p>262.07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7.012">
                <text:p>187.012</text:p>
              </table:table-cell>
              <table:table-cell office:value-type="float" office:value="262.073">
                <text:p>262.07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7.012">
                <text:p>187.012</text:p>
              </table:table-cell>
              <table:table-cell office:value-type="float" office:value="262.068">
                <text:p>262.0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7.312">
                <text:p>187.312</text:p>
              </table:table-cell>
              <table:table-cell office:value-type="float" office:value="261.733">
                <text:p>261.73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8.092">
                <text:p>188.092</text:p>
              </table:table-cell>
              <table:table-cell office:value-type="float" office:value="261.723">
                <text:p>261.7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8.338">
                <text:p>188.338</text:p>
              </table:table-cell>
              <table:table-cell office:value-type="float" office:value="261.655">
                <text:p>261.6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8.727">
                <text:p>188.727</text:p>
              </table:table-cell>
              <table:table-cell office:value-type="float" office:value="261.658">
                <text:p>261.65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8.827">
                <text:p>188.827</text:p>
              </table:table-cell>
              <table:table-cell office:value-type="float" office:value="261.658">
                <text:p>261.6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9.093">
                <text:p>189.093</text:p>
              </table:table-cell>
              <table:table-cell office:value-type="float" office:value="261.66">
                <text:p>261.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9.377">
                <text:p>189.377</text:p>
              </table:table-cell>
              <table:table-cell office:value-type="float" office:value="261.793">
                <text:p>261.79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9.537">
                <text:p>189.537</text:p>
              </table:table-cell>
              <table:table-cell office:value-type="float" office:value="261.793">
                <text:p>261.79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9.717">
                <text:p>189.717</text:p>
              </table:table-cell>
              <table:table-cell office:value-type="float" office:value="261.793">
                <text:p>261.7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0.03">
                <text:p>190.03</text:p>
              </table:table-cell>
              <table:table-cell office:value-type="float" office:value="261.795">
                <text:p>261.7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0.53">
                <text:p>190.53</text:p>
              </table:table-cell>
              <table:table-cell office:value-type="float" office:value="261.798">
                <text:p>261.7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0.94">
                <text:p>190.94</text:p>
              </table:table-cell>
              <table:table-cell office:value-type="float" office:value="261.798">
                <text:p>261.7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91.065">
                <text:p>191.065</text:p>
              </table:table-cell>
              <table:table-cell office:value-type="float" office:value="261.798">
                <text:p>261.7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1.313">
                <text:p>191.313</text:p>
              </table:table-cell>
              <table:table-cell office:value-type="float" office:value="261.8">
                <text:p>261.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1.646">
                <text:p>191.646</text:p>
              </table:table-cell>
              <table:table-cell office:value-type="float" office:value="261.803">
                <text:p>261.8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1.948">
                <text:p>191.948</text:p>
              </table:table-cell>
              <table:table-cell office:value-type="float" office:value="261.803">
                <text:p>261.8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2.073">
                <text:p>192.073</text:p>
              </table:table-cell>
              <table:table-cell office:value-type="float" office:value="261.805">
                <text:p>261.8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2.152">
                <text:p>192.152</text:p>
              </table:table-cell>
              <table:table-cell office:value-type="float" office:value="261.805">
                <text:p>261.8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2.461">
                <text:p>192.461</text:p>
              </table:table-cell>
              <table:table-cell office:value-type="float" office:value="261.805">
                <text:p>261.8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2.661">
                <text:p>192.661</text:p>
              </table:table-cell>
              <table:table-cell office:value-type="float" office:value="261.805">
                <text:p>261.8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2.961">
                <text:p>192.961</text:p>
              </table:table-cell>
              <table:table-cell office:value-type="float" office:value="261.808">
                <text:p>261.8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3.311">
                <text:p>193.311</text:p>
              </table:table-cell>
              <table:table-cell office:value-type="float" office:value="261.808">
                <text:p>261.8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93.311">
                <text:p>193.311</text:p>
              </table:table-cell>
              <table:table-cell office:value-type="float" office:value="261.808">
                <text:p>261.80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94.015">
                <text:p>194.015</text:p>
              </table:table-cell>
              <table:table-cell office:value-type="float" office:value="261.81">
                <text:p>261.8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4.015">
                <text:p>194.015</text:p>
              </table:table-cell>
              <table:table-cell office:value-type="float" office:value="261.813">
                <text:p>261.8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4.6">
                <text:p>194.6</text:p>
              </table:table-cell>
              <table:table-cell office:value-type="float" office:value="261.813">
                <text:p>261.8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4.909">
                <text:p>194.909</text:p>
              </table:table-cell>
              <table:table-cell office:value-type="float" office:value="261.815">
                <text:p>261.8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5.235">
                <text:p>195.235</text:p>
              </table:table-cell>
              <table:table-cell office:value-type="float" office:value="261.815">
                <text:p>261.8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5.544">
                <text:p>195.544</text:p>
              </table:table-cell>
              <table:table-cell office:value-type="float" office:value="262.43">
                <text:p>262.4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5.87">
                <text:p>195.87</text:p>
              </table:table-cell>
              <table:table-cell office:value-type="float" office:value="262.43">
                <text:p>262.4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6.07">
                <text:p>196.07</text:p>
              </table:table-cell>
              <table:table-cell office:value-type="float" office:value="262.43">
                <text:p>262.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6.07">
                <text:p>196.07</text:p>
              </table:table-cell>
              <table:table-cell office:value-type="float" office:value="262.43">
                <text:p>262.4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6.62">
                <text:p>196.62</text:p>
              </table:table-cell>
              <table:table-cell office:value-type="float" office:value="262.43">
                <text:p>262.4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6.99">
                <text:p>196.99</text:p>
              </table:table-cell>
              <table:table-cell office:value-type="float" office:value="262.43">
                <text:p>262.4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7.314">
                <text:p>197.314</text:p>
              </table:table-cell>
              <table:table-cell office:value-type="float" office:value="262.43">
                <text:p>262.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7.615">
                <text:p>197.615</text:p>
              </table:table-cell>
              <table:table-cell office:value-type="float" office:value="262.43">
                <text:p>262.4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7.915">
                <text:p>197.915</text:p>
              </table:table-cell>
              <table:table-cell office:value-type="float" office:value="262.43">
                <text:p>262.4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8.215">
                <text:p>198.215</text:p>
              </table:table-cell>
              <table:table-cell office:value-type="float" office:value="262.43">
                <text:p>262.4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98.465">
                <text:p>198.465</text:p>
              </table:table-cell>
              <table:table-cell office:value-type="float" office:value="262.43">
                <text:p>262.4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8.765">
                <text:p>198.765</text:p>
              </table:table-cell>
              <table:table-cell office:value-type="float" office:value="262.43">
                <text:p>262.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98.765">
                <text:p>198.765</text:p>
              </table:table-cell>
              <table:table-cell office:value-type="float" office:value="262.43">
                <text:p>262.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99.423">
                <text:p>199.423</text:p>
              </table:table-cell>
              <table:table-cell office:value-type="float" office:value="261.523">
                <text:p>261.5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9.746">
                <text:p>199.746</text:p>
              </table:table-cell>
              <table:table-cell office:value-type="float" office:value="261.363">
                <text:p>261.3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0.278">
                <text:p>200.278</text:p>
              </table:table-cell>
              <table:table-cell office:value-type="float" office:value="261.528">
                <text:p>261.52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1.078">
                <text:p>201.078</text:p>
              </table:table-cell>
              <table:table-cell office:value-type="float" office:value="261.528">
                <text:p>261.5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1.578">
                <text:p>201.578</text:p>
              </table:table-cell>
              <table:table-cell office:value-type="float" office:value="261.528">
                <text:p>261.5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1.972">
                <text:p>201.972</text:p>
              </table:table-cell>
              <table:table-cell office:value-type="float" office:value="261.528">
                <text:p>261.52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2.344">
                <text:p>202.344</text:p>
              </table:table-cell>
              <table:table-cell office:value-type="float" office:value="261.528">
                <text:p>261.5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3.144">
                <text:p>203.144</text:p>
              </table:table-cell>
              <table:table-cell office:value-type="float" office:value="261.53">
                <text:p>261.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3.744">
                <text:p>203.744</text:p>
              </table:table-cell>
              <table:table-cell office:value-type="float" office:value="261.53">
                <text:p>261.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3.944">
                <text:p>203.944</text:p>
              </table:table-cell>
              <table:table-cell office:value-type="float" office:value="261.533">
                <text:p>261.53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4.284">
                <text:p>204.284</text:p>
              </table:table-cell>
              <table:table-cell office:value-type="float" office:value="261.533">
                <text:p>261.5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4.284">
                <text:p>204.284</text:p>
              </table:table-cell>
              <table:table-cell office:value-type="float" office:value="261.533">
                <text:p>261.5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Area Coverage</text:p>
        </chart:title>
        <chart:plot-area chart:style-name="ch3" table:cell-range-address="Sheet1.C2:Sheet1.C675 Sheet1.I2:Sheet1.I675" svg:x="1.331cm" svg:y="1.301cm" svg:width="14.349cm" svg:height="6.538cm">
          <chartooo:coordinate-region svg:x="2.138cm" svg:y="1.5cm" svg:width="13.262cm" svg:height="5.692cm"/>
          <chart:axis chart:dimension="x" chart:name="primary-x" chart:style-name="ch4">
            <chart:title svg:x="7.535cm" svg:y="8.019cm" chart:style-name="ch5">
              <text:p>Distance (m)</text:p>
            </chart:title>
          </chart:axis>
          <chart:axis chart:dimension="y" chart:name="primary-y" chart:style-name="ch6">
            <chart:title svg:x="0.451cm" svg:y="6.082cm" chart:style-name="ch7">
              <text:p>Remaining Area (%)</text:p>
            </chart:title>
            <chart:grid chart:style-name="ch8" chart:class="major"/>
          </chart:axis>
          <chart:series chart:style-name="ch9" chart:values-cell-range-address="Sheet1.I2:Sheet1.I675" chart:class="chart:scatter">
            <chart:domain table:cell-range-address="Sheet1.C2:Sheet1.C675"/>
            <chart:data-point chart:repeated="67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675</svg:desc>
                </draw:g>
              </table:table-cell>
              <table:table-cell office:value-type="float" office:value="100">
                <text:p>100</text:p>
                <draw:g>
                  <svg:desc>Sheet1.I2:Sheet1.I6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7003">
                <text:p>0.457003</text:p>
              </table:table-cell>
              <table:table-cell office:value-type="float" office:value="94.9776892399812">
                <text:p>94.9776892399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0603">
                <text:p>0.670603</text:p>
              </table:table-cell>
              <table:table-cell office:value-type="float" office:value="94.4519429670443">
                <text:p>94.4519429670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16824">
                <text:p>0.916824</text:p>
              </table:table-cell>
              <table:table-cell office:value-type="float" office:value="94.4834877434205">
                <text:p>94.4834877434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6305">
                <text:p>1.16305</text:p>
              </table:table-cell>
              <table:table-cell office:value-type="float" office:value="94.5427536869152">
                <text:p>94.5427536869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4255">
                <text:p>1.44255</text:p>
              </table:table-cell>
              <table:table-cell office:value-type="float" office:value="94.1154653523647">
                <text:p>94.1154653523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9995">
                <text:p>1.69995</text:p>
              </table:table-cell>
              <table:table-cell office:value-type="float" office:value="94.1173771569936">
                <text:p>94.1173771569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4385">
                <text:p>1.94385</text:p>
              </table:table-cell>
              <table:table-cell office:value-type="float" office:value="94.118333059308">
                <text:p>94.118333059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6817">
                <text:p>2.16817</text:p>
              </table:table-cell>
              <table:table-cell office:value-type="float" office:value="94.125024375509">
                <text:p>94.12502437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1817">
                <text:p>2.41817</text:p>
              </table:table-cell>
              <table:table-cell office:value-type="float" office:value="94.125024375509">
                <text:p>94.12502437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6817">
                <text:p>2.66817</text:p>
              </table:table-cell>
              <table:table-cell office:value-type="float" office:value="94.1259802778234">
                <text:p>94.1259802778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1817">
                <text:p>2.91817</text:p>
              </table:table-cell>
              <table:table-cell office:value-type="float" office:value="94.1259802778234">
                <text:p>94.1259802778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6817">
                <text:p>3.16817</text:p>
              </table:table-cell>
              <table:table-cell office:value-type="float" office:value="94.1259802778234">
                <text:p>94.12598027782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1817">
                <text:p>3.41817</text:p>
              </table:table-cell>
              <table:table-cell office:value-type="float" office:value="94.1269361801379">
                <text:p>94.1269361801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1817">
                <text:p>3.71817</text:p>
              </table:table-cell>
              <table:table-cell office:value-type="float" office:value="93.9500942519682">
                <text:p>93.950094251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9317">
                <text:p>3.99317</text:p>
              </table:table-cell>
              <table:table-cell office:value-type="float" office:value="93.6356023905205">
                <text:p>93.6356023905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4317">
                <text:p>4.24317</text:p>
              </table:table-cell>
              <table:table-cell office:value-type="float" office:value="93.5381003544486">
                <text:p>93.53810035444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44317">
                <text:p>4.44317</text:p>
              </table:table-cell>
              <table:table-cell office:value-type="float" office:value="93.5658215215671">
                <text:p>93.5658215215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8321">
                <text:p>4.78321</text:p>
              </table:table-cell>
              <table:table-cell office:value-type="float" office:value="93.2809626318667">
                <text:p>93.2809626318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06272">
                <text:p>5.06272</text:p>
              </table:table-cell>
              <table:table-cell office:value-type="float" office:value="93.008530472254">
                <text:p>93.008530472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41272">
                <text:p>5.41272</text:p>
              </table:table-cell>
              <table:table-cell office:value-type="float" office:value="92.6921268061774">
                <text:p>92.69212680617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1272">
                <text:p>5.71272</text:p>
              </table:table-cell>
              <table:table-cell office:value-type="float" office:value="92.4091797211059">
                <text:p>92.40917972110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06272">
                <text:p>6.06272</text:p>
              </table:table-cell>
              <table:table-cell office:value-type="float" office:value="92.0765257156841">
                <text:p>92.07652571568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3772">
                <text:p>6.33772</text:p>
              </table:table-cell>
              <table:table-cell office:value-type="float" office:value="88.8704293530835">
                <text:p>88.8704293530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1272">
                <text:p>6.71272</text:p>
              </table:table-cell>
              <table:table-cell office:value-type="float" office:value="87.1115690945311">
                <text:p>87.11156909453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6361">
                <text:p>7.06361</text:p>
              </table:table-cell>
              <table:table-cell office:value-type="float" office:value="86.285669494863">
                <text:p>86.285669494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36361">
                <text:p>7.36361</text:p>
              </table:table-cell>
              <table:table-cell office:value-type="float" office:value="85.4339605327052">
                <text:p>85.43396053270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67984">
                <text:p>7.67984</text:p>
              </table:table-cell>
              <table:table-cell office:value-type="float" office:value="84.7676966195471">
                <text:p>84.76769661954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95935">
                <text:p>7.95935</text:p>
              </table:table-cell>
              <table:table-cell office:value-type="float" office:value="84.1951111332031">
                <text:p>84.19511113320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3435">
                <text:p>8.23435</text:p>
              </table:table-cell>
              <table:table-cell office:value-type="float" office:value="80.0445832839451">
                <text:p>80.04458328394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50935">
                <text:p>8.50935</text:p>
              </table:table-cell>
              <table:table-cell office:value-type="float" office:value="78.5629346965775">
                <text:p>78.56293469657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0935">
                <text:p>8.80935</text:p>
              </table:table-cell>
              <table:table-cell office:value-type="float" office:value="77.480853276642">
                <text:p>77.480853276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05935">
                <text:p>9.05935</text:p>
              </table:table-cell>
              <table:table-cell office:value-type="float" office:value="76.8576049676331">
                <text:p>76.8576049676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36142">
                <text:p>9.36142</text:p>
              </table:table-cell>
              <table:table-cell office:value-type="float" office:value="76.4217135122528">
                <text:p>76.4217135122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61142">
                <text:p>9.61142</text:p>
              </table:table-cell>
              <table:table-cell office:value-type="float" office:value="75.99824878696">
                <text:p>75.99824878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91142">
                <text:p>9.91142</text:p>
              </table:table-cell>
              <table:table-cell office:value-type="float" office:value="75.7353756504915">
                <text:p>75.73537565049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1614">
                <text:p>10.1614</text:p>
              </table:table-cell>
              <table:table-cell office:value-type="float" office:value="75.7927297893574">
                <text:p>75.79272978935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4114">
                <text:p>10.4114</text:p>
              </table:table-cell>
              <table:table-cell office:value-type="float" office:value="75.7908179847285">
                <text:p>75.79081798472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6614">
                <text:p>10.6614</text:p>
              </table:table-cell>
              <table:table-cell office:value-type="float" office:value="75.7927297893574">
                <text:p>75.7927297893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9272">
                <text:p>10.9272</text:p>
              </table:table-cell>
              <table:table-cell office:value-type="float" office:value="75.7994211055584">
                <text:p>75.79942110555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1734">
                <text:p>11.1734</text:p>
              </table:table-cell>
              <table:table-cell office:value-type="float" office:value="75.7946415939862">
                <text:p>75.79464159398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3411">
                <text:p>11.3411</text:p>
              </table:table-cell>
              <table:table-cell office:value-type="float" office:value="75.7955974963006">
                <text:p>75.7955974963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6907">
                <text:p>11.6907</text:p>
              </table:table-cell>
              <table:table-cell office:value-type="float" office:value="75.6235350797031">
                <text:p>75.62353507970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941">
                <text:p>11.941</text:p>
              </table:table-cell>
              <table:table-cell office:value-type="float" office:value="75.6244909820176">
                <text:p>75.62449098201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2236">
                <text:p>12.2236</text:p>
              </table:table-cell>
              <table:table-cell office:value-type="float" office:value="75.632138200533">
                <text:p>75.6321382005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5236">
                <text:p>12.5236</text:p>
              </table:table-cell>
              <table:table-cell office:value-type="float" office:value="75.632138200533">
                <text:p>75.6321382005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7986">
                <text:p>12.7986</text:p>
              </table:table-cell>
              <table:table-cell office:value-type="float" office:value="75.6378736144196">
                <text:p>75.63787361441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9586">
                <text:p>12.9586</text:p>
              </table:table-cell>
              <table:table-cell office:value-type="float" office:value="75.632138200533">
                <text:p>75.6321382005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2788">
                <text:p>13.2788</text:p>
              </table:table-cell>
              <table:table-cell office:value-type="float" office:value="75.632138200533">
                <text:p>75.6321382005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595">
                <text:p>13.595</text:p>
              </table:table-cell>
              <table:table-cell office:value-type="float" office:value="75.632138200533">
                <text:p>75.6321382005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85">
                <text:p>13.85</text:p>
              </table:table-cell>
              <table:table-cell office:value-type="float" office:value="75.632138200533">
                <text:p>75.6321382005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1426">
                <text:p>14.1426</text:p>
              </table:table-cell>
              <table:table-cell office:value-type="float" office:value="75.632138200533">
                <text:p>75.6321382005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3676">
                <text:p>14.3676</text:p>
              </table:table-cell>
              <table:table-cell office:value-type="float" office:value="75.6330941028475">
                <text:p>75.63309410284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5738">
                <text:p>14.5738</text:p>
              </table:table-cell>
              <table:table-cell office:value-type="float" office:value="75.3673532594357">
                <text:p>75.36735325943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8939">
                <text:p>14.8939</text:p>
              </table:table-cell>
              <table:table-cell office:value-type="float" office:value="75.0930092951941">
                <text:p>75.0930092951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2697">
                <text:p>15.2697</text:p>
              </table:table-cell>
              <table:table-cell office:value-type="float" office:value="74.8712399582462">
                <text:p>74.87123995824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5197">
                <text:p>15.5197</text:p>
              </table:table-cell>
              <table:table-cell office:value-type="float" office:value="74.6408675004684">
                <text:p>74.6408675004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836">
                <text:p>15.836</text:p>
              </table:table-cell>
              <table:table-cell office:value-type="float" office:value="74.4984380556182">
                <text:p>74.49843805561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1401">
                <text:p>16.1401</text:p>
              </table:table-cell>
              <table:table-cell office:value-type="float" office:value="74.5003498602471">
                <text:p>74.5003498602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4901">
                <text:p>16.4901</text:p>
              </table:table-cell>
              <table:table-cell office:value-type="float" office:value="74.315860713562">
                <text:p>74.3158607135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6901">
                <text:p>16.6901</text:p>
              </table:table-cell>
              <table:table-cell office:value-type="float" office:value="74.3215961274485">
                <text:p>74.32159612744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9901">
                <text:p>16.9901</text:p>
              </table:table-cell>
              <table:table-cell office:value-type="float" office:value="74.1638722455675">
                <text:p>74.16387224556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2901">
                <text:p>17.2901</text:p>
              </table:table-cell>
              <table:table-cell office:value-type="float" office:value="74.1686517571396">
                <text:p>74.16865175713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4963">
                <text:p>17.4963</text:p>
              </table:table-cell>
              <table:table-cell office:value-type="float" office:value="73.9965893405421">
                <text:p>73.99658934054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7463">
                <text:p>17.7463</text:p>
              </table:table-cell>
              <table:table-cell office:value-type="float" office:value="73.998501145171">
                <text:p>73.9985011451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9463">
                <text:p>17.9463</text:p>
              </table:table-cell>
              <table:table-cell office:value-type="float" office:value="73.9994570474854">
                <text:p>73.99945704748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3279">
                <text:p>18.3279</text:p>
              </table:table-cell>
              <table:table-cell office:value-type="float" office:value="73.6046693916255">
                <text:p>73.60466939162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632">
                <text:p>18.632</text:p>
              </table:table-cell>
              <table:table-cell office:value-type="float" office:value="73.60562529394">
                <text:p>73.605625293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882">
                <text:p>18.882</text:p>
              </table:table-cell>
              <table:table-cell office:value-type="float" office:value="73.6065811962544">
                <text:p>73.6065811962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207">
                <text:p>19.207</text:p>
              </table:table-cell>
              <table:table-cell office:value-type="float" office:value="72.1526537760053">
                <text:p>72.15265377600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482">
                <text:p>19.482</text:p>
              </table:table-cell>
              <table:table-cell office:value-type="float" office:value="72.1536096783198">
                <text:p>72.15360967831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782">
                <text:p>19.782</text:p>
              </table:table-cell>
              <table:table-cell office:value-type="float" office:value="71.9547819969182">
                <text:p>71.95478199691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9956">
                <text:p>19.9956</text:p>
              </table:table-cell>
              <table:table-cell office:value-type="float" office:value="71.9547819969182">
                <text:p>71.9547819969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2456">
                <text:p>20.2456</text:p>
              </table:table-cell>
              <table:table-cell office:value-type="float" office:value="70.8277731682044">
                <text:p>70.82777316820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4956">
                <text:p>20.4956</text:p>
              </table:table-cell>
              <table:table-cell office:value-type="float" office:value="70.4492358516899">
                <text:p>70.44923585168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.7456">
                <text:p>20.7456</text:p>
              </table:table-cell>
              <table:table-cell office:value-type="float" office:value="70.3287921600716">
                <text:p>70.32879216007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0456">
                <text:p>21.0456</text:p>
              </table:table-cell>
              <table:table-cell office:value-type="float" office:value="70.2446727564017">
                <text:p>70.24467275640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.2956">
                <text:p>21.2956</text:p>
              </table:table-cell>
              <table:table-cell office:value-type="float" office:value="69.8269434449955">
                <text:p>69.82694344499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.6206">
                <text:p>21.6206</text:p>
              </table:table-cell>
              <table:table-cell office:value-type="float" office:value="69.7523830644699">
                <text:p>69.75238306446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9715">
                <text:p>21.9715</text:p>
              </table:table-cell>
              <table:table-cell office:value-type="float" office:value="69.4273762775635">
                <text:p>69.4273762775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.1951">
                <text:p>22.1951</text:p>
              </table:table-cell>
              <table:table-cell office:value-type="float" office:value="69.3862724780429">
                <text:p>69.38627247804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.4451">
                <text:p>22.4451</text:p>
              </table:table-cell>
              <table:table-cell office:value-type="float" office:value="69.3279624368627">
                <text:p>69.32796243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6451">
                <text:p>22.6451</text:p>
              </table:table-cell>
              <table:table-cell office:value-type="float" office:value="69.3336978507493">
                <text:p>69.33369785074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.9633">
                <text:p>22.9633</text:p>
              </table:table-cell>
              <table:table-cell office:value-type="float" office:value="68.8060397731835">
                <text:p>68.80603977318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2795">
                <text:p>23.2795</text:p>
              </table:table-cell>
              <table:table-cell office:value-type="float" office:value="68.696111007024">
                <text:p>68.6961110070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5295">
                <text:p>23.5295</text:p>
              </table:table-cell>
              <table:table-cell office:value-type="float" office:value="68.7830981176372">
                <text:p>68.78309811763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8795">
                <text:p>23.8795</text:p>
              </table:table-cell>
              <table:table-cell office:value-type="float" office:value="68.4246347497257">
                <text:p>68.42463474972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.1795">
                <text:p>24.1795</text:p>
              </table:table-cell>
              <table:table-cell office:value-type="float" office:value="68.5823586316067">
                <text:p>68.58235863160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.4295">
                <text:p>24.4295</text:p>
              </table:table-cell>
              <table:table-cell office:value-type="float" office:value="68.4944156186791">
                <text:p>68.49441561867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.6795">
                <text:p>24.6795</text:p>
              </table:table-cell>
              <table:table-cell office:value-type="float" office:value="68.068083186443">
                <text:p>68.0680831864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0295">
                <text:p>25.0295</text:p>
              </table:table-cell>
              <table:table-cell office:value-type="float" office:value="68.1426435669686">
                <text:p>68.14264356696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2795">
                <text:p>25.2795</text:p>
              </table:table-cell>
              <table:table-cell office:value-type="float" office:value="68.0833776234739">
                <text:p>68.0833776234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.5888">
                <text:p>25.5888</text:p>
              </table:table-cell>
              <table:table-cell office:value-type="float" office:value="68.0862453304172">
                <text:p>68.08624533041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.8498">
                <text:p>25.8498</text:p>
              </table:table-cell>
              <table:table-cell office:value-type="float" office:value="67.9476394948248">
                <text:p>67.94763949482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.1998">
                <text:p>26.1998</text:p>
              </table:table-cell>
              <table:table-cell office:value-type="float" office:value="67.9466835925103">
                <text:p>67.94668359251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.5498">
                <text:p>26.5498</text:p>
              </table:table-cell>
              <table:table-cell office:value-type="float" office:value="67.9505072017681">
                <text:p>67.95050720176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.8498">
                <text:p>26.8498</text:p>
              </table:table-cell>
              <table:table-cell office:value-type="float" office:value="67.9476394948248">
                <text:p>67.94763949482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.0513">
                <text:p>27.0513</text:p>
              </table:table-cell>
              <table:table-cell office:value-type="float" office:value="67.9524190063969">
                <text:p>67.95241900639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.3342">
                <text:p>27.3342</text:p>
              </table:table-cell>
              <table:table-cell office:value-type="float" office:value="67.7918274175725">
                <text:p>67.79182741757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.6921">
                <text:p>27.6921</text:p>
              </table:table-cell>
              <table:table-cell office:value-type="float" office:value="67.8013864407169">
                <text:p>67.80138644071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0421">
                <text:p>28.0421</text:p>
              </table:table-cell>
              <table:table-cell office:value-type="float" office:value="67.8013864407169">
                <text:p>67.80138644071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4421">
                <text:p>28.4421</text:p>
              </table:table-cell>
              <table:table-cell office:value-type="float" office:value="67.8013864407169">
                <text:p>67.80138644071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6921">
                <text:p>28.6921</text:p>
              </table:table-cell>
              <table:table-cell office:value-type="float" office:value="67.8013864407169">
                <text:p>67.80138644071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.0421">
                <text:p>29.0421</text:p>
              </table:table-cell>
              <table:table-cell office:value-type="float" office:value="67.8013864407169">
                <text:p>67.80138644071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.2557">
                <text:p>29.2557</text:p>
              </table:table-cell>
              <table:table-cell office:value-type="float" office:value="67.8759468212425">
                <text:p>67.87594682124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6197">
                <text:p>29.6197</text:p>
              </table:table-cell>
              <table:table-cell office:value-type="float" office:value="67.8969766721599">
                <text:p>67.89697667215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.936">
                <text:p>29.936</text:p>
              </table:table-cell>
              <table:table-cell office:value-type="float" office:value="67.8969766721599">
                <text:p>67.89697667215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.2064">
                <text:p>30.2064</text:p>
              </table:table-cell>
              <table:table-cell office:value-type="float" office:value="67.8969766721599">
                <text:p>67.89697667215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.5196">
                <text:p>30.5196</text:p>
              </table:table-cell>
              <table:table-cell office:value-type="float" office:value="67.8969766721599">
                <text:p>67.89697667215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.7501">
                <text:p>30.7501</text:p>
              </table:table-cell>
              <table:table-cell office:value-type="float" office:value="67.8969766721599">
                <text:p>67.89697667215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.986">
                <text:p>30.986</text:p>
              </table:table-cell>
              <table:table-cell office:value-type="float" office:value="67.8969766721599">
                <text:p>67.89697667215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.986">
                <text:p>30.986</text:p>
              </table:table-cell>
              <table:table-cell office:value-type="float" office:value="67.8969766721599">
                <text:p>67.89697667215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.5128">
                <text:p>31.5128</text:p>
              </table:table-cell>
              <table:table-cell office:value-type="float" office:value="67.8969766721599">
                <text:p>67.89697667215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.9103">
                <text:p>31.9103</text:p>
              </table:table-cell>
              <table:table-cell office:value-type="float" office:value="67.8921971605878">
                <text:p>67.89219716058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1239">
                <text:p>32.1239</text:p>
              </table:table-cell>
              <table:table-cell office:value-type="float" office:value="67.8921971605878">
                <text:p>67.89219716058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4421">
                <text:p>32.4421</text:p>
              </table:table-cell>
              <table:table-cell office:value-type="float" office:value="67.8921971605878">
                <text:p>67.89219716058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.4421">
                <text:p>32.4421</text:p>
              </table:table-cell>
              <table:table-cell office:value-type="float" office:value="67.8921971605878">
                <text:p>67.89219716058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.9645">
                <text:p>32.9645</text:p>
              </table:table-cell>
              <table:table-cell office:value-type="float" office:value="67.8921971605878">
                <text:p>67.89219716058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.3008">
                <text:p>33.3008</text:p>
              </table:table-cell>
              <table:table-cell office:value-type="float" office:value="67.8921971605878">
                <text:p>67.89219716058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.4508">
                <text:p>33.4508</text:p>
              </table:table-cell>
              <table:table-cell office:value-type="float" office:value="67.8921971605878">
                <text:p>67.89219716058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.6813">
                <text:p>33.6813</text:p>
              </table:table-cell>
              <table:table-cell office:value-type="float" office:value="67.8921971605878">
                <text:p>67.89219716058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9118">
                <text:p>33.9118</text:p>
              </table:table-cell>
              <table:table-cell office:value-type="float" office:value="67.8921971605878">
                <text:p>67.89219716058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.2378">
                <text:p>34.2378</text:p>
              </table:table-cell>
              <table:table-cell office:value-type="float" office:value="67.8921971605878">
                <text:p>67.89219716058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4988">
                <text:p>34.4988</text:p>
              </table:table-cell>
              <table:table-cell office:value-type="float" office:value="67.8921971605878">
                <text:p>67.89219716058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.7988">
                <text:p>34.7988</text:p>
              </table:table-cell>
              <table:table-cell office:value-type="float" office:value="67.8912412582733">
                <text:p>67.89124125827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.0988">
                <text:p>35.0988</text:p>
              </table:table-cell>
              <table:table-cell office:value-type="float" office:value="67.8912412582733">
                <text:p>67.89124125827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.4567">
                <text:p>35.4567</text:p>
              </table:table-cell>
              <table:table-cell office:value-type="float" office:value="67.8912412582733">
                <text:p>67.89124125827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.6703">
                <text:p>35.6703</text:p>
              </table:table-cell>
              <table:table-cell office:value-type="float" office:value="67.8912412582733">
                <text:p>67.89124125827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.9796">
                <text:p>35.9796</text:p>
              </table:table-cell>
              <table:table-cell office:value-type="float" office:value="67.8912412582733">
                <text:p>67.89124125827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.1932">
                <text:p>36.1932</text:p>
              </table:table-cell>
              <table:table-cell office:value-type="float" office:value="67.8921971605878">
                <text:p>67.89219716058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.467">
                <text:p>36.467</text:p>
              </table:table-cell>
              <table:table-cell office:value-type="float" office:value="67.7574149342531">
                <text:p>67.75741493425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.842">
                <text:p>36.842</text:p>
              </table:table-cell>
              <table:table-cell office:value-type="float" office:value="67.8243280962632">
                <text:p>67.82432809626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1431">
                <text:p>37.1431</text:p>
              </table:table-cell>
              <table:table-cell office:value-type="float" office:value="67.8874176490156">
                <text:p>67.88741764901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.4966">
                <text:p>37.4966</text:p>
              </table:table-cell>
              <table:table-cell office:value-type="float" office:value="68.0078613406339">
                <text:p>68.00786134063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.7516">
                <text:p>37.7516</text:p>
              </table:table-cell>
              <table:table-cell office:value-type="float" office:value="67.7908715152581">
                <text:p>67.79087151525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.0311">
                <text:p>38.0311</text:p>
              </table:table-cell>
              <table:table-cell office:value-type="float" office:value="67.8491815564384">
                <text:p>67.84918155643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.3473">
                <text:p>38.3473</text:p>
              </table:table-cell>
              <table:table-cell office:value-type="float" office:value="67.8042541476601">
                <text:p>67.80425414766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.5723">
                <text:p>38.5723</text:p>
              </table:table-cell>
              <table:table-cell office:value-type="float" office:value="67.8950648675311">
                <text:p>67.89506486753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.9223">
                <text:p>38.9223</text:p>
              </table:table-cell>
              <table:table-cell office:value-type="float" office:value="67.6704278236398">
                <text:p>67.67042782363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.1723">
                <text:p>39.1723</text:p>
              </table:table-cell>
              <table:table-cell office:value-type="float" office:value="67.5432928158206">
                <text:p>67.54329281582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.4723">
                <text:p>39.4723</text:p>
              </table:table-cell>
              <table:table-cell office:value-type="float" office:value="65.1200804487388">
                <text:p>65.12008044873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.7723">
                <text:p>39.7723</text:p>
              </table:table-cell>
              <table:table-cell office:value-type="float" office:value="64.0313077126022">
                <text:p>64.03130771260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.7723">
                <text:p>39.7723</text:p>
              </table:table-cell>
              <table:table-cell office:value-type="float" office:value="63.2570268379134">
                <text:p>63.25702683791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.3973">
                <text:p>40.3973</text:p>
              </table:table-cell>
              <table:table-cell office:value-type="float" office:value="61.9264108162259">
                <text:p>61.92641081622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.6973">
                <text:p>40.6973</text:p>
              </table:table-cell>
              <table:table-cell office:value-type="float" office:value="61.9436170578856">
                <text:p>61.94361705788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.9973">
                <text:p>40.9973</text:p>
              </table:table-cell>
              <table:table-cell office:value-type="float" office:value="61.7111416150161">
                <text:p>61.71114161501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2473">
                <text:p>41.2473</text:p>
              </table:table-cell>
              <table:table-cell office:value-type="float" office:value="61.8327323894117">
                <text:p>61.83273238941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.4973">
                <text:p>41.4973</text:p>
              </table:table-cell>
              <table:table-cell office:value-type="float" office:value="61.2312786531719">
                <text:p>61.23127865317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.7973">
                <text:p>41.7973</text:p>
              </table:table-cell>
              <table:table-cell office:value-type="float" office:value="61.5620208539649">
                <text:p>61.56202085396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.0486">
                <text:p>42.0486</text:p>
              </table:table-cell>
              <table:table-cell office:value-type="float" office:value="61.367016781821">
                <text:p>61.3670167818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3401">
                <text:p>42.3401</text:p>
              </table:table-cell>
              <table:table-cell office:value-type="float" office:value="61.511549211763">
                <text:p>61.5115492117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.6442">
                <text:p>42.6442</text:p>
              </table:table-cell>
              <table:table-cell office:value-type="float" office:value="61.4989313012125">
                <text:p>61.4989313012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.6442">
                <text:p>42.6442</text:p>
              </table:table-cell>
              <table:table-cell office:value-type="float" office:value="61.4989313012125">
                <text:p>61.4989313012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.0898">
                <text:p>43.0898</text:p>
              </table:table-cell>
              <table:table-cell office:value-type="float" office:value="61.2936034840728">
                <text:p>61.29360348407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.3602">
                <text:p>43.3602</text:p>
              </table:table-cell>
              <table:table-cell office:value-type="float" office:value="61.0966876073">
                <text:p>61.09668760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.6518">
                <text:p>43.6518</text:p>
              </table:table-cell>
              <table:table-cell office:value-type="float" office:value="60.8290349592595">
                <text:p>60.8290349592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.9569">
                <text:p>43.9569</text:p>
              </table:table-cell>
              <table:table-cell office:value-type="float" office:value="60.6340308871156">
                <text:p>60.63403088711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.1473">
                <text:p>44.1473</text:p>
              </table:table-cell>
              <table:table-cell office:value-type="float" office:value="60.6340308871156">
                <text:p>60.63403088711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.4166">
                <text:p>44.4166</text:p>
              </table:table-cell>
              <table:table-cell office:value-type="float" office:value="60.4409386196006">
                <text:p>60.44093861960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.932">
                <text:p>44.932</text:p>
              </table:table-cell>
              <table:table-cell office:value-type="float" office:value="59.8884270818597">
                <text:p>59.88842708185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.3327">
                <text:p>45.3327</text:p>
              </table:table-cell>
              <table:table-cell office:value-type="float" office:value="59.8891918037112">
                <text:p>59.88919180371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.6327">
                <text:p>45.6327</text:p>
              </table:table-cell>
              <table:table-cell office:value-type="float" office:value="59.6788932945365">
                <text:p>59.67889329453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.9509">
                <text:p>45.9509</text:p>
              </table:table-cell>
              <table:table-cell office:value-type="float" office:value="59.6800403773138">
                <text:p>59.68004037731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.2642">
                <text:p>46.2642</text:p>
              </table:table-cell>
              <table:table-cell office:value-type="float" office:value="59.2181483789808">
                <text:p>59.21814837898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.4947">
                <text:p>46.4947</text:p>
              </table:table-cell>
              <table:table-cell office:value-type="float" office:value="59.221207266387">
                <text:p>59.2212072663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.8301">
                <text:p>46.8301</text:p>
              </table:table-cell>
              <table:table-cell office:value-type="float" office:value="58.7585505462026">
                <text:p>58.75855054620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.085">
                <text:p>47.085</text:p>
              </table:table-cell>
              <table:table-cell office:value-type="float" office:value="56.4823559550803">
                <text:p>56.48235595508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.3461">
                <text:p>47.3461</text:p>
              </table:table-cell>
              <table:table-cell office:value-type="float" office:value="55.8591076460714">
                <text:p>55.8591076460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5461">
                <text:p>47.5461</text:p>
              </table:table-cell>
              <table:table-cell office:value-type="float" office:value="55.6996631400244">
                <text:p>55.69966314002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.8969">
                <text:p>47.8969</text:p>
              </table:table-cell>
              <table:table-cell office:value-type="float" office:value="55.1077684269289">
                <text:p>55.10776842692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.2333">
                <text:p>48.2333</text:p>
              </table:table-cell>
              <table:table-cell office:value-type="float" office:value="54.7189073654185">
                <text:p>54.71890736541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.4907">
                <text:p>48.4907</text:p>
              </table:table-cell>
              <table:table-cell office:value-type="float" office:value="54.3441936581617">
                <text:p>54.34419365816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.7907">
                <text:p>48.7907</text:p>
              </table:table-cell>
              <table:table-cell office:value-type="float" office:value="53.9243613616637">
                <text:p>53.92436136166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.1039">
                <text:p>49.1039</text:p>
              </table:table-cell>
              <table:table-cell office:value-type="float" office:value="53.6777385645406">
                <text:p>53.67773856454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.659">
                <text:p>49.659</text:p>
              </table:table-cell>
              <table:table-cell office:value-type="float" office:value="52.7287187467738">
                <text:p>52.72871874677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.8111">
                <text:p>49.8111</text:p>
              </table:table-cell>
              <table:table-cell office:value-type="float" office:value="52.48668428076">
                <text:p>52.486684280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.1203">
                <text:p>50.1203</text:p>
              </table:table-cell>
              <table:table-cell office:value-type="float" office:value="52.3597404534036">
                <text:p>52.35974045340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.3665">
                <text:p>50.3665</text:p>
              </table:table-cell>
              <table:table-cell office:value-type="float" office:value="50.4957309402638">
                <text:p>50.49573094026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.6165">
                <text:p>50.6165</text:p>
              </table:table-cell>
              <table:table-cell office:value-type="float" office:value="49.452650334757">
                <text:p>49.4526503347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0.9186">
                <text:p>50.9186</text:p>
              </table:table-cell>
              <table:table-cell office:value-type="float" office:value="49.2568815407616">
                <text:p>49.25688154076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.2037">
                <text:p>51.2037</text:p>
              </table:table-cell>
              <table:table-cell office:value-type="float" office:value="49.5119162782517">
                <text:p>49.51191627825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.5047">
                <text:p>51.5047</text:p>
              </table:table-cell>
              <table:table-cell office:value-type="float" office:value="49.5111515564002">
                <text:p>49.5111515564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.6547">
                <text:p>51.6547</text:p>
              </table:table-cell>
              <table:table-cell office:value-type="float" office:value="49.2155865607782">
                <text:p>49.21558656077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.1047">
                <text:p>52.1047</text:p>
              </table:table-cell>
              <table:table-cell office:value-type="float" office:value="49.2155865607782">
                <text:p>49.21558656077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.3047">
                <text:p>52.3047</text:p>
              </table:table-cell>
              <table:table-cell office:value-type="float" office:value="49.2155865607782">
                <text:p>49.2155865607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.6047">
                <text:p>52.6047</text:p>
              </table:table-cell>
              <table:table-cell office:value-type="float" office:value="47.6892017450953">
                <text:p>47.68920174509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.9139">
                <text:p>52.9139</text:p>
              </table:table-cell>
              <table:table-cell office:value-type="float" office:value="46.7466820630666">
                <text:p>46.74668206306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.1275">
                <text:p>53.1275</text:p>
              </table:table-cell>
              <table:table-cell office:value-type="float" office:value="46.7512703941759">
                <text:p>46.75127039417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3.3775">
                <text:p>53.3775</text:p>
              </table:table-cell>
              <table:table-cell office:value-type="float" office:value="46.6090321297886">
                <text:p>46.60903212978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.6275">
                <text:p>53.6275</text:p>
              </table:table-cell>
              <table:table-cell office:value-type="float" office:value="46.2706427104801">
                <text:p>46.27064271048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.9438">
                <text:p>53.9438</text:p>
              </table:table-cell>
              <table:table-cell office:value-type="float" office:value="46.2694956277028">
                <text:p>46.26949562770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.3507">
                <text:p>54.3507</text:p>
              </table:table-cell>
              <table:table-cell office:value-type="float" office:value="46.2733192369605">
                <text:p>46.27331923696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4.6118">
                <text:p>54.6118</text:p>
              </table:table-cell>
              <table:table-cell office:value-type="float" office:value="46.272554515109">
                <text:p>46.2725545151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4.858">
                <text:p>54.858</text:p>
              </table:table-cell>
              <table:table-cell office:value-type="float" office:value="46.272554515109">
                <text:p>46.2725545151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.208">
                <text:p>55.208</text:p>
              </table:table-cell>
              <table:table-cell office:value-type="float" office:value="46.272554515109">
                <text:p>46.2725545151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.508">
                <text:p>55.508</text:p>
              </table:table-cell>
              <table:table-cell office:value-type="float" office:value="46.2687309058513">
                <text:p>46.26873090585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.833">
                <text:p>55.833</text:p>
              </table:table-cell>
              <table:table-cell office:value-type="float" office:value="46.272554515109">
                <text:p>46.2725545151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.083">
                <text:p>56.083</text:p>
              </table:table-cell>
              <table:table-cell office:value-type="float" office:value="46.272554515109">
                <text:p>46.2725545151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.4383">
                <text:p>56.4383</text:p>
              </table:table-cell>
              <table:table-cell office:value-type="float" office:value="46.2714074323317">
                <text:p>46.2714074323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.6203">
                <text:p>56.6203</text:p>
              </table:table-cell>
              <table:table-cell office:value-type="float" office:value="46.2714074323317">
                <text:p>46.27140743233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.6203">
                <text:p>56.6203</text:p>
              </table:table-cell>
              <table:table-cell office:value-type="float" office:value="46.2714074323317">
                <text:p>46.27140743233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.1185">
                <text:p>57.1185</text:p>
              </table:table-cell>
              <table:table-cell office:value-type="float" office:value="46.267583823074">
                <text:p>46.2675838230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.3448">
                <text:p>57.3448</text:p>
              </table:table-cell>
              <table:table-cell office:value-type="float" office:value="46.267583823074">
                <text:p>46.2675838230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.5464">
                <text:p>57.5464</text:p>
              </table:table-cell>
              <table:table-cell office:value-type="float" office:value="46.267583823074">
                <text:p>46.2675838230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7.8214">
                <text:p>57.8214</text:p>
              </table:table-cell>
              <table:table-cell office:value-type="float" office:value="46.267583823074">
                <text:p>46.2675838230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8.1284">
                <text:p>58.1284</text:p>
              </table:table-cell>
              <table:table-cell office:value-type="float" office:value="46.267583823074">
                <text:p>46.2675838230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.4863">
                <text:p>58.4863</text:p>
              </table:table-cell>
              <table:table-cell office:value-type="float" office:value="46.267583823074">
                <text:p>46.2675838230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8.7222">
                <text:p>58.7222</text:p>
              </table:table-cell>
              <table:table-cell office:value-type="float" office:value="46.267583823074">
                <text:p>46.2675838230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.0585">
                <text:p>59.0585</text:p>
              </table:table-cell>
              <table:table-cell office:value-type="float" office:value="46.267583823074">
                <text:p>46.2675838230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.2422">
                <text:p>59.2422</text:p>
              </table:table-cell>
              <table:table-cell office:value-type="float" office:value="46.2197887073524">
                <text:p>46.21978870735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.4688">
                <text:p>59.4688</text:p>
              </table:table-cell>
              <table:table-cell office:value-type="float" office:value="46.2981726971357">
                <text:p>46.29817269713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.7299">
                <text:p>59.7299</text:p>
              </table:table-cell>
              <table:table-cell office:value-type="float" office:value="46.3012315845419">
                <text:p>46.30123158454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.9848">
                <text:p>59.9848</text:p>
              </table:table-cell>
              <table:table-cell office:value-type="float" office:value="46.3459678128573">
                <text:p>46.34596781285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.2606">
                <text:p>60.2606</text:p>
              </table:table-cell>
              <table:table-cell office:value-type="float" office:value="46.3421442035996">
                <text:p>46.34214420359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0.5606">
                <text:p>60.5606</text:p>
              </table:table-cell>
              <table:table-cell office:value-type="float" office:value="46.3421442035996">
                <text:p>46.34214420359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.0106">
                <text:p>61.0106</text:p>
              </table:table-cell>
              <table:table-cell office:value-type="float" office:value="46.3421442035996">
                <text:p>46.34214420359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253">
                <text:p>61.253</text:p>
              </table:table-cell>
              <table:table-cell office:value-type="float" office:value="46.3765566869191">
                <text:p>46.37655668691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.503">
                <text:p>61.503</text:p>
              </table:table-cell>
              <table:table-cell office:value-type="float" office:value="46.3777037696964">
                <text:p>46.37770376969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.753">
                <text:p>61.753</text:p>
              </table:table-cell>
              <table:table-cell office:value-type="float" office:value="46.3784684915479">
                <text:p>46.37846849154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2.0789">
                <text:p>62.0789</text:p>
              </table:table-cell>
              <table:table-cell office:value-type="float" office:value="46.0909330753672">
                <text:p>46.09093307536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2.448">
                <text:p>62.448</text:p>
              </table:table-cell>
              <table:table-cell office:value-type="float" office:value="45.9724011883778">
                <text:p>45.97240118837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.598">
                <text:p>62.598</text:p>
              </table:table-cell>
              <table:table-cell office:value-type="float" office:value="45.9724011883778">
                <text:p>45.97240118837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2.9381">
                <text:p>62.9381</text:p>
              </table:table-cell>
              <table:table-cell office:value-type="float" office:value="46.0125490855839">
                <text:p>46.01254908558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3.2881">
                <text:p>63.2881</text:p>
              </table:table-cell>
              <table:table-cell office:value-type="float" office:value="45.9303414865428">
                <text:p>45.93034148654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3.5381">
                <text:p>63.5381</text:p>
              </table:table-cell>
              <table:table-cell office:value-type="float" office:value="45.9005173343326">
                <text:p>45.90051733433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3.9197">
                <text:p>63.9197</text:p>
              </table:table-cell>
              <table:table-cell office:value-type="float" office:value="44.9197615597267">
                <text:p>44.91976155972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.1697">
                <text:p>64.1697</text:p>
              </table:table-cell>
              <table:table-cell office:value-type="float" office:value="44.7840234310775">
                <text:p>44.78402343107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4.5197">
                <text:p>64.5197</text:p>
              </table:table-cell>
              <table:table-cell office:value-type="float" office:value="44.1982464927944">
                <text:p>44.19824649279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4.8697">
                <text:p>64.8697</text:p>
              </table:table-cell>
              <table:table-cell office:value-type="float" office:value="43.762355037414">
                <text:p>43.7623550374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5.1197">
                <text:p>65.1197</text:p>
              </table:table-cell>
              <table:table-cell office:value-type="float" office:value="43.7325308852038">
                <text:p>43.73253088520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5.5697">
                <text:p>65.5697</text:p>
              </table:table-cell>
              <table:table-cell office:value-type="float" office:value="43.5031143297404">
                <text:p>43.50311432974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5.9197">
                <text:p>65.9197</text:p>
              </table:table-cell>
              <table:table-cell office:value-type="float" office:value="43.0385458049271">
                <text:p>43.03854580492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6.3697">
                <text:p>66.3697</text:p>
              </table:table-cell>
              <table:table-cell office:value-type="float" office:value="43.1907254533845">
                <text:p>43.19072545338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6.8204">
                <text:p>66.8204</text:p>
              </table:table-cell>
              <table:table-cell office:value-type="float" office:value="42.9249846099727">
                <text:p>42.92498460997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7.0753">
                <text:p>67.0753</text:p>
              </table:table-cell>
              <table:table-cell office:value-type="float" office:value="42.6018896276952">
                <text:p>42.60188962769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7.5253">
                <text:p>67.5253</text:p>
              </table:table-cell>
              <table:table-cell office:value-type="float" office:value="42.2738239533826">
                <text:p>42.27382395338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7.9253">
                <text:p>67.9253</text:p>
              </table:table-cell>
              <table:table-cell office:value-type="float" office:value="42.3495314166855">
                <text:p>42.34953141668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.1558">
                <text:p>68.1558</text:p>
              </table:table-cell>
              <table:table-cell office:value-type="float" office:value="42.2195287019229">
                <text:p>42.21952870192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8.4484">
                <text:p>68.4484</text:p>
              </table:table-cell>
              <table:table-cell office:value-type="float" office:value="41.9786413186864">
                <text:p>41.97864131868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8.6734">
                <text:p>68.6734</text:p>
              </table:table-cell>
              <table:table-cell office:value-type="float" office:value="41.8188144517135">
                <text:p>41.81881445171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8.9734">
                <text:p>68.9734</text:p>
              </table:table-cell>
              <table:table-cell office:value-type="float" office:value="38.2640049248087">
                <text:p>38.26400492480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.2734">
                <text:p>69.2734</text:p>
              </table:table-cell>
              <table:table-cell office:value-type="float" office:value="36.7467967713443">
                <text:p>36.74679677134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.4998">
                <text:p>69.4998</text:p>
              </table:table-cell>
              <table:table-cell office:value-type="float" office:value="36.1017538895665">
                <text:p>36.10175388956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9.8399">
                <text:p>69.8399</text:p>
              </table:table-cell>
              <table:table-cell office:value-type="float" office:value="35.6199791230935">
                <text:p>35.61997912309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0.1934">
                <text:p>70.1934</text:p>
              </table:table-cell>
              <table:table-cell office:value-type="float" office:value="34.6028990605392">
                <text:p>34.60289906053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0.5334">
                <text:p>70.5334</text:p>
              </table:table-cell>
              <table:table-cell office:value-type="float" office:value="33.8305299904792">
                <text:p>33.83052999047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0.7102">
                <text:p>70.7102</text:p>
              </table:table-cell>
              <table:table-cell office:value-type="float" office:value="32.1087587417267">
                <text:p>32.10875874172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1.1602">
                <text:p>71.1602</text:p>
              </table:table-cell>
              <table:table-cell office:value-type="float" office:value="29.1160197757071">
                <text:p>29.11601977570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1.5852">
                <text:p>71.5852</text:p>
              </table:table-cell>
              <table:table-cell office:value-type="float" office:value="27.4745443213667">
                <text:p>27.4745443213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1.8352">
                <text:p>71.8352</text:p>
              </table:table-cell>
              <table:table-cell office:value-type="float" office:value="27.4936623676553">
                <text:p>27.49366236765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2.0852">
                <text:p>72.0852</text:p>
              </table:table-cell>
              <table:table-cell office:value-type="float" office:value="27.4661323809997">
                <text:p>27.46613238099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2.2852">
                <text:p>72.2852</text:p>
              </table:table-cell>
              <table:table-cell office:value-type="float" office:value="27.0264173163616">
                <text:p>27.02641731636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.5894">
                <text:p>72.5894</text:p>
              </table:table-cell>
              <table:table-cell office:value-type="float" office:value="27.3254235603155">
                <text:p>27.32542356031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2.8198">
                <text:p>72.8198</text:p>
              </table:table-cell>
              <table:table-cell office:value-type="float" office:value="26.9002382108568">
                <text:p>26.90023821085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3.0809">
                <text:p>73.0809</text:p>
              </table:table-cell>
              <table:table-cell office:value-type="float" office:value="26.9231798664031">
                <text:p>26.92317986640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3.2809">
                <text:p>73.2809</text:p>
              </table:table-cell>
              <table:table-cell office:value-type="float" office:value="26.9277681975124">
                <text:p>26.92776819751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3.684">
                <text:p>73.684</text:p>
              </table:table-cell>
              <table:table-cell office:value-type="float" office:value="26.6000848841255">
                <text:p>26.60008488412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3.9532">
                <text:p>73.9532</text:p>
              </table:table-cell>
              <table:table-cell office:value-type="float" office:value="26.4173163616064">
                <text:p>26.41731636160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.2032">
                <text:p>74.2032</text:p>
              </table:table-cell>
              <table:table-cell office:value-type="float" office:value="26.4184634443837">
                <text:p>26.41846344438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.5321">
                <text:p>74.5321</text:p>
              </table:table-cell>
              <table:table-cell office:value-type="float" office:value="26.2196357629821">
                <text:p>26.21963576298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.7471">
                <text:p>74.7471</text:p>
              </table:table-cell>
              <table:table-cell office:value-type="float" office:value="26.2234593722398">
                <text:p>26.22345937223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5.0721">
                <text:p>75.0721</text:p>
              </table:table-cell>
              <table:table-cell office:value-type="float" office:value="25.6162702221135">
                <text:p>25.61627022211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5.3221">
                <text:p>75.3221</text:p>
              </table:table-cell>
              <table:table-cell office:value-type="float" office:value="25.407118795716">
                <text:p>25.4071187957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5.6221">
                <text:p>75.6221</text:p>
              </table:table-cell>
              <table:table-cell office:value-type="float" office:value="25.2874398259493">
                <text:p>25.28743982594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5.8721">
                <text:p>75.8721</text:p>
              </table:table-cell>
              <table:table-cell office:value-type="float" office:value="25.0362286977169">
                <text:p>25.03622869771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6.1221">
                <text:p>76.1221</text:p>
              </table:table-cell>
              <table:table-cell office:value-type="float" office:value="25.0457877208612">
                <text:p>25.04578772086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6.3971">
                <text:p>76.3971</text:p>
              </table:table-cell>
              <table:table-cell office:value-type="float" office:value="25.0381405023458">
                <text:p>25.03814050234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6.7221">
                <text:p>76.7221</text:p>
              </table:table-cell>
              <table:table-cell office:value-type="float" office:value="25.0408170288262">
                <text:p>25.04081702882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6.9471">
                <text:p>76.9471</text:p>
              </table:table-cell>
              <table:table-cell office:value-type="float" office:value="25.0419641116035">
                <text:p>25.04196411160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.1971">
                <text:p>77.1971</text:p>
              </table:table-cell>
              <table:table-cell office:value-type="float" office:value="25.0515231347478">
                <text:p>25.05152313474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7.5721">
                <text:p>77.5721</text:p>
              </table:table-cell>
              <table:table-cell office:value-type="float" office:value="25.0534349393767">
                <text:p>25.05343493937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7.8971">
                <text:p>77.8971</text:p>
              </table:table-cell>
              <table:table-cell office:value-type="float" office:value="25.0534349393767">
                <text:p>25.05343493937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8.1721">
                <text:p>78.1721</text:p>
              </table:table-cell>
              <table:table-cell office:value-type="float" office:value="25.0553467440055">
                <text:p>25.05534674400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8.4471">
                <text:p>78.4471</text:p>
              </table:table-cell>
              <table:table-cell office:value-type="float" office:value="25.0572585486344">
                <text:p>25.05725854863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8.7321">
                <text:p>78.7321</text:p>
              </table:table-cell>
              <table:table-cell office:value-type="float" office:value="25.0580232704859">
                <text:p>25.05802327048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9.0821">
                <text:p>79.0821</text:p>
              </table:table-cell>
              <table:table-cell office:value-type="float" office:value="25.0476995254901">
                <text:p>25.04769952549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9.5321">
                <text:p>79.5321</text:p>
              </table:table-cell>
              <table:table-cell office:value-type="float" office:value="25.0465524427128">
                <text:p>25.04655244271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9.8821">
                <text:p>79.8821</text:p>
              </table:table-cell>
              <table:table-cell office:value-type="float" office:value="25.0476995254901">
                <text:p>25.04769952549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0.2321">
                <text:p>80.2321</text:p>
              </table:table-cell>
              <table:table-cell office:value-type="float" office:value="25.0476995254901">
                <text:p>25.04769952549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0.4337">
                <text:p>80.4337</text:p>
              </table:table-cell>
              <table:table-cell office:value-type="float" office:value="25.0476995254901">
                <text:p>25.04769952549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0.6994">
                <text:p>80.6994</text:p>
              </table:table-cell>
              <table:table-cell office:value-type="float" office:value="25.0476995254901">
                <text:p>25.04769952549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1.0494">
                <text:p>81.0494</text:p>
              </table:table-cell>
              <table:table-cell office:value-type="float" office:value="25.0476995254901">
                <text:p>25.04769952549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.3994">
                <text:p>81.3994</text:p>
              </table:table-cell>
              <table:table-cell office:value-type="float" office:value="25.0476995254901">
                <text:p>25.04769952549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1.6994">
                <text:p>81.6994</text:p>
              </table:table-cell>
              <table:table-cell office:value-type="float" office:value="25.0476995254901">
                <text:p>25.04769952549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2.053">
                <text:p>82.053</text:p>
              </table:table-cell>
              <table:table-cell office:value-type="float" office:value="25.0572585486344">
                <text:p>25.05725854863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2.3358">
                <text:p>82.3358</text:p>
              </table:table-cell>
              <table:table-cell office:value-type="float" office:value="25.0572585486344">
                <text:p>25.05725854863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2.6867">
                <text:p>82.6867</text:p>
              </table:table-cell>
              <table:table-cell office:value-type="float" office:value="25.0476995254901">
                <text:p>25.04769952549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3.0117">
                <text:p>83.0117</text:p>
              </table:table-cell>
              <table:table-cell office:value-type="float" office:value="25.0476995254901">
                <text:p>25.04769952549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3.3319">
                <text:p>83.3319</text:p>
              </table:table-cell>
              <table:table-cell office:value-type="float" office:value="25.0476995254901">
                <text:p>25.04769952549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3.5691">
                <text:p>83.5691</text:p>
              </table:table-cell>
              <table:table-cell office:value-type="float" office:value="25.0476995254901">
                <text:p>25.04769952549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3.8606">
                <text:p>83.8606</text:p>
              </table:table-cell>
              <table:table-cell office:value-type="float" office:value="25.0476995254901">
                <text:p>25.04769952549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4.1299">
                <text:p>84.1299</text:p>
              </table:table-cell>
              <table:table-cell office:value-type="float" office:value="25.0476995254901">
                <text:p>25.04769952549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4.336">
                <text:p>84.336</text:p>
              </table:table-cell>
              <table:table-cell office:value-type="float" office:value="25.0465524427128">
                <text:p>25.04655244271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4.5934">
                <text:p>84.5934</text:p>
              </table:table-cell>
              <table:table-cell office:value-type="float" office:value="25.0465524427128">
                <text:p>25.04655244271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4.9692">
                <text:p>84.9692</text:p>
              </table:table-cell>
              <table:table-cell office:value-type="float" office:value="25.0465524427128">
                <text:p>25.04655244271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5.2692">
                <text:p>85.2692</text:p>
              </table:table-cell>
              <table:table-cell office:value-type="float" office:value="25.0446406380839">
                <text:p>25.04464063808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5.4692">
                <text:p>85.4692</text:p>
              </table:table-cell>
              <table:table-cell office:value-type="float" office:value="25.0446406380839">
                <text:p>25.04464063808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5.9442">
                <text:p>85.9442</text:p>
              </table:table-cell>
              <table:table-cell office:value-type="float" office:value="25.0446406380839">
                <text:p>25.04464063808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6.2605">
                <text:p>86.2605</text:p>
              </table:table-cell>
              <table:table-cell office:value-type="float" office:value="25.0446406380839">
                <text:p>25.04464063808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6.6355">
                <text:p>86.6355</text:p>
              </table:table-cell>
              <table:table-cell office:value-type="float" office:value="25.0446406380839">
                <text:p>25.04464063808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6.837">
                <text:p>86.837</text:p>
              </table:table-cell>
              <table:table-cell office:value-type="float" office:value="25.0446406380839">
                <text:p>25.04464063808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7.137">
                <text:p>87.137</text:p>
              </table:table-cell>
              <table:table-cell office:value-type="float" office:value="25.0446406380839">
                <text:p>25.04464063808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7.487">
                <text:p>87.487</text:p>
              </table:table-cell>
              <table:table-cell office:value-type="float" office:value="25.0446406380839">
                <text:p>25.04464063808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7.7471">
                <text:p>87.7471</text:p>
              </table:table-cell>
              <table:table-cell office:value-type="float" office:value="25.0121399593933">
                <text:p>25.01213995939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8.1935">
                <text:p>88.1935</text:p>
              </table:table-cell>
              <table:table-cell office:value-type="float" office:value="24.93375596961">
                <text:p>24.933755969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8.5712">
                <text:p>88.5712</text:p>
              </table:table-cell>
              <table:table-cell office:value-type="float" office:value="25.007551628284">
                <text:p>25.0075516282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8.8805">
                <text:p>88.8805</text:p>
              </table:table-cell>
              <table:table-cell office:value-type="float" office:value="24.869901695006">
                <text:p>24.8699016950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9.1462">
                <text:p>89.1462</text:p>
              </table:table-cell>
              <table:table-cell office:value-type="float" office:value="24.869901695006">
                <text:p>24.8699016950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9.4187">
                <text:p>89.4187</text:p>
              </table:table-cell>
              <table:table-cell office:value-type="float" office:value="24.9501974894182">
                <text:p>24.95019748941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9.7418">
                <text:p>89.7418</text:p>
              </table:table-cell>
              <table:table-cell office:value-type="float" office:value="24.9788745588511">
                <text:p>24.97887455885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0.0361">
                <text:p>90.0361</text:p>
              </table:table-cell>
              <table:table-cell office:value-type="float" office:value="24.9731391449645">
                <text:p>24.97313914496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0.2935">
                <text:p>90.2935</text:p>
              </table:table-cell>
              <table:table-cell office:value-type="float" office:value="24.9700802575583">
                <text:p>24.97008025755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0.6435">
                <text:p>90.6435</text:p>
              </table:table-cell>
              <table:table-cell office:value-type="float" office:value="24.9700802575583">
                <text:p>24.97008025755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0.8435">
                <text:p>90.8435</text:p>
              </table:table-cell>
              <table:table-cell office:value-type="float" office:value="24.9700802575583">
                <text:p>24.97008025755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1.1435">
                <text:p>91.1435</text:p>
              </table:table-cell>
              <table:table-cell office:value-type="float" office:value="24.9712273403356">
                <text:p>24.97122734033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1.4435">
                <text:p>91.4435</text:p>
              </table:table-cell>
              <table:table-cell office:value-type="float" office:value="24.9712273403356">
                <text:p>24.97122734033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1.7935">
                <text:p>91.7935</text:p>
              </table:table-cell>
              <table:table-cell office:value-type="float" office:value="24.9719920621872">
                <text:p>24.97199206218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2.0545">
                <text:p>92.0545</text:p>
              </table:table-cell>
              <table:table-cell office:value-type="float" office:value="24.9719920621872">
                <text:p>24.97199206218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2.4735">
                <text:p>92.4735</text:p>
              </table:table-cell>
              <table:table-cell office:value-type="float" office:value="24.9719920621872">
                <text:p>24.97199206218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2.8235">
                <text:p>92.8235</text:p>
              </table:table-cell>
              <table:table-cell office:value-type="float" office:value="24.9719920621872">
                <text:p>24.97199206218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3.1495">
                <text:p>93.1495</text:p>
              </table:table-cell>
              <table:table-cell office:value-type="float" office:value="24.9731391449645">
                <text:p>24.97313914496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3.4007">
                <text:p>93.4007</text:p>
              </table:table-cell>
              <table:table-cell office:value-type="float" office:value="24.9719920621872">
                <text:p>24.97199206218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3.7832">
                <text:p>93.7832</text:p>
              </table:table-cell>
              <table:table-cell office:value-type="float" office:value="24.9712273403356">
                <text:p>24.97122734033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4.1332">
                <text:p>94.1332</text:p>
              </table:table-cell>
              <table:table-cell office:value-type="float" office:value="24.9712273403356">
                <text:p>24.97122734033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4.3832">
                <text:p>94.3832</text:p>
              </table:table-cell>
              <table:table-cell office:value-type="float" office:value="24.9712273403356">
                <text:p>24.97122734033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4.7411">
                <text:p>94.7411</text:p>
              </table:table-cell>
              <table:table-cell office:value-type="float" office:value="24.9712273403356">
                <text:p>24.97122734033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4.9562">
                <text:p>94.9562</text:p>
              </table:table-cell>
              <table:table-cell office:value-type="float" office:value="24.9712273403356">
                <text:p>24.97122734033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5.2821">
                <text:p>95.2821</text:p>
              </table:table-cell>
              <table:table-cell office:value-type="float" office:value="24.9712273403356">
                <text:p>24.97122734033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5.6023">
                <text:p>95.6023</text:p>
              </table:table-cell>
              <table:table-cell office:value-type="float" office:value="24.9712273403356">
                <text:p>24.97122734033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6.0023">
                <text:p>96.0023</text:p>
              </table:table-cell>
              <table:table-cell office:value-type="float" office:value="24.4588636998008">
                <text:p>24.45886369980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6.3064">
                <text:p>96.3064</text:p>
              </table:table-cell>
              <table:table-cell office:value-type="float" office:value="24.4588636998008">
                <text:p>24.45886369980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6.6465">
                <text:p>96.6465</text:p>
              </table:table-cell>
              <table:table-cell office:value-type="float" office:value="24.4588636998008">
                <text:p>24.45886369980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6.9465">
                <text:p>96.9465</text:p>
              </table:table-cell>
              <table:table-cell office:value-type="float" office:value="24.4588636998008">
                <text:p>24.45886369980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7.226">
                <text:p>97.226</text:p>
              </table:table-cell>
              <table:table-cell office:value-type="float" office:value="24.4588636998008">
                <text:p>24.45886369980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7.487">
                <text:p>97.487</text:p>
              </table:table-cell>
              <table:table-cell office:value-type="float" office:value="24.4588636998008">
                <text:p>24.45886369980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7.8129">
                <text:p>97.8129</text:p>
              </table:table-cell>
              <table:table-cell office:value-type="float" office:value="24.4588636998008">
                <text:p>24.45886369980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8.0629">
                <text:p>98.0629</text:p>
              </table:table-cell>
              <table:table-cell office:value-type="float" office:value="24.4588636998008">
                <text:p>24.45886369980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8.3629">
                <text:p>98.3629</text:p>
              </table:table-cell>
              <table:table-cell office:value-type="float" office:value="24.4588636998008">
                <text:p>24.45886369980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8.6629">
                <text:p>98.6629</text:p>
              </table:table-cell>
              <table:table-cell office:value-type="float" office:value="24.4588636998008">
                <text:p>24.45886369980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8.6629">
                <text:p>98.6629</text:p>
              </table:table-cell>
              <table:table-cell office:value-type="float" office:value="24.4588636998008">
                <text:p>24.45886369980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9.338">
                <text:p>99.338</text:p>
              </table:table-cell>
              <table:table-cell office:value-type="float" office:value="24.4588636998008">
                <text:p>24.45886369980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9.688">
                <text:p>99.688</text:p>
              </table:table-cell>
              <table:table-cell office:value-type="float" office:value="24.4596284216523">
                <text:p>24.45962842165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0.001">
                <text:p>100.001</text:p>
              </table:table-cell>
              <table:table-cell office:value-type="float" office:value="24.4596284216523">
                <text:p>24.45962842165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0.326">
                <text:p>100.326</text:p>
              </table:table-cell>
              <table:table-cell office:value-type="float" office:value="24.2703597633951">
                <text:p>24.27035976339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0.626">
                <text:p>100.626</text:p>
              </table:table-cell>
              <table:table-cell office:value-type="float" office:value="24.2703597633951">
                <text:p>24.27035976339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0.626">
                <text:p>100.626</text:p>
              </table:table-cell>
              <table:table-cell office:value-type="float" office:value="24.2703597633951">
                <text:p>24.27035976339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1.226">
                <text:p>101.226</text:p>
              </table:table-cell>
              <table:table-cell office:value-type="float" office:value="24.2703597633951">
                <text:p>24.27035976339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1.607">
                <text:p>101.607</text:p>
              </table:table-cell>
              <table:table-cell office:value-type="float" office:value="24.2703597633951">
                <text:p>24.27035976339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1.958">
                <text:p>101.958</text:p>
              </table:table-cell>
              <table:table-cell office:value-type="float" office:value="24.2703597633951">
                <text:p>24.27035976339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2.228">
                <text:p>102.228</text:p>
              </table:table-cell>
              <table:table-cell office:value-type="float" office:value="24.2703597633951">
                <text:p>24.27035976339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2.586">
                <text:p>102.586</text:p>
              </table:table-cell>
              <table:table-cell office:value-type="float" office:value="24.0937090156883">
                <text:p>24.09370901568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2.886">
                <text:p>102.886</text:p>
              </table:table-cell>
              <table:table-cell office:value-type="float" office:value="24.0937090156883">
                <text:p>24.09370901568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3.255">
                <text:p>103.255</text:p>
              </table:table-cell>
              <table:table-cell office:value-type="float" office:value="24.0937090156883">
                <text:p>24.09370901568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3.469">
                <text:p>103.469</text:p>
              </table:table-cell>
              <table:table-cell office:value-type="float" office:value="24.0937090156883">
                <text:p>24.09370901568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3.823">
                <text:p>103.823</text:p>
              </table:table-cell>
              <table:table-cell office:value-type="float" office:value="24.0937090156883">
                <text:p>24.09370901568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4.123">
                <text:p>104.123</text:p>
              </table:table-cell>
              <table:table-cell office:value-type="float" office:value="23.9407646453794">
                <text:p>23.94076464537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4.336">
                <text:p>104.336</text:p>
              </table:table-cell>
              <table:table-cell office:value-type="float" office:value="23.9415293672309">
                <text:p>23.94152936723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4.736">
                <text:p>104.736</text:p>
              </table:table-cell>
              <table:table-cell office:value-type="float" office:value="23.9415293672309">
                <text:p>23.94152936723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4.938">
                <text:p>104.938</text:p>
              </table:table-cell>
              <table:table-cell office:value-type="float" office:value="23.9415293672309">
                <text:p>23.94152936723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4.938">
                <text:p>104.938</text:p>
              </table:table-cell>
              <table:table-cell office:value-type="float" office:value="23.9415293672309">
                <text:p>23.94152936723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5.653">
                <text:p>105.653</text:p>
              </table:table-cell>
              <table:table-cell office:value-type="float" office:value="23.9415293672309">
                <text:p>23.94152936723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6.01">
                <text:p>106.01</text:p>
              </table:table-cell>
              <table:table-cell office:value-type="float" office:value="23.9415293672309">
                <text:p>23.94152936723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6.311">
                <text:p>106.311</text:p>
              </table:table-cell>
              <table:table-cell office:value-type="float" office:value="23.9407646453794">
                <text:p>23.94076464537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6.611">
                <text:p>106.611</text:p>
              </table:table-cell>
              <table:table-cell office:value-type="float" office:value="23.9426764500082">
                <text:p>23.94267645000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6.874">
                <text:p>106.874</text:p>
              </table:table-cell>
              <table:table-cell office:value-type="float" office:value="24.2409179721106">
                <text:p>24.24091797211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7.224">
                <text:p>107.224</text:p>
              </table:table-cell>
              <table:table-cell office:value-type="float" office:value="24.1632987041788">
                <text:p>24.16329870417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7.451">
                <text:p>107.451</text:p>
              </table:table-cell>
              <table:table-cell office:value-type="float" office:value="24.2034466013849">
                <text:p>24.20344660138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7.451">
                <text:p>107.451</text:p>
              </table:table-cell>
              <table:table-cell office:value-type="float" office:value="24.3020957202342">
                <text:p>24.302095720234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8.081">
                <text:p>108.081</text:p>
              </table:table-cell>
              <table:table-cell office:value-type="float" office:value="24.3020957202342">
                <text:p>24.30209572023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8.081">
                <text:p>108.081</text:p>
              </table:table-cell>
              <table:table-cell office:value-type="float" office:value="24.3020957202342">
                <text:p>24.30209572023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8.58">
                <text:p>108.58</text:p>
              </table:table-cell>
              <table:table-cell office:value-type="float" office:value="24.2925366970899">
                <text:p>24.29253669708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8.725">
                <text:p>108.725</text:p>
              </table:table-cell>
              <table:table-cell office:value-type="float" office:value="24.5418360206934">
                <text:p>24.54183602069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9.377">
                <text:p>109.377</text:p>
              </table:table-cell>
              <table:table-cell office:value-type="float" office:value="24.5303651929202">
                <text:p>24.53036519292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9.678">
                <text:p>109.678</text:p>
              </table:table-cell>
              <table:table-cell office:value-type="float" office:value="24.5276886664398">
                <text:p>24.52768866643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9.893">
                <text:p>109.893</text:p>
              </table:table-cell>
              <table:table-cell office:value-type="float" office:value="24.5265415836625">
                <text:p>24.52654158366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0.093">
                <text:p>110.093</text:p>
              </table:table-cell>
              <table:table-cell office:value-type="float" office:value="24.5238650571821">
                <text:p>24.52386505718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0.465">
                <text:p>110.465</text:p>
              </table:table-cell>
              <table:table-cell office:value-type="float" office:value="24.5238650571821">
                <text:p>24.52386505718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0.799">
                <text:p>110.799</text:p>
              </table:table-cell>
              <table:table-cell office:value-type="float" office:value="24.5238650571821">
                <text:p>24.52386505718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1.069">
                <text:p>111.069</text:p>
              </table:table-cell>
              <table:table-cell office:value-type="float" office:value="24.5238650571821">
                <text:p>24.52386505718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1.371">
                <text:p>111.371</text:p>
              </table:table-cell>
              <table:table-cell office:value-type="float" office:value="24.5238650571821">
                <text:p>24.52386505718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1.571">
                <text:p>111.571</text:p>
              </table:table-cell>
              <table:table-cell office:value-type="float" office:value="24.5238650571821">
                <text:p>24.52386505718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1.88">
                <text:p>111.88</text:p>
              </table:table-cell>
              <table:table-cell office:value-type="float" office:value="24.5238650571821">
                <text:p>24.52386505718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1.88">
                <text:p>111.88</text:p>
              </table:table-cell>
              <table:table-cell office:value-type="float" office:value="24.5238650571821">
                <text:p>24.52386505718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2.475">
                <text:p>112.475</text:p>
              </table:table-cell>
              <table:table-cell office:value-type="float" office:value="24.5238650571821">
                <text:p>24.52386505718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2.705">
                <text:p>112.705</text:p>
              </table:table-cell>
              <table:table-cell office:value-type="float" office:value="24.0677084727358">
                <text:p>24.06770847273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3.03">
                <text:p>113.03</text:p>
              </table:table-cell>
              <table:table-cell office:value-type="float" office:value="24.0677084727358">
                <text:p>24.06770847273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3.243">
                <text:p>113.243</text:p>
              </table:table-cell>
              <table:table-cell office:value-type="float" office:value="24.0677084727358">
                <text:p>24.06770847273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3.566">
                <text:p>113.566</text:p>
              </table:table-cell>
              <table:table-cell office:value-type="float" office:value="23.9465000592659">
                <text:p>23.94650005926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3.816">
                <text:p>113.816</text:p>
              </table:table-cell>
              <table:table-cell office:value-type="float" office:value="23.9465000592659">
                <text:p>23.94650005926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4.166">
                <text:p>114.166</text:p>
              </table:table-cell>
              <table:table-cell office:value-type="float" office:value="23.9472647811175">
                <text:p>23.94726478111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4.503">
                <text:p>114.503</text:p>
              </table:table-cell>
              <table:table-cell office:value-type="float" office:value="23.9484118638948">
                <text:p>23.94841186389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4.803">
                <text:p>114.803</text:p>
              </table:table-cell>
              <table:table-cell office:value-type="float" office:value="23.9484118638948">
                <text:p>23.94841186389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5.009">
                <text:p>115.009</text:p>
              </table:table-cell>
              <table:table-cell office:value-type="float" office:value="23.9510883903752">
                <text:p>23.95108839037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5.31">
                <text:p>115.31</text:p>
              </table:table-cell>
              <table:table-cell office:value-type="float" office:value="23.9522354731525">
                <text:p>23.95223547315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5.623">
                <text:p>115.623</text:p>
              </table:table-cell>
              <table:table-cell office:value-type="float" office:value="23.9522354731525">
                <text:p>23.95223547315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5.829">
                <text:p>115.829</text:p>
              </table:table-cell>
              <table:table-cell office:value-type="float" office:value="23.9522354731525">
                <text:p>23.95223547315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6.163">
                <text:p>116.163</text:p>
              </table:table-cell>
              <table:table-cell office:value-type="float" office:value="24.2359472800756">
                <text:p>24.23594728007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6.386">
                <text:p>116.386</text:p>
              </table:table-cell>
              <table:table-cell office:value-type="float" office:value="24.2447415813683">
                <text:p>24.24474158136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6.786">
                <text:p>116.786</text:p>
              </table:table-cell>
              <table:table-cell office:value-type="float" office:value="24.2447415813683">
                <text:p>24.24474158136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7.066">
                <text:p>117.066</text:p>
              </table:table-cell>
              <table:table-cell office:value-type="float" office:value="24.2447415813683">
                <text:p>24.24474158136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7.191">
                <text:p>117.191</text:p>
              </table:table-cell>
              <table:table-cell office:value-type="float" office:value="24.2455063032199">
                <text:p>24.24550630321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7.5">
                <text:p>117.5</text:p>
              </table:table-cell>
              <table:table-cell office:value-type="float" office:value="24.2455063032199">
                <text:p>24.24550630321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.825">
                <text:p>117.825</text:p>
              </table:table-cell>
              <table:table-cell office:value-type="float" office:value="24.2428297767395">
                <text:p>24.24282977673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8.025">
                <text:p>118.025</text:p>
              </table:table-cell>
              <table:table-cell office:value-type="float" office:value="24.2390061674817">
                <text:p>24.23900616748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8.326">
                <text:p>118.326</text:p>
              </table:table-cell>
              <table:table-cell office:value-type="float" office:value="24.2409179721106">
                <text:p>24.24091797211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8.63">
                <text:p>118.63</text:p>
              </table:table-cell>
              <table:table-cell office:value-type="float" office:value="24.2428297767395">
                <text:p>24.24282977673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8.98">
                <text:p>118.98</text:p>
              </table:table-cell>
              <table:table-cell office:value-type="float" office:value="24.2428297767395">
                <text:p>24.24282977673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9.23">
                <text:p>119.23</text:p>
              </table:table-cell>
              <table:table-cell office:value-type="float" office:value="24.2428297767395">
                <text:p>24.24282977673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9.23">
                <text:p>119.23</text:p>
              </table:table-cell>
              <table:table-cell office:value-type="float" office:value="24.2416826939621">
                <text:p>24.24168269396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9.675">
                <text:p>119.675</text:p>
              </table:table-cell>
              <table:table-cell office:value-type="float" office:value="24.243594498591">
                <text:p>24.2435944985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0">
                <text:p>120</text:p>
              </table:table-cell>
              <table:table-cell office:value-type="float" office:value="24.2416826939621">
                <text:p>24.24168269396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0.25">
                <text:p>120.25</text:p>
              </table:table-cell>
              <table:table-cell office:value-type="float" office:value="24.2370943628529">
                <text:p>24.23709436285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0.608">
                <text:p>120.608</text:p>
              </table:table-cell>
              <table:table-cell office:value-type="float" office:value="24.2370943628529">
                <text:p>24.23709436285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0.909">
                <text:p>120.909</text:p>
              </table:table-cell>
              <table:table-cell office:value-type="float" office:value="24.2340354754467">
                <text:p>24.23403547544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1.184">
                <text:p>121.184</text:p>
              </table:table-cell>
              <table:table-cell office:value-type="float" office:value="24.2332707535951">
                <text:p>24.23327075359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1.51">
                <text:p>121.51</text:p>
              </table:table-cell>
              <table:table-cell office:value-type="float" office:value="24.2531535217353">
                <text:p>24.25315352173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1.91">
                <text:p>121.91</text:p>
              </table:table-cell>
              <table:table-cell office:value-type="float" office:value="24.2531535217353">
                <text:p>24.25315352173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2.285">
                <text:p>122.285</text:p>
              </table:table-cell>
              <table:table-cell office:value-type="float" office:value="24.2512417171064">
                <text:p>24.25124171710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2.536">
                <text:p>122.536</text:p>
              </table:table-cell>
              <table:table-cell office:value-type="float" office:value="24.2504769952549">
                <text:p>24.25047699525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2.908">
                <text:p>122.908</text:p>
              </table:table-cell>
              <table:table-cell office:value-type="float" office:value="24.2493299124776">
                <text:p>24.24932991247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3.145">
                <text:p>123.145</text:p>
              </table:table-cell>
              <table:table-cell office:value-type="float" office:value="24.248565190626">
                <text:p>24.2485651906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3.454">
                <text:p>123.454</text:p>
              </table:table-cell>
              <table:table-cell office:value-type="float" office:value="24.248565190626">
                <text:p>24.2485651906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3.755">
                <text:p>123.755</text:p>
              </table:table-cell>
              <table:table-cell office:value-type="float" office:value="24.248565190626">
                <text:p>24.2485651906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4.04">
                <text:p>124.04</text:p>
              </table:table-cell>
              <table:table-cell office:value-type="float" office:value="24.2455063032199">
                <text:p>24.24550630321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4.267">
                <text:p>124.267</text:p>
              </table:table-cell>
              <table:table-cell office:value-type="float" office:value="24.2416826939621">
                <text:p>24.24168269396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4.419">
                <text:p>124.419</text:p>
              </table:table-cell>
              <table:table-cell office:value-type="float" office:value="24.2416826939621">
                <text:p>24.24168269396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4.544">
                <text:p>124.544</text:p>
              </table:table-cell>
              <table:table-cell office:value-type="float" office:value="24.2390061674817">
                <text:p>24.23900616748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4.544">
                <text:p>124.544</text:p>
              </table:table-cell>
              <table:table-cell office:value-type="float" office:value="24.2378590847044">
                <text:p>24.23785908470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5.078">
                <text:p>125.078</text:p>
              </table:table-cell>
              <table:table-cell office:value-type="float" office:value="24.2359472800756">
                <text:p>24.23594728007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5.378">
                <text:p>125.378</text:p>
              </table:table-cell>
              <table:table-cell office:value-type="float" office:value="24.2332707535951">
                <text:p>24.23327075359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5.378">
                <text:p>125.378</text:p>
              </table:table-cell>
              <table:table-cell office:value-type="float" office:value="24.2294471443374">
                <text:p>24.22944714433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6.02">
                <text:p>126.02</text:p>
              </table:table-cell>
              <table:table-cell office:value-type="float" office:value="24.2263882569313">
                <text:p>24.22638825693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6.329">
                <text:p>126.329</text:p>
              </table:table-cell>
              <table:table-cell office:value-type="float" office:value="24.2198881211931">
                <text:p>24.21988812119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6.329">
                <text:p>126.329</text:p>
              </table:table-cell>
              <table:table-cell office:value-type="float" office:value="24.2103290980488">
                <text:p>24.210329098048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6.929">
                <text:p>126.929</text:p>
              </table:table-cell>
              <table:table-cell office:value-type="float" office:value="24.2007700749045">
                <text:p>24.20077007490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7.229">
                <text:p>127.229</text:p>
              </table:table-cell>
              <table:table-cell office:value-type="float" office:value="24.1957993828695">
                <text:p>24.19579938286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7.229">
                <text:p>127.229</text:p>
              </table:table-cell>
              <table:table-cell office:value-type="float" office:value="24.1900639689829">
                <text:p>24.19006396898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7.529">
                <text:p>127.529</text:p>
              </table:table-cell>
              <table:table-cell office:value-type="float" office:value="24.1900639689829">
                <text:p>24.19006396898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8.144">
                <text:p>128.144</text:p>
              </table:table-cell>
              <table:table-cell office:value-type="float" office:value="23.9273820129773">
                <text:p>23.92738201297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8.495">
                <text:p>128.495</text:p>
              </table:table-cell>
              <table:table-cell office:value-type="float" office:value="23.9281467348289">
                <text:p>23.92814673482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8.495">
                <text:p>128.495</text:p>
              </table:table-cell>
              <table:table-cell office:value-type="float" office:value="23.9281467348289">
                <text:p>23.92814673482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9.085">
                <text:p>129.085</text:p>
              </table:table-cell>
              <table:table-cell office:value-type="float" office:value="23.9281467348289">
                <text:p>23.92814673482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9.364">
                <text:p>129.364</text:p>
              </table:table-cell>
              <table:table-cell office:value-type="float" office:value="23.9292938176062">
                <text:p>23.92929381760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9.94">
                <text:p>129.94</text:p>
              </table:table-cell>
              <table:table-cell office:value-type="float" office:value="23.8822634237362">
                <text:p>23.88226342373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0.117">
                <text:p>130.117</text:p>
              </table:table-cell>
              <table:table-cell office:value-type="float" office:value="23.9503236685237">
                <text:p>23.95032366852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0.342">
                <text:p>130.342</text:p>
              </table:table-cell>
              <table:table-cell office:value-type="float" office:value="23.97326532407">
                <text:p>23.973265324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0.567">
                <text:p>130.567</text:p>
              </table:table-cell>
              <table:table-cell office:value-type="float" office:value="23.9874126783236">
                <text:p>23.98741267832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0.767">
                <text:p>130.767</text:p>
              </table:table-cell>
              <table:table-cell office:value-type="float" office:value="23.9893244829524">
                <text:p>23.98932448295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1.167">
                <text:p>131.167</text:p>
              </table:table-cell>
              <table:table-cell office:value-type="float" office:value="23.9893244829524">
                <text:p>23.98932448295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1.367">
                <text:p>131.367</text:p>
              </table:table-cell>
              <table:table-cell office:value-type="float" office:value="23.4999024979639">
                <text:p>23.49990249796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1.667">
                <text:p>131.667</text:p>
              </table:table-cell>
              <table:table-cell office:value-type="float" office:value="23.3641643693148">
                <text:p>23.36416436931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1.667">
                <text:p>131.667</text:p>
              </table:table-cell>
              <table:table-cell office:value-type="float" office:value="23.3641643693148">
                <text:p>23.36416436931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2.118">
                <text:p>132.118</text:p>
              </table:table-cell>
              <table:table-cell office:value-type="float" office:value="23.1251887907071">
                <text:p>23.12518879070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2.118">
                <text:p>132.118</text:p>
              </table:table-cell>
              <table:table-cell office:value-type="float" office:value="23.1263358734844">
                <text:p>23.12633587348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2.743">
                <text:p>132.743</text:p>
              </table:table-cell>
              <table:table-cell office:value-type="float" office:value="22.4044384456264">
                <text:p>22.40443844562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3.093">
                <text:p>133.093</text:p>
              </table:table-cell>
              <table:table-cell office:value-type="float" office:value="22.415144551548">
                <text:p>22.4151445515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3.343">
                <text:p>133.343</text:p>
              </table:table-cell>
              <table:table-cell office:value-type="float" office:value="22.1845809133073">
                <text:p>22.18458091330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3.679">
                <text:p>133.679</text:p>
              </table:table-cell>
              <table:table-cell office:value-type="float" office:value="22.1845809133073">
                <text:p>22.18458091330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3.94">
                <text:p>133.94</text:p>
              </table:table-cell>
              <table:table-cell office:value-type="float" office:value="22.0327836257757">
                <text:p>22.03278362577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4.153">
                <text:p>134.153</text:p>
              </table:table-cell>
              <table:table-cell office:value-type="float" office:value="22.0335483476273">
                <text:p>22.03354834762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4.445">
                <text:p>134.445</text:p>
              </table:table-cell>
              <table:table-cell office:value-type="float" office:value="22.0366072350334">
                <text:p>22.03660723503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4.445">
                <text:p>134.445</text:p>
              </table:table-cell>
              <table:table-cell office:value-type="float" office:value="22.7114742690215">
                <text:p>22.71147426902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5.623">
                <text:p>135.623</text:p>
              </table:table-cell>
              <table:table-cell office:value-type="float" office:value="22.8204471328666">
                <text:p>22.82044713286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6.059">
                <text:p>136.059</text:p>
              </table:table-cell>
              <table:table-cell office:value-type="float" office:value="22.3692612404553">
                <text:p>22.36926124045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6.384">
                <text:p>136.384</text:p>
              </table:table-cell>
              <table:table-cell office:value-type="float" office:value="21.8951336924977">
                <text:p>21.89513369249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6.734">
                <text:p>136.734</text:p>
              </table:table-cell>
              <table:table-cell office:value-type="float" office:value="21.2133841618457">
                <text:p>21.21338416184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7.009">
                <text:p>137.009</text:p>
              </table:table-cell>
              <table:table-cell office:value-type="float" office:value="20.7220503722284">
                <text:p>20.72205037222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7.335">
                <text:p>137.335</text:p>
              </table:table-cell>
              <table:table-cell office:value-type="float" office:value="20.3205714001675">
                <text:p>20.32057140016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7.585">
                <text:p>137.585</text:p>
              </table:table-cell>
              <table:table-cell office:value-type="float" office:value="19.9814172590075">
                <text:p>19.98141725900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7.985">
                <text:p>137.985</text:p>
              </table:table-cell>
              <table:table-cell office:value-type="float" office:value="19.3589336718502">
                <text:p>19.35893367185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8.36">
                <text:p>138.36</text:p>
              </table:table-cell>
              <table:table-cell office:value-type="float" office:value="18.9096595840678">
                <text:p>18.90965958406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8.71">
                <text:p>138.71</text:p>
              </table:table-cell>
              <table:table-cell office:value-type="float" office:value="18.4347673142586">
                <text:p>18.43476731425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9.06">
                <text:p>139.06</text:p>
              </table:table-cell>
              <table:table-cell office:value-type="float" office:value="17.9568161570433">
                <text:p>17.95681615704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9.237">
                <text:p>139.237</text:p>
              </table:table-cell>
              <table:table-cell office:value-type="float" office:value="17.7579884756417">
                <text:p>17.75798847564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9.34">
                <text:p>139.34</text:p>
              </table:table-cell>
              <table:table-cell office:value-type="float" office:value="15.8480956514092">
                <text:p>15.84809565140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9.69">
                <text:p>139.69</text:p>
              </table:table-cell>
              <table:table-cell office:value-type="float" office:value="14.7660142314737">
                <text:p>14.766014231473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0.04">
                <text:p>140.04</text:p>
              </table:table-cell>
              <table:table-cell office:value-type="float" office:value="14.4226541201302">
                <text:p>14.42265412013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0.39">
                <text:p>140.39</text:p>
              </table:table-cell>
              <table:table-cell office:value-type="float" office:value="14.4238012029075">
                <text:p>14.42380120290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0.765">
                <text:p>140.765</text:p>
              </table:table-cell>
              <table:table-cell office:value-type="float" office:value="14.2995339020315">
                <text:p>14.29953390203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1.115">
                <text:p>141.115</text:p>
              </table:table-cell>
              <table:table-cell office:value-type="float" office:value="14.1052945517392">
                <text:p>14.10529455173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1.465">
                <text:p>141.465</text:p>
              </table:table-cell>
              <table:table-cell office:value-type="float" office:value="14.1091181609969">
                <text:p>14.10911816099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1.769">
                <text:p>141.769</text:p>
              </table:table-cell>
              <table:table-cell office:value-type="float" office:value="14.1064416345165">
                <text:p>14.10644163451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2.267">
                <text:p>142.267</text:p>
              </table:table-cell>
              <table:table-cell office:value-type="float" office:value="13.9026432610799">
                <text:p>13.90264326107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2.668">
                <text:p>142.668</text:p>
              </table:table-cell>
              <table:table-cell office:value-type="float" office:value="13.5233412227138">
                <text:p>13.52334122271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2.968">
                <text:p>142.968</text:p>
              </table:table-cell>
              <table:table-cell office:value-type="float" office:value="13.2985129983597">
                <text:p>13.29851299835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3.326">
                <text:p>143.326</text:p>
              </table:table-cell>
              <table:table-cell office:value-type="float" office:value="11.9308079668723">
                <text:p>11.93080796687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3.701">
                <text:p>143.701</text:p>
              </table:table-cell>
              <table:table-cell office:value-type="float" office:value="11.189027770874">
                <text:p>11.1890277708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4.001">
                <text:p>144.001</text:p>
              </table:table-cell>
              <table:table-cell office:value-type="float" office:value="10.0828576126149">
                <text:p>10.08285761261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4.401">
                <text:p>144.401</text:p>
              </table:table-cell>
              <table:table-cell office:value-type="float" office:value="5.77479706193865">
                <text:p>5.774797061938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4.701">
                <text:p>144.701</text:p>
              </table:table-cell>
              <table:table-cell office:value-type="float" office:value="4.28550125605565">
                <text:p>4.285501256055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5.126">
                <text:p>145.126</text:p>
              </table:table-cell>
              <table:table-cell office:value-type="float" office:value="2.93003177419294">
                <text:p>2.930031774192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5.476">
                <text:p>145.476</text:p>
              </table:table-cell>
              <table:table-cell office:value-type="float" office:value="2.32972512073047">
                <text:p>2.329725120730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5.826">
                <text:p>145.826</text:p>
              </table:table-cell>
              <table:table-cell office:value-type="float" office:value="2.32972512073047">
                <text:p>2.329725120730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6.176">
                <text:p>146.176</text:p>
              </table:table-cell>
              <table:table-cell office:value-type="float" office:value="2.33928414387478">
                <text:p>2.339284143874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6.621">
                <text:p>146.621</text:p>
              </table:table-cell>
              <table:table-cell office:value-type="float" office:value="2.32972512073047">
                <text:p>2.329725120730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6.996">
                <text:p>146.996</text:p>
              </table:table-cell>
              <table:table-cell office:value-type="float" office:value="2.32972512073047">
                <text:p>2.329725120730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7.396">
                <text:p>147.396</text:p>
              </table:table-cell>
              <table:table-cell office:value-type="float" office:value="2.33048984258202">
                <text:p>2.330489842582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7.746">
                <text:p>147.746</text:p>
              </table:table-cell>
              <table:table-cell office:value-type="float" office:value="2.33163692535933">
                <text:p>2.331636925359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8.048">
                <text:p>148.048</text:p>
              </table:table-cell>
              <table:table-cell office:value-type="float" office:value="2.33048984258202">
                <text:p>2.330489842582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8.402">
                <text:p>148.402</text:p>
              </table:table-cell>
              <table:table-cell office:value-type="float" office:value="2.07239621768573">
                <text:p>2.072396217685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8.854">
                <text:p>148.854</text:p>
              </table:table-cell>
              <table:table-cell office:value-type="float" office:value="2.16416283987108">
                <text:p>2.164162839871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9.204">
                <text:p>149.204</text:p>
              </table:table-cell>
              <table:table-cell office:value-type="float" office:value="1.85750937740171">
                <text:p>1.857509377401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9.505">
                <text:p>149.505</text:p>
              </table:table-cell>
              <table:table-cell office:value-type="float" office:value="1.72253597060409">
                <text:p>1.7225359706040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9.81">
                <text:p>149.81</text:p>
              </table:table-cell>
              <table:table-cell office:value-type="float" office:value="1.59253325584153">
                <text:p>1.592533255841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0.16">
                <text:p>150.16</text:p>
              </table:table-cell>
              <table:table-cell office:value-type="float" office:value="0.742927278775543">
                <text:p>0.74292727877554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0.51">
                <text:p>150.51</text:p>
              </table:table-cell>
              <table:table-cell office:value-type="float" office:value="0.742927278775543">
                <text:p>0.7429272787755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0.86">
                <text:p>150.86</text:p>
              </table:table-cell>
              <table:table-cell office:value-type="float" office:value="0.744839083404402">
                <text:p>0.7448390834044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1.235">
                <text:p>151.235</text:p>
              </table:table-cell>
              <table:table-cell office:value-type="float" office:value="0.745603805255929">
                <text:p>0.74560380525592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1.585">
                <text:p>151.585</text:p>
              </table:table-cell>
              <table:table-cell office:value-type="float" office:value="0.75630991117756">
                <text:p>0.7563099111775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1.935">
                <text:p>151.935</text:p>
              </table:table-cell>
              <table:table-cell office:value-type="float" office:value="0.75822171580642">
                <text:p>0.758221715806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2.235">
                <text:p>152.235</text:p>
              </table:table-cell>
              <table:table-cell office:value-type="float" office:value="0.758986437657968">
                <text:p>0.7589864376579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2.635">
                <text:p>152.635</text:p>
              </table:table-cell>
              <table:table-cell office:value-type="float" office:value="0.757074633029108">
                <text:p>0.7570746330291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2.914">
                <text:p>152.914</text:p>
              </table:table-cell>
              <table:table-cell office:value-type="float" office:value="0.75822171580642">
                <text:p>0.7582217158064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3.039">
                <text:p>153.039</text:p>
              </table:table-cell>
              <table:table-cell office:value-type="float" office:value="0.76013352043528">
                <text:p>0.760133520435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3.3">
                <text:p>153.3</text:p>
              </table:table-cell>
              <table:table-cell office:value-type="float" office:value="0.777339762095038">
                <text:p>0.7773397620950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3.675">
                <text:p>153.675</text:p>
              </table:table-cell>
              <table:table-cell office:value-type="float" office:value="0.780016288575446">
                <text:p>0.78001628857544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4.1">
                <text:p>154.1</text:p>
              </table:table-cell>
              <table:table-cell office:value-type="float" office:value="0.780016288575446">
                <text:p>0.78001628857544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4.45">
                <text:p>154.45</text:p>
              </table:table-cell>
              <table:table-cell office:value-type="float" office:value="0.802193222270235">
                <text:p>0.80219322227023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4.8">
                <text:p>154.8</text:p>
              </table:table-cell>
              <table:table-cell office:value-type="float" office:value="0.813664050043414">
                <text:p>0.8136640500434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5.15">
                <text:p>155.15</text:p>
              </table:table-cell>
              <table:table-cell office:value-type="float" office:value="0.814428771894941">
                <text:p>0.81442877189494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5.5">
                <text:p>155.5</text:p>
              </table:table-cell>
              <table:table-cell office:value-type="float" office:value="0.814428771894941">
                <text:p>0.81442877189494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5.9">
                <text:p>155.9</text:p>
              </table:table-cell>
              <table:table-cell office:value-type="float" office:value="0.814428771894941">
                <text:p>0.81442877189494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6.25">
                <text:p>156.25</text:p>
              </table:table-cell>
              <table:table-cell office:value-type="float" office:value="0.815575854672274">
                <text:p>0.8155758546722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6.55">
                <text:p>156.55</text:p>
              </table:table-cell>
              <table:table-cell office:value-type="float" office:value="0.815575854672274">
                <text:p>0.8155758546722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6.85">
                <text:p>156.85</text:p>
              </table:table-cell>
              <table:table-cell office:value-type="float" office:value="0.572776666806862">
                <text:p>0.5727766668068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6.85">
                <text:p>156.85</text:p>
              </table:table-cell>
              <table:table-cell office:value-type="float" office:value="0.401478972060892">
                <text:p>0.4014789720608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7.533">
                <text:p>157.533</text:p>
              </table:table-cell>
              <table:table-cell office:value-type="float" office:value="0.401478972060892">
                <text:p>0.4014789720608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7.833">
                <text:p>157.833</text:p>
              </table:table-cell>
              <table:table-cell office:value-type="float" office:value="0.401478972060892">
                <text:p>0.4014789720608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8.223">
                <text:p>158.223</text:p>
              </table:table-cell>
              <table:table-cell office:value-type="float" office:value="0.401478972060892">
                <text:p>0.4014789720608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8.612">
                <text:p>158.612</text:p>
              </table:table-cell>
              <table:table-cell office:value-type="float" office:value="0.401478972060892">
                <text:p>0.4014789720608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8.966">
                <text:p>158.966</text:p>
              </table:table-cell>
              <table:table-cell office:value-type="float" office:value="0.403390776689751">
                <text:p>0.4033907766897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9.266">
                <text:p>159.266</text:p>
              </table:table-cell>
              <table:table-cell office:value-type="float" office:value="0.403390776689751">
                <text:p>0.4033907766897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9.566">
                <text:p>159.566</text:p>
              </table:table-cell>
              <table:table-cell office:value-type="float" office:value="0.403390776689751">
                <text:p>0.4033907766897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9.879">
                <text:p>159.879</text:p>
              </table:table-cell>
              <table:table-cell office:value-type="float" office:value="0.403390776689751">
                <text:p>0.4033907766897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0.093">
                <text:p>160.093</text:p>
              </table:table-cell>
              <table:table-cell office:value-type="float" office:value="0.403390776689751">
                <text:p>0.40339077668975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0.283">
                <text:p>160.283</text:p>
              </table:table-cell>
              <table:table-cell office:value-type="float" office:value="0.403390776689751">
                <text:p>0.40339077668975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0.283">
                <text:p>160.283</text:p>
              </table:table-cell>
              <table:table-cell office:value-type="float" office:value="0.403390776689751">
                <text:p>0.4033907766897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0.739">
                <text:p>160.739</text:p>
              </table:table-cell>
              <table:table-cell office:value-type="float" office:value="0.399567167432032">
                <text:p>0.3995671674320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0.953">
                <text:p>160.953</text:p>
              </table:table-cell>
              <table:table-cell office:value-type="float" office:value="0.399567167432032">
                <text:p>0.3995671674320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1.08">
                <text:p>161.08</text:p>
              </table:table-cell>
              <table:table-cell office:value-type="float" office:value="0.399567167432032">
                <text:p>0.3995671674320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1.294">
                <text:p>161.294</text:p>
              </table:table-cell>
              <table:table-cell office:value-type="float" office:value="0.399567167432032">
                <text:p>0.3995671674320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1.519">
                <text:p>161.519</text:p>
              </table:table-cell>
              <table:table-cell office:value-type="float" office:value="0.399567167432032">
                <text:p>0.39956716743203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1.73">
                <text:p>161.73</text:p>
              </table:table-cell>
              <table:table-cell office:value-type="float" office:value="0.403390776689751">
                <text:p>0.40339077668975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1.981">
                <text:p>161.981</text:p>
              </table:table-cell>
              <table:table-cell office:value-type="float" office:value="0.398802445580484">
                <text:p>0.3988024455804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2.224">
                <text:p>162.224</text:p>
              </table:table-cell>
              <table:table-cell office:value-type="float" office:value="0.398802445580484">
                <text:p>0.3988024455804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2.549">
                <text:p>162.549</text:p>
              </table:table-cell>
              <table:table-cell office:value-type="float" office:value="0.398802445580484">
                <text:p>0.3988024455804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2.949">
                <text:p>162.949</text:p>
              </table:table-cell>
              <table:table-cell office:value-type="float" office:value="0.398802445580484">
                <text:p>0.3988024455804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3.249">
                <text:p>163.249</text:p>
              </table:table-cell>
              <table:table-cell office:value-type="float" office:value="0.398802445580484">
                <text:p>0.3988024455804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3.499">
                <text:p>163.499</text:p>
              </table:table-cell>
              <table:table-cell office:value-type="float" office:value="0.398802445580484">
                <text:p>0.39880244558048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3.76">
                <text:p>163.76</text:p>
              </table:table-cell>
              <table:table-cell office:value-type="float" office:value="0.398802445580484">
                <text:p>0.3988024455804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3.996">
                <text:p>163.996</text:p>
              </table:table-cell>
              <table:table-cell office:value-type="float" office:value="0.402626054838203">
                <text:p>0.40262605483820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4.242">
                <text:p>164.242</text:p>
              </table:table-cell>
              <table:table-cell office:value-type="float" office:value="0.402626054838203">
                <text:p>0.4026260548382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4.479">
                <text:p>164.479</text:p>
              </table:table-cell>
              <table:table-cell office:value-type="float" office:value="0.398802445580484">
                <text:p>0.3988024455804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4.67">
                <text:p>164.67</text:p>
              </table:table-cell>
              <table:table-cell office:value-type="float" office:value="0.398802445580484">
                <text:p>0.39880244558048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4.949">
                <text:p>164.949</text:p>
              </table:table-cell>
              <table:table-cell office:value-type="float" office:value="0.227504750834513">
                <text:p>0.2275047508345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5.279">
                <text:p>165.279</text:p>
              </table:table-cell>
              <table:table-cell office:value-type="float" office:value="0.229416555463373">
                <text:p>0.22941655546337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5.555">
                <text:p>165.555</text:p>
              </table:table-cell>
              <table:table-cell office:value-type="float" office:value="0.233240164721092">
                <text:p>0.23324016472109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5.905">
                <text:p>165.905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6.155">
                <text:p>166.155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6.155">
                <text:p>166.155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6.755">
                <text:p>166.755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7.005">
                <text:p>167.005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7.305">
                <text:p>167.305</text:p>
              </table:table-cell>
              <table:table-cell office:value-type="float" office:value="0.25235821100971">
                <text:p>0.252358211009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7.655">
                <text:p>167.655</text:p>
              </table:table-cell>
              <table:table-cell office:value-type="float" office:value="0.25235821100971">
                <text:p>0.2523582110097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7.959">
                <text:p>167.959</text:p>
              </table:table-cell>
              <table:table-cell office:value-type="float" office:value="0.25235821100971">
                <text:p>0.2523582110097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8.313">
                <text:p>168.313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8.579">
                <text:p>168.579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8.706">
                <text:p>168.706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9.078">
                <text:p>169.078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9.418">
                <text:p>169.418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9.668">
                <text:p>169.668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0.021">
                <text:p>170.021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0.358">
                <text:p>170.358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0.662">
                <text:p>170.662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1.158">
                <text:p>171.158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1.158">
                <text:p>171.158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1.778">
                <text:p>171.778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2.058">
                <text:p>172.058</text:p>
              </table:table-cell>
              <table:table-cell office:value-type="float" office:value="0.251593489158162">
                <text:p>0.25159348915816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2.85">
                <text:p>172.85</text:p>
              </table:table-cell>
              <table:table-cell office:value-type="float" office:value="0.199974764178908">
                <text:p>0.1999747641789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3.225">
                <text:p>173.225</text:p>
              </table:table-cell>
              <table:table-cell office:value-type="float" office:value="0.198062959550049">
                <text:p>0.19806295955004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3.471">
                <text:p>173.471</text:p>
              </table:table-cell>
              <table:table-cell office:value-type="float" office:value="0.196151154921189">
                <text:p>0.19615115492118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3.826">
                <text:p>173.826</text:p>
              </table:table-cell>
              <table:table-cell office:value-type="float" office:value="0.196915876772737">
                <text:p>0.19691587677273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4.327">
                <text:p>174.327</text:p>
              </table:table-cell>
              <table:table-cell office:value-type="float" office:value="0.196151154921189">
                <text:p>0.1961511549211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4.927">
                <text:p>174.927</text:p>
              </table:table-cell>
              <table:table-cell office:value-type="float" office:value="0.196151154921189">
                <text:p>0.19615115492118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5.427">
                <text:p>175.427</text:p>
              </table:table-cell>
              <table:table-cell office:value-type="float" office:value="0.196151154921189">
                <text:p>0.1961511549211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5.852">
                <text:p>175.852</text:p>
              </table:table-cell>
              <table:table-cell office:value-type="float" office:value="0.196151154921189">
                <text:p>0.1961511549211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6.122">
                <text:p>176.122</text:p>
              </table:table-cell>
              <table:table-cell office:value-type="float" office:value="0.196151154921189">
                <text:p>0.1961511549211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6.122">
                <text:p>176.122</text:p>
              </table:table-cell>
              <table:table-cell office:value-type="float" office:value="0.00382360925771926">
                <text:p>0.003823609257719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6.734">
                <text:p>176.734</text:p>
              </table:table-cell>
              <table:table-cell office:value-type="float" office:value="0.114708277731686">
                <text:p>0.1147082777316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7.039">
                <text:p>177.039</text:p>
              </table:table-cell>
              <table:table-cell office:value-type="float" office:value="0.115855360508998">
                <text:p>0.11585536050899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7.414">
                <text:p>177.414</text:p>
              </table:table-cell>
              <table:table-cell office:value-type="float" office:value="0.114708277731686">
                <text:p>0.1147082777316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7.714">
                <text:p>177.714</text:p>
              </table:table-cell>
              <table:table-cell office:value-type="float" office:value="0.110884668473967">
                <text:p>0.1108846684739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8.114">
                <text:p>178.114</text:p>
              </table:table-cell>
              <table:table-cell office:value-type="float" office:value="0.0370890097999029">
                <text:p>0.037089009799902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8.464">
                <text:p>178.464</text:p>
              </table:table-cell>
              <table:table-cell office:value-type="float" office:value="0.0351772051710432">
                <text:p>0.03517720517104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8.714">
                <text:p>178.714</text:p>
              </table:table-cell>
              <table:table-cell office:value-type="float" office:value="0.0351772051710432">
                <text:p>0.03517720517104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9.239">
                <text:p>179.239</text:p>
              </table:table-cell>
              <table:table-cell office:value-type="float" office:value="0.0351772051710432">
                <text:p>0.03517720517104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9.651">
                <text:p>179.651</text:p>
              </table:table-cell>
              <table:table-cell office:value-type="float" office:value="0.0351772051710432">
                <text:p>0.03517720517104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0.151">
                <text:p>180.151</text:p>
              </table:table-cell>
              <table:table-cell office:value-type="float" office:value="0.0351772051710432">
                <text:p>0.035177205171043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0.382">
                <text:p>180.382</text:p>
              </table:table-cell>
              <table:table-cell office:value-type="float" office:value="0.0351772051710432">
                <text:p>0.03517720517104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0.732">
                <text:p>180.732</text:p>
              </table:table-cell>
              <table:table-cell office:value-type="float" office:value="0.0351772051710432">
                <text:p>0.03517720517104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0.932">
                <text:p>180.932</text:p>
              </table:table-cell>
              <table:table-cell office:value-type="float" office:value="0.0351772051710432">
                <text:p>0.03517720517104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1.282">
                <text:p>181.282</text:p>
              </table:table-cell>
              <table:table-cell office:value-type="float" office:value="0.328830396164139">
                <text:p>0.32883039616413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1.432">
                <text:p>181.432</text:p>
              </table:table-cell>
              <table:table-cell office:value-type="float" office:value="0.328830396164139">
                <text:p>0.32883039616413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1.782">
                <text:p>181.782</text:p>
              </table:table-cell>
              <table:table-cell office:value-type="float" office:value="0.328830396164139">
                <text:p>0.3288303961641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1.782">
                <text:p>181.782</text:p>
              </table:table-cell>
              <table:table-cell office:value-type="float" office:value="0.327683313386827">
                <text:p>0.3276833133868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2.133">
                <text:p>182.133</text:p>
              </table:table-cell>
              <table:table-cell office:value-type="float" office:value="0.327683313386827">
                <text:p>0.3276833133868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2.813">
                <text:p>182.813</text:p>
              </table:table-cell>
              <table:table-cell office:value-type="float" office:value="0.795310725606323">
                <text:p>0.7953107256063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3.117">
                <text:p>183.117</text:p>
              </table:table-cell>
              <table:table-cell office:value-type="float" office:value="0.794163642829011">
                <text:p>0.7941636428290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3.367">
                <text:p>183.367</text:p>
              </table:table-cell>
              <table:table-cell office:value-type="float" office:value="0.96813786405539">
                <text:p>0.9681378640553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3.806">
                <text:p>183.806</text:p>
              </table:table-cell>
              <table:table-cell office:value-type="float" office:value="0.0573541388658323">
                <text:p>0.05735413886583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4.187">
                <text:p>184.187</text:p>
              </table:table-cell>
              <table:table-cell office:value-type="float" office:value="0.0600306653462402">
                <text:p>0.060030665346240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4.378">
                <text:p>184.378</text:p>
              </table:table-cell>
              <table:table-cell office:value-type="float" office:value="0.0600306653462402">
                <text:p>0.060030665346240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4.731">
                <text:p>184.731</text:p>
              </table:table-cell>
              <table:table-cell office:value-type="float" office:value="0.0600306653462402">
                <text:p>0.06003066534624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4.731">
                <text:p>184.731</text:p>
              </table:table-cell>
              <table:table-cell office:value-type="float" office:value="0.059265943494692">
                <text:p>0.05926594349469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5.335">
                <text:p>185.335</text:p>
              </table:table-cell>
              <table:table-cell office:value-type="float" office:value="0.0581188607173805">
                <text:p>0.05811886071738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5.61">
                <text:p>185.61</text:p>
              </table:table-cell>
              <table:table-cell office:value-type="float" office:value="0.0573541388658323">
                <text:p>0.05735413886583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5.61">
                <text:p>185.61</text:p>
              </table:table-cell>
              <table:table-cell office:value-type="float" office:value="0.229416555463351">
                <text:p>0.2294165554633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6.36">
                <text:p>186.36</text:p>
              </table:table-cell>
              <table:table-cell office:value-type="float" office:value="0.229416555463351">
                <text:p>0.2294165554633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6.71">
                <text:p>186.71</text:p>
              </table:table-cell>
              <table:table-cell office:value-type="float" office:value="0.208386704545873">
                <text:p>0.20838670454587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7.012">
                <text:p>187.012</text:p>
              </table:table-cell>
              <table:table-cell office:value-type="float" office:value="0.206474899917014">
                <text:p>0.2064748999170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7.012">
                <text:p>187.012</text:p>
              </table:table-cell>
              <table:table-cell office:value-type="float" office:value="0.204563095288154">
                <text:p>0.20456309528815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7.312">
                <text:p>187.312</text:p>
              </table:table-cell>
              <table:table-cell office:value-type="float" office:value="0.0764721851544503">
                <text:p>0.076472185154450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8.092">
                <text:p>188.092</text:p>
              </table:table-cell>
              <table:table-cell office:value-type="float" office:value="0.0726485758967311">
                <text:p>0.07264857589673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8.338">
                <text:p>188.338</text:p>
              </table:table-cell>
              <table:table-cell office:value-type="float" office:value="0.046648032944201">
                <text:p>0.0466480329442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8.727">
                <text:p>188.727</text:p>
              </table:table-cell>
              <table:table-cell office:value-type="float" office:value="0.0477951157215342">
                <text:p>0.04779511572153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8.827">
                <text:p>188.827</text:p>
              </table:table-cell>
              <table:table-cell office:value-type="float" office:value="0.0477951157215342">
                <text:p>0.047795115721534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9.093">
                <text:p>189.093</text:p>
              </table:table-cell>
              <table:table-cell office:value-type="float" office:value="0.0485598375730824">
                <text:p>0.04855983757308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9.377">
                <text:p>189.377</text:p>
              </table:table-cell>
              <table:table-cell office:value-type="float" office:value="0.0994138407007876">
                <text:p>0.099413840700787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9.537">
                <text:p>189.537</text:p>
              </table:table-cell>
              <table:table-cell office:value-type="float" office:value="0.0994138407007876">
                <text:p>0.09941384070078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9.717">
                <text:p>189.717</text:p>
              </table:table-cell>
              <table:table-cell office:value-type="float" office:value="0.0994138407007876">
                <text:p>0.099413840700787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0.03">
                <text:p>190.03</text:p>
              </table:table-cell>
              <table:table-cell office:value-type="float" office:value="0.100178562552336">
                <text:p>0.10017856255233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0.53">
                <text:p>190.53</text:p>
              </table:table-cell>
              <table:table-cell office:value-type="float" office:value="0.101325645329647">
                <text:p>0.1013256453296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90.94">
                <text:p>190.94</text:p>
              </table:table-cell>
              <table:table-cell office:value-type="float" office:value="0.101325645329647">
                <text:p>0.10132564532964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1.065">
                <text:p>191.065</text:p>
              </table:table-cell>
              <table:table-cell office:value-type="float" office:value="0.101325645329647">
                <text:p>0.10132564532964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1.313">
                <text:p>191.313</text:p>
              </table:table-cell>
              <table:table-cell office:value-type="float" office:value="0.102090367181195">
                <text:p>0.10209036718119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1.646">
                <text:p>191.646</text:p>
              </table:table-cell>
              <table:table-cell office:value-type="float" office:value="0.103237449958507">
                <text:p>0.1032374499585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1.948">
                <text:p>191.948</text:p>
              </table:table-cell>
              <table:table-cell office:value-type="float" office:value="0.103237449958507">
                <text:p>0.10323744995850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2.073">
                <text:p>192.073</text:p>
              </table:table-cell>
              <table:table-cell office:value-type="float" office:value="0.104002171810055">
                <text:p>0.1040021718100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2.152">
                <text:p>192.152</text:p>
              </table:table-cell>
              <table:table-cell office:value-type="float" office:value="0.104002171810055">
                <text:p>0.1040021718100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2.461">
                <text:p>192.461</text:p>
              </table:table-cell>
              <table:table-cell office:value-type="float" office:value="0.104002171810055">
                <text:p>0.1040021718100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2.661">
                <text:p>192.661</text:p>
              </table:table-cell>
              <table:table-cell office:value-type="float" office:value="0.104002171810055">
                <text:p>0.1040021718100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2.961">
                <text:p>192.961</text:p>
              </table:table-cell>
              <table:table-cell office:value-type="float" office:value="0.105149254587367">
                <text:p>0.1051492545873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93.311">
                <text:p>193.311</text:p>
              </table:table-cell>
              <table:table-cell office:value-type="float" office:value="0.105149254587367">
                <text:p>0.1051492545873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93.311">
                <text:p>193.311</text:p>
              </table:table-cell>
              <table:table-cell office:value-type="float" office:value="0.105149254587367">
                <text:p>0.1051492545873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4.015">
                <text:p>194.015</text:p>
              </table:table-cell>
              <table:table-cell office:value-type="float" office:value="0.105913976438915">
                <text:p>0.1059139764389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4.015">
                <text:p>194.015</text:p>
              </table:table-cell>
              <table:table-cell office:value-type="float" office:value="0.107061059216226">
                <text:p>0.10706105921622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4.6">
                <text:p>194.6</text:p>
              </table:table-cell>
              <table:table-cell office:value-type="float" office:value="0.107061059216226">
                <text:p>0.1070610592162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4.909">
                <text:p>194.909</text:p>
              </table:table-cell>
              <table:table-cell office:value-type="float" office:value="0.107825781067774">
                <text:p>0.10782578106777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5.235">
                <text:p>195.235</text:p>
              </table:table-cell>
              <table:table-cell office:value-type="float" office:value="0.107825781067774">
                <text:p>0.10782578106777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5.544">
                <text:p>195.544</text:p>
              </table:table-cell>
              <table:table-cell office:value-type="float" office:value="0.342977750417726">
                <text:p>0.3429777504177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5.87">
                <text:p>195.87</text:p>
              </table:table-cell>
              <table:table-cell office:value-type="float" office:value="0.342977750417726">
                <text:p>0.3429777504177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6.07">
                <text:p>196.07</text:p>
              </table:table-cell>
              <table:table-cell office:value-type="float" office:value="0.342977750417726">
                <text:p>0.34297775041772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6.07">
                <text:p>196.07</text:p>
              </table:table-cell>
              <table:table-cell office:value-type="float" office:value="0.342977750417726">
                <text:p>0.34297775041772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6.62">
                <text:p>196.62</text:p>
              </table:table-cell>
              <table:table-cell office:value-type="float" office:value="0.342977750417726">
                <text:p>0.3429777504177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6.99">
                <text:p>196.99</text:p>
              </table:table-cell>
              <table:table-cell office:value-type="float" office:value="0.342977750417726">
                <text:p>0.3429777504177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7.314">
                <text:p>197.314</text:p>
              </table:table-cell>
              <table:table-cell office:value-type="float" office:value="0.342977750417726">
                <text:p>0.3429777504177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7.615">
                <text:p>197.615</text:p>
              </table:table-cell>
              <table:table-cell office:value-type="float" office:value="0.342977750417726">
                <text:p>0.3429777504177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7.915">
                <text:p>197.915</text:p>
              </table:table-cell>
              <table:table-cell office:value-type="float" office:value="0.342977750417726">
                <text:p>0.3429777504177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98.215">
                <text:p>198.215</text:p>
              </table:table-cell>
              <table:table-cell office:value-type="float" office:value="0.342977750417726">
                <text:p>0.34297775041772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8.465">
                <text:p>198.465</text:p>
              </table:table-cell>
              <table:table-cell office:value-type="float" office:value="0.342977750417726">
                <text:p>0.3429777504177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98.765">
                <text:p>198.765</text:p>
              </table:table-cell>
              <table:table-cell office:value-type="float" office:value="0.342977750417726">
                <text:p>0.3429777504177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98.765">
                <text:p>198.765</text:p>
              </table:table-cell>
              <table:table-cell office:value-type="float" office:value="0.342977750417726">
                <text:p>0.34297775041772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9.423">
                <text:p>199.423</text:p>
              </table:table-cell>
              <table:table-cell office:value-type="float" office:value="0.00382360925771926">
                <text:p>0.0038236092577192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9.746">
                <text:p>199.746</text:p>
              </table:table-cell>
              <table:table-cell office:value-type="float" office:value="0.0650013573812926">
                <text:p>0.065001357381292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0.278">
                <text:p>200.278</text:p>
              </table:table-cell>
              <table:table-cell office:value-type="float" office:value="0.00191180462885963">
                <text:p>0.001911804628859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1.078">
                <text:p>201.078</text:p>
              </table:table-cell>
              <table:table-cell office:value-type="float" office:value="0.00191180462885963">
                <text:p>0.001911804628859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1.578">
                <text:p>201.578</text:p>
              </table:table-cell>
              <table:table-cell office:value-type="float" office:value="0.00191180462885963">
                <text:p>0.001911804628859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1.972">
                <text:p>201.972</text:p>
              </table:table-cell>
              <table:table-cell office:value-type="float" office:value="0.00191180462885963">
                <text:p>0.001911804628859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2.344">
                <text:p>202.344</text:p>
              </table:table-cell>
              <table:table-cell office:value-type="float" office:value="0.00191180462885963">
                <text:p>0.001911804628859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3.144">
                <text:p>203.144</text:p>
              </table:table-cell>
              <table:table-cell office:value-type="float" office:value="0.00114708277733316">
                <text:p>0.001147082777333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3.744">
                <text:p>203.744</text:p>
              </table:table-cell>
              <table:table-cell office:value-type="float" office:value="0.00114708277733316">
                <text:p>0.001147082777333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3.944">
                <text:p>203.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4.284">
                <text:p>204.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4.284">
                <text:p>204.2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